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Mono" svg:font-family="'Liberation Mono'"/>
    <style:font-face style:name="Liberation Sans" svg:font-family="'Liberation Sans'" style:font-family-generic="swiss" style:font-pitch="variable"/>
    <style:font-face style:name="Liberation Sans1" svg:font-family="'Liberation Sans1'"/>
    <style:font-face style:name="Microsoft YaHei" svg:font-family="'Microsoft YaHei'" style:font-family-generic="system" style:font-pitch="variable"/>
  </office:font-face-decls>
  <office:automatic-styles>
    <style:style style:name="co1" style:family="table-column">
      <style:table-column-properties fo:break-before="auto" style:column-width="3.942cm"/>
    </style:style>
    <style:style style:name="co2" style:family="table-column">
      <style:table-column-properties fo:break-before="auto" style:column-width="9.393cm"/>
    </style:style>
    <style:style style:name="co3" style:family="table-column">
      <style:table-column-properties fo:break-before="auto" style:column-width="1.455cm"/>
    </style:style>
    <style:style style:name="co4" style:family="table-column">
      <style:table-column-properties fo:break-before="auto" style:column-width="2.249cm"/>
    </style:style>
    <style:style style:name="ro1" style:family="table-row">
      <style:table-row-properties style:row-height="0.953cm" fo:break-before="auto" style:use-optimal-row-height="false"/>
    </style:style>
    <style:style style:name="ro2" style:family="table-row">
      <style:table-row-properties style:row-height="0.452cm" fo:break-before="auto" style:use-optimal-row-height="false"/>
    </style:style>
    <style:style style:name="ro3" style:family="table-row">
      <style:table-row-properties style:row-height="0.452cm" fo:break-before="auto" style:use-optimal-row-height="true"/>
    </style:style>
    <style:style style:name="ta1" style:family="table" style:master-page-name="mp1">
      <style:table-properties table:display="true" style:writing-mode="lr-tb"/>
    </style:style>
    <number:text-style style:name="N100">
      <number:text-content/>
    </number:text-style>
    <style:style style:name="ce2" style:family="table-cell" style:parent-style-name="Default" style:data-style-name="N0">
      <style:table-cell-properties style:text-align-source="fix" style:repeat-content="false" style:vertical-align="automatic"/>
      <style:paragraph-properties fo:text-align="justify"/>
      <style:text-properties fo:font-weight="bold" style:font-weight-asian="bold" style:font-weight-complex="bold"/>
    </style:style>
    <style:style style:name="ce11" style:family="table-cell" style:parent-style-name="Default" style:data-style-name="N0"/>
    <style:style style:name="ce6" style:family="table-cell" style:parent-style-name="Default" style:data-style-name="N0">
      <style:table-cell-properties fo:wrap-option="wrap" style:vertical-align="automatic"/>
    </style:style>
    <style:style style:name="ce8" style:family="table-cell" style:parent-style-name="Default" style:data-style-name="N0">
      <style:text-properties fo:font-weight="bold" style:font-weight-asian="bold" style:font-weight-complex="bold"/>
    </style:style>
    <style:style style:name="ce5" style:family="table-cell" style:parent-style-name="Default" style:data-style-name="N0">
      <style:table-cell-properties fo:wrap-option="wrap" style:vertical-align="automatic"/>
      <style:text-properties style:font-name="Liberation Mono" style:font-name-asian="Liberation Mono" style:font-name-complex="Liberation Mono"/>
    </style:style>
    <style:style style:name="ce15" style:family="table-cell" style:parent-style-name="Default">
      <style:table-cell-properties fo:wrap-option="wrap"/>
      <style:text-properties style:text-outline="false" style:text-line-through-style="none" style:text-line-through-type="none" fo:language="de" fo:country="CH"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data-style-name="N100"/>
    <style:style style:name="ce7" style:family="table-cell" style:parent-style-name="Default" style:data-style-name="N100">
      <style:table-cell-properties fo:wrap-option="wrap" style:vertical-align="automatic"/>
    </style:style>
    <style:style style:name="ce17" style:family="table-cell" style:parent-style-name="Default" style:data-style-name="N0">
      <style:table-cell-properties style:text-align-source="fix" style:repeat-content="false" style:vertical-align="automatic"/>
      <style:paragraph-properties fo:text-align="end" fo:margin-left="0cm"/>
      <style:text-properties fo:font-weight="bold" style:font-weight-asian="bold" style:font-weight-complex="bold"/>
    </style:style>
    <style:style style:name="ce19" style:family="table-cell" style:parent-style-name="Default" style:data-style-name="N0">
      <style:table-cell-properties style:text-align-source="fix" style:repeat-content="false"/>
      <style:paragraph-properties fo:text-align="end" fo:margin-left="0cm"/>
    </style:style>
    <style:style style:name="ce20" style:family="table-cell" style:parent-style-name="Default">
      <style:table-cell-properties style:text-align-source="fix" style:repeat-content="false"/>
      <style:paragraph-properties fo:text-align="end" fo:margin-left="0cm"/>
    </style:style>
    <style:style style:name="ce3" style:family="table-cell" style:parent-style-name="Default" style:data-style-name="N100">
      <style:table-cell-properties style:text-align-source="fix" style:repeat-content="false" style:vertical-align="automatic"/>
      <style:paragraph-properties fo:text-align="justify"/>
      <style:text-properties fo:font-weight="bold" style:font-weight-asian="bold" style:font-weight-complex="bold"/>
    </style:style>
    <style:style style:name="T1" style:family="text">
      <style:text-properties fo:color="#000000" style:font-name="Liberation Sans1" fo:font-size="10pt" fo:font-weight="normal" style:text-underline-style="none" style:text-underline-color="font-color" style:text-line-through-type="none" fo:font-style="normal" style:text-outline="false" fo:text-shadow="none" style:text-line-through-mode="continuous" fo:language="de" fo:country="CH" style:language-asian="zh" style:country-asian="CN" style:language-complex="hi" style:country-complex="IN" style:font-name-asian="Liberation Sans1" style:font-name-complex="Liberation Sans1"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ocations" table:style-name="ta1">
        <table:table-column table:style-name="co1" table:number-columns-repeated="2" table:default-cell-style-name="ce11"/>
        <table:table-column table:style-name="co2" table:default-cell-style-name="ce11"/>
        <table:table-column table:style-name="co1" table:number-columns-repeated="10" table:default-cell-style-name="ce11"/>
        <table:table-column table:style-name="co1" table:default-cell-style-name="ce19"/>
        <table:table-column table:style-name="co1" table:default-cell-style-name="ce18"/>
        <table:table-column table:style-name="co1" table:number-columns-repeated="1008" table:default-cell-style-name="ce11"/>
        <table:table-column table:style-name="co3" table:number-columns-repeated="15360" table:default-cell-style-name="ce11"/>
        <table:table-column table:style-name="co3" table:default-cell-style-name="Default"/>
        <table:table-row table:style-name="ro1">
          <table:table-cell table:style-name="ce2" office:value-type="string" calcext:value-type="string">
            <text:p>MigrationId</text:p>
          </table:table-cell>
          <table:table-cell table:style-name="ce2" office:value-type="string" calcext:value-type="string">
            <text:p>Title</text:p>
          </table:table-cell>
          <table:table-cell table:style-name="ce2" office:value-type="string" calcext:value-type="string">
            <text:p>Description</text:p>
          </table:table-cell>
          <table:table-cell table:style-name="ce2" office:value-type="string" calcext:value-type="string">
            <text:p>Category</text:p>
          </table:table-cell>
          <table:table-cell table:style-name="ce2" office:value-type="string" calcext:value-type="string">
            <text:p>Country</text:p>
          </table:table-cell>
          <table:table-cell table:style-name="ce2" office:value-type="string" calcext:value-type="string">
            <text:p>Attributes</text:p>
          </table:table-cell>
          <table:table-cell table:style-name="ce2" office:value-type="string" calcext:value-type="string">
            <text:p>Identifier</text:p>
          </table:table-cell>
          <table:table-cell table:style-name="ce2" office:value-type="string" calcext:value-type="string">
            <text:p>Latitude</text:p>
          </table:table-cell>
          <table:table-cell table:style-name="ce2" office:value-type="string" calcext:value-type="string">
            <text:p>Longitude</text:p>
          </table:table-cell>
          <table:table-cell table:style-name="ce2" office:value-type="string" calcext:value-type="string">
            <text:p>Altitude</text:p>
          </table:table-cell>
          <table:table-cell table:style-name="ce2" office:value-type="string" calcext:value-type="string">
            <text:p>Pitch</text:p>
          </table:table-cell>
          <table:table-cell table:style-name="ce2" office:value-type="string" calcext:value-type="string">
            <text:p>Bank</text:p>
          </table:table-cell>
          <table:table-cell table:style-name="ce2" office:value-type="string" calcext:value-type="string">
            <text:p>TrueHeading</text:p>
          </table:table-cell>
          <table:table-cell table:style-name="ce17" office:value-type="string" calcext:value-type="string">
            <text:p>IndicatedAirspeed</text:p>
          </table:table-cell>
          <table:table-cell table:style-name="ce3" office:value-type="string" calcext:value-type="string">
            <text:p>OnGround</text:p>
          </table:table-cell>
          <table:table-cell table:style-name="ce2" office:value-type="string" calcext:value-type="string">
            <text:p>EngineEvent</text:p>
          </table:table-cell>
          <table:table-cell table:number-columns-repeated="16368"/>
        </table:table-row>
        <table:table-row table:style-name="ro1">
          <table:table-cell office:value-type="string" calcext:value-type="string">
            <text:p>297c6f4a-ced3-eff9-a649-ae2afc81d879</text:p>
          </table:table-cell>
          <table:table-cell office:value-type="string" calcext:value-type="string">
            <text:p>Zurich</text:p>
          </table:table-cell>
          <table:table-cell table:style-name="ce18" office:value-type="string" calcext:value-type="string">
            <text:p>With around 434,335 inhabitants Zürich is the largest city of Switzerland. Nearby is Zürich Kloten (LSZH), the largest commercial airport of Switzerland.\n\nZürich is among the world's largest financial centres despite having a relatively small population.\n\nIn November 2008 the people of Zürich voted in a public referendum to write into law the quantifiable and fixed deadline of one tonne of CO2 per person per annum by 2050.</text:p>
          </table:table-cell>
          <table:table-cell office:value-type="string" calcext:value-type="string">
            <text:p>CI</text:p>
          </table:table-cell>
          <table:table-cell office:value-type="string" calcext:value-type="string">
            <text:p>CH</text:p>
          </table:table-cell>
          <table:table-cell office:value-type="float" office:value="0" calcext:value-type="float">
            <text:p>0</text:p>
          </table:table-cell>
          <table:table-cell/>
          <table:table-cell office:value-type="float" office:value="47.340671" calcext:value-type="float">
            <text:p>47.340671</text:p>
          </table:table-cell>
          <table:table-cell office:value-type="float" office:value="8.551225" calcext:value-type="float">
            <text:p>8.551225</text:p>
          </table:table-cell>
          <table:table-cell office:value-type="float" office:value="2800" calcext:value-type="float">
            <text:p>2800</text:p>
          </table:table-cell>
          <table:table-cell table:number-columns-repeated="2" office:value-type="float" office:value="0" calcext:value-type="float">
            <text:p>0</text:p>
          </table:table-cell>
          <table:table-cell office:value-type="float" office:value="350" calcext:value-type="float">
            <text:p>350</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192d3042-f065-828d-0c8b-2331ef032a3a</text:p>
          </table:table-cell>
          <table:table-cell office:value-type="string" calcext:value-type="string">
            <text:p>Geneva Approach</text:p>
          </table:table-cell>
          <table:table-cell table:style-name="ce18" office:value-type="string" calcext:value-type="string">
            <text:p>Geneva Airport, still unofficially known as Cointrin Airport, is next to Geneva, the second most populous city of Switzerland. The airport has a single concrete runway (04/22), which is the longest in Switzerland with a length of 3,900 m (12,795 ft) and one of the longest in Europe, making it open to use by aircraft of all existing sizes.\n\nMake an approach, coming from the west, onto runway 04.</text:p>
          </table:table-cell>
          <table:table-cell table:style-name="ce5" office:value-type="string" calcext:value-type="string">
            <text:p>AP</text:p>
          </table:table-cell>
          <table:table-cell table:style-name="ce5" office:value-type="string" calcext:value-type="string">
            <text:p>CH</text:p>
          </table:table-cell>
          <table:table-cell office:value-type="float" office:value="0" calcext:value-type="float">
            <text:p>0</text:p>
          </table:table-cell>
          <table:table-cell table:style-name="ce5" office:value-type="string" calcext:value-type="string">
            <text:p>LSGG</text:p>
          </table:table-cell>
          <table:table-cell office:value-type="float" office:value="46.164944" calcext:value-type="float">
            <text:p>46.164944</text:p>
          </table:table-cell>
          <table:table-cell office:value-type="float" office:value="6.001683" calcext:value-type="float">
            <text:p>6.001683</text:p>
          </table:table-cell>
          <table:table-cell office:value-type="float" office:value="3000" calcext:value-type="float">
            <text:p>3000</text:p>
          </table:table-cell>
          <table:table-cell table:number-columns-repeated="2" office:value-type="float" office:value="0" calcext:value-type="float">
            <text:p>0</text:p>
          </table:table-cell>
          <table:table-cell office:value-type="float" office:value="45.45" calcext:value-type="float">
            <text:p>45.45</text:p>
          </table:table-cell>
          <table:table-cell office:value-type="float" office:value="160" calcext:value-type="float">
            <text:p>16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table:style-name="ce6" office:value-type="string" calcext:value-type="string">
            <text:p>2c9ff320-b1e8-de3a-a3b5-9fb58748ce95</text:p>
          </table:table-cell>
          <table:table-cell table:style-name="ce6" office:value-type="string" calcext:value-type="string">
            <text:p>Montreux</text:p>
          </table:table-cell>
          <table:table-cell table:style-name="ce18" office:value-type="string" calcext:value-type="string">
            <text:p>Montreux is a Swiss municipality and town on the shoreline of Lake Geneva at the foot of the Alps.\n\nIt is also well-known for its yearly Montreux Jazz Festival. The famous song Smoke on the Water by Deep Purple (1972) had its origins here, as it chronicles the 1971 fire at Montreux Casino.</text:p>
          </table:table-cell>
          <table:table-cell table:style-name="ce5" office:value-type="string" calcext:value-type="string">
            <text:p>TO</text:p>
          </table:table-cell>
          <table:table-cell table:style-name="ce5" office:value-type="string" calcext:value-type="string">
            <text:p>CH</text:p>
          </table:table-cell>
          <table:table-cell office:value-type="float" office:value="0" calcext:value-type="float">
            <text:p>0</text:p>
          </table:table-cell>
          <table:table-cell table:style-name="ce5"/>
          <table:table-cell office:value-type="float" office:value="46.415075" calcext:value-type="float">
            <text:p>46.415075</text:p>
          </table:table-cell>
          <table:table-cell office:value-type="float" office:value="6.92155" calcext:value-type="float">
            <text:p>6.92155</text:p>
          </table:table-cell>
          <table:table-cell office:value-type="float" office:value="2500" calcext:value-type="float">
            <text:p>2500</text:p>
          </table:table-cell>
          <table:table-cell table:number-columns-repeated="2" office:value-type="float" office:value="0" calcext:value-type="float">
            <text:p>0</text:p>
          </table:table-cell>
          <table:table-cell office:value-type="float" office:value="330" calcext:value-type="float">
            <text:p>330</text:p>
          </table:table-cell>
          <table:table-cell office:value-type="float" office:value="120" calcext:value-type="float">
            <text:p>12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table:style-name="ce6" office:value-type="string" calcext:value-type="string">
            <text:p>018aea70-5172-4bbc-1465-b9779cb2123b</text:p>
          </table:table-cell>
          <table:table-cell table:style-name="ce6" office:value-type="string" calcext:value-type="string">
            <text:p>Valais</text:p>
          </table:table-cell>
          <table:table-cell table:style-name="ce18" office:value-type="string" calcext:value-type="string">
            <text:p>The Rhône Valley is a central Alpine valley, i.e. it lies well within the Alps and is shut off from both northern and southern plains. Valais is separated from the Swiss Plateau to the north by the Bernese Alps and from the Po plains to the south by the Valais Alps, respectively north and south of the Rhône.\n\nThe Valais (French) or Wallis (German) is the third largest canton of Switzerland by area.</text:p>
          </table:table-cell>
          <table:table-cell table:style-name="ce5" office:value-type="string" calcext:value-type="string">
            <text:p>VA</text:p>
          </table:table-cell>
          <table:table-cell table:style-name="ce5" office:value-type="string" calcext:value-type="string">
            <text:p>CH</text:p>
          </table:table-cell>
          <table:table-cell office:value-type="float" office:value="0" calcext:value-type="float">
            <text:p>0</text:p>
          </table:table-cell>
          <table:table-cell table:style-name="ce5"/>
          <table:table-cell office:value-type="float" office:value="46.132653" calcext:value-type="float">
            <text:p>46.132653</text:p>
          </table:table-cell>
          <table:table-cell office:value-type="float" office:value="7.125454" calcext:value-type="float">
            <text:p>7.125454</text:p>
          </table:table-cell>
          <table:table-cell office:value-type="float" office:value="5000" calcext:value-type="float">
            <text:p>5000</text:p>
          </table:table-cell>
          <table:table-cell table:number-columns-repeated="2" office:value-type="float" office:value="0" calcext:value-type="float">
            <text:p>0</text:p>
          </table:table-cell>
          <table:table-cell office:value-type="float" office:value="55" calcext:value-type="float">
            <text:p>55</text:p>
          </table:table-cell>
          <table:table-cell office:value-type="float" office:value="120" calcext:value-type="float">
            <text:p>12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table:style-name="ce6" office:value-type="string" calcext:value-type="string">
            <text:p>440db947-8774-bf6a-d0ef-3229e21c79a5</text:p>
          </table:table-cell>
          <table:table-cell table:style-name="ce6" office:value-type="string" calcext:value-type="string">
            <text:p>Matterhorn</text:p>
          </table:table-cell>
          <table:table-cell table:style-name="ce7" office:value-type="string" calcext:value-type="string">
            <text:p>The Matterhorn is a mountain of the Alps, straddling the main watershed and border between Switzerland and Italy. It is a large, near-symmetric pyramidal peak in the extended Monte Rosa area of the Pennine Alps, whose summit is 4,478 metres (14,692 ft) high, making it one of the highest summits in the Alps and Europe.</text:p>
          </table:table-cell>
          <table:table-cell table:style-name="ce5" office:value-type="string" calcext:value-type="string">
            <text:p>MO</text:p>
          </table:table-cell>
          <table:table-cell table:style-name="ce5" office:value-type="string" calcext:value-type="string">
            <text:p>CH</text:p>
          </table:table-cell>
          <table:table-cell office:value-type="float" office:value="0" calcext:value-type="float">
            <text:p>0</text:p>
          </table:table-cell>
          <table:table-cell table:style-name="ce5"/>
          <table:table-cell office:value-type="float" office:value="46.003213" calcext:value-type="float">
            <text:p>46.003213</text:p>
          </table:table-cell>
          <table:table-cell office:value-type="float" office:value="7.718563" calcext:value-type="float">
            <text:p>7.718563</text:p>
          </table:table-cell>
          <table:table-cell office:value-type="float" office:value="12150" calcext:value-type="float">
            <text:p>12150</text:p>
          </table:table-cell>
          <table:table-cell table:number-columns-repeated="2" office:value-type="float" office:value="0" calcext:value-type="float">
            <text:p>0</text:p>
          </table:table-cell>
          <table:table-cell office:value-type="float" office:value="230" calcext:value-type="float">
            <text:p>230</text:p>
          </table:table-cell>
          <table:table-cell office:value-type="float" office:value="150" calcext:value-type="float">
            <text:p>15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table:style-name="ce6" office:value-type="string" calcext:value-type="string">
            <text:p>fa2449ea-9236-d61d-0d17-727c80fa567d</text:p>
          </table:table-cell>
          <table:table-cell table:style-name="ce5" office:value-type="string" calcext:value-type="string">
            <text:p>Samedan Approach</text:p>
          </table:table-cell>
          <table:table-cell table:style-name="ce7" office:value-type="string" calcext:value-type="string">
            <text:p>Samedan Airport (LSZS), also known as Engadin Airport, is a regional airport in Samedan in the Engadin valley of Switzerland, 5 km from St. Moritz. At an elevation of 1,707 metres (5,600 ft), it is the second highest airliner airport in Europe (with Courchevel being the highest).\n\nIt is also considered one of the most challenging airports in the world because of its difficult topography and winds, and because of the thinness of the air at its altitude.</text:p>
          </table:table-cell>
          <table:table-cell table:style-name="ce5" office:value-type="string" calcext:value-type="string">
            <text:p>AP</text:p>
          </table:table-cell>
          <table:table-cell table:style-name="ce5" office:value-type="string" calcext:value-type="string">
            <text:p>CH</text:p>
          </table:table-cell>
          <table:table-cell office:value-type="float" office:value="0" calcext:value-type="float">
            <text:p>0</text:p>
          </table:table-cell>
          <table:table-cell table:style-name="ce5" office:value-type="string" calcext:value-type="string">
            <text:p>LSZS</text:p>
          </table:table-cell>
          <table:table-cell office:value-type="float" office:value="46.474464" calcext:value-type="float">
            <text:p>46.474464</text:p>
          </table:table-cell>
          <table:table-cell office:value-type="float" office:value="9.833996" calcext:value-type="float">
            <text:p>9.833996</text:p>
          </table:table-cell>
          <table:table-cell office:value-type="float" office:value="7000" calcext:value-type="float">
            <text:p>7000</text:p>
          </table:table-cell>
          <table:table-cell table:number-columns-repeated="2" office:value-type="float" office:value="0" calcext:value-type="float">
            <text:p>0</text:p>
          </table:table-cell>
          <table:table-cell office:value-type="float" office:value="30" calcext:value-type="float">
            <text:p>30</text:p>
          </table:table-cell>
          <table:table-cell office:value-type="float" office:value="150" calcext:value-type="float">
            <text:p>15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0ccbc1ed-f839-273e-9045-e251f781c5ba</text:p>
          </table:table-cell>
          <table:table-cell office:value-type="string" calcext:value-type="string">
            <text:p>Verzasca Dam</text:p>
          </table:table-cell>
          <table:table-cell table:style-name="ce18" office:value-type="string" calcext:value-type="string">
            <text:p>The Contra Dam, commonly known as the Verzasca Dam and the Locarno Dam, is an arch dam on the Verzasca River in the Val Verzasca of Ticino, Switzerland.\n\nIt also served as the filming location for the opening scene of the James Bond movie Goldeneye (1995). Fly with a PC-6 Porter, for maximum authenticity.</text:p>
          </table:table-cell>
          <table:table-cell office:value-type="string" calcext:value-type="string">
            <text:p>DA</text:p>
          </table:table-cell>
          <table:table-cell office:value-type="string" calcext:value-type="string">
            <text:p>CH</text:p>
          </table:table-cell>
          <table:table-cell office:value-type="float" office:value="0" calcext:value-type="float">
            <text:p>0</text:p>
          </table:table-cell>
          <table:table-cell/>
          <table:table-cell office:value-type="float" office:value="46.182839" calcext:value-type="float">
            <text:p>46.182839</text:p>
          </table:table-cell>
          <table:table-cell office:value-type="float" office:value="8.844621" calcext:value-type="float">
            <text:p>8.844621</text:p>
          </table:table-cell>
          <table:table-cell office:value-type="float" office:value="1750" calcext:value-type="float">
            <text:p>175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7f349417-cb1c-ec25-26a1-937d555fcfcc</text:p>
          </table:table-cell>
          <table:table-cell office:value-type="string" calcext:value-type="string">
            <text:p>The Great Aletsch Glacier</text:p>
          </table:table-cell>
          <table:table-cell table:style-name="ce18" office:value-type="string" calcext:value-type="string">
            <text:p>The Aletsch Glacier is the largest glacier in the Alps. It has a length of about 23 km, located in the eastern Bernese Alps in the Swiss canton of Valais. The Aletsch Glacier is composed of four smaller glaciers converging at Konkordiaplatz.\n\nThe whole area, including other glaciers is part of the Jungfrau-Aletsch Protected Area, which was declared a UNESCO World Heritage Site in 2001.</text:p>
          </table:table-cell>
          <table:table-cell office:value-type="string" calcext:value-type="string">
            <text:p>GL</text:p>
          </table:table-cell>
          <table:table-cell office:value-type="string" calcext:value-type="string">
            <text:p>CH</text:p>
          </table:table-cell>
          <table:table-cell office:value-type="float" office:value="0" calcext:value-type="float">
            <text:p>0</text:p>
          </table:table-cell>
          <table:table-cell/>
          <table:table-cell office:value-type="float" office:value="46.462431" calcext:value-type="float">
            <text:p>46.462431</text:p>
          </table:table-cell>
          <table:table-cell office:value-type="float" office:value="8.095271" calcext:value-type="float">
            <text:p>8.095271</text:p>
          </table:table-cell>
          <table:table-cell office:value-type="float" office:value="14500" calcext:value-type="float">
            <text:p>14500</text:p>
          </table:table-cell>
          <table:table-cell table:number-columns-repeated="2" office:value-type="float" office:value="0" calcext:value-type="float">
            <text:p>0</text:p>
          </table:table-cell>
          <table:table-cell office:value-type="float" office:value="312" calcext:value-type="float">
            <text:p>312</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0809dc18-15c8-9bcf-8c49-c06d37eaadd8</text:p>
          </table:table-cell>
          <table:table-cell table:style-name="ce6" office:value-type="string" calcext:value-type="string">
            <text:p>Lauterbrunnen Valley</text:p>
          </table:table-cell>
          <table:table-cell table:style-name="ce18" office:value-type="string" calcext:value-type="string">
            <text:p>The Lauterbrunnen Valley is located at the foot of the Bernese Alps. It is notably overlooked by the Eiger, Mönch and Jungfrau and many other high peaks.\n\nJ. R. R. Tolkien hiked from Interlaken to the Lauterbrunnen Valley while on a trip to the Continent in 1911. The landscape of the valley later provided the concept and pictorial model for his sketches and watercolours of the fictitious valley of Rivendell, the dwelling place of Elrond Half-elven and his people.</text:p>
          </table:table-cell>
          <table:table-cell office:value-type="string" calcext:value-type="string">
            <text:p>VA</text:p>
          </table:table-cell>
          <table:table-cell office:value-type="string" calcext:value-type="string">
            <text:p>CH</text:p>
          </table:table-cell>
          <table:table-cell office:value-type="float" office:value="0" calcext:value-type="float">
            <text:p>0</text:p>
          </table:table-cell>
          <table:table-cell/>
          <table:table-cell office:value-type="float" office:value="46.539264" calcext:value-type="float">
            <text:p>46.539264</text:p>
          </table:table-cell>
          <table:table-cell office:value-type="float" office:value="7.894373" calcext:value-type="float">
            <text:p>7.894373</text:p>
          </table:table-cell>
          <table:table-cell office:value-type="float" office:value="6000" calcext:value-type="float">
            <text:p>6000</text:p>
          </table:table-cell>
          <table:table-cell table:number-columns-repeated="2" office:value-type="float" office:value="0" calcext:value-type="float">
            <text:p>0</text:p>
          </table:table-cell>
          <table:table-cell office:value-type="float" office:value="15" calcext:value-type="float">
            <text:p>15</text:p>
          </table:table-cell>
          <table:table-cell office:value-type="float" office:value="145" calcext:value-type="float">
            <text:p>145</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971f6e39-c93b-91d8-b016-6af582a1c5f9</text:p>
          </table:table-cell>
          <table:table-cell office:value-type="string" calcext:value-type="string">
            <text:p>Thun</text:p>
          </table:table-cell>
          <table:table-cell table:style-name="ce18" office:value-type="string" calcext:value-type="string">
            <text:p>Thun is a town and a municipality in the administrative district of Thun in the canton of Bern in Switzerland. It is located where the Aare flows out of Lake Thun (Thunersee), 30 kilometres (19 miles) southeast of Bern.</text:p>
          </table:table-cell>
          <table:table-cell office:value-type="string" calcext:value-type="string">
            <text:p>CI</text:p>
          </table:table-cell>
          <table:table-cell office:value-type="string" calcext:value-type="string">
            <text:p>CH</text:p>
          </table:table-cell>
          <table:table-cell office:value-type="float" office:value="0" calcext:value-type="float">
            <text:p>0</text:p>
          </table:table-cell>
          <table:table-cell/>
          <table:table-cell office:value-type="float" office:value="46.771982" calcext:value-type="float">
            <text:p>46.771982</text:p>
          </table:table-cell>
          <table:table-cell office:value-type="float" office:value="7.600621" calcext:value-type="float">
            <text:p>7.600621</text:p>
          </table:table-cell>
          <table:table-cell office:value-type="float" office:value="3500" calcext:value-type="float">
            <text:p>3500</text:p>
          </table:table-cell>
          <table:table-cell table:number-columns-repeated="2" office:value-type="float" office:value="0" calcext:value-type="float">
            <text:p>0</text:p>
          </table:table-cell>
          <table:table-cell office:value-type="float" office:value="135" calcext:value-type="float">
            <text:p>135</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d5dbb099-f06e-1c13-239e-1b70f7ada53f</text:p>
          </table:table-cell>
          <table:table-cell office:value-type="string" calcext:value-type="string">
            <text:p>Bern</text:p>
          </table:table-cell>
          <table:table-cell table:style-name="ce18" office:value-type="string" calcext:value-type="string">
            <text:p>Bern is the de facto capital of Switzerland, referred to as the federal city. With a population of about 144,000 (as of 2020), Bern is the fourth-most populous city in Switzerland.</text:p>
          </table:table-cell>
          <table:table-cell office:value-type="string" calcext:value-type="string">
            <text:p>CI</text:p>
          </table:table-cell>
          <table:table-cell office:value-type="string" calcext:value-type="string">
            <text:p>CH</text:p>
          </table:table-cell>
          <table:table-cell office:value-type="float" office:value="0" calcext:value-type="float">
            <text:p>0</text:p>
          </table:table-cell>
          <table:table-cell/>
          <table:table-cell office:value-type="float" office:value="46.935464" calcext:value-type="float">
            <text:p>46.935464</text:p>
          </table:table-cell>
          <table:table-cell office:value-type="float" office:value="7.468938" calcext:value-type="float">
            <text:p>7.468938</text:p>
          </table:table-cell>
          <table:table-cell office:value-type="float" office:value="4000" calcext:value-type="float">
            <text:p>4000</text:p>
          </table:table-cell>
          <table:table-cell table:number-columns-repeated="2" office:value-type="float" office:value="0" calcext:value-type="float">
            <text:p>0</text:p>
          </table:table-cell>
          <table:table-cell office:value-type="float" office:value="300" calcext:value-type="float">
            <text:p>300</text:p>
          </table:table-cell>
          <table:table-cell office:value-type="float" office:value="120" calcext:value-type="float">
            <text:p>12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89598ecb-5af9-c02d-0a3d-583a6d53cb0e</text:p>
          </table:table-cell>
          <table:table-cell office:value-type="string" calcext:value-type="string">
            <text:p>Buochs</text:p>
          </table:table-cell>
          <table:table-cell table:style-name="ce18" office:value-type="string" calcext:value-type="string">
            <text:p>The Buochs Airport (LSZC) is a regional airport in the town of Buochs in the Canton of Nidwalden in Switzerland. It has a concrete runway with a length of 2000 meters and a width of 40 meters, several taxiways and hangars.\n\nThe nearby Pilatus Aircraft site was used as filming location for the James Bond movie Goldfinger (1964).</text:p>
          </table:table-cell>
          <table:table-cell office:value-type="string" calcext:value-type="string">
            <text:p>AP</text:p>
          </table:table-cell>
          <table:table-cell office:value-type="string" calcext:value-type="string">
            <text:p>CH</text:p>
          </table:table-cell>
          <table:table-cell office:value-type="float" office:value="0" calcext:value-type="float">
            <text:p>0</text:p>
          </table:table-cell>
          <table:table-cell office:value-type="string" calcext:value-type="string">
            <text:p>LSZC</text:p>
          </table:table-cell>
          <table:table-cell office:value-type="float" office:value="46.974825" calcext:value-type="float">
            <text:p>46.974825</text:p>
          </table:table-cell>
          <table:table-cell office:value-type="float" office:value="8.384389" calcext:value-type="float">
            <text:p>8.384389</text:p>
          </table:table-cell>
          <table:table-cell office:value-type="float" office:value="1470" calcext:value-type="float">
            <text:p>1470</text:p>
          </table:table-cell>
          <table:table-cell table:number-columns-repeated="2" office:value-type="float" office:value="0" calcext:value-type="float">
            <text:p>0</text:p>
          </table:table-cell>
          <table:table-cell office:value-type="float" office:value="152.93" calcext:value-type="float">
            <text:p>152.93</text:p>
          </table:table-cell>
          <table:table-cell office:value-type="float" office:value="0" calcext:value-type="float">
            <text:p>0</text:p>
          </table:table-cell>
          <table:table-cell office:value-type="string" calcext:value-type="string">
            <text:p>true</text:p>
          </table:table-cell>
          <table:table-cell office:value-type="string" calcext:value-type="string">
            <text:p>STOP</text:p>
          </table:table-cell>
          <table:table-cell table:number-columns-repeated="16368"/>
        </table:table-row>
        <table:table-row table:style-name="ro1">
          <table:table-cell office:value-type="string" calcext:value-type="string">
            <text:p>6a4e2039-736c-0e48-3439-0e8d3e8c1e2b</text:p>
          </table:table-cell>
          <table:table-cell office:value-type="string" calcext:value-type="string">
            <text:p>Dead Vlei</text:p>
          </table:table-cell>
          <table:table-cell table:style-name="ce18" office:value-type="string" calcext:value-type="string">
            <text:p>Dead Vlei is a white clay pan located near the more famous salt pan of Sossusvlei, inside the Namib-Naukluft Park in Namibia. Dead Vlei has been claimed to be surrounded by the highest sand dunes in the world, the highest reaching 300–400 meters, named Big Daddy or Crazy Dune.\n\nFilms partly shot there include The Cell (2000), The Fall (2006), and Ghajini (2008).</text:p>
          </table:table-cell>
          <table:table-cell office:value-type="string" calcext:value-type="string">
            <text:p>DE</text:p>
          </table:table-cell>
          <table:table-cell office:value-type="string" calcext:value-type="string">
            <text:p>NA</text:p>
          </table:table-cell>
          <table:table-cell office:value-type="float" office:value="0" calcext:value-type="float">
            <text:p>0</text:p>
          </table:table-cell>
          <table:table-cell/>
          <table:table-cell office:value-type="float" office:value="-24.747683" calcext:value-type="float">
            <text:p>-24.747683</text:p>
          </table:table-cell>
          <table:table-cell office:value-type="float" office:value="15.287745" calcext:value-type="float">
            <text:p>15.287745</text:p>
          </table:table-cell>
          <table:table-cell office:value-type="float" office:value="2500" calcext:value-type="float">
            <text:p>2500</text:p>
          </table:table-cell>
          <table:table-cell table:number-columns-repeated="2" office:value-type="float" office:value="0" calcext:value-type="float">
            <text:p>0</text:p>
          </table:table-cell>
          <table:table-cell office:value-type="float" office:value="173" calcext:value-type="float">
            <text:p>173</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f6488a2d-a5ac-2d91-b191-55ac6f56d43a</text:p>
          </table:table-cell>
          <table:table-cell office:value-type="string" calcext:value-type="string">
            <text:p>Mount Ngauruhoe</text:p>
          </table:table-cell>
          <table:table-cell table:style-name="ce18" office:value-type="string" calcext:value-type="string">
            <text:p>Mount Ngāuruhoe is a fairly active volcanic cone in New Zealand that has first erupted about 2,500 years ago.\n\nMount Ngāuruhoe was used as a stand-in for the fictional Mount Doom in Peter Jackson's The Lord of the Rings film trilogy, achieving worldwide exposure.</text:p>
          </table:table-cell>
          <table:table-cell office:value-type="string" calcext:value-type="string">
            <text:p>MO</text:p>
          </table:table-cell>
          <table:table-cell office:value-type="string" calcext:value-type="string">
            <text:p>NZ</text:p>
          </table:table-cell>
          <table:table-cell office:value-type="float" office:value="0" calcext:value-type="float">
            <text:p>0</text:p>
          </table:table-cell>
          <table:table-cell/>
          <table:table-cell office:value-type="float" office:value="-39.131588" calcext:value-type="float">
            <text:p>-39.131588</text:p>
          </table:table-cell>
          <table:table-cell office:value-type="float" office:value="175.611502" calcext:value-type="float">
            <text:p>175.611502</text:p>
          </table:table-cell>
          <table:table-cell office:value-type="float" office:value="8000" calcext:value-type="float">
            <text:p>8000</text:p>
          </table:table-cell>
          <table:table-cell table:number-columns-repeated="2" office:value-type="float" office:value="0" calcext:value-type="float">
            <text:p>0</text:p>
          </table:table-cell>
          <table:table-cell office:value-type="float" office:value="125" calcext:value-type="float">
            <text:p>125</text:p>
          </table:table-cell>
          <table:table-cell office:value-type="float" office:value="110" calcext:value-type="float">
            <text:p>11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table:style-name="ce6" office:value-type="string" calcext:value-type="string">
            <text:p>29d59987-407d-bd94-2e93-6b1dd484d994</text:p>
          </table:table-cell>
          <table:table-cell office:value-type="string" calcext:value-type="string">
            <text:p>Santons Dumont Approach</text:p>
          </table:table-cell>
          <table:table-cell table:style-name="ce18" office:value-type="string" calcext:value-type="string">
            <text:p>Santos Dumont Airport (SBRJ) is the second major airport serving Rio de Janeiro. It is named after the Brazilian aviation pioneer Alberto Santos Dumont (1873–1932).\n\nAim for the Sugar Loaf and then take a sharp left turn. The approach takes you from the northwest over central Rio, where you have to negotiate the mountainous terrain not just around Sugar Loaf, but also around the central west of Rio.\n\nAfter this spectacular left turn take the aircraft down onto runway 02R. ILS would guide you straight through the Sugar Loaf, so this is VFR only.</text:p>
          </table:table-cell>
          <table:table-cell office:value-type="string" calcext:value-type="string">
            <text:p>AP</text:p>
          </table:table-cell>
          <table:table-cell office:value-type="string" calcext:value-type="string">
            <text:p>BR</text:p>
          </table:table-cell>
          <table:table-cell office:value-type="float" office:value="0" calcext:value-type="float">
            <text:p>0</text:p>
          </table:table-cell>
          <table:table-cell office:value-type="string" calcext:value-type="string">
            <text:p>SBRJ</text:p>
          </table:table-cell>
          <table:table-cell office:value-type="float" office:value="-22.907535" calcext:value-type="float">
            <text:p>-22.907535</text:p>
          </table:table-cell>
          <table:table-cell office:value-type="float" office:value="-43.223084" calcext:value-type="float">
            <text:p>-43.223084</text:p>
          </table:table-cell>
          <table:table-cell office:value-type="float" office:value="1800" calcext:value-type="float">
            <text:p>1800</text:p>
          </table:table-cell>
          <table:table-cell table:number-columns-repeated="2" office:value-type="float" office:value="0" calcext:value-type="float">
            <text:p>0</text:p>
          </table:table-cell>
          <table:table-cell office:value-type="float" office:value="124" calcext:value-type="float">
            <text:p>124</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0e7fff6a-b7c5-12f0-9be7-300e19c0e122</text:p>
          </table:table-cell>
          <table:table-cell office:value-type="string" calcext:value-type="string">
            <text:p>St. Vincent and the Grenadines</text:p>
          </table:table-cell>
          <table:table-cell table:style-name="ce18" office:value-type="string" calcext:value-type="string">
            <text:p>Saint Vincent and the Grenadines is an island country in the Caribbean. Kingstown is the capital and main port.\n\nIt is thought that Christopher Columbus sighted the island in 1498, giving it the name St Vincent.</text:p>
          </table:table-cell>
          <table:table-cell office:value-type="string" calcext:value-type="string">
            <text:p>IS</text:p>
          </table:table-cell>
          <table:table-cell office:value-type="string" calcext:value-type="string">
            <text:p>VC</text:p>
          </table:table-cell>
          <table:table-cell office:value-type="float" office:value="0" calcext:value-type="float">
            <text:p>0</text:p>
          </table:table-cell>
          <table:table-cell/>
          <table:table-cell office:value-type="float" office:value="12.628104" calcext:value-type="float">
            <text:p>12.628104</text:p>
          </table:table-cell>
          <table:table-cell office:value-type="float" office:value="-61.32883" calcext:value-type="float">
            <text:p>-61.32883</text:p>
          </table:table-cell>
          <table:table-cell office:value-type="float" office:value="1000" calcext:value-type="float">
            <text:p>1000</text:p>
          </table:table-cell>
          <table:table-cell table:number-columns-repeated="2" office:value-type="float" office:value="0" calcext:value-type="float">
            <text:p>0</text:p>
          </table:table-cell>
          <table:table-cell office:value-type="float" office:value="282" calcext:value-type="float">
            <text:p>282</text:p>
          </table:table-cell>
          <table:table-cell office:value-type="float" office:value="125" calcext:value-type="float">
            <text:p>125</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5c1dbed7-a02d-5a7b-3a15-d7d6f061f0b0</text:p>
          </table:table-cell>
          <table:table-cell table:style-name="ce6" office:value-type="string" calcext:value-type="string">
            <text:p>Bora Bora</text:p>
          </table:table-cell>
          <table:table-cell table:style-name="ce6" office:value-type="string" calcext:value-type="string">
            <text:p>Bora Bora is an island group in the Leeward Islands. In the center of the island are the remnants of an extinct volcano, rising to two peaks, Mount Pahia and Mount Otemanu.</text:p>
          </table:table-cell>
          <table:table-cell table:style-name="ce6" office:value-type="string" calcext:value-type="string">
            <text:p>IS</text:p>
          </table:table-cell>
          <table:table-cell table:style-name="ce6" office:value-type="string" calcext:value-type="string">
            <text:p>PF</text:p>
          </table:table-cell>
          <table:table-cell office:value-type="float" office:value="0" calcext:value-type="float">
            <text:p>0</text:p>
          </table:table-cell>
          <table:table-cell table:style-name="ce6"/>
          <table:table-cell office:value-type="float" office:value="-16.577027" calcext:value-type="float">
            <text:p>-16.577027</text:p>
          </table:table-cell>
          <table:table-cell office:value-type="float" office:value="-151.740018" calcext:value-type="float">
            <text:p>-151.740018</text:p>
          </table:table-cell>
          <table:table-cell office:value-type="float" office:value="2000" calcext:value-type="float">
            <text:p>2000</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35" calcext:value-type="float">
            <text:p>135</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05895408-1264-621f-2246-1d3364b1d230</text:p>
          </table:table-cell>
          <table:table-cell office:value-type="string" calcext:value-type="string">
            <text:p>Richat Structure</text:p>
          </table:table-cell>
          <table:table-cell table:style-name="ce18" office:value-type="string" calcext:value-type="string">
            <text:p>The Richat Structure, also called Guelb er Richât, is a prominent circular geological feature in the Sahara's Adrar Plateau, near Ouadane, west–central Mauritania, Northwest Africa. It is an eroded geological dome, 40 kilometres (25 mi) in diameter, exposing sedimentary rock in layers which appear as concentric rings.</text:p>
          </table:table-cell>
          <table:table-cell office:value-type="string" calcext:value-type="string">
            <text:p>DE</text:p>
          </table:table-cell>
          <table:table-cell office:value-type="string" calcext:value-type="string">
            <text:p>MR</text:p>
          </table:table-cell>
          <table:table-cell office:value-type="float" office:value="0" calcext:value-type="float">
            <text:p>0</text:p>
          </table:table-cell>
          <table:table-cell/>
          <table:table-cell office:value-type="float" office:value="21.213375" calcext:value-type="float">
            <text:p>21.213375</text:p>
          </table:table-cell>
          <table:table-cell office:value-type="float" office:value="-11.276668" calcext:value-type="float">
            <text:p>-11.276668</text:p>
          </table:table-cell>
          <table:table-cell office:value-type="float" office:value="8500" calcext:value-type="float">
            <text:p>8500</text:p>
          </table:table-cell>
          <table:table-cell table:number-columns-repeated="2" office:value-type="float" office:value="0" calcext:value-type="float">
            <text:p>0</text:p>
          </table:table-cell>
          <table:table-cell office:value-type="float" office:value="233" calcext:value-type="float">
            <text:p>233</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ffe45d74-3fed-f6ce-cbed-9114b3d1b1dc</text:p>
          </table:table-cell>
          <table:table-cell office:value-type="string" calcext:value-type="string">
            <text:p>Grand Canyon</text:p>
          </table:table-cell>
          <table:table-cell table:style-name="ce18" office:value-type="string" calcext:value-type="string">
            <text:p>The Grand Canyon is a steep-sided canyon carved by the Colorado River in Arizona, United States. The Grand Canyon is 277 miles (446 km) long, up to 18 miles (29 km) wide and attains a depth of over a mile (6,093 feet or 1,857 meters).</text:p>
          </table:table-cell>
          <table:table-cell office:value-type="string" calcext:value-type="string">
            <text:p>CA</text:p>
          </table:table-cell>
          <table:table-cell office:value-type="string" calcext:value-type="string">
            <text:p>US</text:p>
          </table:table-cell>
          <table:table-cell office:value-type="float" office:value="0" calcext:value-type="float">
            <text:p>0</text:p>
          </table:table-cell>
          <table:table-cell/>
          <table:table-cell office:value-type="float" office:value="36.036829" calcext:value-type="float">
            <text:p>36.036829</text:p>
          </table:table-cell>
          <table:table-cell office:value-type="float" office:value="-112.116729" calcext:value-type="float">
            <text:p>-112.116729</text:p>
          </table:table-cell>
          <table:table-cell office:value-type="float" office:value="8100" calcext:value-type="float">
            <text:p>8100</text:p>
          </table:table-cell>
          <table:table-cell table:number-columns-repeated="2" office:value-type="float" office:value="0" calcext:value-type="float">
            <text:p>0</text:p>
          </table:table-cell>
          <table:table-cell office:value-type="float" office:value="335" calcext:value-type="float">
            <text:p>335</text:p>
          </table:table-cell>
          <table:table-cell office:value-type="float" office:value="125" calcext:value-type="float">
            <text:p>125</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8627d59a-1709-d4a7-97e8-58831d982879</text:p>
          </table:table-cell>
          <table:table-cell table:style-name="ce6" office:value-type="string" calcext:value-type="string">
            <text:p>Monument Valley</text:p>
          </table:table-cell>
          <table:table-cell office:value-type="string" calcext:value-type="string">
            <text:p>Monument Valley (Navajo: Tsé Biiʼ Ndzisgaii, meaning valley of the rocks) is a region of the Colorado Plateau characterized by a cluster of sandstone buttes, the largest reaching 1,000 ft (300 m) above the valley floor. It is located on the Utah-Arizona state line, near the Four Corners area. The valley is a sacred area that lies within the territory of the Navajo Nation Reservation, the Native American people of the area.\n\nDirector John Ford used the location for a number of his Westerns; critic Keith Phipps wrote that ‹‹its five square miles [13 square kilometers] have defined what decades of moviegoers think of when they imagine the American West››.</text:p>
          </table:table-cell>
          <table:table-cell office:value-type="string" calcext:value-type="string">
            <text:p>VA</text:p>
          </table:table-cell>
          <table:table-cell office:value-type="string" calcext:value-type="string">
            <text:p>US</text:p>
          </table:table-cell>
          <table:table-cell office:value-type="float" office:value="0" calcext:value-type="float">
            <text:p>0</text:p>
          </table:table-cell>
          <table:table-cell/>
          <table:table-cell table:style-name="ce6" office:value-type="float" office:value="36.964102" calcext:value-type="float">
            <text:p>36.964102</text:p>
          </table:table-cell>
          <table:table-cell office:value-type="float" office:value="-110.160706" calcext:value-type="float">
            <text:p>-110.160706</text:p>
          </table:table-cell>
          <table:table-cell office:value-type="float" office:value="7000" calcext:value-type="float">
            <text:p>7000</text:p>
          </table:table-cell>
          <table:table-cell table:number-columns-repeated="2" office:value-type="float" office:value="0" calcext:value-type="float">
            <text:p>0</text:p>
          </table:table-cell>
          <table:table-cell office:value-type="float" office:value="60" calcext:value-type="float">
            <text:p>60</text:p>
          </table:table-cell>
          <table:table-cell office:value-type="float" office:value="120" calcext:value-type="float">
            <text:p>12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3b547508-9630-d2ae-e840-d3f16629ee4d</text:p>
          </table:table-cell>
          <table:table-cell office:value-type="string" calcext:value-type="string">
            <text:p>Cape Eleuthera, Bahamas</text:p>
          </table:table-cell>
          <table:table-cell office:value-type="string" calcext:value-type="string">
            <text:p>Eleuthera refers both to a single island in the archipelagic state of The Commonwealth of the Bahamas and to its associated group of smaller islands. Eleuthera forms a part of the Great Bahama Bank. The island of Eleuthera incorporates the smaller Harbour Island. ‹‹Eleuthera›› derives from the feminine form of the Greek adjective ἐλεύθερος (eleútheros), meaning ‹‹free››.</text:p>
          </table:table-cell>
          <table:table-cell office:value-type="string" calcext:value-type="string">
            <text:p>SE</text:p>
          </table:table-cell>
          <table:table-cell office:value-type="string" calcext:value-type="string">
            <text:p>BS</text:p>
          </table:table-cell>
          <table:table-cell office:value-type="float" office:value="0" calcext:value-type="float">
            <text:p>0</text:p>
          </table:table-cell>
          <table:table-cell/>
          <table:table-cell office:value-type="float" office:value="24.847928" calcext:value-type="float">
            <text:p>24.847928</text:p>
          </table:table-cell>
          <table:table-cell office:value-type="float" office:value="-76.307355" calcext:value-type="float">
            <text:p>-76.307355</text:p>
          </table:table-cell>
          <table:table-cell office:value-type="float" office:value="2500" calcext:value-type="float">
            <text:p>2500</text:p>
          </table:table-cell>
          <table:table-cell table:number-columns-repeated="2" office:value-type="float" office:value="0" calcext:value-type="float">
            <text:p>0</text:p>
          </table:table-cell>
          <table:table-cell office:value-type="float" office:value="325" calcext:value-type="float">
            <text:p>325</text:p>
          </table:table-cell>
          <table:table-cell office:value-type="float" office:value="120" calcext:value-type="float">
            <text:p>12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ce50203d-93c0-141f-d075-20da212655d5</text:p>
          </table:table-cell>
          <table:table-cell office:value-type="string" calcext:value-type="string">
            <text:p>Hong Kong</text:p>
          </table:table-cell>
          <table:table-cell office:value-type="string" calcext:value-type="string">
            <text:p>Hong Kong is one of the most densely populated places in the world. Hong Kong is also a major global financial centre and one of the most developed cities in the world.\n\nThe city has the largest number of skyscrapers of any city in the world, and its residents have some of the highest life expectancies in the world. The dense space has led to a highly developed transportation network with public transport rates exceeding 90%.</text:p>
          </table:table-cell>
          <table:table-cell office:value-type="string" calcext:value-type="string">
            <text:p>CI</text:p>
          </table:table-cell>
          <table:table-cell office:value-type="string" calcext:value-type="string">
            <text:p>CN</text:p>
          </table:table-cell>
          <table:table-cell office:value-type="float" office:value="0" calcext:value-type="float">
            <text:p>0</text:p>
          </table:table-cell>
          <table:table-cell/>
          <table:table-cell office:value-type="float" office:value="22.3051462" calcext:value-type="float">
            <text:p>22.3051462</text:p>
          </table:table-cell>
          <table:table-cell office:value-type="float" office:value="114.1412881" calcext:value-type="float">
            <text:p>114.1412881</text:p>
          </table:table-cell>
          <table:table-cell office:value-type="float" office:value="3500" calcext:value-type="float">
            <text:p>3500</text:p>
          </table:table-cell>
          <table:table-cell table:number-columns-repeated="2" office:value-type="float" office:value="0" calcext:value-type="float">
            <text:p>0</text:p>
          </table:table-cell>
          <table:table-cell office:value-type="float" office:value="80" calcext:value-type="float">
            <text:p>80</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fb5bd433-63b5-429d-1bab-c3d599e95de0</text:p>
          </table:table-cell>
          <table:table-cell office:value-type="string" calcext:value-type="string">
            <text:p>Hyderabad</text:p>
          </table:table-cell>
          <table:table-cell office:value-type="string" calcext:value-type="string">
            <text:p>Hyderabad is the capital and largest city of the Indian state of Telangana and the de jure capital of Andhra Pradesh. It occupies 650 km2 (250 sq mi) on the Deccan Plateau along the banks of the Musi River, in the northern part of Southern India. With an average altitude of 542 m (1,778 ft), much of Hyderabad is situated on hilly terrain around artificial lakes, including the Hussain Sagar lake, predating the city's founding, in the north of the city centre.\n\nAccording to the 2011 Census of India, Hyderabad is the fourth-most populous city in India with a population of 6.9 million residents within the city limits, and has a population of 9.7 million residents in the metropolitan region, making it the sixth-most populous metropolitan area in India.</text:p>
          </table:table-cell>
          <table:table-cell office:value-type="string" calcext:value-type="string">
            <text:p>CI</text:p>
          </table:table-cell>
          <table:table-cell office:value-type="string" calcext:value-type="string">
            <text:p>IN</text:p>
          </table:table-cell>
          <table:table-cell office:value-type="float" office:value="0" calcext:value-type="float">
            <text:p>0</text:p>
          </table:table-cell>
          <table:table-cell/>
          <table:table-cell office:value-type="float" office:value="17.386095" calcext:value-type="float">
            <text:p>17.386095</text:p>
          </table:table-cell>
          <table:table-cell office:value-type="float" office:value="78.477011" calcext:value-type="float">
            <text:p>78.477011</text:p>
          </table:table-cell>
          <table:table-cell office:value-type="float" office:value="3500" calcext:value-type="float">
            <text:p>3500</text:p>
          </table:table-cell>
          <table:table-cell table:number-columns-repeated="2" office:value-type="float" office:value="0" calcext:value-type="float">
            <text:p>0</text:p>
          </table:table-cell>
          <table:table-cell office:value-type="float" office:value="355" calcext:value-type="float">
            <text:p>355</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a6355634-d23d-05dc-d1c2-172f14b1cf80</text:p>
          </table:table-cell>
          <table:table-cell office:value-type="string" calcext:value-type="string">
            <text:p>Paris</text:p>
          </table:table-cell>
          <table:table-cell office:value-type="string" calcext:value-type="string">
            <text:p>Paris is the capital and most populous city of France, with an estimated population of 2,165,423 residents in 2019 in an area of more than 105 km² (41 sq mi). Since the 17th century, Paris has been one of the world's major centres of finance, diplomacy, commerce, fashion, gastronomy, science, and arts, and has sometimes been referred to as the capital of the world.\n\nParis is a major railway, highway, and air-transport hub served by two international airports: Paris–Charles de Gaulle (the second-busiest airport in Europe) and Paris–Orly.</text:p>
          </table:table-cell>
          <table:table-cell office:value-type="string" calcext:value-type="string">
            <text:p>CI</text:p>
          </table:table-cell>
          <table:table-cell office:value-type="string" calcext:value-type="string">
            <text:p>FR</text:p>
          </table:table-cell>
          <table:table-cell office:value-type="float" office:value="0" calcext:value-type="float">
            <text:p>0</text:p>
          </table:table-cell>
          <table:table-cell/>
          <table:table-cell office:value-type="float" office:value="48.903447" calcext:value-type="float">
            <text:p>48.903447</text:p>
          </table:table-cell>
          <table:table-cell office:value-type="float" office:value="2.356906" calcext:value-type="float">
            <text:p>2.356906</text:p>
          </table:table-cell>
          <table:table-cell office:value-type="float" office:value="2000" calcext:value-type="float">
            <text:p>2000</text:p>
          </table:table-cell>
          <table:table-cell table:number-columns-repeated="2" office:value-type="float" office:value="0" calcext:value-type="float">
            <text:p>0</text:p>
          </table:table-cell>
          <table:table-cell office:value-type="float" office:value="200" calcext:value-type="float">
            <text:p>200</text:p>
          </table:table-cell>
          <table:table-cell office:value-type="float" office:value="120" calcext:value-type="float">
            <text:p>12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38eb0010-2163-b98c-4591-d9b3ecdd0f67</text:p>
          </table:table-cell>
          <table:table-cell office:value-type="string" calcext:value-type="string">
            <text:p>Heisenberg</text:p>
          </table:table-cell>
          <table:table-cell office:value-type="string" calcext:value-type="string">
            <text:p>34°59'20.0'' N 106°36'52.0'' W - the end of the rainbow? Or maybe not quite. In any case, this is the location of the production studio of some world-famous TV series.</text:p>
          </table:table-cell>
          <table:table-cell office:value-type="string" calcext:value-type="string">
            <text:p>PO</text:p>
          </table:table-cell>
          <table:table-cell office:value-type="string" calcext:value-type="string">
            <text:p>US</text:p>
          </table:table-cell>
          <table:table-cell office:value-type="float" office:value="0" calcext:value-type="float">
            <text:p>0</text:p>
          </table:table-cell>
          <table:table-cell/>
          <table:table-cell office:value-type="float" office:value="34.988889" calcext:value-type="float">
            <text:p>34.988889</text:p>
          </table:table-cell>
          <table:table-cell office:value-type="float" office:value="-106.614444" calcext:value-type="float">
            <text:p>-106.614444</text:p>
          </table:table-cell>
          <table:table-cell office:value-type="float" office:value="6200" calcext:value-type="float">
            <text:p>6200</text:p>
          </table:table-cell>
          <table:table-cell table:number-columns-repeated="2" office:value-type="float" office:value="0" calcext:value-type="float">
            <text:p>0</text:p>
          </table:table-cell>
          <table:table-cell office:value-type="float" office:value="320" calcext:value-type="float">
            <text:p>320</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06be5d4c-1e71-fd00-6175-b4844d94b4f4</text:p>
          </table:table-cell>
          <table:table-cell office:value-type="string" calcext:value-type="string">
            <text:p>Como Hidroport Airport</text:p>
          </table:table-cell>
          <table:table-cell table:style-name="ce6" office:value-type="string" calcext:value-type="string">
            <text:p>Travelers and merchants alike have been attracted to Lake Como from time immemorial. The ancient Romans called it Larius, George Clooney calls it home. This glacier lake nestled in the folds of the Alps and lined by picturesque villages, majestic villas, and mountains covered with foliage ranging from palm trees to cypresses, is one of the most beautiful lakes in Europe. One could argue that neighboring Lake Garda and Lake Maggiore are equally stunning, but only the shores of Lake Como can boast of the world’s oldest seaplane operation, the Aero Club Como.\n\nThe Aero Club Como was founded in 1930. However, seaplane operations went on at the same location as early as 1913, most notably the Gran Premio dei Laghi—a rally in which French pilot Roland Garros, who would become a World War I hero, competed flying a Morane-Saulnier. The current hangar is located at the space that served as the base of operations for this event.</text:p>
          </table:table-cell>
          <table:table-cell office:value-type="string" calcext:value-type="string">
            <text:p>WR</text:p>
          </table:table-cell>
          <table:table-cell office:value-type="string" calcext:value-type="string">
            <text:p>IT</text:p>
          </table:table-cell>
          <table:table-cell office:value-type="float" office:value="0" calcext:value-type="float">
            <text:p>0</text:p>
          </table:table-cell>
          <table:table-cell office:value-type="string" calcext:value-type="string">
            <text:p>LILY</text:p>
          </table:table-cell>
          <table:table-cell table:style-name="ce6" office:value-type="float" office:value="45.814701" calcext:value-type="float">
            <text:p>45.814701</text:p>
          </table:table-cell>
          <table:table-cell table:style-name="ce6" office:value-type="float" office:value="9.06972" calcext:value-type="float">
            <text:p>9.06972</text:p>
          </table:table-cell>
          <table:table-cell table:style-name="ce6" office:value-type="float" office:value="660.53" calcext:value-type="float">
            <text:p>660.53</text:p>
          </table:table-cell>
          <table:table-cell table:number-columns-repeated="2" office:value-type="float" office:value="0" calcext:value-type="float">
            <text:p>0</text:p>
          </table:table-cell>
          <table:table-cell office:value-type="float" office:value="22" calcext:value-type="float">
            <text:p>22</text:p>
          </table:table-cell>
          <table:table-cell office:value-type="float" office:value="0" calcext:value-type="float">
            <text:p>0</text:p>
          </table:table-cell>
          <table:table-cell office:value-type="string" calcext:value-type="string">
            <text:p>true</text:p>
          </table:table-cell>
          <table:table-cell office:value-type="string" calcext:value-type="string">
            <text:p>STOP</text:p>
          </table:table-cell>
          <table:table-cell table:number-columns-repeated="16368"/>
        </table:table-row>
        <table:table-row table:style-name="ro1">
          <table:table-cell office:value-type="string" calcext:value-type="string">
            <text:p>5994f63d-c048-2fa8-7f90-684073070ab6</text:p>
          </table:table-cell>
          <table:table-cell table:style-name="ce6" office:value-type="string" calcext:value-type="string">
            <text:p>University Hospital Zurich</text:p>
          </table:table-cell>
          <table:table-cell table:style-name="ce6" office:value-type="string" calcext:value-type="string">
            <text:p>This helipad on the rooftop of the University Hospital of Zurich (USZ) provides a landing spot for the Swiss air rescue (Rega) helicopters.\n\nWith its three ambulance jets and its 14 helicopter bases distributed all over the country, Rega is an integral part of primary medical care in Switzerland. In 2021, Rega came to the aid of more than 12,000 patients and organised about 18,000 missions.</text:p>
          </table:table-cell>
          <table:table-cell office:value-type="string" calcext:value-type="string">
            <text:p>HP</text:p>
          </table:table-cell>
          <table:table-cell office:value-type="string" calcext:value-type="string">
            <text:p>CH</text:p>
          </table:table-cell>
          <table:table-cell office:value-type="float" office:value="0" calcext:value-type="float">
            <text:p>0</text:p>
          </table:table-cell>
          <table:table-cell/>
          <table:table-cell table:style-name="ce6" office:value-type="float" office:value="47.376874" calcext:value-type="float">
            <text:p>47.376874</text:p>
          </table:table-cell>
          <table:table-cell table:style-name="ce6" office:value-type="float" office:value="8.551116" calcext:value-type="float">
            <text:p>8.551116</text:p>
          </table:table-cell>
          <table:table-cell table:style-name="ce6" office:value-type="float" office:value="1570" calcext:value-type="float">
            <text:p>1570</text:p>
          </table:table-cell>
          <table:table-cell table:number-columns-repeated="2" office:value-type="float" office:value="0" calcext:value-type="float">
            <text:p>0</text:p>
          </table:table-cell>
          <table:table-cell table:style-name="ce6" office:value-type="float" office:value="314.84" calcext:value-type="float">
            <text:p>314.84</text:p>
          </table:table-cell>
          <table:table-cell office:value-type="float" office:value="0" calcext:value-type="float">
            <text:p>0</text:p>
          </table:table-cell>
          <table:table-cell office:value-type="string" calcext:value-type="string">
            <text:p>true</text:p>
          </table:table-cell>
          <table:table-cell office:value-type="string" calcext:value-type="string">
            <text:p>STOP</text:p>
          </table:table-cell>
          <table:table-cell table:number-columns-repeated="16368"/>
        </table:table-row>
        <table:table-row table:style-name="ro1">
          <table:table-cell office:value-type="string" calcext:value-type="string">
            <text:p>8fbc7ce9-cafc-109d-8c2d-a99672acfd27</text:p>
          </table:table-cell>
          <table:table-cell office:value-type="string" calcext:value-type="string">
            <text:p>Doha</text:p>
          </table:table-cell>
          <table:table-cell table:style-name="ce6" office:value-type="string" calcext:value-type="string">
            <text:p>Doha is the capital city and main financial hub of Qatar. Located on the Persian Gulf coast in the east of the country, north of Al Wakrah and south of Al Khor, it is home to most of the country's population. It is also Qatar's fastest growing city, with over 80% of the nation's population living in Doha or its surrounding suburbs.\n\nThe city also hosted the 2012 UNFCCC Climate Negotiations and the 2022 FIFA World Cup.\n\nThe city is served by Hamad International Airport (ICAO: OTHH), the home of Qatar’s flag carrier airline, Qatar Airways.</text:p>
          </table:table-cell>
          <table:table-cell office:value-type="string" calcext:value-type="string">
            <text:p>CI</text:p>
          </table:table-cell>
          <table:table-cell office:value-type="string" calcext:value-type="string">
            <text:p>QA</text:p>
          </table:table-cell>
          <table:table-cell office:value-type="float" office:value="0" calcext:value-type="float">
            <text:p>0</text:p>
          </table:table-cell>
          <table:table-cell/>
          <table:table-cell table:style-name="ce6" office:value-type="float" office:value="25.303615" calcext:value-type="float">
            <text:p>25.303615</text:p>
          </table:table-cell>
          <table:table-cell table:style-name="ce6" office:value-type="float" office:value="51.529519" calcext:value-type="float">
            <text:p>51.529519</text:p>
          </table:table-cell>
          <table:table-cell table:style-name="ce6" office:value-type="float" office:value="1830" calcext:value-type="float">
            <text:p>1830</text:p>
          </table:table-cell>
          <table:table-cell table:number-columns-repeated="2" office:value-type="float" office:value="0" calcext:value-type="float">
            <text:p>0</text:p>
          </table:table-cell>
          <table:table-cell office:value-type="float" office:value="294" calcext:value-type="float">
            <text:p>294</text:p>
          </table:table-cell>
          <table:table-cell office:value-type="float" office:value="120" calcext:value-type="float">
            <text:p>12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5314e1f3-4557-b001-8b01-3d5d0cc5e2d6</text:p>
          </table:table-cell>
          <table:table-cell table:style-name="ce6" office:value-type="string" calcext:value-type="string">
            <text:p>One more time!</text:p>
          </table:table-cell>
          <table:table-cell table:style-name="ce6" office:value-type="string" calcext:value-type="string">
            <text:p>The largest wooden airplane ever built.\n\nThe Spruce Goose was first conceived during World War II, when German submarines were sinking hundreds of Allied ships, and there was a growing need to move troops and materials across the Atlantic Ocean. Henry Kaiser conceived the idea of a massive flying transport and turned to Howard Hughes to design and build it. Hughes took on the task, made even more challenging by the government’s restrictions on materials critical to the war effort, such as steel and aluminum.\n\nSix times larger than any aircraft of its time, the Spruce Goose, also known as the Hughes Flying Boat, is made entirely of wood and flew just one time on November 2, 1947, in Long Beach, California.</text:p>
          </table:table-cell>
          <table:table-cell office:value-type="string" calcext:value-type="string">
            <text:p>WR</text:p>
          </table:table-cell>
          <table:table-cell office:value-type="string" calcext:value-type="string">
            <text:p>US</text:p>
          </table:table-cell>
          <table:table-cell office:value-type="float" office:value="0" calcext:value-type="float">
            <text:p>0</text:p>
          </table:table-cell>
          <table:table-cell/>
          <table:table-cell table:style-name="ce6" office:value-type="float" office:value="33.74701" calcext:value-type="float">
            <text:p>33.74701</text:p>
          </table:table-cell>
          <table:table-cell table:style-name="ce6" office:value-type="float" office:value="-118.217069" calcext:value-type="float">
            <text:p>-118.217069</text:p>
          </table:table-cell>
          <table:table-cell table:style-name="ce6" office:value-type="float" office:value="2" calcext:value-type="float">
            <text:p>2</text:p>
          </table:table-cell>
          <table:table-cell table:number-columns-repeated="2" office:value-type="float" office:value="0" calcext:value-type="float">
            <text:p>0</text:p>
          </table:table-cell>
          <table:table-cell office:value-type="float" office:value="150" calcext:value-type="float">
            <text:p>150</text:p>
          </table:table-cell>
          <table:table-cell office:value-type="float" office:value="0" calcext:value-type="float">
            <text:p>0</text:p>
          </table:table-cell>
          <table:table-cell office:value-type="string" calcext:value-type="string">
            <text:p>true</text:p>
          </table:table-cell>
          <table:table-cell office:value-type="string" calcext:value-type="string">
            <text:p>STOP</text:p>
          </table:table-cell>
          <table:table-cell table:number-columns-repeated="16368"/>
        </table:table-row>
        <table:table-row table:style-name="ro1">
          <table:table-cell office:value-type="string" calcext:value-type="string">
            <text:p>04465fa7-7dbd-6eb4-26d5-1b9b3d33a7f2</text:p>
          </table:table-cell>
          <table:table-cell office:value-type="string" calcext:value-type="string">
            <text:p>Where it all began…</text:p>
          </table:table-cell>
          <table:table-cell table:style-name="ce6" office:value-type="string" calcext:value-type="string">
            <text:p>Merrill C. Meigs Field Airport was a single-runway airport in Chicago that was in operation from December 1948 until March 2003 on Northerly Island, an artificial peninsula on Lake Michigan. Meigs Field airport was opened on December 10, 1948, and, by 1955, had become the busiest single-strip airport in the United States.\n\nMeigs was the default airport for the Microsoft Flight Simulator series until Microsoft Flight Simulator 2004, though the airport remains operational in Flight Simulator 2004. In Flight Simulator X, it was completely removed from the scenery, up until the Steam Edition of the game added it as downloadable content in 2015. The scenery was also recreated with the 40th Anniversary Update for MSFS 2020.</text:p>
          </table:table-cell>
          <table:table-cell office:value-type="string" calcext:value-type="string">
            <text:p>AP</text:p>
          </table:table-cell>
          <table:table-cell office:value-type="string" calcext:value-type="string">
            <text:p>US</text:p>
          </table:table-cell>
          <table:table-cell office:value-type="float" office:value="0" calcext:value-type="float">
            <text:p>0</text:p>
          </table:table-cell>
          <table:table-cell office:value-type="string" calcext:value-type="string">
            <text:p>KCGX</text:p>
          </table:table-cell>
          <table:table-cell table:style-name="ce6" office:value-type="float" office:value="41.854377" calcext:value-type="float">
            <text:p>41.854377</text:p>
          </table:table-cell>
          <table:table-cell table:style-name="ce6" office:value-type="float" office:value="-87.607592" calcext:value-type="float">
            <text:p>-87.607592</text:p>
          </table:table-cell>
          <table:table-cell table:style-name="ce6" office:value-type="float" office:value="580" calcext:value-type="float">
            <text:p>580</text:p>
          </table:table-cell>
          <table:table-cell table:number-columns-repeated="2" office:value-type="float" office:value="0" calcext:value-type="float">
            <text:p>0</text:p>
          </table:table-cell>
          <table:table-cell table:style-name="ce6" office:value-type="float" office:value="356.74" calcext:value-type="float">
            <text:p>356.74</text:p>
          </table:table-cell>
          <table:table-cell office:value-type="float" office:value="0" calcext:value-type="float">
            <text:p>0</text:p>
          </table:table-cell>
          <table:table-cell office:value-type="string" calcext:value-type="string">
            <text:p>true</text:p>
          </table:table-cell>
          <table:table-cell office:value-type="string" calcext:value-type="string">
            <text:p>START</text:p>
          </table:table-cell>
          <table:table-cell table:number-columns-repeated="16368"/>
        </table:table-row>
        <table:table-row table:style-name="ro1">
          <table:table-cell table:style-name="ce6" office:value-type="string" calcext:value-type="string">
            <text:p>bd8e9273-ec4b-c29f-d024-0c33e5946c39</text:p>
          </table:table-cell>
          <table:table-cell table:style-name="Default" office:value-type="string" calcext:value-type="string">
            <text:p>Mauna Loa</text:p>
          </table:table-cell>
          <table:table-cell table:style-name="Default" office:value-type="string" calcext:value-type="string">
            <text:p>Hawaii’s Mauna Loa volcano is the largest active in the world. The 5,000 square kilometre volcano is situated inside Hawaii Volcanoes National Park. It is one of five volcanoes that form the Island of Hawaii in the U.S. state of Hawaii in the Pacific Ocean.\n\nIt erupted on November 27 2022, the first time after nearly 40 years since its last eruption in 1984.</text:p>
          </table:table-cell>
          <table:table-cell table:style-name="Default" office:value-type="string" calcext:value-type="string">
            <text:p>MO</text:p>
          </table:table-cell>
          <table:table-cell table:style-name="Default" office:value-type="string" calcext:value-type="string">
            <text:p>US</text:p>
          </table:table-cell>
          <table:table-cell office:value-type="float" office:value="0" calcext:value-type="float">
            <text:p>0</text:p>
          </table:table-cell>
          <table:table-cell table:style-name="Default"/>
          <table:table-cell table:style-name="Default" office:value-type="float" office:value="19.415934" calcext:value-type="float">
            <text:p>19.415934</text:p>
          </table:table-cell>
          <table:table-cell table:style-name="Default" office:value-type="float" office:value="-155.50463" calcext:value-type="float">
            <text:p>-155.50463</text:p>
          </table:table-cell>
          <table:table-cell table:style-name="Default" office:value-type="float" office:value="17600" calcext:value-type="float">
            <text:p>17600</text:p>
          </table:table-cell>
          <table:table-cell table:number-columns-repeated="2" table:style-name="Default" office:value-type="float" office:value="0" calcext:value-type="float">
            <text:p>0</text:p>
          </table:table-cell>
          <table:table-cell table:style-name="Default" office:value-type="float" office:value="300" calcext:value-type="float">
            <text:p>300</text:p>
          </table:table-cell>
          <table:table-cell table:style-name="ce20" office:value-type="float" office:value="0" calcext:value-type="float">
            <text:p>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f3b7e44f-c382-1a88-a85a-2f55d5dd1539</text:p>
          </table:table-cell>
          <table:table-cell table:style-name="Default" office:value-type="string" calcext:value-type="string">
            <text:p>McMurdo Station</text:p>
          </table:table-cell>
          <table:table-cell table:style-name="Default" office:value-type="string" calcext:value-type="string">
            <text:p>McMurdo Station is a United States Antarctic research station on the south tip of Ross Island, which is in the New Zealand-claimed Ross Dependency on the shore of McMurdo Sound in Antarctica. It is operated by the United States through the United States Antarctic Program (USAP), a branch of the National Science Foundation.\n\nThe station is the largest community in Antarctica, capable of supporting up to 1,258 residents,[2] and serves as one of three year-round United States Antarctic science facilities. All personnel and cargo going to or coming from Amundsen–Scott South Pole Station first pass through McMurdo. By road, McMurdo is 3 kilometres (1.9 mi) from New Zealand's smaller Scott Base.</text:p>
            <text:p/>
          </table:table-cell>
          <table:table-cell table:style-name="Default" office:value-type="string" calcext:value-type="string">
            <text:p>AS</text:p>
          </table:table-cell>
          <table:table-cell table:style-name="Default" office:value-type="string" calcext:value-type="string">
            <text:p>US</text:p>
          </table:table-cell>
          <table:table-cell office:value-type="float" office:value="0" calcext:value-type="float">
            <text:p>0</text:p>
          </table:table-cell>
          <table:table-cell table:style-name="Default" office:value-type="string" calcext:value-type="string">
            <text:p>NZIR</text:p>
          </table:table-cell>
          <table:table-cell table:style-name="Default" office:value-type="float" office:value="-77.857846" calcext:value-type="float">
            <text:p>-77.857846</text:p>
          </table:table-cell>
          <table:table-cell table:style-name="Default" office:value-type="float" office:value="166.622556" calcext:value-type="float">
            <text:p>166.622556</text:p>
          </table:table-cell>
          <table:table-cell table:style-name="Default" office:value-type="float" office:value="1450" calcext:value-type="float">
            <text:p>1450</text:p>
          </table:table-cell>
          <table:table-cell table:number-columns-repeated="2" table:style-name="Default" office:value-type="float" office:value="0" calcext:value-type="float">
            <text:p>0</text:p>
          </table:table-cell>
          <table:table-cell table:style-name="Default" office:value-type="float" office:value="42" calcext:value-type="float">
            <text:p>42</text:p>
          </table:table-cell>
          <table:table-cell table:style-name="ce20" office:value-type="float" office:value="90" calcext:value-type="float">
            <text:p>9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c95b0041-3fdc-3951-a7ec-be936dfa070e</text:p>
          </table:table-cell>
          <table:table-cell table:style-name="Default" office:value-type="string" calcext:value-type="string">
            <text:p>Parícutin</text:p>
          </table:table-cell>
          <table:table-cell table:style-name="Default" office:value-type="string" calcext:value-type="string">
            <text:p>Parícutin (or Volcán de Parícutin, also accented Paricutín) is a cinder cone volcano located in the Mexican state of Michoacán, near the city of Uruapan and about 322 kilometers (200 mi) west of Mexico City. The volcano surged suddenly from the cornfield of local farmer Dionisio Pulido in 1943, attracting both popular and scientific attention.\n\nParicutín presented the first occasion for modern science to document the full life cycle of an eruption of this type. During the volcano's nine years of activity, scientists sketched and mapped it and took thousands of samples and photographs.</text:p>
          </table:table-cell>
          <table:table-cell table:style-name="Default" office:value-type="string" calcext:value-type="string">
            <text:p>MO</text:p>
          </table:table-cell>
          <table:table-cell table:style-name="Default" office:value-type="string" calcext:value-type="string">
            <text:p>MX</text:p>
          </table:table-cell>
          <table:table-cell office:value-type="float" office:value="0" calcext:value-type="float">
            <text:p>0</text:p>
          </table:table-cell>
          <table:table-cell table:style-name="Default"/>
          <table:table-cell table:style-name="Default" office:value-type="float" office:value="19.493897" calcext:value-type="float">
            <text:p>19.493897</text:p>
          </table:table-cell>
          <table:table-cell table:style-name="Default" office:value-type="float" office:value="-102.267086" calcext:value-type="float">
            <text:p>-102.267086</text:p>
          </table:table-cell>
          <table:table-cell table:style-name="Default" office:value-type="float" office:value="9400" calcext:value-type="float">
            <text:p>9400</text:p>
          </table:table-cell>
          <table:table-cell table:number-columns-repeated="2" table:style-name="Default" office:value-type="float" office:value="0" calcext:value-type="float">
            <text:p>0</text:p>
          </table:table-cell>
          <table:table-cell table:style-name="Default" office:value-type="float" office:value="90" calcext:value-type="float">
            <text:p>90</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1263a786-798a-a781-b6c2-ba994146aa01</text:p>
          </table:table-cell>
          <table:table-cell table:style-name="Default" office:value-type="string" calcext:value-type="string">
            <text:p>Diavik Diamond Mine</text:p>
          </table:table-cell>
          <table:table-cell table:style-name="Default" office:value-type="string" calcext:value-type="string">
            <text:p>The Diavik Diamond Mine is a diamond mine in the North Slave Region of the Northwest Territories, Canada, about 300 km northeast of Yellowknife.</text:p>
          </table:table-cell>
          <table:table-cell table:style-name="Default" office:value-type="string" calcext:value-type="string">
            <text:p>LM</text:p>
          </table:table-cell>
          <table:table-cell table:style-name="Default" office:value-type="string" calcext:value-type="string">
            <text:p>CA</text:p>
          </table:table-cell>
          <table:table-cell office:value-type="float" office:value="0" calcext:value-type="float">
            <text:p>0</text:p>
          </table:table-cell>
          <table:table-cell table:style-name="Default"/>
          <table:table-cell table:style-name="Default" office:value-type="float" office:value="64.504797" calcext:value-type="float">
            <text:p>64.504797</text:p>
          </table:table-cell>
          <table:table-cell table:style-name="Default" office:value-type="float" office:value="-110.319933" calcext:value-type="float">
            <text:p>-110.319933</text:p>
          </table:table-cell>
          <table:table-cell table:style-name="Default" office:value-type="float" office:value="3360" calcext:value-type="float">
            <text:p>3360</text:p>
          </table:table-cell>
          <table:table-cell table:number-columns-repeated="2" table:style-name="Default" office:value-type="float" office:value="0" calcext:value-type="float">
            <text:p>0</text:p>
          </table:table-cell>
          <table:table-cell table:style-name="Default" office:value-type="float" office:value="110" calcext:value-type="float">
            <text:p>110</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14eb7646-e541-6eb6-f1c6-dcfc99060465</text:p>
          </table:table-cell>
          <table:table-cell table:style-name="Default" office:value-type="string" calcext:value-type="string">
            <text:p>Cerro Roma</text:p>
          </table:table-cell>
          <table:table-cell table:style-name="Default" office:value-type="string" calcext:value-type="string">
            <text:p>Cerro Roma is a mountain in the Andes mountain range, located on the border between Argentina and Chile, in the Patagonia region.</text:p>
          </table:table-cell>
          <table:table-cell table:style-name="Default" office:value-type="string" calcext:value-type="string">
            <text:p>MO</text:p>
          </table:table-cell>
          <table:table-cell table:style-name="Default" office:value-type="string" calcext:value-type="string">
            <text:p>AR</text:p>
          </table:table-cell>
          <table:table-cell office:value-type="float" office:value="0" calcext:value-type="float">
            <text:p>0</text:p>
          </table:table-cell>
          <table:table-cell table:style-name="Default"/>
          <table:table-cell table:style-name="Default" office:value-type="float" office:value="-49.988419" calcext:value-type="float">
            <text:p>-49.988419</text:p>
          </table:table-cell>
          <table:table-cell table:style-name="Default" office:value-type="float" office:value="-73.490334" calcext:value-type="float">
            <text:p>-73.490334</text:p>
          </table:table-cell>
          <table:table-cell table:style-name="Default" office:value-type="float" office:value="14200" calcext:value-type="float">
            <text:p>14200</text:p>
          </table:table-cell>
          <table:table-cell table:number-columns-repeated="2" table:style-name="Default" office:value-type="float" office:value="0" calcext:value-type="float">
            <text:p>0</text:p>
          </table:table-cell>
          <table:table-cell table:style-name="Default" office:value-type="float" office:value="36.75" calcext:value-type="float">
            <text:p>36.75</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1a010ba6-0a1d-2b76-71b3-cd6ad2620f30</text:p>
          </table:table-cell>
          <table:table-cell table:style-name="Default" office:value-type="string" calcext:value-type="string">
            <text:p>Mazār-i-Sharīf</text:p>
          </table:table-cell>
          <table:table-cell table:style-name="Default" office:value-type="string" calcext:value-type="string">
            <text:p>Mazār-e Sharīf, or Mazar, is the 4th largest city of Afghanistan and capital of the Balkh province. This region of northern Afghanistan is a tourist and pilgrimage destination due to its famous shrines and archeological sites.\n\n These spectacular mountains lie southeast stretching for hundreds of kilometers and can be reached easily from the Mazar Airport (OAMS).</text:p>
          </table:table-cell>
          <table:table-cell table:style-name="Default" office:value-type="string" calcext:value-type="string">
            <text:p>CI</text:p>
          </table:table-cell>
          <table:table-cell table:style-name="Default" office:value-type="string" calcext:value-type="string">
            <text:p>AF</text:p>
          </table:table-cell>
          <table:table-cell office:value-type="float" office:value="0" calcext:value-type="float">
            <text:p>0</text:p>
          </table:table-cell>
          <table:table-cell table:style-name="Default"/>
          <table:table-cell table:style-name="Default" office:value-type="float" office:value="36.732912" calcext:value-type="float">
            <text:p>36.732912</text:p>
          </table:table-cell>
          <table:table-cell table:style-name="Default" office:value-type="float" office:value="67.060959" calcext:value-type="float">
            <text:p>67.060959</text:p>
          </table:table-cell>
          <table:table-cell table:style-name="Default" office:value-type="float" office:value="300" calcext:value-type="float">
            <text:p>300</text:p>
          </table:table-cell>
          <table:table-cell table:number-columns-repeated="2" table:style-name="Default" office:value-type="float" office:value="0" calcext:value-type="float">
            <text:p>0</text:p>
          </table:table-cell>
          <table:table-cell table:style-name="Default" office:value-type="float" office:value="136" calcext:value-type="float">
            <text:p>136</text:p>
          </table:table-cell>
          <table:table-cell table:style-name="ce20"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123cf625-6245-3c61-ee69-d101457e4e6d</text:p>
          </table:table-cell>
          <table:table-cell table:style-name="Default" office:value-type="string" calcext:value-type="string">
            <text:p>Northumberlandia</text:p>
          </table:table-cell>
          <table:table-cell table:style-name="Default" office:value-type="string" calcext:value-type="string">
            <text:p>Northumberlandia (the "Lady of the North") is a huge land sculpture in the shape of a reclining female figure, which was completed in 2012, near Cramlington, Northumberland, northern England.\n\nMade of 1.5 million tonnes of earth from neighbouring Shotton Surface Mine, it is 34 metres (112 feet) high and 400 metres (1,300 feet) long, set in a 19 hectares (47 acres) public park. Its creators claim that it is the largest land sculpture in female form in the world.</text:p>
          </table:table-cell>
          <table:table-cell table:style-name="Default" office:value-type="string" calcext:value-type="string">
            <text:p>LM</text:p>
          </table:table-cell>
          <table:table-cell table:style-name="Default" office:value-type="string" calcext:value-type="string">
            <text:p>GB</text:p>
          </table:table-cell>
          <table:table-cell office:value-type="float" office:value="0" calcext:value-type="float">
            <text:p>0</text:p>
          </table:table-cell>
          <table:table-cell table:style-name="Default"/>
          <table:table-cell table:style-name="Default" office:value-type="float" office:value="55.089296" calcext:value-type="float">
            <text:p>55.089296</text:p>
          </table:table-cell>
          <table:table-cell table:style-name="Default" office:value-type="float" office:value="-1.611288" calcext:value-type="float">
            <text:p>-1.611288</text:p>
          </table:table-cell>
          <table:table-cell table:style-name="Default" office:value-type="float" office:value="1240" calcext:value-type="float">
            <text:p>1240</text:p>
          </table:table-cell>
          <table:table-cell table:number-columns-repeated="2" table:style-name="Default" office:value-type="float" office:value="0" calcext:value-type="float">
            <text:p>0</text:p>
          </table:table-cell>
          <table:table-cell table:style-name="Default" office:value-type="float" office:value="266.54" calcext:value-type="float">
            <text:p>266.54</text:p>
          </table:table-cell>
          <table:table-cell table:style-name="ce20" office:value-type="float" office:value="90" calcext:value-type="float">
            <text:p>9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35a86ae9-98f7-1ace-befb-f24bae1f1263</text:p>
          </table:table-cell>
          <table:table-cell table:style-name="Default" office:value-type="string" calcext:value-type="string">
            <text:p>Capri</text:p>
          </table:table-cell>
          <table:table-cell table:style-name="Default" office:value-type="string" calcext:value-type="string">
            <text:p>The picturesque small island of Capri lies at the far south of the Gulf of Naples. It's a long flight from Naples in a prop plane but the island is nicely rendered with steep rocky cliffs and the two scenic island towns of Capri and Anacapri. <text:s/>It's a good 20-30 minutes from Naples across the Gulf at 80 knots.</text:p>
          </table:table-cell>
          <table:table-cell table:style-name="Default" office:value-type="string" calcext:value-type="string">
            <text:p>IS</text:p>
          </table:table-cell>
          <table:table-cell table:style-name="Default" office:value-type="string" calcext:value-type="string">
            <text:p>IT</text:p>
          </table:table-cell>
          <table:table-cell office:value-type="float" office:value="0" calcext:value-type="float">
            <text:p>0</text:p>
          </table:table-cell>
          <table:table-cell table:style-name="Default"/>
          <table:table-cell table:style-name="Default" office:value-type="float" office:value="40.571583" calcext:value-type="float">
            <text:p>40.571583</text:p>
          </table:table-cell>
          <table:table-cell table:style-name="Default" office:value-type="float" office:value="14.266998" calcext:value-type="float">
            <text:p>14.266998</text:p>
          </table:table-cell>
          <table:table-cell table:style-name="Default" office:value-type="float" office:value="1500" calcext:value-type="float">
            <text:p>1500</text:p>
          </table:table-cell>
          <table:table-cell table:number-columns-repeated="2" table:style-name="Default" office:value-type="float" office:value="0" calcext:value-type="float">
            <text:p>0</text:p>
          </table:table-cell>
          <table:table-cell table:style-name="Default" office:value-type="float" office:value="225.15" calcext:value-type="float">
            <text:p>225.15</text:p>
          </table:table-cell>
          <table:table-cell table:style-name="ce20" office:value-type="float" office:value="90" calcext:value-type="float">
            <text:p>9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b04dcd95-b44c-fd06-5c76-aedd1233a534</text:p>
          </table:table-cell>
          <table:table-cell table:style-name="Default" office:value-type="string" calcext:value-type="string">
            <text:p>Shoemaker Crater</text:p>
          </table:table-cell>
          <table:table-cell table:style-name="Default" office:value-type="string" calcext:value-type="string">
            <text:p>Shoemaker (formerly known as Teague Ring) is an impact structure, the deeply eroded remnant of a former impact crater, situated in arid central Western Australia, about 100 km (62 mi) north-northeast of Wiluna. It is named in honour of planetary geologist Eugene Shoemaker.</text:p>
          </table:table-cell>
          <table:table-cell table:style-name="Default" office:value-type="string" calcext:value-type="string">
            <text:p>LM</text:p>
          </table:table-cell>
          <table:table-cell table:style-name="Default" office:value-type="string" calcext:value-type="string">
            <text:p>AU</text:p>
          </table:table-cell>
          <table:table-cell office:value-type="float" office:value="0" calcext:value-type="float">
            <text:p>0</text:p>
          </table:table-cell>
          <table:table-cell table:style-name="Default"/>
          <table:table-cell table:style-name="Default" office:value-type="float" office:value="-25.872552" calcext:value-type="float">
            <text:p>-25.872552</text:p>
          </table:table-cell>
          <table:table-cell table:style-name="Default" office:value-type="float" office:value="120.892986" calcext:value-type="float">
            <text:p>120.892986</text:p>
          </table:table-cell>
          <table:table-cell table:style-name="Default" office:value-type="float" office:value="3200" calcext:value-type="float">
            <text:p>3200</text:p>
          </table:table-cell>
          <table:table-cell table:number-columns-repeated="2" table:style-name="Default" office:value-type="float" office:value="0" calcext:value-type="float">
            <text:p>0</text:p>
          </table:table-cell>
          <table:table-cell table:style-name="Default" office:value-type="float" office:value="327.41" calcext:value-type="float">
            <text:p>327.41</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68920282-7461-ff8a-9287-ea8e0eb2b12c</text:p>
          </table:table-cell>
          <table:table-cell table:style-name="Default" office:value-type="string" calcext:value-type="string">
            <text:p>Zhangye National Geopark</text:p>
          </table:table-cell>
          <table:table-cell table:style-name="Default" office:value-type="string" calcext:value-type="string">
            <text:p>The Zhangye Natural Geopark, formerly known as Zhangye Danxia Geopark, is a stunning collection of bizarre and colorful rock formations found in the foothills of the Quilian Mountains in China’s Gansu Province.</text:p>
          </table:table-cell>
          <table:table-cell table:style-name="Default" office:value-type="string" calcext:value-type="string">
            <text:p>PA</text:p>
          </table:table-cell>
          <table:table-cell table:style-name="Default" office:value-type="string" calcext:value-type="string">
            <text:p>CN</text:p>
          </table:table-cell>
          <table:table-cell office:value-type="float" office:value="0" calcext:value-type="float">
            <text:p>0</text:p>
          </table:table-cell>
          <table:table-cell table:style-name="Default"/>
          <table:table-cell table:style-name="Default" office:value-type="float" office:value="38.940992" calcext:value-type="float">
            <text:p>38.940992</text:p>
          </table:table-cell>
          <table:table-cell table:style-name="Default" office:value-type="float" office:value="100.103243" calcext:value-type="float">
            <text:p>100.103243</text:p>
          </table:table-cell>
          <table:table-cell table:style-name="Default" office:value-type="float" office:value="6400" calcext:value-type="float">
            <text:p>6400</text:p>
          </table:table-cell>
          <table:table-cell table:number-columns-repeated="2" table:style-name="Default" office:value-type="float" office:value="0" calcext:value-type="float">
            <text:p>0</text:p>
          </table:table-cell>
          <table:table-cell table:style-name="Default" office:value-type="float" office:value="2" calcext:value-type="float">
            <text:p>2</text:p>
          </table:table-cell>
          <table:table-cell table:style-name="ce20" office:value-type="float" office:value="125" calcext:value-type="float">
            <text:p>12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707aba15-bbfb-638c-c466-8e0fd431ab0e</text:p>
          </table:table-cell>
          <table:table-cell table:style-name="Default" office:value-type="string" calcext:value-type="string">
            <text:p>Grand Staircase–Escalante National Monument</text:p>
          </table:table-cell>
          <table:table-cell table:style-name="Default" office:value-type="string" calcext:value-type="string">
            <text:p>Grand Staircase–Escalante National Monument is a large area of varied desert topography in the state of Utah. It is some of the most remote land anywhere in the continental United States, in fact, it was the last region in the contiguous 48 American states to be mapped. There are a variety of canyons reaching all the way south to the Lake Powell recreation area in southern Utah.</text:p>
          </table:table-cell>
          <table:table-cell table:style-name="Default" office:value-type="string" calcext:value-type="string">
            <text:p>CA</text:p>
          </table:table-cell>
          <table:table-cell table:style-name="Default" office:value-type="string" calcext:value-type="string">
            <text:p>US</text:p>
          </table:table-cell>
          <table:table-cell office:value-type="float" office:value="0" calcext:value-type="float">
            <text:p>0</text:p>
          </table:table-cell>
          <table:table-cell table:style-name="Default"/>
          <table:table-cell table:style-name="Default" office:value-type="float" office:value="37.782466" calcext:value-type="float">
            <text:p>37.782466</text:p>
          </table:table-cell>
          <table:table-cell table:style-name="Default" office:value-type="float" office:value="-111.585875" calcext:value-type="float">
            <text:p>-111.585875</text:p>
          </table:table-cell>
          <table:table-cell table:style-name="Default" office:value-type="float" office:value="7750" calcext:value-type="float">
            <text:p>7750</text:p>
          </table:table-cell>
          <table:table-cell table:number-columns-repeated="2" table:style-name="Default" office:value-type="float" office:value="0" calcext:value-type="float">
            <text:p>0</text:p>
          </table:table-cell>
          <table:table-cell table:style-name="Default" office:value-type="float" office:value="92.85" calcext:value-type="float">
            <text:p>92.85</text:p>
          </table:table-cell>
          <table:table-cell table:style-name="ce20"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3e5a11a2-2d98-1280-e6f0-83fb7cd5b6c1</text:p>
          </table:table-cell>
          <table:table-cell table:style-name="Default" office:value-type="string" calcext:value-type="string">
            <text:p>Krontosky</text:p>
          </table:table-cell>
          <table:table-cell table:style-name="Default" office:value-type="string" calcext:value-type="string">
            <text:p>Kronotsky is a major stratovolcano on the Kamchatka Peninsula, Russia. It is located in Kronotsky Nature Reserve to the east of Lake Kronotskoye ( the largest lake in Kamchatka. It has a particularly symmetrical conical shape, comparable to Mount Fuji in Japan and to Mayon Volcano in the Philippines. Kronotsky is considered to be one of the most scenic volcanoes in Kamchatka.</text:p>
          </table:table-cell>
          <table:table-cell table:style-name="Default" office:value-type="string" calcext:value-type="string">
            <text:p>MO</text:p>
          </table:table-cell>
          <table:table-cell table:style-name="Default" office:value-type="string" calcext:value-type="string">
            <text:p>RU</text:p>
          </table:table-cell>
          <table:table-cell office:value-type="float" office:value="0" calcext:value-type="float">
            <text:p>0</text:p>
          </table:table-cell>
          <table:table-cell table:style-name="Default"/>
          <table:table-cell table:style-name="Default" office:value-type="float" office:value="54.724751" calcext:value-type="float">
            <text:p>54.724751</text:p>
          </table:table-cell>
          <table:table-cell table:style-name="Default" office:value-type="float" office:value="160.404529" calcext:value-type="float">
            <text:p>160.404529</text:p>
          </table:table-cell>
          <table:table-cell table:style-name="Default" office:value-type="float" office:value="10600" calcext:value-type="float">
            <text:p>10600</text:p>
          </table:table-cell>
          <table:table-cell table:number-columns-repeated="2" table:style-name="Default" office:value-type="float" office:value="0" calcext:value-type="float">
            <text:p>0</text:p>
          </table:table-cell>
          <table:table-cell table:style-name="Default" office:value-type="float" office:value="69" calcext:value-type="float">
            <text:p>69</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f6e0e06c-8343-9691-564a-244f5fc5df7a</text:p>
          </table:table-cell>
          <table:table-cell table:style-name="Default" office:value-type="string" calcext:value-type="string">
            <text:p>Kenai Fjords National Park</text:p>
          </table:table-cell>
          <table:table-cell table:style-name="Default" office:value-type="string" calcext:value-type="string">
            <text:p>Kenai Fjords National Park is located in Alaska. Take off from Anchorage (PANC) and follow one of the mountain passes to Seward at the tip of Resurrection Bay. From there head south and west. There are several prominent Fjords and over 10 glaciers to explore within the borders of the park.</text:p>
          </table:table-cell>
          <table:table-cell table:style-name="Default" office:value-type="string" calcext:value-type="string">
            <text:p>PA</text:p>
          </table:table-cell>
          <table:table-cell table:style-name="Default" office:value-type="string" calcext:value-type="string">
            <text:p>US</text:p>
          </table:table-cell>
          <table:table-cell office:value-type="float" office:value="0" calcext:value-type="float">
            <text:p>0</text:p>
          </table:table-cell>
          <table:table-cell table:style-name="Default"/>
          <table:table-cell table:style-name="Default" office:value-type="float" office:value="59.81923" calcext:value-type="float">
            <text:p>59.81923</text:p>
          </table:table-cell>
          <table:table-cell table:style-name="Default" office:value-type="float" office:value="-149.764682" calcext:value-type="float">
            <text:p>-149.764682</text:p>
          </table:table-cell>
          <table:table-cell table:style-name="Default" office:value-type="float" office:value="3400" calcext:value-type="float">
            <text:p>3400</text:p>
          </table:table-cell>
          <table:table-cell table:number-columns-repeated="2" table:style-name="Default" office:value-type="float" office:value="0" calcext:value-type="float">
            <text:p>0</text:p>
          </table:table-cell>
          <table:table-cell table:style-name="Default" office:value-type="float" office:value="308" calcext:value-type="float">
            <text:p>308</text:p>
          </table:table-cell>
          <table:table-cell table:style-name="ce20" office:value-type="float" office:value="115" calcext:value-type="float">
            <text:p>11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3c6c12f7-efdc-31d3-7238-bfc2aebc710b</text:p>
          </table:table-cell>
          <table:table-cell table:style-name="Default" office:value-type="string" calcext:value-type="string">
            <text:p>Fogo Island, Cape Verde</text:p>
          </table:table-cell>
          <table:table-cell table:style-name="Default" office:value-type="string" calcext:value-type="string">
            <text:p>Fogo (Portuguese for "fire") is an island in the Sotavento group of Cape Verde. It reaches the highest altitude of all the islands in Cape Verde, rising to 2,829 metres (9,281 feet) above sea level at the summit of its active volcano, Pico do Fogo.</text:p>
          </table:table-cell>
          <table:table-cell table:style-name="Default" office:value-type="string" calcext:value-type="string">
            <text:p>IS</text:p>
          </table:table-cell>
          <table:table-cell table:style-name="Default" office:value-type="string" calcext:value-type="string">
            <text:p>PT</text:p>
          </table:table-cell>
          <table:table-cell office:value-type="float" office:value="0" calcext:value-type="float">
            <text:p>0</text:p>
          </table:table-cell>
          <table:table-cell table:style-name="Default"/>
          <table:table-cell table:style-name="Default" office:value-type="float" office:value="14.95143" calcext:value-type="float">
            <text:p>14.95143</text:p>
          </table:table-cell>
          <table:table-cell table:style-name="Default" office:value-type="float" office:value="-24.216916" calcext:value-type="float">
            <text:p>-24.216916</text:p>
          </table:table-cell>
          <table:table-cell table:style-name="Default" office:value-type="float" office:value="9200" calcext:value-type="float">
            <text:p>9200</text:p>
          </table:table-cell>
          <table:table-cell table:number-columns-repeated="2" table:style-name="Default" office:value-type="float" office:value="0" calcext:value-type="float">
            <text:p>0</text:p>
          </table:table-cell>
          <table:table-cell table:style-name="Default" office:value-type="float" office:value="270" calcext:value-type="float">
            <text:p>270</text:p>
          </table:table-cell>
          <table:table-cell table:style-name="ce20" office:value-type="float" office:value="115" calcext:value-type="float">
            <text:p>11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7f01e7d1-342a-a22c-b44e-5db05276abdd</text:p>
          </table:table-cell>
          <table:table-cell table:style-name="Default" office:value-type="string" calcext:value-type="string">
            <text:p>Namib Desert</text:p>
          </table:table-cell>
          <table:table-cell table:style-name="Default" office:value-type="string" calcext:value-type="string">
            <text:p><text:span text:style-name="T1">The Namib desert (local meaning 'Vast place') stretches for more than 2000km along the Southwest coast of Africa. The massive dunes are the second largest in the world, after the Badain Jaran desert of China.\n\nFogs that originate offshore from the collision of the cold Benguela Current and warm air from the Hadley Cell create a fog belt that frequently envelops parts of the desert. Coastal regions can experience more than 180 days of thick fog a year. While this has proved a major hazard to ships—more than a thousand wrecks litter the Skeleton Coast—it is a vital source of moisture for desert life.\n\n</text:span>The Namib is almost completely uninhabited by humans except for several small settlements and indigenous pastoral groups.</text:p>
          </table:table-cell>
          <table:table-cell table:style-name="Default" office:value-type="string" calcext:value-type="string">
            <text:p>DE</text:p>
          </table:table-cell>
          <table:table-cell table:style-name="Default" office:value-type="string" calcext:value-type="string">
            <text:p>NA</text:p>
          </table:table-cell>
          <table:table-cell office:value-type="float" office:value="0" calcext:value-type="float">
            <text:p>0</text:p>
          </table:table-cell>
          <table:table-cell table:style-name="Default"/>
          <table:table-cell table:style-name="Default" office:value-type="float" office:value="-24.438844" calcext:value-type="float">
            <text:p>-24.438844</text:p>
          </table:table-cell>
          <table:table-cell table:style-name="Default" office:value-type="float" office:value="14.784684" calcext:value-type="float">
            <text:p>14.784684</text:p>
          </table:table-cell>
          <table:table-cell table:style-name="Default" office:value-type="float" office:value="1550" calcext:value-type="float">
            <text:p>1550</text:p>
          </table:table-cell>
          <table:table-cell table:number-columns-repeated="2" table:style-name="Default" office:value-type="float" office:value="0" calcext:value-type="float">
            <text:p>0</text:p>
          </table:table-cell>
          <table:table-cell table:style-name="Default" office:value-type="float" office:value="123" calcext:value-type="float">
            <text:p>123</text:p>
          </table:table-cell>
          <table:table-cell table:style-name="ce20"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a4232380-3685-ff88-efcd-984c21a64273</text:p>
          </table:table-cell>
          <table:table-cell table:style-name="Default" office:value-type="string" calcext:value-type="string">
            <text:p>Wake Island</text:p>
          </table:table-cell>
          <table:table-cell table:style-name="Default" office:value-type="string" calcext:value-type="string">
            <text:p>Wake Island Airfield is a military air base located on Wake Island, which is known for the Battle of Wake Island during World War II. It is owned by the U.S. Air Force and operated by the 611th Air Support Group. The runway can be used for emergency landings by commercial jetliners flying transpacific routes and has been used in the past by airlines operating jet, turboprop and prop aircraft on scheduled flights.</text:p>
          </table:table-cell>
          <table:table-cell table:style-name="Default" office:value-type="string" calcext:value-type="string">
            <text:p>AS</text:p>
          </table:table-cell>
          <table:table-cell table:style-name="Default" office:value-type="string" calcext:value-type="string">
            <text:p>US</text:p>
          </table:table-cell>
          <table:table-cell office:value-type="float" office:value="0" calcext:value-type="float">
            <text:p>0</text:p>
          </table:table-cell>
          <table:table-cell table:style-name="Default" office:value-type="string" calcext:value-type="string">
            <text:p>PWAK</text:p>
          </table:table-cell>
          <table:table-cell table:style-name="Default" office:value-type="float" office:value="19.279846" calcext:value-type="float">
            <text:p>19.279846</text:p>
          </table:table-cell>
          <table:table-cell table:style-name="Default" office:value-type="float" office:value="166.650162" calcext:value-type="float">
            <text:p>166.650162</text:p>
          </table:table-cell>
          <table:table-cell table:style-name="Default" office:value-type="float" office:value="21.36" calcext:value-type="float">
            <text:p>21.36</text:p>
          </table:table-cell>
          <table:table-cell table:number-columns-repeated="2" table:style-name="Default" office:value-type="float" office:value="0" calcext:value-type="float">
            <text:p>0</text:p>
          </table:table-cell>
          <table:table-cell table:style-name="Default" office:value-type="float" office:value="282" calcext:value-type="float">
            <text:p>282</text:p>
          </table:table-cell>
          <table:table-cell table:style-name="ce20" office:value-type="float" office:value="0" calcext:value-type="float">
            <text:p>0</text:p>
          </table:table-cell>
          <table:table-cell table:style-name="Default" office:value-type="string" calcext:value-type="string">
            <text:p>true</text:p>
          </table:table-cell>
          <table:table-cell table:style-name="Default" office:value-type="string" calcext:value-type="string">
            <text:p>STOP</text:p>
          </table:table-cell>
          <table:table-cell table:style-name="Default"/>
          <table:table-cell table:number-columns-repeated="16367"/>
        </table:table-row>
        <table:table-row table:style-name="ro1">
          <table:table-cell office:value-type="string" calcext:value-type="string">
            <text:p>f7f11c60-633c-ea9a-0353-06b9080ac26c</text:p>
          </table:table-cell>
          <table:table-cell table:style-name="Default" office:value-type="string" calcext:value-type="string">
            <text:p>Saint-Malo</text:p>
          </table:table-cell>
          <table:table-cell table:style-name="Default" office:value-type="string" calcext:value-type="string">
            <text:p>Saint-Malo is a historic French port on the English Channel coast. A walled city with a long history of piracy; earning much wealth from local extortion and noteworthy, overseas adventures. In 1944, the Allies heavily bombarded the city, which was garrisoned by German troops. The city changed into a popular tourist center, with a ferry terminal serving the Channel Islands of Jersey and Guernsey, as well as the Southern English settlements of Portsmouth, Hampshire and Poole, Dorset.</text:p>
          </table:table-cell>
          <table:table-cell table:style-name="Default" office:value-type="string" calcext:value-type="string">
            <text:p>TO</text:p>
          </table:table-cell>
          <table:table-cell table:style-name="Default" office:value-type="string" calcext:value-type="string">
            <text:p>FR</text:p>
          </table:table-cell>
          <table:table-cell office:value-type="float" office:value="0" calcext:value-type="float">
            <text:p>0</text:p>
          </table:table-cell>
          <table:table-cell table:style-name="Default"/>
          <table:table-cell table:style-name="Default" office:value-type="float" office:value="48.648904" calcext:value-type="float">
            <text:p>48.648904</text:p>
          </table:table-cell>
          <table:table-cell table:style-name="Default" office:value-type="float" office:value="-2.036517" calcext:value-type="float">
            <text:p>-2.036517</text:p>
          </table:table-cell>
          <table:table-cell table:style-name="Default" office:value-type="float" office:value="800" calcext:value-type="float">
            <text:p>800</text:p>
          </table:table-cell>
          <table:table-cell table:number-columns-repeated="2" table:style-name="Default" office:value-type="float" office:value="0" calcext:value-type="float">
            <text:p>0</text:p>
          </table:table-cell>
          <table:table-cell table:style-name="Default" office:value-type="float" office:value="92" calcext:value-type="float">
            <text:p>92</text:p>
          </table:table-cell>
          <table:table-cell table:style-name="ce20" office:value-type="float" office:value="95" calcext:value-type="float">
            <text:p>9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a863c48a-1e20-ebc6-0e1e-e72b71843983</text:p>
          </table:table-cell>
          <table:table-cell table:style-name="Default" office:value-type="string" calcext:value-type="string">
            <text:p>Arecibo Observatory</text:p>
          </table:table-cell>
          <table:table-cell table:style-name="Default" office:value-type="string" calcext:value-type="string">
            <text:p><text:span text:style-name="T1">The Arecibo Telescope was a 305 m (1,000 ft) spherical reflector radio telescope built into a natural sinkhole at the Arecibo Observatory located near Arecibo, Puerto Rico. A cable-mount steerable receiver and several radar transmitters for emitting signals were mounted 150 m (492 ft) above the dish. Completed in November 1963, the Arecibo Telescope was the world's largest single-aperture telescope for 53 years, until it was surpassed in July 2016 by the Five-hundred-meter Aperture Spherical Telescope (FAST) in Guizhou, China.\n\n</text:span>It unfortunately collapsed on December 1 2020.</text:p>
          </table:table-cell>
          <table:table-cell table:style-name="Default" office:value-type="string" calcext:value-type="string">
            <text:p>PO</text:p>
          </table:table-cell>
          <table:table-cell table:style-name="Default" office:value-type="string" calcext:value-type="string">
            <text:p>PR</text:p>
          </table:table-cell>
          <table:table-cell office:value-type="float" office:value="0" calcext:value-type="float">
            <text:p>0</text:p>
          </table:table-cell>
          <table:table-cell table:style-name="Default"/>
          <table:table-cell table:style-name="Default" office:value-type="float" office:value="18.318062" calcext:value-type="float">
            <text:p>18.318062</text:p>
          </table:table-cell>
          <table:table-cell table:style-name="Default" office:value-type="float" office:value="-66.741455" calcext:value-type="float">
            <text:p>-66.741455</text:p>
          </table:table-cell>
          <table:table-cell table:style-name="Default" office:value-type="float" office:value="2200" calcext:value-type="float">
            <text:p>2200</text:p>
          </table:table-cell>
          <table:table-cell table:number-columns-repeated="2" table:style-name="Default" office:value-type="float" office:value="0" calcext:value-type="float">
            <text:p>0</text:p>
          </table:table-cell>
          <table:table-cell table:style-name="Default" office:value-type="float" office:value="338" calcext:value-type="float">
            <text:p>338</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c127b605-c180-5af7-75f9-c543182ea1ba</text:p>
          </table:table-cell>
          <table:table-cell table:style-name="Default" office:value-type="string" calcext:value-type="string">
            <text:p>Momella Lakes</text:p>
          </table:table-cell>
          <table:table-cell table:style-name="Default" office:value-type="string" calcext:value-type="string">
            <text:p>This location can be seen at the start the Xbox gameplay trailer, and includes numerous fauna species. However, it is not marked on the world map. It could therefore be considered an easter egg. There is a small pier perfect for docking a small seaplane, and the area is surrounded by the beautiful Arusha National Park and nearby Mount Kilimanjaro.</text:p>
          </table:table-cell>
          <table:table-cell table:style-name="Default" office:value-type="string" calcext:value-type="string">
            <text:p>LA</text:p>
          </table:table-cell>
          <table:table-cell table:style-name="Default" office:value-type="string" calcext:value-type="string">
            <text:p>TZ</text:p>
          </table:table-cell>
          <table:table-cell office:value-type="float" office:value="0" calcext:value-type="float">
            <text:p>0</text:p>
          </table:table-cell>
          <table:table-cell table:style-name="Default"/>
          <table:table-cell table:style-name="Default" office:value-type="float" office:value="-3.223853" calcext:value-type="float">
            <text:p>-3.223853</text:p>
          </table:table-cell>
          <table:table-cell table:style-name="Default" office:value-type="float" office:value="36.913409" calcext:value-type="float">
            <text:p>36.913409</text:p>
          </table:table-cell>
          <table:table-cell table:style-name="Default" office:value-type="float" office:value="4800" calcext:value-type="float">
            <text:p>4800</text:p>
          </table:table-cell>
          <table:table-cell table:number-columns-repeated="2" table:style-name="Default" office:value-type="float" office:value="0" calcext:value-type="float">
            <text:p>0</text:p>
          </table:table-cell>
          <table:table-cell table:style-name="Default" office:value-type="float" office:value="271.08" calcext:value-type="float">
            <text:p>271.08</text:p>
          </table:table-cell>
          <table:table-cell table:style-name="ce20" office:value-type="float" office:value="0" calcext:value-type="float">
            <text:p>0</text:p>
          </table:table-cell>
          <table:table-cell table:style-name="Default" office:value-type="string" calcext:value-type="string">
            <text:p>true</text:p>
          </table:table-cell>
          <table:table-cell table:style-name="Default" office:value-type="string" calcext:value-type="string">
            <text:p>STOP</text:p>
          </table:table-cell>
          <table:table-cell table:style-name="Default"/>
          <table:table-cell table:number-columns-repeated="16367"/>
        </table:table-row>
        <table:table-row table:style-name="ro1">
          <table:table-cell office:value-type="string" calcext:value-type="string">
            <text:p>b79b533b-fb3f-ea04-4df9-296cd636a4bf</text:p>
          </table:table-cell>
          <table:table-cell table:style-name="Default" office:value-type="string" calcext:value-type="string">
            <text:p>Lofoten Ilands</text:p>
          </table:table-cell>
          <table:table-cell table:style-name="Default" office:value-type="string" calcext:value-type="string">
            <text:p>Lofoten <text:s/>is an archipelago and a traditional district in the county of Nordland, Norway. Lofoten has distinctive scenery with dramatic mountains and peaks, open sea and sheltered bays, beaches and untouched lands.</text:p>
          </table:table-cell>
          <table:table-cell table:style-name="Default" office:value-type="string" calcext:value-type="string">
            <text:p>IS</text:p>
          </table:table-cell>
          <table:table-cell table:style-name="Default" office:value-type="string" calcext:value-type="string">
            <text:p>NO</text:p>
          </table:table-cell>
          <table:table-cell office:value-type="float" office:value="0" calcext:value-type="float">
            <text:p>0</text:p>
          </table:table-cell>
          <table:table-cell table:style-name="Default"/>
          <table:table-cell table:style-name="Default" office:value-type="float" office:value="67.827729" calcext:value-type="float">
            <text:p>67.827729</text:p>
          </table:table-cell>
          <table:table-cell table:style-name="Default" office:value-type="float" office:value="12.773244" calcext:value-type="float">
            <text:p>12.773244</text:p>
          </table:table-cell>
          <table:table-cell table:style-name="Default" office:value-type="float" office:value="1100" calcext:value-type="float">
            <text:p>1100</text:p>
          </table:table-cell>
          <table:table-cell table:number-columns-repeated="2" table:style-name="Default" office:value-type="float" office:value="0" calcext:value-type="float">
            <text:p>0</text:p>
          </table:table-cell>
          <table:table-cell table:style-name="Default" office:value-type="float" office:value="61" calcext:value-type="float">
            <text:p>61</text:p>
          </table:table-cell>
          <table:table-cell table:style-name="ce20"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11dc5b75-8526-5736-1d6e-2c8124a46edc</text:p>
          </table:table-cell>
          <table:table-cell table:style-name="Default" office:value-type="string" calcext:value-type="string">
            <text:p>Wolfe Creek Meteorite Crater</text:p>
          </table:table-cell>
          <table:table-cell table:style-name="Default" office:value-type="string" calcext:value-type="string">
            <text:p>Wolfe Creek Crater is a well-preserved meteorite impact crater in Western Australia.</text:p>
          </table:table-cell>
          <table:table-cell table:style-name="Default" office:value-type="string" calcext:value-type="string">
            <text:p>LM</text:p>
          </table:table-cell>
          <table:table-cell table:style-name="Default" office:value-type="string" calcext:value-type="string">
            <text:p>AU</text:p>
          </table:table-cell>
          <table:table-cell office:value-type="float" office:value="0" calcext:value-type="float">
            <text:p>0</text:p>
          </table:table-cell>
          <table:table-cell table:style-name="Default"/>
          <table:table-cell table:style-name="Default" office:value-type="float" office:value="-19.164071" calcext:value-type="float">
            <text:p>-19.164071</text:p>
          </table:table-cell>
          <table:table-cell table:style-name="Default" office:value-type="float" office:value="127.802061" calcext:value-type="float">
            <text:p>127.802061</text:p>
          </table:table-cell>
          <table:table-cell table:style-name="Default" office:value-type="float" office:value="1680" calcext:value-type="float">
            <text:p>1680</text:p>
          </table:table-cell>
          <table:table-cell table:number-columns-repeated="2" table:style-name="Default" office:value-type="float" office:value="0" calcext:value-type="float">
            <text:p>0</text:p>
          </table:table-cell>
          <table:table-cell table:style-name="Default" office:value-type="float" office:value="223" calcext:value-type="float">
            <text:p>223</text:p>
          </table:table-cell>
          <table:table-cell table:style-name="ce20" office:value-type="float" office:value="115" calcext:value-type="float">
            <text:p>11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e4643e78-ed78-4eca-d0d6-2017bb332d5c</text:p>
          </table:table-cell>
          <table:table-cell table:style-name="Default" office:value-type="string" calcext:value-type="string">
            <text:p>Mo'orea Island</text:p>
          </table:table-cell>
          <table:table-cell table:style-name="Default" office:value-type="string" calcext:value-type="string">
            <text:p>Mo'orea, also spelled Moorea, is a volcanic island in French Polynesia. It is one of the Windward Islands, a group that is part of the Society Islands, 17 kilometres (11 mi) northwest of Tahiti. The name comes from the Tahitian word Mo'ore'a, meaning "yellow lizard", An older name for the island is 'Aimeho, sometimes spelled 'Aimeo or 'Eimeo (among other spellings that were used by early visitors before Tahitian spelling was standardized). Early Western colonists and voyagers also referred to Mo'orea as York Island.</text:p>
          </table:table-cell>
          <table:table-cell table:style-name="Default" office:value-type="string" calcext:value-type="string">
            <text:p>IS</text:p>
          </table:table-cell>
          <table:table-cell table:style-name="Default" office:value-type="string" calcext:value-type="string">
            <text:p>PF</text:p>
          </table:table-cell>
          <table:table-cell office:value-type="float" office:value="0" calcext:value-type="float">
            <text:p>0</text:p>
          </table:table-cell>
          <table:table-cell table:style-name="Default"/>
          <table:table-cell table:style-name="Default" office:value-type="float" office:value="-17.63135" calcext:value-type="float">
            <text:p>-17.63135</text:p>
          </table:table-cell>
          <table:table-cell table:style-name="Default" office:value-type="float" office:value="-149.817259" calcext:value-type="float">
            <text:p>-149.817259</text:p>
          </table:table-cell>
          <table:table-cell table:style-name="Default" office:value-type="float" office:value="4500" calcext:value-type="float">
            <text:p>4500</text:p>
          </table:table-cell>
          <table:table-cell table:number-columns-repeated="2" table:style-name="Default" office:value-type="float" office:value="0" calcext:value-type="float">
            <text:p>0</text:p>
          </table:table-cell>
          <table:table-cell table:style-name="Default" office:value-type="float" office:value="355" calcext:value-type="float">
            <text:p>355</text:p>
          </table:table-cell>
          <table:table-cell table:style-name="ce20"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fe83993b-14a4-443f-ad8e-89d4fe0c1e0a</text:p>
          </table:table-cell>
          <table:table-cell table:style-name="Default" office:value-type="string" calcext:value-type="string">
            <text:p>Torres de Paine</text:p>
          </table:table-cell>
          <table:table-cell table:style-name="Default" office:value-type="string" calcext:value-type="string">
            <text:p><text:span text:style-name="T1">The beautiful Serrano river flows throught the Torres del Paine National Park.\n\n</text:span>It is a national park encompassing mountains, glaciers, lakes, and rivers in southern Chilean Patagonia. The Cordillera del Paine is the centerpiece of the park. It lies in a transition area between the Magellanic subpolar forests and the Patagonian Steppes.  Paine means "blue" in the native Tehuelche (Aonikenk) language and is pronounced PIE-nay, while Torres means "towers".</text:p>
          </table:table-cell>
          <table:table-cell table:style-name="Default" office:value-type="string" calcext:value-type="string">
            <text:p>PA</text:p>
          </table:table-cell>
          <table:table-cell table:style-name="Default" office:value-type="string" calcext:value-type="string">
            <text:p>CL</text:p>
          </table:table-cell>
          <table:table-cell office:value-type="float" office:value="0" calcext:value-type="float">
            <text:p>0</text:p>
          </table:table-cell>
          <table:table-cell table:style-name="Default"/>
          <table:table-cell table:style-name="Default" office:value-type="float" office:value="-51.221644" calcext:value-type="float">
            <text:p>-51.221644</text:p>
          </table:table-cell>
          <table:table-cell table:style-name="Default" office:value-type="float" office:value="-72.976707" calcext:value-type="float">
            <text:p>-72.976707</text:p>
          </table:table-cell>
          <table:table-cell table:style-name="Default" office:value-type="float" office:value="2200" calcext:value-type="float">
            <text:p>2200</text:p>
          </table:table-cell>
          <table:table-cell table:number-columns-repeated="2" table:style-name="Default" office:value-type="float" office:value="0" calcext:value-type="float">
            <text:p>0</text:p>
          </table:table-cell>
          <table:table-cell table:style-name="Default" office:value-type="float" office:value="248" calcext:value-type="float">
            <text:p>248</text:p>
          </table:table-cell>
          <table:table-cell table:style-name="ce20" office:value-type="float" office:value="115" calcext:value-type="float">
            <text:p>11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ef538a60-e893-a0e2-2a17-d65d2ceb4c88</text:p>
          </table:table-cell>
          <table:table-cell table:style-name="Default" office:value-type="string" calcext:value-type="string">
            <text:p>Out Skerries</text:p>
          </table:table-cell>
          <table:table-cell table:style-name="Default" office:value-type="string" calcext:value-type="string">
            <text:p>The Out Skerries are an archipelago of islets, some inhabited, in Shetland, Scotland, and are the easternmost group of Shetland's islands. Locally, they are usually called Da Skerries or just Skerries.</text:p>
          </table:table-cell>
          <table:table-cell table:style-name="Default" office:value-type="string" calcext:value-type="string">
            <text:p>LH</text:p>
          </table:table-cell>
          <table:table-cell table:style-name="Default" office:value-type="string" calcext:value-type="string">
            <text:p>GB</text:p>
          </table:table-cell>
          <table:table-cell office:value-type="float" office:value="0" calcext:value-type="float">
            <text:p>0</text:p>
          </table:table-cell>
          <table:table-cell table:style-name="Default"/>
          <table:table-cell table:style-name="Default" office:value-type="float" office:value="60.427871" calcext:value-type="float">
            <text:p>60.427871</text:p>
          </table:table-cell>
          <table:table-cell table:style-name="Default" office:value-type="float" office:value="-0.720155" calcext:value-type="float">
            <text:p>-0.720155</text:p>
          </table:table-cell>
          <table:table-cell table:style-name="Default" office:value-type="float" office:value="300" calcext:value-type="float">
            <text:p>300</text:p>
          </table:table-cell>
          <table:table-cell table:number-columns-repeated="2" table:style-name="Default" office:value-type="float" office:value="0" calcext:value-type="float">
            <text:p>0</text:p>
          </table:table-cell>
          <table:table-cell table:style-name="Default" office:value-type="float" office:value="244" calcext:value-type="float">
            <text:p>244</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d1f52635-2480-9dfa-de58-4d46c6091956</text:p>
          </table:table-cell>
          <table:table-cell table:style-name="Default" office:value-type="string" calcext:value-type="string">
            <text:p>Gosses Bluff Crater</text:p>
          </table:table-cell>
          <table:table-cell table:style-name="Default" office:value-type="string" calcext:value-type="string">
            <text:p>Gosses Bluff is thought to be the eroded remnant of an impact crater. Known as Tnorala to the Western Arrente people of the surrounding region, it is located in the southern Northern Territory.</text:p>
          </table:table-cell>
          <table:table-cell table:style-name="Default" office:value-type="string" calcext:value-type="string">
            <text:p>LM</text:p>
          </table:table-cell>
          <table:table-cell table:style-name="Default" office:value-type="string" calcext:value-type="string">
            <text:p>AU</text:p>
          </table:table-cell>
          <table:table-cell office:value-type="float" office:value="0" calcext:value-type="float">
            <text:p>0</text:p>
          </table:table-cell>
          <table:table-cell table:style-name="Default"/>
          <table:table-cell table:style-name="Default" office:value-type="float" office:value="-23.820552" calcext:value-type="float">
            <text:p>-23.820552</text:p>
          </table:table-cell>
          <table:table-cell table:style-name="Default" office:value-type="float" office:value="132.312668" calcext:value-type="float">
            <text:p>132.312668</text:p>
          </table:table-cell>
          <table:table-cell table:style-name="Default" office:value-type="float" office:value="2800" calcext:value-type="float">
            <text:p>2800</text:p>
          </table:table-cell>
          <table:table-cell table:number-columns-repeated="2" table:style-name="Default" office:value-type="float" office:value="0" calcext:value-type="float">
            <text:p>0</text:p>
          </table:table-cell>
          <table:table-cell table:style-name="Default" office:value-type="float" office:value="17" calcext:value-type="float">
            <text:p>17</text:p>
          </table:table-cell>
          <table:table-cell table:style-name="ce20" office:value-type="float" office:value="90" calcext:value-type="float">
            <text:p>9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1dc71e1a-a3cc-0bda-a2ee-4fa74aa53ba8</text:p>
          </table:table-cell>
          <table:table-cell table:style-name="Default" office:value-type="string" calcext:value-type="string">
            <text:p>Haughton Impact Crater</text:p>
          </table:table-cell>
          <table:table-cell table:style-name="Default" office:value-type="string" calcext:value-type="string">
            <text:p>Haughton impact crater is located on Devon Island, Nunavut in far Northern Canada. It is about 23 km in diameter and formed about 39 million years ago during the late Eocene.</text:p>
          </table:table-cell>
          <table:table-cell table:style-name="Default" office:value-type="string" calcext:value-type="string">
            <text:p>LM</text:p>
          </table:table-cell>
          <table:table-cell table:style-name="Default" office:value-type="string" calcext:value-type="string">
            <text:p>CA</text:p>
          </table:table-cell>
          <table:table-cell office:value-type="float" office:value="0" calcext:value-type="float">
            <text:p>0</text:p>
          </table:table-cell>
          <table:table-cell table:style-name="Default"/>
          <table:table-cell table:style-name="Default" office:value-type="float" office:value="75.383428" calcext:value-type="float">
            <text:p>75.383428</text:p>
          </table:table-cell>
          <table:table-cell table:style-name="Default" office:value-type="float" office:value="-89.671646" calcext:value-type="float">
            <text:p>-89.671646</text:p>
          </table:table-cell>
          <table:table-cell table:style-name="Default" office:value-type="float" office:value="6500" calcext:value-type="float">
            <text:p>6500</text:p>
          </table:table-cell>
          <table:table-cell table:number-columns-repeated="2" table:style-name="Default" office:value-type="float" office:value="0" calcext:value-type="float">
            <text:p>0</text:p>
          </table:table-cell>
          <table:table-cell table:style-name="Default" office:value-type="float" office:value="64" calcext:value-type="float">
            <text:p>64</text:p>
          </table:table-cell>
          <table:table-cell table:style-name="ce20"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5fea6b39-fbfb-f632-7fbb-80a5ceb9203d</text:p>
          </table:table-cell>
          <table:table-cell table:style-name="Default" office:value-type="string" calcext:value-type="string">
            <text:p>Lake Kuttara</text:p>
          </table:table-cell>
          <table:table-cell table:style-name="Default" office:value-type="string" calcext:value-type="string">
            <text:p>Lake Kuttara is a nearly circular caldera lake in Shiraoi, Hokkaidō, Japan. It is part of Shikotsu-Tōya National Park. The lake is recognized as having the best water quality in all of Japan.</text:p>
          </table:table-cell>
          <table:table-cell table:style-name="Default" office:value-type="string" calcext:value-type="string">
            <text:p>LA</text:p>
          </table:table-cell>
          <table:table-cell table:style-name="Default" office:value-type="string" calcext:value-type="string">
            <text:p>JP</text:p>
          </table:table-cell>
          <table:table-cell office:value-type="float" office:value="0" calcext:value-type="float">
            <text:p>0</text:p>
          </table:table-cell>
          <table:table-cell table:style-name="Default"/>
          <table:table-cell table:style-name="Default" office:value-type="float" office:value="42.515096" calcext:value-type="float">
            <text:p>42.515096</text:p>
          </table:table-cell>
          <table:table-cell table:style-name="Default" office:value-type="float" office:value="141.149154" calcext:value-type="float">
            <text:p>141.149154</text:p>
          </table:table-cell>
          <table:table-cell table:style-name="Default" office:value-type="float" office:value="22000" calcext:value-type="float">
            <text:p>22000</text:p>
          </table:table-cell>
          <table:table-cell table:number-columns-repeated="2" table:style-name="Default" office:value-type="float" office:value="0" calcext:value-type="float">
            <text:p>0</text:p>
          </table:table-cell>
          <table:table-cell table:style-name="Default" office:value-type="float" office:value="117" calcext:value-type="float">
            <text:p>117</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b1b6860c-dc3f-c50b-6a09-3944f577ac6a</text:p>
          </table:table-cell>
          <table:table-cell table:style-name="Default" office:value-type="string" calcext:value-type="string">
            <text:p>Popocatépetl Volcano</text:p>
          </table:table-cell>
          <table:table-cell table:style-name="Default" office:value-type="string" calcext:value-type="string">
            <text:p>Popocatépetl is an active stratovolcano located in the states of Puebla, Morelos, and Mexico in central Mexico.</text:p>
          </table:table-cell>
          <table:table-cell table:style-name="Default" office:value-type="string" calcext:value-type="string">
            <text:p>MO</text:p>
          </table:table-cell>
          <table:table-cell table:style-name="Default" office:value-type="string" calcext:value-type="string">
            <text:p>MX</text:p>
          </table:table-cell>
          <table:table-cell office:value-type="float" office:value="0" calcext:value-type="float">
            <text:p>0</text:p>
          </table:table-cell>
          <table:table-cell table:style-name="Default"/>
          <table:table-cell table:style-name="Default" office:value-type="float" office:value="19.04438" calcext:value-type="float">
            <text:p>19.04438</text:p>
          </table:table-cell>
          <table:table-cell table:style-name="Default" office:value-type="float" office:value="-98.564888" calcext:value-type="float">
            <text:p>-98.564888</text:p>
          </table:table-cell>
          <table:table-cell table:style-name="Default" office:value-type="float" office:value="16000" calcext:value-type="float">
            <text:p>16000</text:p>
          </table:table-cell>
          <table:table-cell table:number-columns-repeated="2" table:style-name="Default" office:value-type="float" office:value="0" calcext:value-type="float">
            <text:p>0</text:p>
          </table:table-cell>
          <table:table-cell table:style-name="Default" office:value-type="float" office:value="250" calcext:value-type="float">
            <text:p>250</text:p>
          </table:table-cell>
          <table:table-cell table:style-name="ce20" office:value-type="float" office:value="105" calcext:value-type="float">
            <text:p>10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0d0ce18b-5f97-044b-9e5b-48eb88e39c80</text:p>
          </table:table-cell>
          <table:table-cell table:style-name="Default" office:value-type="string" calcext:value-type="string">
            <text:p>Zanzibar</text:p>
          </table:table-cell>
          <table:table-cell table:style-name="Default" office:value-type="string" calcext:value-type="string">
            <text:p><text:span text:style-name="T1">Unguja, also known as Zanzibar Island, is the main island in the Tanzanian archipelago of Zanzibar. Stone Town, part of Zanzibar City, is an old trade center, with mosques and winding lanes.\n\n</text:span>You can see amazing water mask along its beach.</text:p>
          </table:table-cell>
          <table:table-cell table:style-name="Default" office:value-type="string" calcext:value-type="string">
            <text:p>IS</text:p>
          </table:table-cell>
          <table:table-cell table:style-name="Default" office:value-type="string" calcext:value-type="string">
            <text:p>TZ</text:p>
          </table:table-cell>
          <table:table-cell office:value-type="float" office:value="0" calcext:value-type="float">
            <text:p>0</text:p>
          </table:table-cell>
          <table:table-cell table:style-name="Default"/>
          <table:table-cell table:style-name="Default" office:value-type="float" office:value="-6.408553" calcext:value-type="float">
            <text:p>-6.408553</text:p>
          </table:table-cell>
          <table:table-cell table:style-name="Default" office:value-type="float" office:value="39.442423" calcext:value-type="float">
            <text:p>39.442423</text:p>
          </table:table-cell>
          <table:table-cell table:style-name="Default" office:value-type="float" office:value="400" calcext:value-type="float">
            <text:p>400</text:p>
          </table:table-cell>
          <table:table-cell table:number-columns-repeated="2" table:style-name="Default" office:value-type="float" office:value="0" calcext:value-type="float">
            <text:p>0</text:p>
          </table:table-cell>
          <table:table-cell table:style-name="Default" office:value-type="float" office:value="348" calcext:value-type="float">
            <text:p>348</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8c00e128-8a25-b707-24a4-f3e5553645b0</text:p>
          </table:table-cell>
          <table:table-cell table:style-name="Default" office:value-type="string" calcext:value-type="string">
            <text:p>Lake Ichkeul</text:p>
          </table:table-cell>
          <table:table-cell table:style-name="Default" office:value-type="string" calcext:value-type="string">
            <text:p>Lake Ichkeul is a lake in northern Tunisia, located 20 kilometres (12 miles) to Bizerte, the northernmost city in Africa on the Mediterranean Sea. The lake and wetlands of Ichkeul National Park are an important stopping-over point for hundreds of thousands of migrating birds each year. Among the lake's visitors are ducks, geese, storks, and pink flamingoes. Dam construction on the lake's feeder rivers has produced major changes to the ecological balance of the lake and wetlands.</text:p>
          </table:table-cell>
          <table:table-cell table:style-name="Default" office:value-type="string" calcext:value-type="string">
            <text:p>LA</text:p>
          </table:table-cell>
          <table:table-cell table:style-name="Default" office:value-type="string" calcext:value-type="string">
            <text:p>TN</text:p>
          </table:table-cell>
          <table:table-cell office:value-type="float" office:value="0" calcext:value-type="float">
            <text:p>0</text:p>
          </table:table-cell>
          <table:table-cell table:style-name="Default"/>
          <table:table-cell table:style-name="Default" office:value-type="float" office:value="37.168513" calcext:value-type="float">
            <text:p>37.168513</text:p>
          </table:table-cell>
          <table:table-cell table:style-name="Default" office:value-type="float" office:value="9.799133" calcext:value-type="float">
            <text:p>9.799133</text:p>
          </table:table-cell>
          <table:table-cell table:style-name="Default" office:value-type="float" office:value="8000" calcext:value-type="float">
            <text:p>8000</text:p>
          </table:table-cell>
          <table:table-cell table:number-columns-repeated="2" table:style-name="Default" office:value-type="float" office:value="0" calcext:value-type="float">
            <text:p>0</text:p>
          </table:table-cell>
          <table:table-cell table:style-name="Default" office:value-type="float" office:value="265" calcext:value-type="float">
            <text:p>265</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ce685492-e27b-3ab6-3d86-6be28a92ac3e</text:p>
          </table:table-cell>
          <table:table-cell table:style-name="Default" office:value-type="string" calcext:value-type="string">
            <text:p>Yendegaia National Park</text:p>
          </table:table-cell>
          <table:table-cell table:style-name="Default" office:value-type="string" calcext:value-type="string">
            <text:p>Yendegaia National Park is located in Tierra del Fuego in the Magallanes y la Antártica Chilena Region of Chile and contains 150,612 ha (372,170 acres) of mountainous terrain and Valdivian temperate rain forest. It borders the Alberto de Agostini National Park and Tierra del Fuego National Park.</text:p>
          </table:table-cell>
          <table:table-cell table:style-name="Default" office:value-type="string" calcext:value-type="string">
            <text:p>PA</text:p>
          </table:table-cell>
          <table:table-cell table:style-name="Default" office:value-type="string" calcext:value-type="string">
            <text:p>CL</text:p>
          </table:table-cell>
          <table:table-cell office:value-type="float" office:value="0" calcext:value-type="float">
            <text:p>0</text:p>
          </table:table-cell>
          <table:table-cell table:style-name="Default"/>
          <table:table-cell table:style-name="Default" office:value-type="float" office:value="-54.839678" calcext:value-type="float">
            <text:p>-54.839678</text:p>
          </table:table-cell>
          <table:table-cell table:style-name="Default" office:value-type="float" office:value="-68.816526" calcext:value-type="float">
            <text:p>-68.816526</text:p>
          </table:table-cell>
          <table:table-cell table:style-name="Default" office:value-type="float" office:value="3000" calcext:value-type="float">
            <text:p>3000</text:p>
          </table:table-cell>
          <table:table-cell table:number-columns-repeated="2" table:style-name="Default" office:value-type="float" office:value="0" calcext:value-type="float">
            <text:p>0</text:p>
          </table:table-cell>
          <table:table-cell table:style-name="Default" office:value-type="float" office:value="316" calcext:value-type="float">
            <text:p>316</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01288943-82a2-4976-bd73-40a79dd790f1</text:p>
          </table:table-cell>
          <table:table-cell table:style-name="Default" office:value-type="string" calcext:value-type="string">
            <text:p>Behringer Meteor Crater</text:p>
          </table:table-cell>
          <table:table-cell table:style-name="Default" office:value-type="string" calcext:value-type="string">
            <text:p>Behringer Meteor Crater is a meteorite impact crater about 37 mi (60 km) east of Flagstaff, Arizona. <text:s/>The crater was created about 50,000 years ago during the Pleistocene epoch when a nickel-iron meteorite about 160 ft (50 m) across collided with Earth. </text:p>
          </table:table-cell>
          <table:table-cell table:style-name="Default" office:value-type="string" calcext:value-type="string">
            <text:p>LM</text:p>
          </table:table-cell>
          <table:table-cell table:style-name="Default" office:value-type="string" calcext:value-type="string">
            <text:p>US</text:p>
          </table:table-cell>
          <table:table-cell office:value-type="float" office:value="0" calcext:value-type="float">
            <text:p>0</text:p>
          </table:table-cell>
          <table:table-cell table:style-name="Default"/>
          <table:table-cell table:style-name="Default" office:value-type="float" office:value="35.039991" calcext:value-type="float">
            <text:p>35.039991</text:p>
          </table:table-cell>
          <table:table-cell table:style-name="Default" office:value-type="float" office:value="-111.0196" calcext:value-type="float">
            <text:p>-111.0196</text:p>
          </table:table-cell>
          <table:table-cell table:style-name="Default" office:value-type="float" office:value="6100" calcext:value-type="float">
            <text:p>6100</text:p>
          </table:table-cell>
          <table:table-cell table:number-columns-repeated="2" table:style-name="Default" office:value-type="float" office:value="0" calcext:value-type="float">
            <text:p>0</text:p>
          </table:table-cell>
          <table:table-cell table:style-name="Default" office:value-type="float" office:value="191" calcext:value-type="float">
            <text:p>191</text:p>
          </table:table-cell>
          <table:table-cell table:style-name="ce20" office:value-type="float" office:value="115" calcext:value-type="float">
            <text:p>11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4be1a4d7-9a92-6f35-2d39-97fe140be299</text:p>
          </table:table-cell>
          <table:table-cell table:style-name="Default" office:value-type="string" calcext:value-type="string">
            <text:p>Volcán Lanín</text:p>
          </table:table-cell>
          <table:table-cell table:style-name="Default" office:value-type="string" calcext:value-type="string">
            <text:p>Lanín is an ice-clad, cone-shaped stratovolcano on the border of Argentina and Chile. It forms part of two national parks: Lanín in Argentina and Villarrica in Chile. It is a symbol of the Argentine province of Neuquén, being part of its flag and its anthem. Although the date of its last eruption is not known, it is estimated to have occurred within the last 10,000 years.</text:p>
          </table:table-cell>
          <table:table-cell table:style-name="Default" office:value-type="string" calcext:value-type="string">
            <text:p>MO</text:p>
          </table:table-cell>
          <table:table-cell table:style-name="Default" office:value-type="string" calcext:value-type="string">
            <text:p>AR</text:p>
          </table:table-cell>
          <table:table-cell office:value-type="float" office:value="0" calcext:value-type="float">
            <text:p>0</text:p>
          </table:table-cell>
          <table:table-cell table:style-name="Default"/>
          <table:table-cell table:style-name="Default" office:value-type="float" office:value="-39.606775" calcext:value-type="float">
            <text:p>-39.606775</text:p>
          </table:table-cell>
          <table:table-cell table:style-name="Default" office:value-type="float" office:value="-71.462413" calcext:value-type="float">
            <text:p>-71.462413</text:p>
          </table:table-cell>
          <table:table-cell table:style-name="Default" office:value-type="float" office:value="12700" calcext:value-type="float">
            <text:p>12700</text:p>
          </table:table-cell>
          <table:table-cell table:number-columns-repeated="2" table:style-name="Default" office:value-type="float" office:value="0" calcext:value-type="float">
            <text:p>0</text:p>
          </table:table-cell>
          <table:table-cell table:style-name="Default" office:value-type="float" office:value="225" calcext:value-type="float">
            <text:p>225</text:p>
          </table:table-cell>
          <table:table-cell table:style-name="ce20" office:value-type="float" office:value="90" calcext:value-type="float">
            <text:p>9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837905d2-76c0-2e15-efcb-49975faee120</text:p>
          </table:table-cell>
          <table:table-cell table:style-name="Default" office:value-type="string" calcext:value-type="string">
            <text:p>Lagoa das Sete Cidades</text:p>
          </table:table-cell>
          <table:table-cell table:style-name="Default" office:value-type="string" calcext:value-type="string">
            <text:p><text:span text:style-name="T1">It's a twin lake on a volcano crater, located at the island of São Miguel, archipelago of Azores, Portugal.\n\n</text:span>Its name literally means "Lagoon of the Seven Cities".</text:p>
          </table:table-cell>
          <table:table-cell table:style-name="Default" office:value-type="string" calcext:value-type="string">
            <text:p>LA</text:p>
          </table:table-cell>
          <table:table-cell table:style-name="Default" office:value-type="string" calcext:value-type="string">
            <text:p>PT</text:p>
          </table:table-cell>
          <table:table-cell office:value-type="float" office:value="0" calcext:value-type="float">
            <text:p>0</text:p>
          </table:table-cell>
          <table:table-cell table:style-name="Default"/>
          <table:table-cell table:style-name="Default" office:value-type="float" office:value="37.832529" calcext:value-type="float">
            <text:p>37.832529</text:p>
          </table:table-cell>
          <table:table-cell table:style-name="Default" office:value-type="float" office:value="-25.796568" calcext:value-type="float">
            <text:p>-25.796568</text:p>
          </table:table-cell>
          <table:table-cell table:style-name="Default" office:value-type="float" office:value="3000" calcext:value-type="float">
            <text:p>3000</text:p>
          </table:table-cell>
          <table:table-cell table:number-columns-repeated="2" table:style-name="Default" office:value-type="float" office:value="0" calcext:value-type="float">
            <text:p>0</text:p>
          </table:table-cell>
          <table:table-cell table:style-name="Default" office:value-type="float" office:value="18.25" calcext:value-type="float">
            <text:p>18.25</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f2b7808a-5876-c7c6-c7c8-67002c05acc6</text:p>
          </table:table-cell>
          <table:table-cell table:style-name="Default" office:value-type="string" calcext:value-type="string">
            <text:p>Vinicunca (Rainbow mountain)</text:p>
          </table:table-cell>
          <table:table-cell table:style-name="Default" office:value-type="string" calcext:value-type="string">
            <text:p>The Vinicunca mountain is colored by several rock materials.</text:p>
          </table:table-cell>
          <table:table-cell table:style-name="Default" office:value-type="string" calcext:value-type="string">
            <text:p>MO</text:p>
          </table:table-cell>
          <table:table-cell table:style-name="Default" office:value-type="string" calcext:value-type="string">
            <text:p>PE</text:p>
          </table:table-cell>
          <table:table-cell office:value-type="float" office:value="0" calcext:value-type="float">
            <text:p>0</text:p>
          </table:table-cell>
          <table:table-cell table:style-name="Default"/>
          <table:table-cell table:style-name="Default" office:value-type="float" office:value="-13.863615" calcext:value-type="float">
            <text:p>-13.863615</text:p>
          </table:table-cell>
          <table:table-cell table:style-name="Default" office:value-type="float" office:value="-71.299407" calcext:value-type="float">
            <text:p>-71.299407</text:p>
          </table:table-cell>
          <table:table-cell table:style-name="Default" office:value-type="float" office:value="16700" calcext:value-type="float">
            <text:p>16700</text:p>
          </table:table-cell>
          <table:table-cell table:number-columns-repeated="2" table:style-name="Default" office:value-type="float" office:value="0" calcext:value-type="float">
            <text:p>0</text:p>
          </table:table-cell>
          <table:table-cell table:style-name="Default" office:value-type="float" office:value="212" calcext:value-type="float">
            <text:p>212</text:p>
          </table:table-cell>
          <table:table-cell table:style-name="ce20" office:value-type="float" office:value="85" calcext:value-type="float">
            <text:p>8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a45e37cc-420a-2803-7de1-008844e3041f</text:p>
          </table:table-cell>
          <table:table-cell table:style-name="Default" office:value-type="string" calcext:value-type="string">
            <text:p>Black Rocks of Pungo Andongo</text:p>
          </table:table-cell>
          <table:table-cell table:style-name="Default" office:value-type="string" calcext:value-type="string">
            <text:p>The Black Rocks of Pungo Andongo are dramatic rock formations springing up from the flat Savanna of southern Angola. These impressive desert monoliths were associated with tribal legend for the indigenous peoples of the region. While not appearing black in the Sim, these rock formations are still impressive, especially given the remarkable contrast to the flat desert surroundings. </text:p>
          </table:table-cell>
          <table:table-cell table:style-name="Default" office:value-type="string" calcext:value-type="string">
            <text:p>LM</text:p>
          </table:table-cell>
          <table:table-cell table:style-name="Default" office:value-type="string" calcext:value-type="string">
            <text:p>AO</text:p>
          </table:table-cell>
          <table:table-cell office:value-type="float" office:value="0" calcext:value-type="float">
            <text:p>0</text:p>
          </table:table-cell>
          <table:table-cell table:style-name="Default"/>
          <table:table-cell table:style-name="Default" office:value-type="float" office:value="-9.696438" calcext:value-type="float">
            <text:p>-9.696438</text:p>
          </table:table-cell>
          <table:table-cell table:style-name="Default" office:value-type="float" office:value="15.592988" calcext:value-type="float">
            <text:p>15.592988</text:p>
          </table:table-cell>
          <table:table-cell table:style-name="Default" office:value-type="float" office:value="4650" calcext:value-type="float">
            <text:p>4650</text:p>
          </table:table-cell>
          <table:table-cell table:number-columns-repeated="2" table:style-name="Default" office:value-type="float" office:value="0" calcext:value-type="float">
            <text:p>0</text:p>
          </table:table-cell>
          <table:table-cell table:style-name="Default" office:value-type="float" office:value="4.5" calcext:value-type="float">
            <text:p>4.5</text:p>
          </table:table-cell>
          <table:table-cell table:style-name="ce20"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8e3d03c4-14e5-d85e-9743-50d3810c5581</text:p>
          </table:table-cell>
          <table:table-cell table:style-name="Default" office:value-type="string" calcext:value-type="string">
            <text:p>The Great Blue Hole</text:p>
          </table:table-cell>
          <table:table-cell table:style-name="Default" office:value-type="string" calcext:value-type="string">
            <text:p>The Great Blue Hole is a giant marine sinkhole off the coast of Belize. It lies near the center of Lighthouse Reef, a small atoll 70 km from the mainland and Belize City.</text:p>
          </table:table-cell>
          <table:table-cell table:style-name="Default" office:value-type="string" calcext:value-type="string">
            <text:p>SE</text:p>
          </table:table-cell>
          <table:table-cell table:style-name="Default" office:value-type="string" calcext:value-type="string">
            <text:p>BZ</text:p>
          </table:table-cell>
          <table:table-cell office:value-type="float" office:value="0" calcext:value-type="float">
            <text:p>0</text:p>
          </table:table-cell>
          <table:table-cell table:style-name="Default"/>
          <table:table-cell table:style-name="Default" office:value-type="float" office:value="17.310091" calcext:value-type="float">
            <text:p>17.310091</text:p>
          </table:table-cell>
          <table:table-cell table:style-name="Default" office:value-type="float" office:value="-87.52792" calcext:value-type="float">
            <text:p>-87.52792</text:p>
          </table:table-cell>
          <table:table-cell table:style-name="Default" office:value-type="float" office:value="645" calcext:value-type="float">
            <text:p>645</text:p>
          </table:table-cell>
          <table:table-cell table:number-columns-repeated="2" table:style-name="Default" office:value-type="float" office:value="0" calcext:value-type="float">
            <text:p>0</text:p>
          </table:table-cell>
          <table:table-cell table:style-name="Default" office:value-type="float" office:value="312" calcext:value-type="float">
            <text:p>312</text:p>
          </table:table-cell>
          <table:table-cell table:style-name="ce20" office:value-type="float" office:value="80" calcext:value-type="float">
            <text:p>8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e9323b17-918e-6f33-17de-06ed7a80cec0</text:p>
          </table:table-cell>
          <table:table-cell table:style-name="Default" office:value-type="string" calcext:value-type="string">
            <text:p>Machu Picchu</text:p>
          </table:table-cell>
          <table:table-cell table:style-name="Default" office:value-type="string" calcext:value-type="string">
            <text:p><text:span text:style-name="T1">Machu Picchu is a 15th-century Inca citadel located in the Eastern Cordillera of southern Peru on a 2,430-meter (7,970 ft) mountain range. It is located in the Machupicchu District within Urubamba Province above the Sacred Valley, which is 80 kilometers (50 mi) northwest of Cusco. The Urubamba River flows past it, cutting through the Cordillera and creating a canyon with a tropical mountain climate.\n\n</text:span>The Incas, in contrast to the Maya, had no written language, and no European visited the site until the 19th century, so far as is known. There are, therefore, no written records of the site while it was in use. The names of the buildings, their supposed uses, and their inhabitants are all the product of modern archeologists, on the basis of physical evidence, including tombs at the site.</text:p>
          </table:table-cell>
          <table:table-cell table:style-name="Default" office:value-type="string" calcext:value-type="string">
            <text:p>TO</text:p>
          </table:table-cell>
          <table:table-cell table:style-name="Default" office:value-type="string" calcext:value-type="string">
            <text:p>PE</text:p>
          </table:table-cell>
          <table:table-cell office:value-type="float" office:value="0" calcext:value-type="float">
            <text:p>0</text:p>
          </table:table-cell>
          <table:table-cell table:style-name="Default"/>
          <table:table-cell table:style-name="Default" office:value-type="float" office:value="-13.158153" calcext:value-type="float">
            <text:p>-13.158153</text:p>
          </table:table-cell>
          <table:table-cell table:style-name="Default" office:value-type="float" office:value="-72.535516" calcext:value-type="float">
            <text:p>-72.535516</text:p>
          </table:table-cell>
          <table:table-cell table:style-name="Default" office:value-type="float" office:value="8350" calcext:value-type="float">
            <text:p>8350</text:p>
          </table:table-cell>
          <table:table-cell table:number-columns-repeated="2" table:style-name="Default" office:value-type="float" office:value="0" calcext:value-type="float">
            <text:p>0</text:p>
          </table:table-cell>
          <table:table-cell table:style-name="Default" office:value-type="float" office:value="242" calcext:value-type="float">
            <text:p>242</text:p>
          </table:table-cell>
          <table:table-cell table:style-name="ce20" office:value-type="float" office:value="80" calcext:value-type="float">
            <text:p>8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843f0d8e-de16-8b7e-358e-02d7a268f862</text:p>
          </table:table-cell>
          <table:table-cell table:style-name="Default" office:value-type="string" calcext:value-type="string">
            <text:p>Juani Island</text:p>
          </table:table-cell>
          <table:table-cell table:style-name="Default" office:value-type="string" calcext:value-type="string">
            <text:p><text:span text:style-name="T1">Beautiful water masking surrounding Juani Island. Part of the Rufiji Mafia Kilwa Marine Reserve, located in the three districts of Rufiji, Mafia and Kilwa, within the Coast and Lindi regions of southeast Tanzania.\n\n</text:span>The area is listed as a world heritage site. </text:p>
          </table:table-cell>
          <table:table-cell table:style-name="Default" office:value-type="string" calcext:value-type="string">
            <text:p>IS</text:p>
          </table:table-cell>
          <table:table-cell table:style-name="Default" office:value-type="string" calcext:value-type="string">
            <text:p>TZ</text:p>
          </table:table-cell>
          <table:table-cell office:value-type="float" office:value="0" calcext:value-type="float">
            <text:p>0</text:p>
          </table:table-cell>
          <table:table-cell table:style-name="Default"/>
          <table:table-cell table:style-name="Default" office:value-type="float" office:value="-8.039493" calcext:value-type="float">
            <text:p>-8.039493</text:p>
          </table:table-cell>
          <table:table-cell table:style-name="Default" office:value-type="float" office:value="39.7492" calcext:value-type="float">
            <text:p>39.7492</text:p>
          </table:table-cell>
          <table:table-cell table:style-name="Default" office:value-type="float" office:value="760" calcext:value-type="float">
            <text:p>760</text:p>
          </table:table-cell>
          <table:table-cell table:number-columns-repeated="2" table:style-name="Default" office:value-type="float" office:value="0" calcext:value-type="float">
            <text:p>0</text:p>
          </table:table-cell>
          <table:table-cell table:style-name="Default" office:value-type="float" office:value="46" calcext:value-type="float">
            <text:p>46</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ff8f6234-0486-7182-3383-faa696cbe106</text:p>
          </table:table-cell>
          <table:table-cell table:style-name="Default" office:value-type="string" calcext:value-type="string">
            <text:p>Dahlak Marine National Park</text:p>
          </table:table-cell>
          <table:table-cell table:style-name="Default" office:value-type="string" calcext:value-type="string">
            <text:p><text:span text:style-name="T1">Dahlak (Dahlac) Marine National Park is a national park in the Northern Red Sea Region of Eritrea. It includes part of the Dahlak archipelago and the surrounding waters.\n\n</text:span>Permission must be acquired before being allowed to travel to Dahlak Marine National Park. The park is flourishing with wildlife and there are an estimated 325 different species of fish in the waters surrounding the region. Many of the uninhabited islands have become nesting areas for large numbers of seabirds due to their isolated nature and rich feeding grounds in the surrounding area.</text:p>
          </table:table-cell>
          <table:table-cell table:style-name="Default" office:value-type="string" calcext:value-type="string">
            <text:p>PA</text:p>
          </table:table-cell>
          <table:table-cell table:style-name="Default" office:value-type="string" calcext:value-type="string">
            <text:p>ER</text:p>
          </table:table-cell>
          <table:table-cell office:value-type="float" office:value="0" calcext:value-type="float">
            <text:p>0</text:p>
          </table:table-cell>
          <table:table-cell table:style-name="Default"/>
          <table:table-cell table:style-name="Default" office:value-type="float" office:value="15.775864" calcext:value-type="float">
            <text:p>15.775864</text:p>
          </table:table-cell>
          <table:table-cell table:style-name="Default" office:value-type="float" office:value="40.148547" calcext:value-type="float">
            <text:p>40.148547</text:p>
          </table:table-cell>
          <table:table-cell table:style-name="Default" office:value-type="float" office:value="320" calcext:value-type="float">
            <text:p>320</text:p>
          </table:table-cell>
          <table:table-cell table:number-columns-repeated="2" table:style-name="Default" office:value-type="float" office:value="0" calcext:value-type="float">
            <text:p>0</text:p>
          </table:table-cell>
          <table:table-cell table:style-name="Default" office:value-type="float" office:value="282" calcext:value-type="float">
            <text:p>282</text:p>
          </table:table-cell>
          <table:table-cell table:style-name="ce20"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b7deaa9b-1762-ac00-fcf9-8067ae5d1360</text:p>
          </table:table-cell>
          <table:table-cell table:style-name="Default" office:value-type="string" calcext:value-type="string">
            <text:p>Mount Cook National Park</text:p>
          </table:table-cell>
          <table:table-cell table:style-name="Default" office:value-type="string" calcext:value-type="string">
            <text:p>Aoraki/Mount Cook National Park is in the South Island of New Zealand. Aoraki / Mount Cook, New Zealand's highest mountain, and the eponymous village lie within the park. The area was gazetted as a national park in October 1953 and consists of reserves that were established as early as 1887 to protect the area's significant vegetation and landscape.</text:p>
          </table:table-cell>
          <table:table-cell table:style-name="Default" office:value-type="string" calcext:value-type="string">
            <text:p>PA</text:p>
          </table:table-cell>
          <table:table-cell table:style-name="Default" office:value-type="string" calcext:value-type="string">
            <text:p>NZ</text:p>
          </table:table-cell>
          <table:table-cell office:value-type="float" office:value="0" calcext:value-type="float">
            <text:p>0</text:p>
          </table:table-cell>
          <table:table-cell table:style-name="Default"/>
          <table:table-cell table:style-name="Default" office:value-type="float" office:value="-43.59278" calcext:value-type="float">
            <text:p>-43.59278</text:p>
          </table:table-cell>
          <table:table-cell table:style-name="Default" office:value-type="float" office:value="170.190176" calcext:value-type="float">
            <text:p>170.190176</text:p>
          </table:table-cell>
          <table:table-cell table:style-name="Default" office:value-type="float" office:value="12200" calcext:value-type="float">
            <text:p>12200</text:p>
          </table:table-cell>
          <table:table-cell table:number-columns-repeated="2" table:style-name="Default" office:value-type="float" office:value="0" calcext:value-type="float">
            <text:p>0</text:p>
          </table:table-cell>
          <table:table-cell table:style-name="Default" office:value-type="float" office:value="260" calcext:value-type="float">
            <text:p>260</text:p>
          </table:table-cell>
          <table:table-cell table:style-name="ce20"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35682b54-b867-f124-99d6-a00fa34a321c</text:p>
          </table:table-cell>
          <table:table-cell table:style-name="Default" office:value-type="string" calcext:value-type="string">
            <text:p>Sani Pass</text:p>
          </table:table-cell>
          <table:table-cell table:style-name="Default" office:value-type="string" calcext:value-type="string">
            <text:p>Sani Pass is a mountain pass located in the West of KwaZulu-Natal, South Africa on the road between Underberg, KwaZulu-Natal and Mokhotlong, Lesotho.</text:p>
          </table:table-cell>
          <table:table-cell table:style-name="Default" office:value-type="string" calcext:value-type="string">
            <text:p>MO</text:p>
          </table:table-cell>
          <table:table-cell table:style-name="Default" office:value-type="string" calcext:value-type="string">
            <text:p>ZA</text:p>
          </table:table-cell>
          <table:table-cell office:value-type="float" office:value="0" calcext:value-type="float">
            <text:p>0</text:p>
          </table:table-cell>
          <table:table-cell table:style-name="Default"/>
          <table:table-cell table:style-name="Default" office:value-type="float" office:value="-29.597413" calcext:value-type="float">
            <text:p>-29.597413</text:p>
          </table:table-cell>
          <table:table-cell table:style-name="Default" office:value-type="float" office:value="29.310338" calcext:value-type="float">
            <text:p>29.310338</text:p>
          </table:table-cell>
          <table:table-cell table:style-name="Default" office:value-type="float" office:value="10000" calcext:value-type="float">
            <text:p>10000</text:p>
          </table:table-cell>
          <table:table-cell table:number-columns-repeated="2" table:style-name="Default" office:value-type="float" office:value="0" calcext:value-type="float">
            <text:p>0</text:p>
          </table:table-cell>
          <table:table-cell table:style-name="Default" office:value-type="float" office:value="298" calcext:value-type="float">
            <text:p>298</text:p>
          </table:table-cell>
          <table:table-cell table:style-name="ce20"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f167a03e-a4f6-32ec-30f2-7809aa338657</text:p>
          </table:table-cell>
          <table:table-cell table:style-name="Default" office:value-type="string" calcext:value-type="string">
            <text:p>Mont Blanc</text:p>
          </table:table-cell>
          <table:table-cell table:style-name="Default" office:value-type="string" calcext:value-type="string">
            <text:p>Mont Blanc (meaning "white mountain") is the highest mountain in the Alps and Western Europe, rising 4,807.81 m (15,774 ft) above sea level. It is the second-most prominent mountain in Europe, after Mount Elbrus, and it is the eleventh most prominent mountain summit in the world.</text:p>
          </table:table-cell>
          <table:table-cell table:style-name="Default" office:value-type="string" calcext:value-type="string">
            <text:p>MO</text:p>
          </table:table-cell>
          <table:table-cell table:style-name="Default" office:value-type="string" calcext:value-type="string">
            <text:p>FR</text:p>
          </table:table-cell>
          <table:table-cell office:value-type="float" office:value="0" calcext:value-type="float">
            <text:p>0</text:p>
          </table:table-cell>
          <table:table-cell table:style-name="Default"/>
          <table:table-cell table:style-name="Default" office:value-type="float" office:value="45.847646" calcext:value-type="float">
            <text:p>45.847646</text:p>
          </table:table-cell>
          <table:table-cell table:style-name="Default" office:value-type="float" office:value="6.946393" calcext:value-type="float">
            <text:p>6.946393</text:p>
          </table:table-cell>
          <table:table-cell table:style-name="Default" office:value-type="float" office:value="15500" calcext:value-type="float">
            <text:p>15500</text:p>
          </table:table-cell>
          <table:table-cell table:number-columns-repeated="2" table:style-name="Default" office:value-type="float" office:value="0" calcext:value-type="float">
            <text:p>0</text:p>
          </table:table-cell>
          <table:table-cell table:style-name="Default" office:value-type="float" office:value="253" calcext:value-type="float">
            <text:p>253</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17d0ffcf-9ba0-1124-f7e0-abb40ea43b6b</text:p>
          </table:table-cell>
          <table:table-cell table:style-name="Default" office:value-type="string" calcext:value-type="string">
            <text:p>Wadi Rum</text:p>
          </table:table-cell>
          <table:table-cell table:style-name="Default" office:value-type="string" calcext:value-type="string">
            <text:p><text:span text:style-name="T1">Wadi Rum (also Wādī al-Ramm), known also as the Valley of the Moon, is a valley cut into the sandstone and granite rock in southern Jordan 60 km (37 mi) to the east of Aqaba; it is the largest wadi in Jordan.\n\n</text:span>Desert scenes of Wadi Rum in Lawrence of Arabia from 1962 kick-started Jordan's tourism industry. Other movies include The Martian – filming for the Ridley Scott film began in March 2015, for shots that stood in for the surface of Mars.</text:p>
          </table:table-cell>
          <table:table-cell table:style-name="Default" office:value-type="string" calcext:value-type="string">
            <text:p>VA</text:p>
          </table:table-cell>
          <table:table-cell table:style-name="Default" office:value-type="string" calcext:value-type="string">
            <text:p>JO</text:p>
          </table:table-cell>
          <table:table-cell office:value-type="float" office:value="0" calcext:value-type="float">
            <text:p>0</text:p>
          </table:table-cell>
          <table:table-cell table:style-name="Default"/>
          <table:table-cell table:style-name="Default" office:value-type="float" office:value="29.572423" calcext:value-type="float">
            <text:p>29.572423</text:p>
          </table:table-cell>
          <table:table-cell table:style-name="Default" office:value-type="float" office:value="35.410162" calcext:value-type="float">
            <text:p>35.410162</text:p>
          </table:table-cell>
          <table:table-cell table:style-name="Default" office:value-type="float" office:value="6200" calcext:value-type="float">
            <text:p>6200</text:p>
          </table:table-cell>
          <table:table-cell table:number-columns-repeated="2" table:style-name="Default" office:value-type="float" office:value="0" calcext:value-type="float">
            <text:p>0</text:p>
          </table:table-cell>
          <table:table-cell table:style-name="Default" office:value-type="float" office:value="148" calcext:value-type="float">
            <text:p>148</text:p>
          </table:table-cell>
          <table:table-cell table:style-name="ce20" office:value-type="float" office:value="115" calcext:value-type="float">
            <text:p>11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2796c05f-9a41-f60f-ea26-48f2ec600964</text:p>
          </table:table-cell>
          <table:table-cell table:style-name="Default" office:value-type="string" calcext:value-type="string">
            <text:p>Al Farafra Desert</text:p>
          </table:table-cell>
          <table:table-cell table:style-name="Default" office:value-type="string" calcext:value-type="string">
            <text:p>This desert includes some remarkable sand waves and geological formations.</text:p>
          </table:table-cell>
          <table:table-cell table:style-name="Default" office:value-type="string" calcext:value-type="string">
            <text:p>DE</text:p>
          </table:table-cell>
          <table:table-cell table:style-name="Default" office:value-type="string" calcext:value-type="string">
            <text:p>EG</text:p>
          </table:table-cell>
          <table:table-cell office:value-type="float" office:value="0" calcext:value-type="float">
            <text:p>0</text:p>
          </table:table-cell>
          <table:table-cell table:style-name="Default"/>
          <table:table-cell table:style-name="Default" office:value-type="float" office:value="26.428221" calcext:value-type="float">
            <text:p>26.428221</text:p>
          </table:table-cell>
          <table:table-cell table:style-name="Default" office:value-type="float" office:value="27.875891" calcext:value-type="float">
            <text:p>27.875891</text:p>
          </table:table-cell>
          <table:table-cell table:style-name="Default" office:value-type="float" office:value="1360" calcext:value-type="float">
            <text:p>1360</text:p>
          </table:table-cell>
          <table:table-cell table:number-columns-repeated="2" table:style-name="Default" office:value-type="float" office:value="0" calcext:value-type="float">
            <text:p>0</text:p>
          </table:table-cell>
          <table:table-cell table:style-name="Default" office:value-type="float" office:value="280" calcext:value-type="float">
            <text:p>280</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02754340-5ebd-b741-82fb-1a612c34e040</text:p>
          </table:table-cell>
          <table:table-cell table:style-name="Default" office:value-type="string" calcext:value-type="string">
            <text:p>Mount Iwaki</text:p>
          </table:table-cell>
          <table:table-cell table:style-name="Default" office:value-type="string" calcext:value-type="string">
            <text:p>Mount Iwaki is a stratovolcano located in western Aomori Prefecture, Tohoku, Japan. It is also referred to as Tsugaru Fuji and less frequently, Okufuji due to its similar shape to Mount Fuji. With a summit elevation of 1,625 meters and a prominence of 1,322 meters it is the highest mountain in Aomori Prefecture.</text:p>
          </table:table-cell>
          <table:table-cell table:style-name="Default" office:value-type="string" calcext:value-type="string">
            <text:p>MO</text:p>
          </table:table-cell>
          <table:table-cell table:style-name="Default" office:value-type="string" calcext:value-type="string">
            <text:p>JP</text:p>
          </table:table-cell>
          <table:table-cell office:value-type="float" office:value="0" calcext:value-type="float">
            <text:p>0</text:p>
          </table:table-cell>
          <table:table-cell table:style-name="Default"/>
          <table:table-cell table:style-name="Default" office:value-type="float" office:value="40.652313" calcext:value-type="float">
            <text:p>40.652313</text:p>
          </table:table-cell>
          <table:table-cell table:style-name="Default" office:value-type="float" office:value="140.34262" calcext:value-type="float">
            <text:p>140.34262</text:p>
          </table:table-cell>
          <table:table-cell table:style-name="Default" office:value-type="float" office:value="4880" calcext:value-type="float">
            <text:p>4880</text:p>
          </table:table-cell>
          <table:table-cell table:number-columns-repeated="2" table:style-name="Default" office:value-type="float" office:value="0" calcext:value-type="float">
            <text:p>0</text:p>
          </table:table-cell>
          <table:table-cell table:style-name="Default" office:value-type="float" office:value="258" calcext:value-type="float">
            <text:p>258</text:p>
          </table:table-cell>
          <table:table-cell table:style-name="ce20"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c2fdcbfe-c0f8-d3bd-5723-b6be834408e0</text:p>
          </table:table-cell>
          <table:table-cell table:style-name="Default" office:value-type="string" calcext:value-type="string">
            <text:p>Island of Costaérès</text:p>
          </table:table-cell>
          <table:table-cell table:style-name="Default" office:value-type="string" calcext:value-type="string">
            <text:p>The Château de Costaérès is located on the island of Costaérès in the territory of the French commune of Trégastel, in Côtes-d'Armor, Brittany.</text:p>
          </table:table-cell>
          <table:table-cell table:style-name="Default" office:value-type="string" calcext:value-type="string">
            <text:p>IS</text:p>
          </table:table-cell>
          <table:table-cell table:style-name="Default" office:value-type="string" calcext:value-type="string">
            <text:p>FR</text:p>
          </table:table-cell>
          <table:table-cell office:value-type="float" office:value="0" calcext:value-type="float">
            <text:p>0</text:p>
          </table:table-cell>
          <table:table-cell table:style-name="Default"/>
          <table:table-cell table:style-name="Default" office:value-type="float" office:value="48.841344" calcext:value-type="float">
            <text:p>48.841344</text:p>
          </table:table-cell>
          <table:table-cell table:style-name="Default" office:value-type="float" office:value="-3.489932" calcext:value-type="float">
            <text:p>-3.489932</text:p>
          </table:table-cell>
          <table:table-cell table:style-name="Default" office:value-type="float" office:value="265" calcext:value-type="float">
            <text:p>265</text:p>
          </table:table-cell>
          <table:table-cell table:number-columns-repeated="2" table:style-name="Default" office:value-type="float" office:value="0" calcext:value-type="float">
            <text:p>0</text:p>
          </table:table-cell>
          <table:table-cell table:style-name="Default" office:value-type="float" office:value="196" calcext:value-type="float">
            <text:p>196</text:p>
          </table:table-cell>
          <table:table-cell table:style-name="ce20" office:value-type="float" office:value="80" calcext:value-type="float">
            <text:p>8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72696e0b-fab0-4e74-ec3f-37df53d33662</text:p>
          </table:table-cell>
          <table:table-cell table:style-name="Default" office:value-type="string" calcext:value-type="string">
            <text:p>Wakhan Corridor</text:p>
          </table:table-cell>
          <table:table-cell table:style-name="Default" office:value-type="string" calcext:value-type="string">
            <text:p><text:span text:style-name="T1">The Wakhan Corridor is a narrow strip of territory in Afghanistan, extending to China and separating Tajikistan from Pakistan and Kashmir.\n\n</text:span>With a difference of 3.5 hours, the border Afghanistan-China has the sharpest official change of clocks of any international frontier (UTC+4:30 in Afghanistan to UTC+8, in China).</text:p>
          </table:table-cell>
          <table:table-cell table:style-name="Default" office:value-type="string" calcext:value-type="string">
            <text:p>LM</text:p>
          </table:table-cell>
          <table:table-cell table:style-name="Default" office:value-type="string" calcext:value-type="string">
            <text:p>AF</text:p>
          </table:table-cell>
          <table:table-cell office:value-type="float" office:value="0" calcext:value-type="float">
            <text:p>0</text:p>
          </table:table-cell>
          <table:table-cell table:style-name="Default"/>
          <table:table-cell table:style-name="Default" office:value-type="float" office:value="37.234503" calcext:value-type="float">
            <text:p>37.234503</text:p>
          </table:table-cell>
          <table:table-cell table:style-name="Default" office:value-type="float" office:value="74.841523" calcext:value-type="float">
            <text:p>74.841523</text:p>
          </table:table-cell>
          <table:table-cell table:style-name="Default" office:value-type="float" office:value="16500" calcext:value-type="float">
            <text:p>16500</text:p>
          </table:table-cell>
          <table:table-cell table:number-columns-repeated="2" table:style-name="Default" office:value-type="float" office:value="0" calcext:value-type="float">
            <text:p>0</text:p>
          </table:table-cell>
          <table:table-cell table:style-name="Default" office:value-type="float" office:value="355" calcext:value-type="float">
            <text:p>355</text:p>
          </table:table-cell>
          <table:table-cell table:style-name="ce20" office:value-type="float" office:value="125" calcext:value-type="float">
            <text:p>12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9d4e3c3d-f286-247f-cefb-e92cf209345f</text:p>
          </table:table-cell>
          <table:table-cell table:style-name="Default" office:value-type="string" calcext:value-type="string">
            <text:p>Burj Al Arab Helipad</text:p>
          </table:table-cell>
          <table:table-cell table:style-name="Default" office:value-type="string" calcext:value-type="string">
            <text:p>The Burj Al Arab is a luxury hotel located in the city of Dubai, United Arab Emirates. Managed by Jumeirah hotel group, it is one of the tallest hotels in the world, although 39% of its total height is made up of non-occupiable space. Burj Al Arab stands on an artificial island that is 280 m (920 ft) from Jumeirah Beach and is connected to the mainland by a private curving bridge. The shape of the structure is designed to resemble the sail of a ship. It has a helipad near the roof, at a height of 210 m (689 ft) above ground. </text:p>
          </table:table-cell>
          <table:table-cell table:style-name="Default" office:value-type="string" calcext:value-type="string">
            <text:p>HP</text:p>
          </table:table-cell>
          <table:table-cell table:style-name="Default" office:value-type="string" calcext:value-type="string">
            <text:p>AE</text:p>
          </table:table-cell>
          <table:table-cell office:value-type="float" office:value="0" calcext:value-type="float">
            <text:p>0</text:p>
          </table:table-cell>
          <table:table-cell table:style-name="Default"/>
          <table:table-cell table:style-name="Default" office:value-type="float" office:value="25.14116" calcext:value-type="float">
            <text:p>25.14116</text:p>
          </table:table-cell>
          <table:table-cell table:style-name="Default" office:value-type="float" office:value="55.185432" calcext:value-type="float">
            <text:p>55.185432</text:p>
          </table:table-cell>
          <table:table-cell table:style-name="Default" office:value-type="float" office:value="741.55" calcext:value-type="float">
            <text:p>741.55</text:p>
          </table:table-cell>
          <table:table-cell table:number-columns-repeated="2" table:style-name="Default" office:value-type="float" office:value="0" calcext:value-type="float">
            <text:p>0</text:p>
          </table:table-cell>
          <table:table-cell table:style-name="Default" office:value-type="float" office:value="216.89" calcext:value-type="float">
            <text:p>216.89</text:p>
          </table:table-cell>
          <table:table-cell table:style-name="ce20" office:value-type="float" office:value="0" calcext:value-type="float">
            <text:p>0</text:p>
          </table:table-cell>
          <table:table-cell table:style-name="Default" office:value-type="string" calcext:value-type="string">
            <text:p>true</text:p>
          </table:table-cell>
          <table:table-cell table:style-name="Default" office:value-type="string" calcext:value-type="string">
            <text:p>STOP</text:p>
          </table:table-cell>
          <table:table-cell table:style-name="Default"/>
          <table:table-cell table:number-columns-repeated="16367"/>
        </table:table-row>
        <table:table-row table:style-name="ro1">
          <table:table-cell office:value-type="string" calcext:value-type="string">
            <text:p>44c50ed5-db30-86d5-654e-4301943b18ed</text:p>
          </table:table-cell>
          <table:table-cell table:style-name="Default" office:value-type="string" calcext:value-type="string">
            <text:p>Brukkaros Crater</text:p>
          </table:table-cell>
          <table:table-cell table:style-name="Default" office:value-type="string" calcext:value-type="string">
            <text:p>Brukkaros Mountain (Khoekhoe: Geitsi Gubib) is a collapsed caldera in ǁKaras Region, Namibia. Measuring 1,590 metres at its peak on the eastern edge of the crater, Brukkaros is located about 15 kilometres northeast of the primarily Nama town of Berseba and 100 kilometres north-northwest of Keetmanshoop.[1] It is over 650 metres taller than the surrounding area, but the crater floor is 350 m below the rim.</text:p>
          </table:table-cell>
          <table:table-cell table:style-name="Default" office:value-type="string" calcext:value-type="string">
            <text:p>LM</text:p>
          </table:table-cell>
          <table:table-cell table:style-name="Default" office:value-type="string" calcext:value-type="string">
            <text:p>NA</text:p>
          </table:table-cell>
          <table:table-cell office:value-type="float" office:value="0" calcext:value-type="float">
            <text:p>0</text:p>
          </table:table-cell>
          <table:table-cell table:style-name="Default"/>
          <table:table-cell table:style-name="Default" office:value-type="float" office:value="-25.910006" calcext:value-type="float">
            <text:p>-25.910006</text:p>
          </table:table-cell>
          <table:table-cell table:style-name="Default" office:value-type="float" office:value="17.781995" calcext:value-type="float">
            <text:p>17.781995</text:p>
          </table:table-cell>
          <table:table-cell table:style-name="Default" office:value-type="float" office:value="6800" calcext:value-type="float">
            <text:p>6800</text:p>
          </table:table-cell>
          <table:table-cell table:number-columns-repeated="3" table:style-name="Default" office:value-type="float" office:value="0" calcext:value-type="float">
            <text:p>0</text:p>
          </table:table-cell>
          <table:table-cell table:style-name="ce20" office:value-type="float" office:value="0" calcext:value-type="float">
            <text:p>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f3c73382-65b4-db90-0990-9b9e77996d64</text:p>
          </table:table-cell>
          <table:table-cell table:style-name="Default" office:value-type="string" calcext:value-type="string">
            <text:p>Alaniya National Park</text:p>
          </table:table-cell>
          <table:table-cell table:style-name="Default" office:value-type="string" calcext:value-type="string">
            <text:p>The Alaniya National Park sits on the border of Russia and Georgia in the Caucasus Mountain range. This is a very mountainous area with lots of nice glaciers to check out.</text:p>
          </table:table-cell>
          <table:table-cell table:style-name="Default" office:value-type="string" calcext:value-type="string">
            <text:p>PA</text:p>
          </table:table-cell>
          <table:table-cell table:style-name="Default" office:value-type="string" calcext:value-type="string">
            <text:p>RU</text:p>
          </table:table-cell>
          <table:table-cell office:value-type="float" office:value="0" calcext:value-type="float">
            <text:p>0</text:p>
          </table:table-cell>
          <table:table-cell table:style-name="Default"/>
          <table:table-cell table:style-name="Default" office:value-type="float" office:value="42.865249" calcext:value-type="float">
            <text:p>42.865249</text:p>
          </table:table-cell>
          <table:table-cell table:style-name="Default" office:value-type="float" office:value="43.694467" calcext:value-type="float">
            <text:p>43.694467</text:p>
          </table:table-cell>
          <table:table-cell table:style-name="Default" office:value-type="float" office:value="6500" calcext:value-type="float">
            <text:p>6500</text:p>
          </table:table-cell>
          <table:table-cell table:number-columns-repeated="2" table:style-name="Default" office:value-type="float" office:value="0" calcext:value-type="float">
            <text:p>0</text:p>
          </table:table-cell>
          <table:table-cell table:style-name="Default" office:value-type="float" office:value="1" calcext:value-type="float">
            <text:p>1</text:p>
          </table:table-cell>
          <table:table-cell table:style-name="ce20" office:value-type="float" office:value="100" calcext:value-type="float">
            <text:p>10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cd8ae07e-d765-8926-e718-ad0b80453457</text:p>
          </table:table-cell>
          <table:table-cell table:style-name="Default" office:value-type="string" calcext:value-type="string">
            <text:p>Mafia Island</text:p>
          </table:table-cell>
          <table:table-cell table:style-name="Default" office:value-type="string" calcext:value-type="string">
            <text:p>Mafia Island is an island and district of Pwani Region, Tanzania. The island is the third largest in Tanzanian ocean territory, but is not administratively included within the semi-autonomous region of Zanzibar, which has been politically separate since 1890. Mafia Island forms the major part of Mafia District, one of the six administrative districts in the Pwani coastal region.</text:p>
          </table:table-cell>
          <table:table-cell table:style-name="Default" office:value-type="string" calcext:value-type="string">
            <text:p>IS</text:p>
          </table:table-cell>
          <table:table-cell table:style-name="Default" office:value-type="string" calcext:value-type="string">
            <text:p>TZ</text:p>
          </table:table-cell>
          <table:table-cell office:value-type="float" office:value="0" calcext:value-type="float">
            <text:p>0</text:p>
          </table:table-cell>
          <table:table-cell table:style-name="Default"/>
          <table:table-cell table:style-name="Default" office:value-type="float" office:value="-8.033474" calcext:value-type="float">
            <text:p>-8.033474</text:p>
          </table:table-cell>
          <table:table-cell table:style-name="Default" office:value-type="float" office:value="39.750781" calcext:value-type="float">
            <text:p>39.750781</text:p>
          </table:table-cell>
          <table:table-cell table:style-name="Default" office:value-type="float" office:value="2350" calcext:value-type="float">
            <text:p>2350</text:p>
          </table:table-cell>
          <table:table-cell table:number-columns-repeated="2" table:style-name="Default" office:value-type="float" office:value="0" calcext:value-type="float">
            <text:p>0</text:p>
          </table:table-cell>
          <table:table-cell table:style-name="Default" office:value-type="float" office:value="350" calcext:value-type="float">
            <text:p>350</text:p>
          </table:table-cell>
          <table:table-cell table:style-name="ce20"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6f5f9c9b-5567-3592-eecf-6849e9ab8124</text:p>
          </table:table-cell>
          <table:table-cell table:style-name="Default" office:value-type="string" calcext:value-type="string">
            <text:p>Salinas Grandes</text:p>
          </table:table-cell>
          <table:table-cell table:style-name="Default" office:value-type="string" calcext:value-type="string">
            <text:p><text:span text:style-name="T1">The spectacular Salinas Grandes in the north western part of Argentina is a salt plain that covers an area of 212 km2 and sits at an altitude of 3500 meters above sea level.\n\n</text:span>It’s the remnant of a lake that dried up in the Holocene and the area is now covered with a 0.5m thick salt crust.</text:p>
          </table:table-cell>
          <table:table-cell table:style-name="Default" office:value-type="string" calcext:value-type="string">
            <text:p>LM</text:p>
          </table:table-cell>
          <table:table-cell table:style-name="Default" office:value-type="string" calcext:value-type="string">
            <text:p>AR</text:p>
          </table:table-cell>
          <table:table-cell office:value-type="float" office:value="0" calcext:value-type="float">
            <text:p>0</text:p>
          </table:table-cell>
          <table:table-cell table:style-name="Default"/>
          <table:table-cell table:style-name="Default" office:value-type="float" office:value="-30.191719" calcext:value-type="float">
            <text:p>-30.191719</text:p>
          </table:table-cell>
          <table:table-cell table:style-name="Default" office:value-type="float" office:value="-64.833988" calcext:value-type="float">
            <text:p>-64.833988</text:p>
          </table:table-cell>
          <table:table-cell table:style-name="Default" office:value-type="float" office:value="10200" calcext:value-type="float">
            <text:p>10200</text:p>
          </table:table-cell>
          <table:table-cell table:number-columns-repeated="2" table:style-name="Default" office:value-type="float" office:value="0" calcext:value-type="float">
            <text:p>0</text:p>
          </table:table-cell>
          <table:table-cell table:style-name="Default" office:value-type="float" office:value="356" calcext:value-type="float">
            <text:p>356</text:p>
          </table:table-cell>
          <table:table-cell table:style-name="ce20" office:value-type="float" office:value="160" calcext:value-type="float">
            <text:p>16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c8ca6958-fe92-6a00-baa5-20f3b128b01d</text:p>
          </table:table-cell>
          <table:table-cell table:style-name="Default" office:value-type="string" calcext:value-type="string">
            <text:p>Providencia Island</text:p>
          </table:table-cell>
          <table:table-cell table:style-name="Default" office:value-type="string" calcext:value-type="string">
            <text:p>Isla de Providencia, historically Old Providence, and generally known as Providencia, is a mountainous Caribbean island that is part of the Colombian department of Archipelago of San Andrés, Providencia and Santa Catalina and the municipality of Providencia and Santa Catalina Islands, lying midway between Costa Rica and Jamaica.</text:p>
          </table:table-cell>
          <table:table-cell table:style-name="Default" office:value-type="string" calcext:value-type="string">
            <text:p>IS</text:p>
          </table:table-cell>
          <table:table-cell table:style-name="Default" office:value-type="string" calcext:value-type="string">
            <text:p>CO</text:p>
          </table:table-cell>
          <table:table-cell office:value-type="float" office:value="0" calcext:value-type="float">
            <text:p>0</text:p>
          </table:table-cell>
          <table:table-cell table:style-name="Default"/>
          <table:table-cell table:style-name="Default" office:value-type="float" office:value="13.303252" calcext:value-type="float">
            <text:p>13.303252</text:p>
          </table:table-cell>
          <table:table-cell table:style-name="Default" office:value-type="float" office:value="-81.367167" calcext:value-type="float">
            <text:p>-81.367167</text:p>
          </table:table-cell>
          <table:table-cell table:style-name="Default" office:value-type="float" office:value="1200" calcext:value-type="float">
            <text:p>1200</text:p>
          </table:table-cell>
          <table:table-cell table:number-columns-repeated="2" table:style-name="Default" office:value-type="float" office:value="0" calcext:value-type="float">
            <text:p>0</text:p>
          </table:table-cell>
          <table:table-cell table:style-name="Default" office:value-type="float" office:value="352" calcext:value-type="float">
            <text:p>352</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68a4f54a-2396-e68a-7e40-0fcdefc1a471</text:p>
          </table:table-cell>
          <table:table-cell table:style-name="Default" office:value-type="string" calcext:value-type="string">
            <text:p>Dasht-e Lut</text:p>
          </table:table-cell>
          <table:table-cell table:style-name="Default" office:value-type="string" calcext:value-type="string">
            <text:p>The Lut Desert, widely referred to as Dasht-e Lut ("Emptiness Plain"), is a large salt desert located in the provinces of Kerman and Sistan and Baluchestan, Iran. It is the world's 33rd-largest desert, and was included on UNESCO's World Heritage List on July 17, 2016. The name is derived from 'Lut' which means bare and empty in Persian and 'dasht' which means plain in Persian. The surface of its sand has been measured at temperatures as high as 70.7 °C (159.3 °F), making it one of the world's driest and hottest places.</text:p>
          </table:table-cell>
          <table:table-cell table:style-name="Default" office:value-type="string" calcext:value-type="string">
            <text:p>DE</text:p>
          </table:table-cell>
          <table:table-cell table:style-name="Default" office:value-type="string" calcext:value-type="string">
            <text:p>IR</text:p>
          </table:table-cell>
          <table:table-cell office:value-type="float" office:value="0" calcext:value-type="float">
            <text:p>0</text:p>
          </table:table-cell>
          <table:table-cell table:style-name="Default"/>
          <table:table-cell table:style-name="Default" office:value-type="float" office:value="30.49577" calcext:value-type="float">
            <text:p>30.49577</text:p>
          </table:table-cell>
          <table:table-cell table:style-name="Default" office:value-type="float" office:value="58.502751" calcext:value-type="float">
            <text:p>58.502751</text:p>
          </table:table-cell>
          <table:table-cell table:style-name="Default" office:value-type="float" office:value="3000" calcext:value-type="float">
            <text:p>3000</text:p>
          </table:table-cell>
          <table:table-cell table:number-columns-repeated="2" table:style-name="Default" office:value-type="float" office:value="0" calcext:value-type="float">
            <text:p>0</text:p>
          </table:table-cell>
          <table:table-cell table:style-name="Default" office:value-type="float" office:value="334" calcext:value-type="float">
            <text:p>334</text:p>
          </table:table-cell>
          <table:table-cell table:style-name="ce20" office:value-type="float" office:value="130" calcext:value-type="float">
            <text:p>13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0b22424b-20f2-5fde-c10c-a6bc0a12ad42</text:p>
          </table:table-cell>
          <table:table-cell table:style-name="Default" office:value-type="string" calcext:value-type="string">
            <text:p>Kolsaiskie</text:p>
          </table:table-cell>
          <table:table-cell table:style-name="Default" office:value-type="string" calcext:value-type="string">
            <text:p>Kolsay Lakes National Park is located on the north slope of the Tian Shan Mountains, southeast Kazakhstan. Often referred to as "Pearls of Tien Shan", the park's main feature are the Kolsay Lakes located between the Raiymbek District and Talgar District of Almaty Region.</text:p>
          </table:table-cell>
          <table:table-cell table:style-name="Default" office:value-type="string" calcext:value-type="string">
            <text:p>PA</text:p>
          </table:table-cell>
          <table:table-cell table:style-name="Default" office:value-type="string" calcext:value-type="string">
            <text:p>KZ</text:p>
          </table:table-cell>
          <table:table-cell office:value-type="float" office:value="0" calcext:value-type="float">
            <text:p>0</text:p>
          </table:table-cell>
          <table:table-cell table:style-name="Default"/>
          <table:table-cell table:style-name="Default" office:value-type="float" office:value="42.951611" calcext:value-type="float">
            <text:p>42.951611</text:p>
          </table:table-cell>
          <table:table-cell table:style-name="Default" office:value-type="float" office:value="77.611648" calcext:value-type="float">
            <text:p>77.611648</text:p>
          </table:table-cell>
          <table:table-cell table:style-name="Default" office:value-type="float" office:value="12500" calcext:value-type="float">
            <text:p>12500</text:p>
          </table:table-cell>
          <table:table-cell table:number-columns-repeated="2" table:style-name="Default" office:value-type="float" office:value="0" calcext:value-type="float">
            <text:p>0</text:p>
          </table:table-cell>
          <table:table-cell table:style-name="Default" office:value-type="float" office:value="215" calcext:value-type="float">
            <text:p>215</text:p>
          </table:table-cell>
          <table:table-cell table:style-name="ce20" office:value-type="float" office:value="100" calcext:value-type="float">
            <text:p>10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0260dd1d-55d6-7a9c-b2dc-2ca2fcf510bc</text:p>
          </table:table-cell>
          <table:table-cell table:style-name="Default" office:value-type="string" calcext:value-type="string">
            <text:p>St. George, Grenada</text:p>
          </table:table-cell>
          <table:table-cell table:style-name="Default" office:value-type="string" calcext:value-type="string">
            <text:p><text:span text:style-name="T1">Grenada is an island country in the West Indies in the Caribbean Sea at the southern end of the Grenadines island chain. Grenada consists of the island of Grenada itself, two smaller islands, Carriacou and Petite Martinique, and several small islands which lie to the north of the main island and are a part of the Grenadines. It is located northwest of Trinidad and Tobago, northeast of Venezuela and southwest of Saint Vincent and the Grenadines.\n\n</text:span>Its capital is St. George's. Grenada is also known as the "Island of Spice" due to its production of nutmeg and mace crops.</text:p>
          </table:table-cell>
          <table:table-cell table:style-name="Default" office:value-type="string" calcext:value-type="string">
            <text:p>IS</text:p>
          </table:table-cell>
          <table:table-cell table:style-name="Default" office:value-type="string" calcext:value-type="string">
            <text:p>GD</text:p>
          </table:table-cell>
          <table:table-cell office:value-type="float" office:value="0" calcext:value-type="float">
            <text:p>0</text:p>
          </table:table-cell>
          <table:table-cell table:style-name="Default"/>
          <table:table-cell table:style-name="Default" office:value-type="float" office:value="12.002135" calcext:value-type="float">
            <text:p>12.002135</text:p>
          </table:table-cell>
          <table:table-cell table:style-name="Default" office:value-type="float" office:value="-61.722868" calcext:value-type="float">
            <text:p>-61.722868</text:p>
          </table:table-cell>
          <table:table-cell table:style-name="Default" office:value-type="float" office:value="1450" calcext:value-type="float">
            <text:p>1450</text:p>
          </table:table-cell>
          <table:table-cell table:number-columns-repeated="2" table:style-name="Default" office:value-type="float" office:value="0" calcext:value-type="float">
            <text:p>0</text:p>
          </table:table-cell>
          <table:table-cell table:style-name="Default" office:value-type="float" office:value="273" calcext:value-type="float">
            <text:p>273</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ae87f009-8f3f-1c29-695e-6109bd45ec50</text:p>
          </table:table-cell>
          <table:table-cell table:style-name="Default" office:value-type="string" calcext:value-type="string">
            <text:p>Shanghai</text:p>
          </table:table-cell>
          <table:table-cell table:style-name="Default" office:value-type="string" calcext:value-type="string">
            <text:p>With almost 25 million inhabitants, Shanghai is the most populous city in China and the second most populous city proper in the world. The city was first inhabited over 6000 years ago and is today known as a global finance, research and technology centre. Shanghai also houses the worlds busiest container port.\n\nThe Lujiazui skyline is famous for its iconic buildings. Such as the Shanghai Tower, The Shanghai World Financial Centre, Jin Mao Tower and possible the most famous Oriental Pearl Tower.</text:p>
          </table:table-cell>
          <table:table-cell table:style-name="Default" office:value-type="string" calcext:value-type="string">
            <text:p>CI</text:p>
          </table:table-cell>
          <table:table-cell table:style-name="Default" office:value-type="string" calcext:value-type="string">
            <text:p>CN</text:p>
          </table:table-cell>
          <table:table-cell office:value-type="float" office:value="0" calcext:value-type="float">
            <text:p>0</text:p>
          </table:table-cell>
          <table:table-cell table:style-name="Default"/>
          <table:table-cell table:style-name="Default" office:value-type="float" office:value="31.244201" calcext:value-type="float">
            <text:p>31.244201</text:p>
          </table:table-cell>
          <table:table-cell table:style-name="Default" office:value-type="float" office:value="121.473652" calcext:value-type="float">
            <text:p>121.473652</text:p>
          </table:table-cell>
          <table:table-cell table:style-name="Default" office:value-type="float" office:value="1600" calcext:value-type="float">
            <text:p>1600</text:p>
          </table:table-cell>
          <table:table-cell table:number-columns-repeated="2" table:style-name="Default" office:value-type="float" office:value="0" calcext:value-type="float">
            <text:p>0</text:p>
          </table:table-cell>
          <table:table-cell table:style-name="Default" office:value-type="float" office:value="102.5" calcext:value-type="float">
            <text:p>102.5</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5fcc83fe-46d2-9750-4978-a8db3ab34752</text:p>
          </table:table-cell>
          <table:table-cell table:style-name="Default" office:value-type="string" calcext:value-type="string">
            <text:p>Minna Island</text:p>
          </table:table-cell>
          <table:table-cell table:style-name="Default" office:value-type="string" calcext:value-type="string">
            <text:p>This small Island sits in between the two Japanese islands of Miyakojima and Ishigaki Island. The Island is surrounded by beautiful reefs.</text:p>
          </table:table-cell>
          <table:table-cell table:style-name="Default" office:value-type="string" calcext:value-type="string">
            <text:p>IS</text:p>
          </table:table-cell>
          <table:table-cell table:style-name="Default" office:value-type="string" calcext:value-type="string">
            <text:p>JP</text:p>
          </table:table-cell>
          <table:table-cell office:value-type="float" office:value="0" calcext:value-type="float">
            <text:p>0</text:p>
          </table:table-cell>
          <table:table-cell table:style-name="Default"/>
          <table:table-cell table:style-name="Default" office:value-type="float" office:value="24.792952" calcext:value-type="float">
            <text:p>24.792952</text:p>
          </table:table-cell>
          <table:table-cell table:style-name="Default" office:value-type="float" office:value="124.678108" calcext:value-type="float">
            <text:p>124.678108</text:p>
          </table:table-cell>
          <table:table-cell table:style-name="Default" office:value-type="float" office:value="1800" calcext:value-type="float">
            <text:p>1800</text:p>
          </table:table-cell>
          <table:table-cell table:number-columns-repeated="2" table:style-name="Default" office:value-type="float" office:value="0" calcext:value-type="float">
            <text:p>0</text:p>
          </table:table-cell>
          <table:table-cell table:style-name="Default" office:value-type="float" office:value="164" calcext:value-type="float">
            <text:p>164</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73d0b540-ba33-81b6-37eb-d846295b331d</text:p>
          </table:table-cell>
          <table:table-cell table:style-name="Default" office:value-type="string" calcext:value-type="string">
            <text:p>Balochistan</text:p>
          </table:table-cell>
          <table:table-cell table:style-name="Default" office:value-type="string" calcext:value-type="string">
            <text:p><text:span text:style-name="T1">This spot is exactly a few miles east from the highest mountain top "Loe sar Nekan", in the province of Baluchistan in the southwest of Pakistan.\n\nLoe sar Nekan is located 30 km east-north-east of the city of Quetta in the Zarghun Ghar mountain massif. Loe sar Nekan peak has a height of 3575 m.\n\n</text:span>On the west side of the mountain range is  Quetta Int'l Airport (OPQT).</text:p>
          </table:table-cell>
          <table:table-cell table:style-name="Default" office:value-type="string" calcext:value-type="string">
            <text:p>VA</text:p>
          </table:table-cell>
          <table:table-cell table:style-name="Default" office:value-type="string" calcext:value-type="string">
            <text:p>PK</text:p>
          </table:table-cell>
          <table:table-cell office:value-type="float" office:value="0" calcext:value-type="float">
            <text:p>0</text:p>
          </table:table-cell>
          <table:table-cell table:style-name="Default"/>
          <table:table-cell table:style-name="Default" office:value-type="float" office:value="30.156954" calcext:value-type="float">
            <text:p>30.156954</text:p>
          </table:table-cell>
          <table:table-cell table:style-name="Default" office:value-type="float" office:value="67.628694" calcext:value-type="float">
            <text:p>67.628694</text:p>
          </table:table-cell>
          <table:table-cell table:style-name="Default" office:value-type="float" office:value="5800" calcext:value-type="float">
            <text:p>5800</text:p>
          </table:table-cell>
          <table:table-cell table:number-columns-repeated="2" table:style-name="Default" office:value-type="float" office:value="0" calcext:value-type="float">
            <text:p>0</text:p>
          </table:table-cell>
          <table:table-cell table:style-name="Default" office:value-type="float" office:value="225" calcext:value-type="float">
            <text:p>225</text:p>
          </table:table-cell>
          <table:table-cell table:style-name="ce20"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a64e79e5-d1b4-3471-bce5-96f822d440ac</text:p>
          </table:table-cell>
          <table:table-cell table:style-name="Default" office:value-type="string" calcext:value-type="string">
            <text:p>Ishigaki Island</text:p>
          </table:table-cell>
          <table:table-cell table:style-name="Default" office:value-type="string" calcext:value-type="string">
            <text:p>This beautiful Japanese Island is located around 411km south-west of Okinawa Honto. Much of the Island is protected as part of the Iriomote-Ishigaki National Park. Ishigaki Island is surrounded by fringing coral reefs of several hundred meters to 1 km in width. </text:p>
          </table:table-cell>
          <table:table-cell table:style-name="Default" office:value-type="string" calcext:value-type="string">
            <text:p>IS</text:p>
          </table:table-cell>
          <table:table-cell table:style-name="Default" office:value-type="string" calcext:value-type="string">
            <text:p>JP</text:p>
          </table:table-cell>
          <table:table-cell office:value-type="float" office:value="0" calcext:value-type="float">
            <text:p>0</text:p>
          </table:table-cell>
          <table:table-cell table:style-name="Default"/>
          <table:table-cell table:style-name="Default" office:value-type="float" office:value="24.635299" calcext:value-type="float">
            <text:p>24.635299</text:p>
          </table:table-cell>
          <table:table-cell table:style-name="Default" office:value-type="float" office:value="124.33668" calcext:value-type="float">
            <text:p>124.33668</text:p>
          </table:table-cell>
          <table:table-cell table:style-name="Default" office:value-type="float" office:value="4900" calcext:value-type="float">
            <text:p>4900</text:p>
          </table:table-cell>
          <table:table-cell table:number-columns-repeated="2" table:style-name="Default" office:value-type="float" office:value="0" calcext:value-type="float">
            <text:p>0</text:p>
          </table:table-cell>
          <table:table-cell table:style-name="Default" office:value-type="float" office:value="196" calcext:value-type="float">
            <text:p>196</text:p>
          </table:table-cell>
          <table:table-cell table:style-name="ce20"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1b6b26a8-73ef-4e78-f407-acdaa6104bf2</text:p>
          </table:table-cell>
          <table:table-cell table:style-name="Default" office:value-type="string" calcext:value-type="string">
            <text:p>Etosha Pan</text:p>
          </table:table-cell>
          <table:table-cell table:style-name="Default" office:value-type="string" calcext:value-type="string">
            <text:p><text:span text:style-name="T1">Africa’s largest salt pan, The Etosha Pan, is a vast open expanse of brilliant green and white. It’s so big it’s said to be visible from space. It is 130km long and up to 50km wide.\n\nA long time ago the pan was a lake but over time, the climate forced the rivers that once fed the lake to change course and flow into the Atlantic Ocean instead.\n\n</text:span>The airports Okaukuejo Airport (FYOO) and Operet Airport (FYOU) are in the vicinity.</text:p>
          </table:table-cell>
          <table:table-cell table:style-name="Default" office:value-type="string" calcext:value-type="string">
            <text:p>LM</text:p>
          </table:table-cell>
          <table:table-cell table:style-name="Default" office:value-type="string" calcext:value-type="string">
            <text:p>NA</text:p>
          </table:table-cell>
          <table:table-cell office:value-type="float" office:value="0" calcext:value-type="float">
            <text:p>0</text:p>
          </table:table-cell>
          <table:table-cell table:style-name="Default"/>
          <table:table-cell table:style-name="Default" office:value-type="float" office:value="-18.803767" calcext:value-type="float">
            <text:p>-18.803767</text:p>
          </table:table-cell>
          <table:table-cell table:style-name="Default" office:value-type="float" office:value="16.352453" calcext:value-type="float">
            <text:p>16.352453</text:p>
          </table:table-cell>
          <table:table-cell table:style-name="Default" office:value-type="float" office:value="8270" calcext:value-type="float">
            <text:p>8270</text:p>
          </table:table-cell>
          <table:table-cell table:number-columns-repeated="2" table:style-name="Default" office:value-type="float" office:value="0" calcext:value-type="float">
            <text:p>0</text:p>
          </table:table-cell>
          <table:table-cell table:style-name="Default" office:value-type="float" office:value="308" calcext:value-type="float">
            <text:p>308</text:p>
          </table:table-cell>
          <table:table-cell table:style-name="ce20" office:value-type="float" office:value="180" calcext:value-type="float">
            <text:p>18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2a96bab5-3664-7539-b7d4-ccb076d76999</text:p>
          </table:table-cell>
          <table:table-cell table:style-name="Default" office:value-type="string" calcext:value-type="string">
            <text:p>Rann of Kutch</text:p>
          </table:table-cell>
          <table:table-cell table:style-name="Default" office:value-type="string" calcext:value-type="string">
            <text:p><text:span text:style-name="T1">The Great Raann of Kutch is a huge white salt marsh. It is India’s largest and offers a otherworldly landscape. It’s about 7500 square kilometre making it, possibly, the largest salt desert in the world.\n\n</text:span>This is one of the hottest areas of India – with summer temperatures averaging and peaking at 49.5 °C. Winter temperatures reduce dramatically and can go below 0 °C.</text:p>
          </table:table-cell>
          <table:table-cell table:style-name="Default" office:value-type="string" calcext:value-type="string">
            <text:p>DE</text:p>
          </table:table-cell>
          <table:table-cell table:style-name="Default" office:value-type="string" calcext:value-type="string">
            <text:p>IN</text:p>
          </table:table-cell>
          <table:table-cell office:value-type="float" office:value="0" calcext:value-type="float">
            <text:p>0</text:p>
          </table:table-cell>
          <table:table-cell table:style-name="Default"/>
          <table:table-cell table:style-name="Default" office:value-type="float" office:value="23.872822" calcext:value-type="float">
            <text:p>23.872822</text:p>
          </table:table-cell>
          <table:table-cell table:style-name="Default" office:value-type="float" office:value="70.443456" calcext:value-type="float">
            <text:p>70.443456</text:p>
          </table:table-cell>
          <table:table-cell table:style-name="Default" office:value-type="float" office:value="3265" calcext:value-type="float">
            <text:p>3265</text:p>
          </table:table-cell>
          <table:table-cell table:number-columns-repeated="2" table:style-name="Default" office:value-type="float" office:value="0" calcext:value-type="float">
            <text:p>0</text:p>
          </table:table-cell>
          <table:table-cell table:style-name="Default" office:value-type="float" office:value="195" calcext:value-type="float">
            <text:p>195</text:p>
          </table:table-cell>
          <table:table-cell table:style-name="ce20" office:value-type="float" office:value="150" calcext:value-type="float">
            <text:p>15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61fbc43c-3d40-44f6-90a7-98b104e085e0</text:p>
          </table:table-cell>
          <table:table-cell table:style-name="Default" office:value-type="string" calcext:value-type="string">
            <text:p>Icy Bay, Alaska</text:p>
          </table:table-cell>
          <table:table-cell table:style-name="Default" office:value-type="string" calcext:value-type="string">
            <text:p><text:span text:style-name="T1">Icy Bay is a relatively young body of water in the southeast of Alaska. It has formed in the last 100 years due to the rapid retreat of two glaciers.\n\n</text:span>The bay is also famous for the 2015 landslide and megatsunami, where 181,000,000 metric tons of rock was dislodged when the side of a mountain collapsed. </text:p>
          </table:table-cell>
          <table:table-cell table:style-name="Default" office:value-type="string" calcext:value-type="string">
            <text:p>VA</text:p>
          </table:table-cell>
          <table:table-cell table:style-name="Default" office:value-type="string" calcext:value-type="string">
            <text:p>US</text:p>
          </table:table-cell>
          <table:table-cell office:value-type="float" office:value="0" calcext:value-type="float">
            <text:p>0</text:p>
          </table:table-cell>
          <table:table-cell table:style-name="Default"/>
          <table:table-cell table:style-name="Default" office:value-type="float" office:value="60.023181" calcext:value-type="float">
            <text:p>60.023181</text:p>
          </table:table-cell>
          <table:table-cell table:style-name="Default" office:value-type="float" office:value="-141.339045" calcext:value-type="float">
            <text:p>-141.339045</text:p>
          </table:table-cell>
          <table:table-cell table:style-name="Default" office:value-type="float" office:value="2800" calcext:value-type="float">
            <text:p>2800</text:p>
          </table:table-cell>
          <table:table-cell table:number-columns-repeated="2" table:style-name="Default" office:value-type="float" office:value="0" calcext:value-type="float">
            <text:p>0</text:p>
          </table:table-cell>
          <table:table-cell table:style-name="Default" office:value-type="float" office:value="335" calcext:value-type="float">
            <text:p>335</text:p>
          </table:table-cell>
          <table:table-cell table:style-name="ce20" office:value-type="float" office:value="130" calcext:value-type="float">
            <text:p>13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e6c5a501-b962-0b64-d396-842711761a9d</text:p>
          </table:table-cell>
          <table:table-cell table:style-name="Default" office:value-type="string" calcext:value-type="string">
            <text:p>Lake Coipasa</text:p>
          </table:table-cell>
          <table:table-cell table:style-name="Default" office:value-type="string" calcext:value-type="string">
            <text:p><text:span text:style-name="T1">Lake Coipasa is a saline lake with a depth of 3.5 metres. It is surrounded by the Coipasa salt flat (Salar de Coipasa), and the volcanic cone of Wila Pukarani.\n\n</text:span>The lake is a breeding ground for flamingos with thousands having settled on the shores of Lake Coipasa.</text:p>
          </table:table-cell>
          <table:table-cell table:style-name="Default" office:value-type="string" calcext:value-type="string">
            <text:p>LA</text:p>
          </table:table-cell>
          <table:table-cell table:style-name="Default" office:value-type="string" calcext:value-type="string">
            <text:p>BO</text:p>
          </table:table-cell>
          <table:table-cell office:value-type="float" office:value="0" calcext:value-type="float">
            <text:p>0</text:p>
          </table:table-cell>
          <table:table-cell table:style-name="Default"/>
          <table:table-cell table:style-name="Default" office:value-type="float" office:value="-19.113797" calcext:value-type="float">
            <text:p>-19.113797</text:p>
          </table:table-cell>
          <table:table-cell table:style-name="Default" office:value-type="float" office:value="-68.27515" calcext:value-type="float">
            <text:p>-68.27515</text:p>
          </table:table-cell>
          <table:table-cell table:style-name="Default" office:value-type="float" office:value="18000" calcext:value-type="float">
            <text:p>18000</text:p>
          </table:table-cell>
          <table:table-cell table:number-columns-repeated="2" table:style-name="Default" office:value-type="float" office:value="0" calcext:value-type="float">
            <text:p>0</text:p>
          </table:table-cell>
          <table:table-cell table:style-name="Default" office:value-type="float" office:value="137" calcext:value-type="float">
            <text:p>137</text:p>
          </table:table-cell>
          <table:table-cell table:style-name="ce20" office:value-type="float" office:value="155" calcext:value-type="float">
            <text:p>15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7119541b-63da-f385-dbf3-5933d610abe7</text:p>
          </table:table-cell>
          <table:table-cell table:style-name="Default" office:value-type="string" calcext:value-type="string">
            <text:p>Anjihai Grand Canyon</text:p>
          </table:table-cell>
          <table:table-cell table:style-name="Default" office:value-type="string" calcext:value-type="string">
            <text:p>The Anjihai Grand Canyon, also known as the Hongshan (Red Mountain) Grand Canyon, is found at the northern foot of the Tianshan Mountains in northwest China's Xinjiang Uygur Autonomous Region.</text:p>
          </table:table-cell>
          <table:table-cell table:style-name="Default" office:value-type="string" calcext:value-type="string">
            <text:p>CA</text:p>
          </table:table-cell>
          <table:table-cell table:style-name="Default" office:value-type="string" calcext:value-type="string">
            <text:p>CN</text:p>
          </table:table-cell>
          <table:table-cell office:value-type="float" office:value="0" calcext:value-type="float">
            <text:p>0</text:p>
          </table:table-cell>
          <table:table-cell table:style-name="Default"/>
          <table:table-cell table:style-name="Default" office:value-type="float" office:value="44.002612" calcext:value-type="float">
            <text:p>44.002612</text:p>
          </table:table-cell>
          <table:table-cell table:style-name="Default" office:value-type="float" office:value="84.959755" calcext:value-type="float">
            <text:p>84.959755</text:p>
          </table:table-cell>
          <table:table-cell table:style-name="Default" office:value-type="float" office:value="6875" calcext:value-type="float">
            <text:p>6875</text:p>
          </table:table-cell>
          <table:table-cell table:number-columns-repeated="2" table:style-name="Default" office:value-type="float" office:value="0" calcext:value-type="float">
            <text:p>0</text:p>
          </table:table-cell>
          <table:table-cell table:style-name="Default" office:value-type="float" office:value="200" calcext:value-type="float">
            <text:p>200</text:p>
          </table:table-cell>
          <table:table-cell table:style-name="ce20"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4dc0ab85-0259-7027-b8b2-34eee51a4ec3</text:p>
          </table:table-cell>
          <table:table-cell table:style-name="Default" office:value-type="string" calcext:value-type="string">
            <text:p>Lençóis Maranhense</text:p>
          </table:table-cell>
          <table:table-cell table:style-name="Default" office:value-type="string" calcext:value-type="string">
            <text:p>A national park located in northeastern Brazil. The coastline is composed of Rolling sand dunes, who’s valleys fill during the rainy season and becomes fresh water lagoons.</text:p>
          </table:table-cell>
          <table:table-cell table:style-name="Default" office:value-type="string" calcext:value-type="string">
            <text:p>PA</text:p>
          </table:table-cell>
          <table:table-cell table:style-name="Default" office:value-type="string" calcext:value-type="string">
            <text:p>BR</text:p>
          </table:table-cell>
          <table:table-cell office:value-type="float" office:value="0" calcext:value-type="float">
            <text:p>0</text:p>
          </table:table-cell>
          <table:table-cell table:style-name="Default"/>
          <table:table-cell table:style-name="Default" office:value-type="float" office:value="-2.631459" calcext:value-type="float">
            <text:p>-2.631459</text:p>
          </table:table-cell>
          <table:table-cell table:style-name="Default" office:value-type="float" office:value="-42.876554" calcext:value-type="float">
            <text:p>-42.876554</text:p>
          </table:table-cell>
          <table:table-cell table:style-name="Default" office:value-type="float" office:value="3150" calcext:value-type="float">
            <text:p>3150</text:p>
          </table:table-cell>
          <table:table-cell table:number-columns-repeated="2" table:style-name="Default" office:value-type="float" office:value="0" calcext:value-type="float">
            <text:p>0</text:p>
          </table:table-cell>
          <table:table-cell table:style-name="Default" office:value-type="float" office:value="295" calcext:value-type="float">
            <text:p>295</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dd5df6bb-e7b2-14df-d4f0-e938b2fbddae</text:p>
          </table:table-cell>
          <table:table-cell table:style-name="Default" office:value-type="string" calcext:value-type="string">
            <text:p>Palmanova</text:p>
          </table:table-cell>
          <table:table-cell table:style-name="Default" office:value-type="string" calcext:value-type="string">
            <text:p><text:span text:style-name="T1">Palmanova is a town and comune in northeastern Italy. The town is an example of star fort of the late Renaissance, built up by the Venetian Republic in 1593.\n\n</text:span>The fortifications were included in UNESCO's World Heritage Site list as part of Venetian Works of Defence between 15th and 17th centuries: Stato da Terra – western Stato da Mar in 2017.</text:p>
          </table:table-cell>
          <table:table-cell table:style-name="Default" office:value-type="string" calcext:value-type="string">
            <text:p>TO</text:p>
          </table:table-cell>
          <table:table-cell table:style-name="Default" office:value-type="string" calcext:value-type="string">
            <text:p>IT</text:p>
          </table:table-cell>
          <table:table-cell office:value-type="float" office:value="0" calcext:value-type="float">
            <text:p>0</text:p>
          </table:table-cell>
          <table:table-cell table:style-name="Default"/>
          <table:table-cell table:style-name="Default" office:value-type="float" office:value="45.892648" calcext:value-type="float">
            <text:p>45.892648</text:p>
          </table:table-cell>
          <table:table-cell table:style-name="Default" office:value-type="float" office:value="13.309916" calcext:value-type="float">
            <text:p>13.309916</text:p>
          </table:table-cell>
          <table:table-cell table:style-name="Default" office:value-type="float" office:value="710" calcext:value-type="float">
            <text:p>710</text:p>
          </table:table-cell>
          <table:table-cell table:number-columns-repeated="3" table:style-name="Default" office:value-type="float" office:value="0" calcext:value-type="float">
            <text:p>0</text:p>
          </table:table-cell>
          <table:table-cell table:style-name="ce20" office:value-type="float" office:value="90" calcext:value-type="float">
            <text:p>9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ddb64567-43f6-e568-e7a3-cd6cc97033f1</text:p>
          </table:table-cell>
          <table:table-cell table:style-name="Default" office:value-type="string" calcext:value-type="string">
            <text:p>Logar Valley</text:p>
          </table:table-cell>
          <table:table-cell table:style-name="Default" office:value-type="string" calcext:value-type="string">
            <text:p>The Logar Valley Landscape Park is a beautiful valley in the Kamnik Alps in Slovenia. It’s a glacial valley divided into three parts and spans about 25 square kilometres.\n\nThere are several airports and smaller airfields in the area with Slovenias largest Airport Ljubljana Jože Pučnik Airport located at the foothills of the Kamnik–Savinja Alps. A great place to start your excursion from. </text:p>
          </table:table-cell>
          <table:table-cell table:style-name="Default" office:value-type="string" calcext:value-type="string">
            <text:p>VA</text:p>
          </table:table-cell>
          <table:table-cell table:style-name="Default" office:value-type="string" calcext:value-type="string">
            <text:p>SI</text:p>
          </table:table-cell>
          <table:table-cell table:style-name="Default" office:value-type="float" office:value="0" calcext:value-type="float">
            <text:p>0</text:p>
          </table:table-cell>
          <table:table-cell table:style-name="Default"/>
          <table:table-cell table:style-name="Default" office:value-type="float" office:value="46.435932" calcext:value-type="float">
            <text:p>46.435932</text:p>
          </table:table-cell>
          <table:table-cell table:style-name="Default" office:value-type="float" office:value="14.658032" calcext:value-type="float">
            <text:p>14.658032</text:p>
          </table:table-cell>
          <table:table-cell table:style-name="Default" office:value-type="float" office:value="4900" calcext:value-type="float">
            <text:p>4900</text:p>
          </table:table-cell>
          <table:table-cell table:number-columns-repeated="2" table:style-name="Default" office:value-type="float" office:value="0" calcext:value-type="float">
            <text:p>0</text:p>
          </table:table-cell>
          <table:table-cell table:style-name="Default" office:value-type="float" office:value="207" calcext:value-type="float">
            <text:p>207</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number-columns-repeated="16368"/>
        </table:table-row>
        <table:table-row table:style-name="ro1">
          <table:table-cell office:value-type="string" calcext:value-type="string">
            <text:p>e0ba8512-27b3-5954-5ac3-4ed71ec43b73</text:p>
          </table:table-cell>
          <table:table-cell table:style-name="Default" office:value-type="string" calcext:value-type="string">
            <text:p>Laguna Cascada</text:p>
          </table:table-cell>
          <table:table-cell table:style-name="Default" office:value-type="string" calcext:value-type="string">
            <text:p>Beautiful mountainous area in Chile with lakes and glaciers.</text:p>
          </table:table-cell>
          <table:table-cell table:style-name="Default" office:value-type="string" calcext:value-type="string">
            <text:p>LA</text:p>
          </table:table-cell>
          <table:table-cell table:style-name="Default" office:value-type="string" calcext:value-type="string">
            <text:p>CL</text:p>
          </table:table-cell>
          <table:table-cell table:style-name="Default" office:value-type="float" office:value="0" calcext:value-type="float">
            <text:p>0</text:p>
          </table:table-cell>
          <table:table-cell table:style-name="Default"/>
          <table:table-cell table:style-name="Default" office:value-type="float" office:value="-48.584706" calcext:value-type="float">
            <text:p>-48.584706</text:p>
          </table:table-cell>
          <table:table-cell table:style-name="Default" office:value-type="float" office:value="-73.035541" calcext:value-type="float">
            <text:p>-73.035541</text:p>
          </table:table-cell>
          <table:table-cell table:style-name="Default" office:value-type="float" office:value="3100" calcext:value-type="float">
            <text:p>3100</text:p>
          </table:table-cell>
          <table:table-cell table:number-columns-repeated="2" table:style-name="Default" office:value-type="float" office:value="0" calcext:value-type="float">
            <text:p>0</text:p>
          </table:table-cell>
          <table:table-cell table:style-name="Default" office:value-type="float" office:value="309" calcext:value-type="float">
            <text:p>309</text:p>
          </table:table-cell>
          <table:table-cell table:style-name="ce20" office:value-type="float" office:value="90" calcext:value-type="float">
            <text:p>90</text:p>
          </table:table-cell>
          <table:table-cell table:style-name="Default" office:value-type="string" calcext:value-type="string">
            <text:p>false</text:p>
          </table:table-cell>
          <table:table-cell table:style-name="Default" office:value-type="string" calcext:value-type="string">
            <text:p>KEEP</text:p>
          </table:table-cell>
          <table:table-cell table:number-columns-repeated="16368"/>
        </table:table-row>
        <table:table-row table:style-name="ro1">
          <table:table-cell table:style-name="Default" office:value-type="string" calcext:value-type="string">
            <text:p>a762b21c-7d94-970c-633e-a984cceeca18</text:p>
          </table:table-cell>
          <table:table-cell table:style-name="ce15" office:value-type="string" calcext:value-type="string">
            <text:p>Los Roques Archipelago</text:p>
          </table:table-cell>
          <table:table-cell table:style-name="Default" office:value-type="string" calcext:value-type="string">
            <text:p>The archipelago of Los Roques is a shallow lagoon protected by two coral reefs. Numerous reefs, sandbanks and cays with a handful of larger islands provide spectacular seascapes.</text:p>
          </table:table-cell>
          <table:table-cell table:style-name="Default" office:value-type="string" calcext:value-type="string">
            <text:p>SE</text:p>
          </table:table-cell>
          <table:table-cell table:style-name="Default" office:value-type="string" calcext:value-type="string">
            <text:p>VE</text:p>
          </table:table-cell>
          <table:table-cell table:style-name="Default" office:value-type="float" office:value="0" calcext:value-type="float">
            <text:p>0</text:p>
          </table:table-cell>
          <table:table-cell table:style-name="Default"/>
          <table:table-cell table:style-name="Default" office:value-type="float" office:value="11.84026" calcext:value-type="float">
            <text:p>11.84026</text:p>
          </table:table-cell>
          <table:table-cell table:style-name="Default" office:value-type="float" office:value="-66.663817" calcext:value-type="float">
            <text:p>-66.663817</text:p>
          </table:table-cell>
          <table:table-cell table:style-name="Default" office:value-type="float" office:value="3000" calcext:value-type="float">
            <text:p>3000</text:p>
          </table:table-cell>
          <table:table-cell table:number-columns-repeated="2" table:style-name="Default" office:value-type="float" office:value="0" calcext:value-type="float">
            <text:p>0</text:p>
          </table:table-cell>
          <table:table-cell table:style-name="Default" office:value-type="float" office:value="305" calcext:value-type="float">
            <text:p>305</text:p>
          </table:table-cell>
          <table:table-cell table:style-name="ce20" office:value-type="float" office:value="130" calcext:value-type="float">
            <text:p>130</text:p>
          </table:table-cell>
          <table:table-cell table:style-name="Default" office:value-type="string" calcext:value-type="string">
            <text:p>false</text:p>
          </table:table-cell>
          <table:table-cell table:style-name="Default" office:value-type="string" calcext:value-type="string">
            <text:p>KEEP</text:p>
          </table:table-cell>
          <table:table-cell table:number-columns-repeated="16368"/>
        </table:table-row>
        <table:table-row table:style-name="ro1">
          <table:table-cell table:style-name="Default" office:value-type="string" calcext:value-type="string">
            <text:p>eef16663-961a-0ca0-c19a-e44fd136ee47</text:p>
          </table:table-cell>
          <table:table-cell table:style-name="Default" office:value-type="string" calcext:value-type="string">
            <text:p>Ninety Mile Beach</text:p>
          </table:table-cell>
          <table:table-cell table:style-name="Default" office:value-type="string" calcext:value-type="string">
            <text:p>Renowned for spectacular sunsets and boasting one of the best left hand surf breaks in the world, Ninety Mile Beach is an almost never-ending paradise.</text:p>
            <text:p/>
            <text:p>Ninety-Mile Beach is the fabled strip of sand that stretches from Ahipara to Scott Point, five kilometres south of Cape Maria van Diemen. Truth be told, it is actually 88 kilometres long.</text:p>
            <text:p/>
            <text:p>This beach is officially a highway, but is really only suitable for 4WD vehicles and is safe to drive only at specific times of the tides.</text:p>
          </table:table-cell>
          <table:table-cell office:value-type="string" calcext:value-type="string">
            <text:p>LM</text:p>
          </table:table-cell>
          <table:table-cell office:value-type="string" calcext:value-type="string">
            <text:p>NZ</text:p>
          </table:table-cell>
          <table:table-cell office:value-type="float" office:value="0" calcext:value-type="float">
            <text:p>0</text:p>
          </table:table-cell>
          <table:table-cell/>
          <table:table-cell table:style-name="Default" office:value-type="float" office:value="-34.691997" calcext:value-type="float">
            <text:p>-34.691997</text:p>
          </table:table-cell>
          <table:table-cell table:style-name="Default" office:value-type="float" office:value="172.903317" calcext:value-type="float">
            <text:p>172.903317</text:p>
          </table:table-cell>
          <table:table-cell table:style-name="Default" office:value-type="float" office:value="1740" calcext:value-type="float">
            <text:p>1740</text:p>
          </table:table-cell>
          <table:table-cell table:number-columns-repeated="2" table:style-name="Default" office:value-type="float" office:value="0" calcext:value-type="float">
            <text:p>0</text:p>
          </table:table-cell>
          <table:table-cell table:style-name="Default" office:value-type="float" office:value="145" calcext:value-type="float">
            <text:p>145</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number-columns-repeated="16368"/>
        </table:table-row>
        <table:table-row table:style-name="ro1">
          <table:table-cell office:value-type="string" calcext:value-type="string">
            <text:p>5cb74966-11fe-fa42-d544-08f5b92e745b</text:p>
          </table:table-cell>
          <table:table-cell table:style-name="Default" office:value-type="string" calcext:value-type="string">
            <text:p>Edoras</text:p>
          </table:table-cell>
          <table:table-cell table:style-name="Default" office:value-type="string" calcext:value-type="string">
            <text:p>Nestled in the Ashburton District's high country sits Mount Sunday - a sheer-sided hill that was the set for Edoras, the main city of the Rohan people in the Lord of the Rings movie.</text:p>
            <text:p/>
            <text:p>Nothing remains of this set, which took nine months to build, however the location still has powerful magic.</text:p>
          </table:table-cell>
          <table:table-cell office:value-type="string" calcext:value-type="string">
            <text:p>MO</text:p>
          </table:table-cell>
          <table:table-cell office:value-type="string" calcext:value-type="string">
            <text:p>NZ</text:p>
          </table:table-cell>
          <table:table-cell office:value-type="float" office:value="0" calcext:value-type="float">
            <text:p>0</text:p>
          </table:table-cell>
          <table:table-cell/>
          <table:table-cell table:style-name="Default" office:value-type="float" office:value="-43.546864" calcext:value-type="float">
            <text:p>-43.546864</text:p>
          </table:table-cell>
          <table:table-cell table:style-name="Default" office:value-type="float" office:value="170.897028" calcext:value-type="float">
            <text:p>170.897028</text:p>
          </table:table-cell>
          <table:table-cell table:style-name="Default" office:value-type="float" office:value="2050" calcext:value-type="float">
            <text:p>2050</text:p>
          </table:table-cell>
          <table:table-cell table:number-columns-repeated="2" table:style-name="Default" office:value-type="float" office:value="0" calcext:value-type="float">
            <text:p>0</text:p>
          </table:table-cell>
          <table:table-cell table:style-name="Default" office:value-type="float" office:value="250" calcext:value-type="float">
            <text:p>250</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number-columns-repeated="16368"/>
        </table:table-row>
        <table:table-row table:style-name="ro1">
          <table:table-cell table:style-name="Default" office:value-type="string" calcext:value-type="string">
            <text:p>eece0013-029e-471f-f03d-56cde19fd5d2</text:p>
          </table:table-cell>
          <table:table-cell table:style-name="Default" office:value-type="string" calcext:value-type="string">
            <text:p>Waiau River</text:p>
          </table:table-cell>
          <table:table-cell table:style-name="Default" office:value-type="string" calcext:value-type="string">
            <text:p>The Waiau River between Te Anau and Manapouri represented the River Anduin in the movie Lord of the Rings as the Fellowship paddled south from Lothlórien. The surrounding high peaks were used to depict the rough country south of Rivendell.</text:p>
          </table:table-cell>
          <table:table-cell office:value-type="string" calcext:value-type="string">
            <text:p>RI</text:p>
          </table:table-cell>
          <table:table-cell office:value-type="string" calcext:value-type="string">
            <text:p>NZ</text:p>
          </table:table-cell>
          <table:table-cell office:value-type="float" office:value="0" calcext:value-type="float">
            <text:p>0</text:p>
          </table:table-cell>
          <table:table-cell/>
          <table:table-cell table:style-name="Default" office:value-type="float" office:value="-45.508083" calcext:value-type="float">
            <text:p>-45.508083</text:p>
          </table:table-cell>
          <table:table-cell table:style-name="Default" office:value-type="float" office:value="167.645817" calcext:value-type="float">
            <text:p>167.645817</text:p>
          </table:table-cell>
          <table:table-cell table:style-name="Default" office:value-type="float" office:value="1290" calcext:value-type="float">
            <text:p>1290</text:p>
          </table:table-cell>
          <table:table-cell table:number-columns-repeated="2" table:style-name="Default" office:value-type="float" office:value="0" calcext:value-type="float">
            <text:p>0</text:p>
          </table:table-cell>
          <table:table-cell table:style-name="Default" office:value-type="float" office:value="36" calcext:value-type="float">
            <text:p>36</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number-columns-repeated="16368"/>
        </table:table-row>
        <table:table-row table:style-name="ro1">
          <table:table-cell table:style-name="Default" office:value-type="string" calcext:value-type="string">
            <text:p>a2d14fd0-6ab1-7c34-9cc1-6d16c9e55687</text:p>
          </table:table-cell>
          <table:table-cell table:style-name="Default" office:value-type="string" calcext:value-type="string">
            <text:p>Mount Owen</text:p>
          </table:table-cell>
          <table:table-cell table:style-name="Default" office:value-type="string" calcext:value-type="string">
            <text:p>You'll need to catch a helicopter to see where the fellowship in the movie Lord of the Rings hid from Saruman's black crows. Ask the pilot to show you Dimrill Dale - Mount Olympus and Mount Owen. From the air, you'll get an eagle's view of the region's three national parks - Abel Tasman, Nelson Lakes and Kahurangi.</text:p>
          </table:table-cell>
          <table:table-cell office:value-type="string" calcext:value-type="string">
            <text:p>MO</text:p>
          </table:table-cell>
          <table:table-cell office:value-type="string" calcext:value-type="string">
            <text:p>NZ</text:p>
          </table:table-cell>
          <table:table-cell office:value-type="float" office:value="0" calcext:value-type="float">
            <text:p>0</text:p>
          </table:table-cell>
          <table:table-cell/>
          <table:table-cell table:style-name="Default" office:value-type="float" office:value="-41.573704" calcext:value-type="float">
            <text:p>-41.573704</text:p>
          </table:table-cell>
          <table:table-cell table:style-name="Default" office:value-type="float" office:value="172.52078" calcext:value-type="float">
            <text:p>172.52078</text:p>
          </table:table-cell>
          <table:table-cell table:style-name="Default" office:value-type="float" office:value="7159.82" calcext:value-type="float">
            <text:p>7159.82</text:p>
          </table:table-cell>
          <table:table-cell table:number-columns-repeated="2" table:style-name="Default" office:value-type="float" office:value="0" calcext:value-type="float">
            <text:p>0</text:p>
          </table:table-cell>
          <table:table-cell table:style-name="Default" office:value-type="float" office:value="32" calcext:value-type="float">
            <text:p>32</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number-columns-repeated="16368"/>
        </table:table-row>
        <table:table-row table:style-name="ro1">
          <table:table-cell office:value-type="string" calcext:value-type="string">
            <text:p>8c07a6ce-04a1-2373-17a5-5381acfc9581</text:p>
          </table:table-cell>
          <table:table-cell table:style-name="Default" office:value-type="string" calcext:value-type="string">
            <text:p>Wellington Approach</text:p>
          </table:table-cell>
          <table:table-cell table:style-name="Default" office:value-type="string" calcext:value-type="string">
            <text:p>Fly an approach from the north-west towards Wellington International, based on  real-world flight Jetstar 253 from Auckland.</text:p>
            <text:p/>
            <text:p>Wellington International Airport is an international airport located in the suburb of Rongotai in Wellington. It lies 3 NM or 5.5 km south-east from the city centre. It is a hub for Air New Zealand and Sounds Air. </text:p>
          </table:table-cell>
          <table:table-cell table:style-name="Default" office:value-type="string" calcext:value-type="string">
            <text:p>AP</text:p>
          </table:table-cell>
          <table:table-cell table:style-name="Default" office:value-type="string" calcext:value-type="string">
            <text:p>NZ</text:p>
          </table:table-cell>
          <table:table-cell table:style-name="Default" office:value-type="float" office:value="0" calcext:value-type="float">
            <text:p>0</text:p>
          </table:table-cell>
          <table:table-cell table:style-name="Default" office:value-type="string" calcext:value-type="string">
            <text:p>NZWN</text:p>
          </table:table-cell>
          <table:table-cell table:style-name="Default" office:value-type="float" office:value="-41.141337" calcext:value-type="float">
            <text:p>-41.141337</text:p>
          </table:table-cell>
          <table:table-cell table:style-name="Default" office:value-type="float" office:value="174.819466" calcext:value-type="float">
            <text:p>174.819466</text:p>
          </table:table-cell>
          <table:table-cell table:style-name="Default" office:value-type="float" office:value="2750" calcext:value-type="float">
            <text:p>2750</text:p>
          </table:table-cell>
          <table:table-cell table:number-columns-repeated="2" table:style-name="Default" office:value-type="float" office:value="0" calcext:value-type="float">
            <text:p>0</text:p>
          </table:table-cell>
          <table:table-cell table:style-name="Default" office:value-type="float" office:value="183" calcext:value-type="float">
            <text:p>183</text:p>
          </table:table-cell>
          <table:table-cell table:style-name="ce20" office:value-type="float" office:value="180" calcext:value-type="float">
            <text:p>180</text:p>
          </table:table-cell>
          <table:table-cell table:style-name="Default" office:value-type="string" calcext:value-type="string">
            <text:p>false</text:p>
          </table:table-cell>
          <table:table-cell table:style-name="Default" office:value-type="string" calcext:value-type="string">
            <text:p>KEEP</text:p>
          </table:table-cell>
          <table:table-cell table:number-columns-repeated="16366"/>
          <table:table-cell table:style-name="Default"/>
          <table:table-cell/>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035a741b-a8d4-3202-309c-9223f50b4a80" calcext:value-type="string">
            <text:p>035a741b-a8d4-3202-309c-9223f50b4a80</text:p>
          </table:table-cell>
          <table:table-cell table:style-name="Default" office:value-type="string" calcext:value-type="string">
            <text:p>Band-e Amir National Park</text:p>
          </table:table-cell>
          <table:table-cell office:value-type="string" calcext:value-type="string">
            <text:p>Amidst the rugged terrains of Afghanistan lies a gem that sparkles with nature’s splendor: Band-e Amir National Park. This natural wonder, with its series of six deep blue lakes, is a sight to behold and easily ranks among the prettiest places in Afghanistan.</text:p>
          </table:table-cell>
          <table:table-cell office:value-type="string" calcext:value-type="string">
            <text:p>PA</text:p>
          </table:table-cell>
          <table:table-cell office:value-type="string" calcext:value-type="string">
            <text:p>AF</text:p>
          </table:table-cell>
          <table:table-cell office:value-type="float" office:value="0" calcext:value-type="float">
            <text:p>0</text:p>
          </table:table-cell>
          <table:table-cell/>
          <table:table-cell office:value-type="float" office:value="34.831978" calcext:value-type="float">
            <text:p>34.831978</text:p>
          </table:table-cell>
          <table:table-cell office:value-type="float" office:value="67.177278" calcext:value-type="float">
            <text:p>67.177278</text:p>
          </table:table-cell>
          <table:table-cell office:value-type="float" office:value="16000" calcext:value-type="float">
            <text:p>16000</text:p>
          </table:table-cell>
          <table:table-cell table:number-columns-repeated="2" office:value-type="float" office:value="0" calcext:value-type="float">
            <text:p>0</text:p>
          </table:table-cell>
          <table:table-cell office:value-type="float" office:value="78" calcext:value-type="float">
            <text:p>78</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12ef2e8e-8d4c-e8ca-2738-ae0131b40f2c" calcext:value-type="string">
            <text:p>12ef2e8e-8d4c-e8ca-2738-ae0131b40f2c</text:p>
          </table:table-cell>
          <table:table-cell office:value-type="string" calcext:value-type="string">
            <text:p>Valbona Valley National Park</text:p>
          </table:table-cell>
          <table:table-cell office:value-type="string" calcext:value-type="string">
            <text:p>When it comes to breathtaking landscapes and untouched wilderness, few places can rival the Valbona Valley National Park, nestled within the heart of the Albanian Alps. Often referred to as the “Miracle of the Alps,” this national park is a haven for nature enthusiasts and adventure seekers.</text:p>
          </table:table-cell>
          <table:table-cell office:value-type="string" calcext:value-type="string">
            <text:p>PA</text:p>
          </table:table-cell>
          <table:table-cell office:value-type="string" calcext:value-type="string">
            <text:p>AL</text:p>
          </table:table-cell>
          <table:table-cell office:value-type="float" office:value="0" calcext:value-type="float">
            <text:p>0</text:p>
          </table:table-cell>
          <table:table-cell/>
          <table:table-cell office:value-type="float" office:value="42.43131" calcext:value-type="float">
            <text:p>42.43131</text:p>
          </table:table-cell>
          <table:table-cell office:value-type="float" office:value="19.923503" calcext:value-type="float">
            <text:p>19.923503</text:p>
          </table:table-cell>
          <table:table-cell office:value-type="float" office:value="8750" calcext:value-type="float">
            <text:p>8750</text:p>
          </table:table-cell>
          <table:table-cell table:number-columns-repeated="2" office:value-type="float" office:value="0" calcext:value-type="float">
            <text:p>0</text:p>
          </table:table-cell>
          <table:table-cell office:value-type="float" office:value="255" calcext:value-type="float">
            <text:p>255</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28d6e9ed-6bdf-8d51-e40c-3e0a296781c0" calcext:value-type="string">
            <text:p>28d6e9ed-6bdf-8d51-e40c-3e0a296781c0</text:p>
          </table:table-cell>
          <table:table-cell office:value-type="string" calcext:value-type="string">
            <text:p>National Park American Samoa</text:p>
          </table:table-cell>
          <table:table-cell office:value-type="string" calcext:value-type="string">
            <text:p>American Samoa, a hidden treasure in the South Pacific. This unspoiled paradise boasts rugged mountains, serene beaches, and a rich Polynesian culture. It’s a place where traditional ways blend seamlessly with breathtaking nature.</text:p>
          </table:table-cell>
          <table:table-cell office:value-type="string" calcext:value-type="string">
            <text:p>PA</text:p>
          </table:table-cell>
          <table:table-cell office:value-type="string" calcext:value-type="string">
            <text:p>AS</text:p>
          </table:table-cell>
          <table:table-cell office:value-type="float" office:value="0" calcext:value-type="float">
            <text:p>0</text:p>
          </table:table-cell>
          <table:table-cell/>
          <table:table-cell office:value-type="float" office:value="-14.224261" calcext:value-type="float">
            <text:p>-14.224261</text:p>
          </table:table-cell>
          <table:table-cell office:value-type="float" office:value="-170.666295" calcext:value-type="float">
            <text:p>-170.666295</text:p>
          </table:table-cell>
          <table:table-cell office:value-type="float" office:value="5000" calcext:value-type="float">
            <text:p>5000</text:p>
          </table:table-cell>
          <table:table-cell table:number-columns-repeated="2" office:value-type="float" office:value="0" calcext:value-type="float">
            <text:p>0</text:p>
          </table:table-cell>
          <table:table-cell office:value-type="float" office:value="205" calcext:value-type="float">
            <text:p>205</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175fee1c-55f9-b89a-4155-c1e77e94720f" calcext:value-type="string">
            <text:p>175fee1c-55f9-b89a-4155-c1e77e94720f</text:p>
          </table:table-cell>
          <table:table-cell office:value-type="string" calcext:value-type="string">
            <text:p>Madriu-Perafita-Claror Natural Park</text:p>
          </table:table-cell>
          <table:table-cell office:value-type="string" calcext:value-type="string">
            <text:p>Madriu-Perafita-Claror Natural Park is a UNESCO World Heritage site and one of the most beautiful places of Andorra. This expansive natural reserve is a paradise for hikers, birdwatchers, and anyone who loves the great outdoors. Picture yourself walking through dense forests, crossing rustic bridges, and stumbling upon hidden waterfalls.</text:p>
          </table:table-cell>
          <table:table-cell office:value-type="string" calcext:value-type="string">
            <text:p>PA</text:p>
          </table:table-cell>
          <table:table-cell office:value-type="string" calcext:value-type="string">
            <text:p>AD</text:p>
          </table:table-cell>
          <table:table-cell office:value-type="float" office:value="0" calcext:value-type="float">
            <text:p>0</text:p>
          </table:table-cell>
          <table:table-cell/>
          <table:table-cell office:value-type="float" office:value="42.497259" calcext:value-type="float">
            <text:p>42.497259</text:p>
          </table:table-cell>
          <table:table-cell office:value-type="float" office:value="1.578506" calcext:value-type="float">
            <text:p>1.578506</text:p>
          </table:table-cell>
          <table:table-cell office:value-type="float" office:value="6600" calcext:value-type="float">
            <text:p>6600</text:p>
          </table:table-cell>
          <table:table-cell table:number-columns-repeated="2" office:value-type="float" office:value="0" calcext:value-type="float">
            <text:p>0</text:p>
          </table:table-cell>
          <table:table-cell office:value-type="float" office:value="121" calcext:value-type="float">
            <text:p>121</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20e932ae-f7df-3917-61c5-fd7d87cf185e" calcext:value-type="string">
            <text:p>20e932ae-f7df-3917-61c5-fd7d87cf185e</text:p>
          </table:table-cell>
          <table:table-cell office:value-type="string" calcext:value-type="string">
            <text:p>Luanda</text:p>
          </table:table-cell>
          <table:table-cell office:value-type="string" calcext:value-type="string">
            <text:p>Luanda, the capital city of Angola, is a fascinating blend of the old and the new. Skyscrapers tower over colonial-era buildings, creating a skyline that’s as diverse as the city itself. It’s one of the most beautiful cities in Angola, offering a mix of urban sophistication and historical charm.</text:p>
          </table:table-cell>
          <table:table-cell office:value-type="string" calcext:value-type="string">
            <text:p>CI</text:p>
          </table:table-cell>
          <table:table-cell office:value-type="string" calcext:value-type="string">
            <text:p>AO</text:p>
          </table:table-cell>
          <table:table-cell office:value-type="float" office:value="0" calcext:value-type="float">
            <text:p>0</text:p>
          </table:table-cell>
          <table:table-cell/>
          <table:table-cell office:value-type="float" office:value="-8.785137" calcext:value-type="float">
            <text:p>-8.785137</text:p>
          </table:table-cell>
          <table:table-cell office:value-type="float" office:value="13.245207" calcext:value-type="float">
            <text:p>13.245207</text:p>
          </table:table-cell>
          <table:table-cell office:value-type="float" office:value="2215" calcext:value-type="float">
            <text:p>2215</text:p>
          </table:table-cell>
          <table:table-cell table:number-columns-repeated="2" office:value-type="float" office:value="0" calcext:value-type="float">
            <text:p>0</text:p>
          </table:table-cell>
          <table:table-cell office:value-type="float" office:value="162" calcext:value-type="float">
            <text:p>162</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6a8909a2-be06-2123-9360-ca74b77eed14" calcext:value-type="string">
            <text:p>6a8909a2-be06-2123-9360-ca74b77eed14</text:p>
          </table:table-cell>
          <table:table-cell office:value-type="string" calcext:value-type="string">
            <text:p>Antigua und Barbuda</text:p>
          </table:table-cell>
          <table:table-cell office:value-type="string" calcext:value-type="string">
            <text:p>The country consists of two major islands, Antigua and Barbuda, which are approximately 40 km (25 mi) apart, and several smaller islands, including Great Bird, Green, Guiana, Long, Maiden, Prickly Pear, York, and Redonda.</text:p>
          </table:table-cell>
          <table:table-cell office:value-type="string" calcext:value-type="string">
            <text:p>IS</text:p>
          </table:table-cell>
          <table:table-cell office:value-type="string" calcext:value-type="string">
            <text:p>AG</text:p>
          </table:table-cell>
          <table:table-cell office:value-type="float" office:value="0" calcext:value-type="float">
            <text:p>0</text:p>
          </table:table-cell>
          <table:table-cell/>
          <table:table-cell office:value-type="float" office:value="17.09114" calcext:value-type="float">
            <text:p>17.09114</text:p>
          </table:table-cell>
          <table:table-cell office:value-type="float" office:value="-61.908032" calcext:value-type="float">
            <text:p>-61.908032</text:p>
          </table:table-cell>
          <table:table-cell office:value-type="float" office:value="2208.44" calcext:value-type="float">
            <text:p>2208.44</text:p>
          </table:table-cell>
          <table:table-cell table:number-columns-repeated="2" office:value-type="float" office:value="0" calcext:value-type="float">
            <text:p>0</text:p>
          </table:table-cell>
          <table:table-cell office:value-type="float" office:value="72" calcext:value-type="float">
            <text:p>72</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7b83ffcd-c96d-90dc-24f8-d7a932b53045" calcext:value-type="string">
            <text:p>7b83ffcd-c96d-90dc-24f8-d7a932b53045</text:p>
          </table:table-cell>
          <table:table-cell office:value-type="string" calcext:value-type="string">
            <text:p>Perito Moreno Glacier</text:p>
          </table:table-cell>
          <table:table-cell office:value-type="string" calcext:value-type="string">
            <text:p>In the heart of Patagonia lies the Perito Moreno Glacier, a sight that defines the most scenic places in Argentina. This colossal ice formation spans over 250 square kilometers, making it one of the world’s most accessible glaciers.</text:p>
          </table:table-cell>
          <table:table-cell office:value-type="string" calcext:value-type="string">
            <text:p>GL</text:p>
          </table:table-cell>
          <table:table-cell office:value-type="string" calcext:value-type="string">
            <text:p>AR</text:p>
          </table:table-cell>
          <table:table-cell office:value-type="float" office:value="0" calcext:value-type="float">
            <text:p>0</text:p>
          </table:table-cell>
          <table:table-cell/>
          <table:table-cell office:value-type="float" office:value="-50.45588" calcext:value-type="float">
            <text:p>-50.45588</text:p>
          </table:table-cell>
          <table:table-cell office:value-type="float" office:value="-73.015821" calcext:value-type="float">
            <text:p>-73.015821</text:p>
          </table:table-cell>
          <table:table-cell office:value-type="float" office:value="5000" calcext:value-type="float">
            <text:p>5000</text:p>
          </table:table-cell>
          <table:table-cell table:number-columns-repeated="2" office:value-type="float" office:value="0" calcext:value-type="float">
            <text:p>0</text:p>
          </table:table-cell>
          <table:table-cell office:value-type="float" office:value="236" calcext:value-type="float">
            <text:p>236</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e0481590-02f5-e348-2937-3aa0f6469650" calcext:value-type="string">
            <text:p>e0481590-02f5-e348-2937-3aa0f6469650</text:p>
          </table:table-cell>
          <table:table-cell office:value-type="string" calcext:value-type="string">
            <text:p>Azat Reservoir</text:p>
          </table:table-cell>
          <table:table-cell office:value-type="string" calcext:value-type="string">
            <text:p>The shimmering waters of the Azat Reservoir beckon travelers from near and far. Set against a backdrop of majestic mountains, this reservoir is one of the most scenic places in Armenia. Its vast expanse mirrors the azure sky, creating a serene ambiance that’s perfect for relaxation and reflection.</text:p>
          </table:table-cell>
          <table:table-cell office:value-type="string" calcext:value-type="string">
            <text:p>LA</text:p>
          </table:table-cell>
          <table:table-cell office:value-type="string" calcext:value-type="string">
            <text:p>AM</text:p>
          </table:table-cell>
          <table:table-cell office:value-type="float" office:value="0" calcext:value-type="float">
            <text:p>0</text:p>
          </table:table-cell>
          <table:table-cell/>
          <table:table-cell office:value-type="float" office:value="40.059387" calcext:value-type="float">
            <text:p>40.059387</text:p>
          </table:table-cell>
          <table:table-cell office:value-type="float" office:value="44.586146" calcext:value-type="float">
            <text:p>44.586146</text:p>
          </table:table-cell>
          <table:table-cell office:value-type="float" office:value="4500" calcext:value-type="float">
            <text:p>4500</text:p>
          </table:table-cell>
          <table:table-cell table:number-columns-repeated="2" office:value-type="float" office:value="0" calcext:value-type="float">
            <text:p>0</text:p>
          </table:table-cell>
          <table:table-cell office:value-type="float" office:value="60" calcext:value-type="float">
            <text:p>60</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21f0dc65-0256-bbd5-768e-6917fbd491a2" calcext:value-type="string">
            <text:p>21f0dc65-0256-bbd5-768e-6917fbd491a2</text:p>
          </table:table-cell>
          <table:table-cell office:value-type="string" calcext:value-type="string">
            <text:p>Arikok National Park</text:p>
          </table:table-cell>
          <table:table-cell office:value-type="string" calcext:value-type="string">
            <text:p>Arikok National Park, covering 7,907 acres (32 km2) in the northeastern region of Aruba, was officially established in 2000. Approximately 20% of Aruba's total land area is designated as a National Park, dedicated to safeguarding the park's biodiversity, geological formations and historical and cultural significance.[</text:p>
          </table:table-cell>
          <table:table-cell office:value-type="string" calcext:value-type="string">
            <text:p>PA</text:p>
          </table:table-cell>
          <table:table-cell office:value-type="string" calcext:value-type="string">
            <text:p>AW</text:p>
          </table:table-cell>
          <table:table-cell office:value-type="float" office:value="0" calcext:value-type="float">
            <text:p>0</text:p>
          </table:table-cell>
          <table:table-cell/>
          <table:table-cell office:value-type="float" office:value="12.483079" calcext:value-type="float">
            <text:p>12.483079</text:p>
          </table:table-cell>
          <table:table-cell office:value-type="float" office:value="-69.942725" calcext:value-type="float">
            <text:p>-69.942725</text:p>
          </table:table-cell>
          <table:table-cell office:value-type="float" office:value="1200" calcext:value-type="float">
            <text:p>1200</text:p>
          </table:table-cell>
          <table:table-cell table:number-columns-repeated="2" office:value-type="float" office:value="0" calcext:value-type="float">
            <text:p>0</text:p>
          </table:table-cell>
          <table:table-cell office:value-type="float" office:value="285" calcext:value-type="float">
            <text:p>285</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e8c4ff6e-213a-ba72-332f-f426a99b7dfe" calcext:value-type="string">
            <text:p>e8c4ff6e-213a-ba72-332f-f426a99b7dfe</text:p>
          </table:table-cell>
          <table:table-cell office:value-type="string" calcext:value-type="string">
            <text:p>Daintree Rainforest</text:p>
          </table:table-cell>
          <table:table-cell office:value-type="string" calcext:value-type="string">
            <text:p>Located in Daintree National Park, this is easily one of the best places to see in Australia. It is the oldest tropical rainforest in the world, and exploring this corner of the country truly feels like stepping back in time.</text:p>
            <text:p/>
            <text:p>Between the giant palms, jungle vines, tropical fruits, messy mangroves, deserted beaches, massive trees, and interesting wildlife, the Daintree Rainforest can feel like another planet. </text:p>
          </table:table-cell>
          <table:table-cell office:value-type="string" calcext:value-type="string">
            <text:p>PA</text:p>
          </table:table-cell>
          <table:table-cell office:value-type="string" calcext:value-type="string">
            <text:p>AU</text:p>
          </table:table-cell>
          <table:table-cell office:value-type="float" office:value="0" calcext:value-type="float">
            <text:p>0</text:p>
          </table:table-cell>
          <table:table-cell/>
          <table:table-cell office:value-type="float" office:value="-16.177005" calcext:value-type="float">
            <text:p>-16.177005</text:p>
          </table:table-cell>
          <table:table-cell office:value-type="float" office:value="145.453196" calcext:value-type="float">
            <text:p>145.453196</text:p>
          </table:table-cell>
          <table:table-cell office:value-type="float" office:value="3000" calcext:value-type="float">
            <text:p>3000</text:p>
          </table:table-cell>
          <table:table-cell table:number-columns-repeated="2" office:value-type="float" office:value="0" calcext:value-type="float">
            <text:p>0</text:p>
          </table:table-cell>
          <table:table-cell office:value-type="float" office:value="305" calcext:value-type="float">
            <text:p>305</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008718a5-f059-c124-37fb-8e2f009acedd" calcext:value-type="string">
            <text:p>008718a5-f059-c124-37fb-8e2f009acedd</text:p>
          </table:table-cell>
          <table:table-cell office:value-type="string" calcext:value-type="string">
            <text:p>Dachstein Glacier</text:p>
          </table:table-cell>
          <table:table-cell office:value-type="string" calcext:value-type="string">
            <text:p>The Dachstein Glacier is where the sky meets the earth in a dance of icy elegance. The glacier is a spectacle of nature that leaves you speechless, a place where you can literally touch the clouds. It’s as if you’ve stepped into a world where time stands still, and the only sounds are the whispers of the wind and the crunch of your boots on the snow.</text:p>
            <text:p/>
            <text:p>The panorama here is nothing short of breathtaking.</text:p>
          </table:table-cell>
          <table:table-cell office:value-type="string" calcext:value-type="string">
            <text:p>GL</text:p>
          </table:table-cell>
          <table:table-cell office:value-type="string" calcext:value-type="string">
            <text:p>AT</text:p>
          </table:table-cell>
          <table:table-cell office:value-type="float" office:value="0" calcext:value-type="float">
            <text:p>0</text:p>
          </table:table-cell>
          <table:table-cell/>
          <table:table-cell office:value-type="float" office:value="47.444129" calcext:value-type="float">
            <text:p>47.444129</text:p>
          </table:table-cell>
          <table:table-cell office:value-type="float" office:value="13.617796" calcext:value-type="float">
            <text:p>13.617796</text:p>
          </table:table-cell>
          <table:table-cell office:value-type="float" office:value="8000" calcext:value-type="float">
            <text:p>8000</text:p>
          </table:table-cell>
          <table:table-cell table:number-columns-repeated="3" office:value-type="float" office:value="0" calcext:value-type="float">
            <text:p>0</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e24605c8-29e6-c0fb-3b79-f6c243b9593c" calcext:value-type="string">
            <text:p>e24605c8-29e6-c0fb-3b79-f6c243b9593c</text:p>
          </table:table-cell>
          <table:table-cell office:value-type="string" calcext:value-type="string">
            <text:p>Khinalug</text:p>
          </table:table-cell>
          <table:table-cell office:value-type="string" calcext:value-type="string">
            <text:p>Perched at an impressive altitude in the Caucasus Mountains is Khinalug, one of the oldest continuously inhabited places on earth. Revered as one of the best places to visit in Azerbaijan, this ancient mountain village offers unparalleled views of the surrounding valleys and peaks. As such, this makes it a photographer’s dream.</text:p>
          </table:table-cell>
          <table:table-cell office:value-type="string" calcext:value-type="string">
            <text:p>TO</text:p>
          </table:table-cell>
          <table:table-cell office:value-type="string" calcext:value-type="string">
            <text:p>AZ</text:p>
          </table:table-cell>
          <table:table-cell office:value-type="float" office:value="0" calcext:value-type="float">
            <text:p>0</text:p>
          </table:table-cell>
          <table:table-cell/>
          <table:table-cell office:value-type="float" office:value="41.175674" calcext:value-type="float">
            <text:p>41.175674</text:p>
          </table:table-cell>
          <table:table-cell office:value-type="float" office:value="48.129136" calcext:value-type="float">
            <text:p>48.129136</text:p>
          </table:table-cell>
          <table:table-cell office:value-type="float" office:value="7300" calcext:value-type="float">
            <text:p>7300</text:p>
          </table:table-cell>
          <table:table-cell table:number-columns-repeated="2" office:value-type="float" office:value="0" calcext:value-type="float">
            <text:p>0</text:p>
          </table:table-cell>
          <table:table-cell office:value-type="float" office:value="350" calcext:value-type="float">
            <text:p>350</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bb2bba1d-4f41-bb17-7aab-d67cfcaf45b7" calcext:value-type="string">
            <text:p>bb2bba1d-4f41-bb17-7aab-d67cfcaf45b7</text:p>
          </table:table-cell>
          <table:table-cell office:value-type="string" calcext:value-type="string">
            <text:p>Exuma Cays Land and Sea Park</text:p>
          </table:table-cell>
          <table:table-cell office:value-type="string" calcext:value-type="string">
            <text:p>Journey to a marine wonderland where nature’s artistry is on full display. Exuma Cays Land and Sea Park, nestled in the Eastern Bahamas, is a marvel of conservation and natural beauty. Here, the ocean’s vivid blues and greens paint a scene so surreal, it feels like stepping into a living masterpiece. As one of the most beautiful places in the Bahamas, this park is a testament to the pristine beauty of the Bahamian seascape.</text:p>
          </table:table-cell>
          <table:table-cell office:value-type="string" calcext:value-type="string">
            <text:p>PA</text:p>
          </table:table-cell>
          <table:table-cell office:value-type="string" calcext:value-type="string">
            <text:p>BS</text:p>
          </table:table-cell>
          <table:table-cell office:value-type="float" office:value="0" calcext:value-type="float">
            <text:p>0</text:p>
          </table:table-cell>
          <table:table-cell/>
          <table:table-cell office:value-type="float" office:value="24.405702" calcext:value-type="float">
            <text:p>24.405702</text:p>
          </table:table-cell>
          <table:table-cell office:value-type="float" office:value="-76.63767" calcext:value-type="float">
            <text:p>-76.63767</text:p>
          </table:table-cell>
          <table:table-cell office:value-type="float" office:value="430" calcext:value-type="float">
            <text:p>430</text:p>
          </table:table-cell>
          <table:table-cell table:number-columns-repeated="2" office:value-type="float" office:value="0" calcext:value-type="float">
            <text:p>0</text:p>
          </table:table-cell>
          <table:table-cell office:value-type="float" office:value="152" calcext:value-type="float">
            <text:p>152</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031764f8-b27f-62de-88b1-50dd804a810e" calcext:value-type="string">
            <text:p>031764f8-b27f-62de-88b1-50dd804a810e</text:p>
          </table:table-cell>
          <table:table-cell office:value-type="string" calcext:value-type="string">
            <text:p>Manama City</text:p>
          </table:table-cell>
          <table:table-cell office:value-type="string" calcext:value-type="string">
            <text:p>As the capital and largest city of Bahrain, Manama City is a bustling hub of culture, commerce, and entertainment. It’s a place where ancient traditions seamlessly blend with modern aspirations, making it one of the must-see places in Bahrain. The city’s skyline, which is lined with tall skyscrapers, serves as evidence of its quick expansion and progress.</text:p>
          </table:table-cell>
          <table:table-cell office:value-type="string" calcext:value-type="string">
            <text:p>CI</text:p>
          </table:table-cell>
          <table:table-cell office:value-type="string" calcext:value-type="string">
            <text:p>BH</text:p>
          </table:table-cell>
          <table:table-cell office:value-type="float" office:value="0" calcext:value-type="float">
            <text:p>0</text:p>
          </table:table-cell>
          <table:table-cell/>
          <table:table-cell office:value-type="float" office:value="26.257473" calcext:value-type="float">
            <text:p>26.257473</text:p>
          </table:table-cell>
          <table:table-cell office:value-type="float" office:value="50.538897" calcext:value-type="float">
            <text:p>50.538897</text:p>
          </table:table-cell>
          <table:table-cell office:value-type="float" office:value="1650" calcext:value-type="float">
            <text:p>1650</text:p>
          </table:table-cell>
          <table:table-cell table:number-columns-repeated="2" office:value-type="float" office:value="0" calcext:value-type="float">
            <text:p>0</text:p>
          </table:table-cell>
          <table:table-cell office:value-type="float" office:value="142" calcext:value-type="float">
            <text:p>142</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b23a2496-f40b-bf17-fefc-6b2b29ebe5de" calcext:value-type="string">
            <text:p>b23a2496-f40b-bf17-fefc-6b2b29ebe5de</text:p>
          </table:table-cell>
          <table:table-cell office:value-type="string" calcext:value-type="string">
            <text:p>Bandarban</text:p>
          </table:table-cell>
          <table:table-cell office:value-type="string" calcext:value-type="string">
            <text:p>High up in the southeastern part of Bangladesh lies Bandarban, a haven for nature lovers and adventurers. As one of the most scenic places in Bangladesh, its rolling hills, dense forests, and shimmering waterfalls create a picturesque landscape that’s hard to resist.</text:p>
            <text:p/>
            <text:p>The district is home to the highest peaks of Bangladesh, including Tahjindong, Keokradong, and Mowdok Mual. Each offers breathtaking views that captivate the soul.</text:p>
          </table:table-cell>
          <table:table-cell office:value-type="string" calcext:value-type="string">
            <text:p>CI</text:p>
          </table:table-cell>
          <table:table-cell office:value-type="string" calcext:value-type="string">
            <text:p>BD</text:p>
          </table:table-cell>
          <table:table-cell office:value-type="float" office:value="0" calcext:value-type="float">
            <text:p>0</text:p>
          </table:table-cell>
          <table:table-cell/>
          <table:table-cell office:value-type="float" office:value="22.203499" calcext:value-type="float">
            <text:p>22.203499</text:p>
          </table:table-cell>
          <table:table-cell office:value-type="float" office:value="92.216769" calcext:value-type="float">
            <text:p>92.216769</text:p>
          </table:table-cell>
          <table:table-cell office:value-type="float" office:value="715" calcext:value-type="float">
            <text:p>715</text:p>
          </table:table-cell>
          <table:table-cell table:number-columns-repeated="2" office:value-type="float" office:value="0" calcext:value-type="float">
            <text:p>0</text:p>
          </table:table-cell>
          <table:table-cell office:value-type="float" office:value="149" calcext:value-type="float">
            <text:p>149</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dc6444af-94fd-ba54-14cb-9d0950704cb7" calcext:value-type="string">
            <text:p>dc6444af-94fd-ba54-14cb-9d0950704cb7</text:p>
          </table:table-cell>
          <table:table-cell office:value-type="string" calcext:value-type="string">
            <text:p>Animal Flower Cave</text:p>
          </table:table-cell>
          <table:table-cell office:value-type="string" calcext:value-type="string">
            <text:p>Perched on the rugged northern coast, the Animal Flower Cave is a marvel that showcases the Barbados beauty in a unique way. This natural wonder, with its mesmerizing sea views and captivating rock formations, offers visitors a chance to experience the island’s geological wonders firsthand.</text:p>
          </table:table-cell>
          <table:table-cell office:value-type="string" calcext:value-type="string">
            <text:p>LM</text:p>
          </table:table-cell>
          <table:table-cell office:value-type="string" calcext:value-type="string">
            <text:p>BB</text:p>
          </table:table-cell>
          <table:table-cell office:value-type="float" office:value="0" calcext:value-type="float">
            <text:p>0</text:p>
          </table:table-cell>
          <table:table-cell/>
          <table:table-cell office:value-type="float" office:value="13.342245" calcext:value-type="float">
            <text:p>13.342245</text:p>
          </table:table-cell>
          <table:table-cell office:value-type="float" office:value="-59.612801" calcext:value-type="float">
            <text:p>-59.612801</text:p>
          </table:table-cell>
          <table:table-cell office:value-type="float" office:value="1330" calcext:value-type="float">
            <text:p>1330</text:p>
          </table:table-cell>
          <table:table-cell table:number-columns-repeated="2" office:value-type="float" office:value="0" calcext:value-type="float">
            <text:p>0</text:p>
          </table:table-cell>
          <table:table-cell office:value-type="float" office:value="185" calcext:value-type="float">
            <text:p>185</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b43c4b77-b01f-8812-7890-45c726dbfcb3" calcext:value-type="string">
            <text:p>b43c4b77-b01f-8812-7890-45c726dbfcb3</text:p>
          </table:table-cell>
          <table:table-cell office:value-type="string" calcext:value-type="string">
            <text:p>Bruges</text:p>
          </table:table-cell>
          <table:table-cell office:value-type="string" calcext:value-type="string">
            <text:p>One of the most beautiful cities in Belgium, Bruges, is often compared to a page from a fairy tale book. Walking through its cobblestone streets, you’ll find yourself charmed by the medieval architecture, quaint shops, and whimsical charm that define this city.</text:p>
          </table:table-cell>
          <table:table-cell office:value-type="string" calcext:value-type="string">
            <text:p>CI</text:p>
          </table:table-cell>
          <table:table-cell office:value-type="string" calcext:value-type="string">
            <text:p>BE</text:p>
          </table:table-cell>
          <table:table-cell office:value-type="float" office:value="0" calcext:value-type="float">
            <text:p>0</text:p>
          </table:table-cell>
          <table:table-cell/>
          <table:table-cell office:value-type="float" office:value="51.217576" calcext:value-type="float">
            <text:p>51.217576</text:p>
          </table:table-cell>
          <table:table-cell office:value-type="float" office:value="3.199614" calcext:value-type="float">
            <text:p>3.199614</text:p>
          </table:table-cell>
          <table:table-cell office:value-type="float" office:value="440" calcext:value-type="float">
            <text:p>440</text:p>
          </table:table-cell>
          <table:table-cell table:number-columns-repeated="2" office:value-type="float" office:value="0" calcext:value-type="float">
            <text:p>0</text:p>
          </table:table-cell>
          <table:table-cell office:value-type="float" office:value="82" calcext:value-type="float">
            <text:p>82</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3d4216a0-4d4a-1fb5-f17e-b72ee6cd0994" calcext:value-type="string">
            <text:p>3d4216a0-4d4a-1fb5-f17e-b72ee6cd0994</text:p>
          </table:table-cell>
          <table:table-cell office:value-type="string" calcext:value-type="string">
            <text:p>The Great Blue Hole, Lighthouse Reef</text:p>
          </table:table-cell>
          <table:table-cell office:value-type="string" calcext:value-type="string">
            <text:p>A marvel of underwater topography, The Great Blue Hole is one of Belize’s most iconic landmarks. Situated near the center of Lighthouse Reef, this massive submarine sinkhole draws divers and adventurers from around the globe. Its dark blue depths contrast with the turquoise waters surrounding it, creating a visual spectacle that’s visible even from space.</text:p>
          </table:table-cell>
          <table:table-cell office:value-type="string" calcext:value-type="string">
            <text:p>LM</text:p>
          </table:table-cell>
          <table:table-cell office:value-type="string" calcext:value-type="string">
            <text:p>BZ</text:p>
          </table:table-cell>
          <table:table-cell office:value-type="float" office:value="0" calcext:value-type="float">
            <text:p>0</text:p>
          </table:table-cell>
          <table:table-cell/>
          <table:table-cell office:value-type="float" office:value="17.32401" calcext:value-type="float">
            <text:p>17.32401</text:p>
          </table:table-cell>
          <table:table-cell office:value-type="float" office:value="-87.534401" calcext:value-type="float">
            <text:p>-87.534401</text:p>
          </table:table-cell>
          <table:table-cell office:value-type="float" office:value="670" calcext:value-type="float">
            <text:p>670</text:p>
          </table:table-cell>
          <table:table-cell table:number-columns-repeated="2" office:value-type="float" office:value="0" calcext:value-type="float">
            <text:p>0</text:p>
          </table:table-cell>
          <table:table-cell office:value-type="float" office:value="183" calcext:value-type="float">
            <text:p>183</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11a8a81a-5bc6-1136-6313-8d1e75c347bd" calcext:value-type="string">
            <text:p>11a8a81a-5bc6-1136-6313-8d1e75c347bd</text:p>
          </table:table-cell>
          <table:table-cell office:value-type="string" calcext:value-type="string">
            <text:p>Porto Novo</text:p>
          </table:table-cell>
          <table:table-cell office:value-type="string" calcext:value-type="string">
            <text:p>Porto-Novo, the capital city of Benin, is a vibrant city rich in history and culture. It serves as the administrative capital and is known for its colonial architecture, bustling markets, and museums that offer a deep dive into the country's past. The city is also a gateway to exploring the unique Vodun (Voodoo) culture, which is an integral part of Benin's heritage. Porto-Novo's natural beauty, with its lagoons and parks, provides a serene backdrop to the colorful urban life.</text:p>
          </table:table-cell>
          <table:table-cell office:value-type="string" calcext:value-type="string">
            <text:p>CI</text:p>
          </table:table-cell>
          <table:table-cell office:value-type="string" calcext:value-type="string">
            <text:p>BJ</text:p>
          </table:table-cell>
          <table:table-cell office:value-type="float" office:value="0" calcext:value-type="float">
            <text:p>0</text:p>
          </table:table-cell>
          <table:table-cell/>
          <table:table-cell office:value-type="float" office:value="6.465859" calcext:value-type="float">
            <text:p>6.465859</text:p>
          </table:table-cell>
          <table:table-cell office:value-type="float" office:value="2.588247" calcext:value-type="float">
            <text:p>2.588247</text:p>
          </table:table-cell>
          <table:table-cell office:value-type="float" office:value="1800" calcext:value-type="float">
            <text:p>1800</text:p>
          </table:table-cell>
          <table:table-cell table:number-columns-repeated="2" office:value-type="float" office:value="0" calcext:value-type="float">
            <text:p>0</text:p>
          </table:table-cell>
          <table:table-cell office:value-type="float" office:value="45" calcext:value-type="float">
            <text:p>45</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373c1903-8db6-ce29-9167-ebbefcc6cdbd" calcext:value-type="string">
            <text:p>373c1903-8db6-ce29-9167-ebbefcc6cdbd</text:p>
          </table:table-cell>
          <table:table-cell office:value-type="string" calcext:value-type="string">
            <text:p>Jobson’s Cove</text:p>
          </table:table-cell>
          <table:table-cell office:value-type="string" calcext:value-type="string">
            <text:p>If you’re hunting for a slice of paradise in Bermuda, Jobson’s Cove is where you’ll find it. This place is like a hidden pocket of the island, a small beach tucked away from the usual tourist buzz. It’s the kind of spot you might stumble upon and feel like you’ve discovered Bermuda’s best-kept secret.</text:p>
            <text:p/>
          </table:table-cell>
          <table:table-cell office:value-type="string" calcext:value-type="string">
            <text:p>BE</text:p>
          </table:table-cell>
          <table:table-cell office:value-type="string" calcext:value-type="string">
            <text:p>BM</text:p>
          </table:table-cell>
          <table:table-cell office:value-type="float" office:value="0" calcext:value-type="float">
            <text:p>0</text:p>
          </table:table-cell>
          <table:table-cell/>
          <table:table-cell office:value-type="float" office:value="32.252771" calcext:value-type="float">
            <text:p>32.252771</text:p>
          </table:table-cell>
          <table:table-cell office:value-type="float" office:value="-64.812507" calcext:value-type="float">
            <text:p>-64.812507</text:p>
          </table:table-cell>
          <table:table-cell office:value-type="float" office:value="530" calcext:value-type="float">
            <text:p>530</text:p>
          </table:table-cell>
          <table:table-cell table:number-columns-repeated="3" office:value-type="float" office:value="0" calcext:value-type="float">
            <text:p>0</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2ceffd1f-f700-1a57-4f47-d40bf612222a" calcext:value-type="string">
            <text:p>2ceffd1f-f700-1a57-4f47-d40bf612222a</text:p>
          </table:table-cell>
          <table:table-cell office:value-type="string" calcext:value-type="string">
            <text:p>Paro Taktsang (Tiger’s Nest Monastery)</text:p>
          </table:table-cell>
          <table:table-cell/>
          <table:table-cell office:value-type="string" calcext:value-type="string">
            <text:p>LM</text:p>
          </table:table-cell>
          <table:table-cell office:value-type="string" calcext:value-type="string">
            <text:p>BT</text:p>
          </table:table-cell>
          <table:table-cell office:value-type="float" office:value="0" calcext:value-type="float">
            <text:p>0</text:p>
          </table:table-cell>
          <table:table-cell/>
          <table:table-cell office:value-type="float" office:value="27.480908" calcext:value-type="float">
            <text:p>27.480908</text:p>
          </table:table-cell>
          <table:table-cell office:value-type="float" office:value="89.346411" calcext:value-type="float">
            <text:p>89.346411</text:p>
          </table:table-cell>
          <table:table-cell office:value-type="float" office:value="13700" calcext:value-type="float">
            <text:p>13700</text:p>
          </table:table-cell>
          <table:table-cell table:number-columns-repeated="2" office:value-type="float" office:value="0" calcext:value-type="float">
            <text:p>0</text:p>
          </table:table-cell>
          <table:table-cell office:value-type="float" office:value="55" calcext:value-type="float">
            <text:p>55</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84e68531-35d7-171a-31f4-d1769cd5c138" calcext:value-type="string">
            <text:p>84e68531-35d7-171a-31f4-d1769cd5c138</text:p>
          </table:table-cell>
          <table:table-cell office:value-type="string" calcext:value-type="string">
            <text:p>The Cordillera Real</text:p>
          </table:table-cell>
          <table:table-cell office:value-type="string" calcext:value-type="string">
            <text:p>The Cordillera Real is a mountain range that stretches majestically across Bolivia, presenting a dramatic landscape of snow-capped peaks, serene valleys, and pristine glacial lakes. It’s a haven for trekkers, climbers, and nature enthusiasts, offering some of the most breathtaking Bolivia scenery you’ll ever witness.</text:p>
            <text:p/>
          </table:table-cell>
          <table:table-cell office:value-type="string" calcext:value-type="string">
            <text:p>MO</text:p>
          </table:table-cell>
          <table:table-cell office:value-type="string" calcext:value-type="string">
            <text:p>BO</text:p>
          </table:table-cell>
          <table:table-cell office:value-type="float" office:value="0" calcext:value-type="float">
            <text:p>0</text:p>
          </table:table-cell>
          <table:table-cell/>
          <table:table-cell office:value-type="float" office:value="-16.999999" calcext:value-type="float">
            <text:p>-16.999999</text:p>
          </table:table-cell>
          <table:table-cell office:value-type="float" office:value="-67.174812" calcext:value-type="float">
            <text:p>-67.174812</text:p>
          </table:table-cell>
          <table:table-cell office:value-type="float" office:value="15000" calcext:value-type="float">
            <text:p>15000</text:p>
          </table:table-cell>
          <table:table-cell table:number-columns-repeated="2" office:value-type="float" office:value="0" calcext:value-type="float">
            <text:p>0</text:p>
          </table:table-cell>
          <table:table-cell office:value-type="float" office:value="53" calcext:value-type="float">
            <text:p>53</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e84b1699-e5b6-4855-1892-02567c95ef1f" calcext:value-type="string">
            <text:p>e84b1699-e5b6-4855-1892-02567c95ef1f</text:p>
          </table:table-cell>
          <table:table-cell office:value-type="string" calcext:value-type="string">
            <text:p>Mehmed Paša Sokolović Bridge</text:p>
          </table:table-cell>
          <table:table-cell office:value-type="string" calcext:value-type="string">
            <text:p>Visegrad, with its iconic Mehmed Paša Sokolović Bridge spanning the Drina River, is a town steeped in history and culture. This UNESCO World Heritage site, built in the 16th century, is more than just a bridge. It’s a symbol of Visegrad’s rich past and the setting for Ivo Andrić’s Nobel Prize-winning novel, “The Bridge on the Drina”. Truly, Visegrad stands out as one of the most scenic places in Bosnia and Herzegovina.</text:p>
          </table:table-cell>
          <table:table-cell office:value-type="string" calcext:value-type="string">
            <text:p>PO</text:p>
          </table:table-cell>
          <table:table-cell office:value-type="string" calcext:value-type="string">
            <text:p>BA</text:p>
          </table:table-cell>
          <table:table-cell office:value-type="float" office:value="0" calcext:value-type="float">
            <text:p>0</text:p>
          </table:table-cell>
          <table:table-cell/>
          <table:table-cell office:value-type="float" office:value="43.780159" calcext:value-type="float">
            <text:p>43.780159</text:p>
          </table:table-cell>
          <table:table-cell office:value-type="float" office:value="19.284878" calcext:value-type="float">
            <text:p>19.284878</text:p>
          </table:table-cell>
          <table:table-cell office:value-type="float" office:value="1140" calcext:value-type="float">
            <text:p>1140</text:p>
          </table:table-cell>
          <table:table-cell table:number-columns-repeated="2" office:value-type="float" office:value="0" calcext:value-type="float">
            <text:p>0</text:p>
          </table:table-cell>
          <table:table-cell office:value-type="float" office:value="45" calcext:value-type="float">
            <text:p>45</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c8ed609c-010d-3bb4-975f-0392289d7213" calcext:value-type="string">
            <text:p>c8ed609c-010d-3bb4-975f-0392289d7213</text:p>
          </table:table-cell>
          <table:table-cell office:value-type="string" calcext:value-type="string">
            <text:p>Nata Bird Sanctuary</text:p>
          </table:table-cell>
          <table:table-cell office:value-type="string" calcext:value-type="string">
            <text:p>Welcome to Nata Bird Sanctuary, a feathered paradise that easily ranks among the most beautiful places in Botswana. Situated near the Sua Pan, this sanctuary is a haven for birdwatchers and nature enthusiasts alike. Picture yourself strolling along the salt pans, binoculars in hand, as flocks of flamingos and pelicans take to the sky in a burst of color.</text:p>
          </table:table-cell>
          <table:table-cell office:value-type="string" calcext:value-type="string">
            <text:p>LA</text:p>
          </table:table-cell>
          <table:table-cell office:value-type="string" calcext:value-type="string">
            <text:p>BW</text:p>
          </table:table-cell>
          <table:table-cell office:value-type="float" office:value="0" calcext:value-type="float">
            <text:p>0</text:p>
          </table:table-cell>
          <table:table-cell/>
          <table:table-cell office:value-type="float" office:value="-20.816821" calcext:value-type="float">
            <text:p>-20.816821</text:p>
          </table:table-cell>
          <table:table-cell office:value-type="float" office:value="25.48885" calcext:value-type="float">
            <text:p>25.48885</text:p>
          </table:table-cell>
          <table:table-cell office:value-type="float" office:value="11000" calcext:value-type="float">
            <text:p>11000</text:p>
          </table:table-cell>
          <table:table-cell table:number-columns-repeated="2" office:value-type="float" office:value="0" calcext:value-type="float">
            <text:p>0</text:p>
          </table:table-cell>
          <table:table-cell office:value-type="float" office:value="135" calcext:value-type="float">
            <text:p>135</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b22854e0-065f-ebf4-fb50-98f6a2e525a8" calcext:value-type="string">
            <text:p>b22854e0-065f-ebf4-fb50-98f6a2e525a8</text:p>
          </table:table-cell>
          <table:table-cell office:value-type="string" calcext:value-type="string">
            <text:p>Chapada Diamantina National Park</text:p>
          </table:table-cell>
          <table:table-cell office:value-type="string" calcext:value-type="string">
            <text:p>Adventurers seeking a unique and natural spectacle will find Chapada Diamantina National Park one of the best places to visit in Brazil. This expansive natural reserve in the state of Bahia is known for its towering cliffs, dramatic caves, thundering waterfalls, and crystal-clear rivers.</text:p>
          </table:table-cell>
          <table:table-cell office:value-type="string" calcext:value-type="string">
            <text:p>PA</text:p>
          </table:table-cell>
          <table:table-cell office:value-type="string" calcext:value-type="string">
            <text:p>BR</text:p>
          </table:table-cell>
          <table:table-cell office:value-type="float" office:value="0" calcext:value-type="float">
            <text:p>0</text:p>
          </table:table-cell>
          <table:table-cell/>
          <table:table-cell office:value-type="float" office:value="-12.792667" calcext:value-type="float">
            <text:p>-12.792667</text:p>
          </table:table-cell>
          <table:table-cell office:value-type="float" office:value="-41.412331" calcext:value-type="float">
            <text:p>-41.412331</text:p>
          </table:table-cell>
          <table:table-cell office:value-type="float" office:value="3660" calcext:value-type="float">
            <text:p>3660</text:p>
          </table:table-cell>
          <table:table-cell table:number-columns-repeated="2" office:value-type="float" office:value="0" calcext:value-type="float">
            <text:p>0</text:p>
          </table:table-cell>
          <table:table-cell office:value-type="float" office:value="294" calcext:value-type="float">
            <text:p>294</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3ed13530-c781-f6a4-c885-03439f8e94d1" calcext:value-type="string">
            <text:p>3ed13530-c781-f6a4-c885-03439f8e94d1</text:p>
          </table:table-cell>
          <table:table-cell office:value-type="string" calcext:value-type="string">
            <text:p>Gorda Peak National Park</text:p>
          </table:table-cell>
          <table:table-cell office:value-type="string" calcext:value-type="string">
            <text:p>The highest point on Virgin Gorda at 1,370ft; Gorda Peak is located on the northwestern ridge, south of North Sound and north of Soldier Bay. Donated by Laurance Rockefeller in 1974, Gorda Peak is one of the last remaining examples of Caribbean dry forest in the region, which makes it a high priority for conservation internationally.</text:p>
          </table:table-cell>
          <table:table-cell office:value-type="string" calcext:value-type="string">
            <text:p>PA</text:p>
          </table:table-cell>
          <table:table-cell office:value-type="string" calcext:value-type="string">
            <text:p>VG</text:p>
          </table:table-cell>
          <table:table-cell office:value-type="float" office:value="0" calcext:value-type="float">
            <text:p>0</text:p>
          </table:table-cell>
          <table:table-cell/>
          <table:table-cell office:value-type="float" office:value="18.485975" calcext:value-type="float">
            <text:p>18.485975</text:p>
          </table:table-cell>
          <table:table-cell office:value-type="float" office:value="-64.419952" calcext:value-type="float">
            <text:p>-64.419952</text:p>
          </table:table-cell>
          <table:table-cell office:value-type="float" office:value="1250" calcext:value-type="float">
            <text:p>1250</text:p>
          </table:table-cell>
          <table:table-cell table:number-columns-repeated="2" office:value-type="float" office:value="0" calcext:value-type="float">
            <text:p>0</text:p>
          </table:table-cell>
          <table:table-cell office:value-type="float" office:value="93" calcext:value-type="float">
            <text:p>93</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5eb540c4-ff55-2d01-6de8-62cfa0916f5e" calcext:value-type="string">
            <text:p>5eb540c4-ff55-2d01-6de8-62cfa0916f5e</text:p>
          </table:table-cell>
          <table:table-cell office:value-type="string" calcext:value-type="string">
            <text:p>Pirin National Park</text:p>
          </table:table-cell>
          <table:table-cell/>
          <table:table-cell office:value-type="string" calcext:value-type="string">
            <text:p>PA</text:p>
          </table:table-cell>
          <table:table-cell office:value-type="string" calcext:value-type="string">
            <text:p>BG</text:p>
          </table:table-cell>
          <table:table-cell office:value-type="float" office:value="0" calcext:value-type="float">
            <text:p>0</text:p>
          </table:table-cell>
          <table:table-cell/>
          <table:table-cell office:value-type="float" office:value="41.714469" calcext:value-type="float">
            <text:p>41.714469</text:p>
          </table:table-cell>
          <table:table-cell office:value-type="float" office:value="23.414821" calcext:value-type="float">
            <text:p>23.414821</text:p>
          </table:table-cell>
          <table:table-cell office:value-type="float" office:value="9100" calcext:value-type="float">
            <text:p>9100</text:p>
          </table:table-cell>
          <table:table-cell table:number-columns-repeated="3" office:value-type="float" office:value="0" calcext:value-type="float">
            <text:p>0</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d0a651dc-8924-3ff3-946b-5099b13c8541" calcext:value-type="string">
            <text:p>d0a651dc-8924-3ff3-946b-5099b13c8541</text:p>
          </table:table-cell>
          <table:table-cell office:value-type="string" calcext:value-type="string">
            <text:p>W National Park</text:p>
          </table:table-cell>
          <table:table-cell office:value-type="string" calcext:value-type="string">
            <text:p>W National Park is a sanctuary where the wild reigns supreme. Spanning the borders of Burkina Faso, Niger, and Benin, this UNESCO-listed park is a biodiversity hotspot. It’s one of those best parts of Burkina Faso where you can witness nature in its purest form.</text:p>
          </table:table-cell>
          <table:table-cell office:value-type="string" calcext:value-type="string">
            <text:p>PA</text:p>
          </table:table-cell>
          <table:table-cell office:value-type="string" calcext:value-type="string">
            <text:p>BF</text:p>
          </table:table-cell>
          <table:table-cell office:value-type="float" office:value="0" calcext:value-type="float">
            <text:p>0</text:p>
          </table:table-cell>
          <table:table-cell/>
          <table:table-cell office:value-type="float" office:value="11.929474" calcext:value-type="float">
            <text:p>11.929474</text:p>
          </table:table-cell>
          <table:table-cell office:value-type="float" office:value="2.193548" calcext:value-type="float">
            <text:p>2.193548</text:p>
          </table:table-cell>
          <table:table-cell office:value-type="float" office:value="2000" calcext:value-type="float">
            <text:p>2000</text:p>
          </table:table-cell>
          <table:table-cell table:number-columns-repeated="2" office:value-type="float" office:value="0" calcext:value-type="float">
            <text:p>0</text:p>
          </table:table-cell>
          <table:table-cell office:value-type="float" office:value="297" calcext:value-type="float">
            <text:p>297</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36583153-9ceb-1449-5666-cb40f43f1c2f" calcext:value-type="string">
            <text:p>36583153-9ceb-1449-5666-cb40f43f1c2f</text:p>
          </table:table-cell>
          <table:table-cell office:value-type="string" calcext:value-type="string">
            <text:p>Bujumbura</text:p>
          </table:table-cell>
          <table:table-cell office:value-type="string" calcext:value-type="string">
            <text:p>Bujumbura, formerly Usumbura, is the economic capital, largest city and main port of Burundi. It ships most of the country's chief export, coffee, as well as cotton and tin ore. </text:p>
          </table:table-cell>
          <table:table-cell office:value-type="string" calcext:value-type="string">
            <text:p>CI</text:p>
          </table:table-cell>
          <table:table-cell office:value-type="string" calcext:value-type="string">
            <text:p>BI</text:p>
          </table:table-cell>
          <table:table-cell office:value-type="float" office:value="0" calcext:value-type="float">
            <text:p>0</text:p>
          </table:table-cell>
          <table:table-cell/>
          <table:table-cell office:value-type="float" office:value="-3.392192" calcext:value-type="float">
            <text:p>-3.392192</text:p>
          </table:table-cell>
          <table:table-cell office:value-type="float" office:value="29.334343" calcext:value-type="float">
            <text:p>29.334343</text:p>
          </table:table-cell>
          <table:table-cell office:value-type="float" office:value="6000" calcext:value-type="float">
            <text:p>6000</text:p>
          </table:table-cell>
          <table:table-cell table:number-columns-repeated="2" office:value-type="float" office:value="0" calcext:value-type="float">
            <text:p>0</text:p>
          </table:table-cell>
          <table:table-cell office:value-type="float" office:value="55" calcext:value-type="float">
            <text:p>55</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315cd974-ad49-3023-06e8-93e4839cb172" calcext:value-type="string">
            <text:p>315cd974-ad49-3023-06e8-93e4839cb172</text:p>
          </table:table-cell>
          <table:table-cell office:value-type="string" calcext:value-type="string">
            <text:p>Bandar Seri Begawan</text:p>
          </table:table-cell>
          <table:table-cell office:value-type="string" calcext:value-type="string">
            <text:p>Bandar Seri Begawan is the capital of Brunei Darussalam (and its largest city). The city is home to most of Brunei’s major attractions.</text:p>
          </table:table-cell>
          <table:table-cell office:value-type="string" calcext:value-type="string">
            <text:p>CI</text:p>
          </table:table-cell>
          <table:table-cell office:value-type="string" calcext:value-type="string">
            <text:p>BN</text:p>
          </table:table-cell>
          <table:table-cell office:value-type="float" office:value="0" calcext:value-type="float">
            <text:p>0</text:p>
          </table:table-cell>
          <table:table-cell/>
          <table:table-cell office:value-type="float" office:value="4.883333" calcext:value-type="float">
            <text:p>4.883333</text:p>
          </table:table-cell>
          <table:table-cell office:value-type="float" office:value="114.939685" calcext:value-type="float">
            <text:p>114.939685</text:p>
          </table:table-cell>
          <table:table-cell office:value-type="float" office:value="1200" calcext:value-type="float">
            <text:p>1200</text:p>
          </table:table-cell>
          <table:table-cell table:number-columns-repeated="2" office:value-type="float" office:value="0" calcext:value-type="float">
            <text:p>0</text:p>
          </table:table-cell>
          <table:table-cell office:value-type="float" office:value="325" calcext:value-type="float">
            <text:p>325</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5ffaccf7-5be5-a08e-51b2-7905a24863b9" calcext:value-type="string">
            <text:p>5ffaccf7-5be5-a08e-51b2-7905a24863b9</text:p>
          </table:table-cell>
          <table:table-cell office:value-type="string" calcext:value-type="string">
            <text:p>Angkor Wat</text:p>
          </table:table-cell>
          <table:table-cell office:value-type="string" calcext:value-type="string">
            <text:p>Angkor Wat is a sprawling city of ancient ruins that tells a story of a civilization long gone. As you walk through the intricate corridors, you’ll feel like an explorer discovering a lost world. The stone carvings, the towering spires, and the vast moats—everything about Angkor Wat screams grandeur.</text:p>
          </table:table-cell>
          <table:table-cell office:value-type="string" calcext:value-type="string">
            <text:p>PO</text:p>
          </table:table-cell>
          <table:table-cell office:value-type="string" calcext:value-type="string">
            <text:p>KH</text:p>
          </table:table-cell>
          <table:table-cell office:value-type="float" office:value="0" calcext:value-type="float">
            <text:p>0</text:p>
          </table:table-cell>
          <table:table-cell/>
          <table:table-cell office:value-type="float" office:value="13.398227" calcext:value-type="float">
            <text:p>13.398227</text:p>
          </table:table-cell>
          <table:table-cell office:value-type="float" office:value="103.866943" calcext:value-type="float">
            <text:p>103.866943</text:p>
          </table:table-cell>
          <table:table-cell office:value-type="float" office:value="800" calcext:value-type="float">
            <text:p>800</text:p>
          </table:table-cell>
          <table:table-cell table:number-columns-repeated="3" office:value-type="float" office:value="0" calcext:value-type="float">
            <text:p>0</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ed7a58f8-4e58-7159-5c4f-aced8ebcc3e8" calcext:value-type="string">
            <text:p>ed7a58f8-4e58-7159-5c4f-aced8ebcc3e8</text:p>
          </table:table-cell>
          <table:table-cell office:value-type="string" calcext:value-type="string">
            <text:p>Douala</text:p>
          </table:table-cell>
          <table:table-cell office:value-type="string" calcext:value-type="string">
            <text:p>Douala is the largest city in Cameroon and its economic capital. It is also the capital of Cameroon's Littoral Region. It was home to Central Africa's largest port, now being replaced by Kribi port. It has the country’s major international airport, Douala International Airport (DLA).</text:p>
          </table:table-cell>
          <table:table-cell office:value-type="string" calcext:value-type="string">
            <text:p>CI</text:p>
          </table:table-cell>
          <table:table-cell office:value-type="string" calcext:value-type="string">
            <text:p>CM</text:p>
          </table:table-cell>
          <table:table-cell office:value-type="float" office:value="0" calcext:value-type="float">
            <text:p>0</text:p>
          </table:table-cell>
          <table:table-cell/>
          <table:table-cell office:value-type="float" office:value="4.039191" calcext:value-type="float">
            <text:p>4.039191</text:p>
          </table:table-cell>
          <table:table-cell office:value-type="float" office:value="9.668914" calcext:value-type="float">
            <text:p>9.668914</text:p>
          </table:table-cell>
          <table:table-cell office:value-type="float" office:value="1500" calcext:value-type="float">
            <text:p>1500</text:p>
          </table:table-cell>
          <table:table-cell table:number-columns-repeated="2" office:value-type="float" office:value="0" calcext:value-type="float">
            <text:p>0</text:p>
          </table:table-cell>
          <table:table-cell office:value-type="float" office:value="113" calcext:value-type="float">
            <text:p>113</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665bc1c6-3bbf-aac9-8184-d3559e9d022a" calcext:value-type="string">
            <text:p>665bc1c6-3bbf-aac9-8184-d3559e9d022a</text:p>
          </table:table-cell>
          <table:table-cell office:value-type="string" calcext:value-type="string">
            <text:p>Banff National Park, Alberta</text:p>
          </table:table-cell>
          <table:table-cell office:value-type="string" calcext:value-type="string">
            <text:p>Nestled in the heart of the majestic Rocky Mountains, Banff National Park is undoubtedly one of the most beautiful places in Canada. This stunning park is the oldest in Canada. It is a haven for outdoor enthusiasts. Offering a myriad of activities from hiking and biking to skiing and wildlife spotting.</text:p>
          </table:table-cell>
          <table:table-cell office:value-type="string" calcext:value-type="string">
            <text:p>PA</text:p>
          </table:table-cell>
          <table:table-cell office:value-type="string" calcext:value-type="string">
            <text:p>CA</text:p>
          </table:table-cell>
          <table:table-cell office:value-type="float" office:value="0" calcext:value-type="float">
            <text:p>0</text:p>
          </table:table-cell>
          <table:table-cell/>
          <table:table-cell office:value-type="float" office:value="51.478239" calcext:value-type="float">
            <text:p>51.478239</text:p>
          </table:table-cell>
          <table:table-cell office:value-type="float" office:value="-115.935293" calcext:value-type="float">
            <text:p>-115.935293</text:p>
          </table:table-cell>
          <table:table-cell office:value-type="float" office:value="12320" calcext:value-type="float">
            <text:p>12320</text:p>
          </table:table-cell>
          <table:table-cell table:number-columns-repeated="2" office:value-type="float" office:value="0" calcext:value-type="float">
            <text:p>0</text:p>
          </table:table-cell>
          <table:table-cell office:value-type="float" office:value="185" calcext:value-type="float">
            <text:p>185</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f524aa10-4f0b-12d6-bcbb-43d242202179" calcext:value-type="string">
            <text:p>f524aa10-4f0b-12d6-bcbb-43d242202179</text:p>
          </table:table-cell>
          <table:table-cell office:value-type="string" calcext:value-type="string">
            <text:p>Fogo</text:p>
          </table:table-cell>
          <table:table-cell office:value-type="string" calcext:value-type="string">
            <text:p>Fogo, with its towering volcano and undulating landscapes, is a marvel for those seeking Cape Verde attractions steeped in natural wonder and history. The island’s centerpiece, Pico do Fogo, stands as a majestic testament to the island’s volcanic origins. It truly invites adventurers to explore its craters and slopes.</text:p>
          </table:table-cell>
          <table:table-cell office:value-type="string" calcext:value-type="string">
            <text:p>MO</text:p>
          </table:table-cell>
          <table:table-cell office:value-type="string" calcext:value-type="string">
            <text:p>CV</text:p>
          </table:table-cell>
          <table:table-cell office:value-type="float" office:value="0" calcext:value-type="float">
            <text:p>0</text:p>
          </table:table-cell>
          <table:table-cell/>
          <table:table-cell office:value-type="float" office:value="14.889022" calcext:value-type="float">
            <text:p>14.889022</text:p>
          </table:table-cell>
          <table:table-cell office:value-type="float" office:value="-24.28742" calcext:value-type="float">
            <text:p>-24.28742</text:p>
          </table:table-cell>
          <table:table-cell office:value-type="float" office:value="8800" calcext:value-type="float">
            <text:p>8800</text:p>
          </table:table-cell>
          <table:table-cell table:number-columns-repeated="2" office:value-type="float" office:value="0" calcext:value-type="float">
            <text:p>0</text:p>
          </table:table-cell>
          <table:table-cell office:value-type="float" office:value="320" calcext:value-type="float">
            <text:p>320</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d7c72c9b-5358-c66e-c392-8432d59c62f5" calcext:value-type="string">
            <text:p>d7c72c9b-5358-c66e-c392-8432d59c62f5</text:p>
          </table:table-cell>
          <table:table-cell office:value-type="string" calcext:value-type="string">
            <text:p>Cayman Islands</text:p>
          </table:table-cell>
          <table:table-cell office:value-type="string" calcext:value-type="string">
            <text:p>The Cayman Islands is a self-governing British Overseas Territory, and the largest by population. The 264-square-kilometre (102-square-mile) territory comprises the three islands of Grand Cayman, Cayman Brac and Little Cayman, which are located south of Cuba and north-east of Honduras, between Jamaica and Mexico's Yucatán Peninsula. The capital city is George Town on Grand Cayman, which is the most populous of the three islands. </text:p>
          </table:table-cell>
          <table:table-cell office:value-type="string" calcext:value-type="string">
            <text:p>IS</text:p>
          </table:table-cell>
          <table:table-cell office:value-type="string" calcext:value-type="string">
            <text:p>KY</text:p>
          </table:table-cell>
          <table:table-cell office:value-type="float" office:value="0" calcext:value-type="float">
            <text:p>0</text:p>
          </table:table-cell>
          <table:table-cell/>
          <table:table-cell office:value-type="float" office:value="19.287453" calcext:value-type="float">
            <text:p>19.287453</text:p>
          </table:table-cell>
          <table:table-cell office:value-type="float" office:value="-81.229363" calcext:value-type="float">
            <text:p>-81.229363</text:p>
          </table:table-cell>
          <table:table-cell office:value-type="float" office:value="500" calcext:value-type="float">
            <text:p>500</text:p>
          </table:table-cell>
          <table:table-cell table:number-columns-repeated="2" office:value-type="float" office:value="0" calcext:value-type="float">
            <text:p>0</text:p>
          </table:table-cell>
          <table:table-cell office:value-type="float" office:value="277" calcext:value-type="float">
            <text:p>277</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5b86672c-f25b-1b88-bc9d-2e6ec7b47cc9" calcext:value-type="string">
            <text:p>5b86672c-f25b-1b88-bc9d-2e6ec7b47cc9</text:p>
          </table:table-cell>
          <table:table-cell office:value-type="string" calcext:value-type="string">
            <text:p>Andre Felix National Park</text:p>
          </table:table-cell>
          <table:table-cell office:value-type="string" calcext:value-type="string">
            <text:p>Imagine stepping into a world where nature’s grandeur meets unparalleled biodiversity. Andre Felix National Park offers just that—a sanctuary teeming with wildlife and lush vegetation. From the moment you set foot here, it becomes evident why this is among the most beautiful places in the Central African Republic.</text:p>
          </table:table-cell>
          <table:table-cell office:value-type="string" calcext:value-type="string">
            <text:p>PA</text:p>
          </table:table-cell>
          <table:table-cell office:value-type="string" calcext:value-type="string">
            <text:p>CF</text:p>
          </table:table-cell>
          <table:table-cell office:value-type="float" office:value="0" calcext:value-type="float">
            <text:p>0</text:p>
          </table:table-cell>
          <table:table-cell/>
          <table:table-cell office:value-type="float" office:value="9.465503" calcext:value-type="float">
            <text:p>9.465503</text:p>
          </table:table-cell>
          <table:table-cell office:value-type="float" office:value="23.291651" calcext:value-type="float">
            <text:p>23.291651</text:p>
          </table:table-cell>
          <table:table-cell office:value-type="float" office:value="3500" calcext:value-type="float">
            <text:p>3500</text:p>
          </table:table-cell>
          <table:table-cell table:number-columns-repeated="2" office:value-type="float" office:value="0" calcext:value-type="float">
            <text:p>0</text:p>
          </table:table-cell>
          <table:table-cell office:value-type="float" office:value="146" calcext:value-type="float">
            <text:p>146</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b57d9613-a4cc-2002-7a83-f65c03e5f28c" calcext:value-type="string">
            <text:p>b57d9613-a4cc-2002-7a83-f65c03e5f28c</text:p>
          </table:table-cell>
          <table:table-cell office:value-type="string" calcext:value-type="string">
            <text:p>Arco de Aloba</text:p>
          </table:table-cell>
          <table:table-cell office:value-type="string" calcext:value-type="string">
            <text:p>Ready for a jaw-dropping spectacle? Look no further than Arco de Aloba. This natural sandstone arch is a marvel that defies gravity. Towering at an impressive height, it’s a must-see in Chad for anyone fascinated by geological wonders. The arch is a photographer’s dream, offering countless angles to capture its grandeur.</text:p>
          </table:table-cell>
          <table:table-cell office:value-type="string" calcext:value-type="string">
            <text:p>LM</text:p>
          </table:table-cell>
          <table:table-cell office:value-type="string" calcext:value-type="string">
            <text:p>TD</text:p>
          </table:table-cell>
          <table:table-cell office:value-type="float" office:value="0" calcext:value-type="float">
            <text:p>0</text:p>
          </table:table-cell>
          <table:table-cell/>
          <table:table-cell office:value-type="float" office:value="16.738696" calcext:value-type="float">
            <text:p>16.738696</text:p>
          </table:table-cell>
          <table:table-cell office:value-type="float" office:value="22.246198" calcext:value-type="float">
            <text:p>22.246198</text:p>
          </table:table-cell>
          <table:table-cell office:value-type="float" office:value="3700" calcext:value-type="float">
            <text:p>3700</text:p>
          </table:table-cell>
          <table:table-cell table:number-columns-repeated="2" office:value-type="float" office:value="0" calcext:value-type="float">
            <text:p>0</text:p>
          </table:table-cell>
          <table:table-cell office:value-type="float" office:value="306" calcext:value-type="float">
            <text:p>306</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35eb1bab-62ff-cb60-29c9-757a57fd2680" calcext:value-type="string">
            <text:p>35eb1bab-62ff-cb60-29c9-757a57fd2680</text:p>
          </table:table-cell>
          <table:table-cell office:value-type="string" calcext:value-type="string">
            <text:p>Gray Glacier</text:p>
          </table:table-cell>
          <table:table-cell office:value-type="string" calcext:value-type="string">
            <text:p>Step into the icy expanse of Torres del Paine at the majestic Gray Glacier. This stunning natural ice formation stretches impressively within the park. It truly offers a surreal landscape of deep blues and crisp whites that feels like another world. </text:p>
          </table:table-cell>
          <table:table-cell office:value-type="string" calcext:value-type="string">
            <text:p>GL</text:p>
          </table:table-cell>
          <table:table-cell office:value-type="string" calcext:value-type="string">
            <text:p>CL</text:p>
          </table:table-cell>
          <table:table-cell office:value-type="float" office:value="0" calcext:value-type="float">
            <text:p>0</text:p>
          </table:table-cell>
          <table:table-cell/>
          <table:table-cell office:value-type="float" office:value="-51.016369" calcext:value-type="float">
            <text:p>-51.016369</text:p>
          </table:table-cell>
          <table:table-cell office:value-type="float" office:value="-73.266056" calcext:value-type="float">
            <text:p>-73.266056</text:p>
          </table:table-cell>
          <table:table-cell office:value-type="float" office:value="2320" calcext:value-type="float">
            <text:p>2320</text:p>
          </table:table-cell>
          <table:table-cell table:number-columns-repeated="2" office:value-type="float" office:value="0" calcext:value-type="float">
            <text:p>0</text:p>
          </table:table-cell>
          <table:table-cell office:value-type="float" office:value="13" calcext:value-type="float">
            <text:p>13</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ef9ffa94-a78d-5f57-8faf-308b669f4dee" calcext:value-type="string">
            <text:p>ef9ffa94-a78d-5f57-8faf-308b669f4dee</text:p>
          </table:table-cell>
          <table:table-cell office:value-type="string" calcext:value-type="string">
            <text:p>Zhangjiajie National Forest Park</text:p>
          </table:table-cell>
          <table:table-cell office:value-type="string" calcext:value-type="string">
            <text:p>If you’re on a quest to find the best places to visit in China, your journey would be incomplete without a trip to Zhangjiajie National Forest Park. This extraordinary UNESCO World Heritage Site is a visual symphony of towering sandstone pillars wreathed in a shroud of mist, verdant vegetation, and sparkling streams — it truly exemplifies China’s epic natural beauty.</text:p>
          </table:table-cell>
          <table:table-cell office:value-type="string" calcext:value-type="string">
            <text:p>PA</text:p>
          </table:table-cell>
          <table:table-cell office:value-type="string" calcext:value-type="string">
            <text:p>CN</text:p>
          </table:table-cell>
          <table:table-cell office:value-type="float" office:value="0" calcext:value-type="float">
            <text:p>0</text:p>
          </table:table-cell>
          <table:table-cell/>
          <table:table-cell office:value-type="float" office:value="29.315813" calcext:value-type="float">
            <text:p>29.315813</text:p>
          </table:table-cell>
          <table:table-cell office:value-type="float" office:value="110.434935" calcext:value-type="float">
            <text:p>110.434935</text:p>
          </table:table-cell>
          <table:table-cell office:value-type="float" office:value="4800" calcext:value-type="float">
            <text:p>4800</text:p>
          </table:table-cell>
          <table:table-cell table:number-columns-repeated="2" office:value-type="float" office:value="0" calcext:value-type="float">
            <text:p>0</text:p>
          </table:table-cell>
          <table:table-cell office:value-type="float" office:value="16" calcext:value-type="float">
            <text:p>16</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035d2276-bca8-86fe-9daa-e030da6ff384" calcext:value-type="string">
            <text:p>035d2276-bca8-86fe-9daa-e030da6ff384</text:p>
          </table:table-cell>
          <table:table-cell office:value-type="string" calcext:value-type="string">
            <text:p>Tayrona National Park</text:p>
          </table:table-cell>
          <table:table-cell office:value-type="string" calcext:value-type="string">
            <text:p>If your search for the most beautiful places in Colombia draws you towards the country’s remarkable natural view, then Tayrona National Park is a place you can’t miss. Situated on Colombia’s Caribbean coast, this lush paradise is where the jungle meets the sea. It truly offers breathtaking vistas at every turn.</text:p>
          </table:table-cell>
          <table:table-cell office:value-type="string" calcext:value-type="string">
            <text:p>PA</text:p>
          </table:table-cell>
          <table:table-cell office:value-type="string" calcext:value-type="string">
            <text:p>CO</text:p>
          </table:table-cell>
          <table:table-cell office:value-type="float" office:value="0" calcext:value-type="float">
            <text:p>0</text:p>
          </table:table-cell>
          <table:table-cell/>
          <table:table-cell office:value-type="float" office:value="11.35118" calcext:value-type="float">
            <text:p>11.35118</text:p>
          </table:table-cell>
          <table:table-cell office:value-type="float" office:value="-74.073995" calcext:value-type="float">
            <text:p>-74.073995</text:p>
          </table:table-cell>
          <table:table-cell office:value-type="float" office:value="2000" calcext:value-type="float">
            <text:p>2000</text:p>
          </table:table-cell>
          <table:table-cell table:number-columns-repeated="2" office:value-type="float" office:value="0" calcext:value-type="float">
            <text:p>0</text:p>
          </table:table-cell>
          <table:table-cell office:value-type="float" office:value="165" calcext:value-type="float">
            <text:p>165</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d2890379-6f1e-f722-c430-730faa4a60c2" calcext:value-type="string">
            <text:p>d2890379-6f1e-f722-c430-730faa4a60c2</text:p>
          </table:table-cell>
          <table:table-cell office:value-type="string" calcext:value-type="string">
            <text:p>Moroni</text:p>
          </table:table-cell>
          <table:table-cell office:value-type="string" calcext:value-type="string">
            <text:p>The Comoros,officially the Union of the Comoros is an archipelagic country made up of three islands in Southeastern Africa, located at the northern end of the Mozambique Channel in the Indian Ocean. Its capital and largest city is Moroni.</text:p>
          </table:table-cell>
          <table:table-cell office:value-type="string" calcext:value-type="string">
            <text:p>IS</text:p>
          </table:table-cell>
          <table:table-cell office:value-type="string" calcext:value-type="string">
            <text:p>KM</text:p>
          </table:table-cell>
          <table:table-cell office:value-type="float" office:value="0" calcext:value-type="float">
            <text:p>0</text:p>
          </table:table-cell>
          <table:table-cell/>
          <table:table-cell office:value-type="float" office:value="-11.698319" calcext:value-type="float">
            <text:p>-11.698319</text:p>
          </table:table-cell>
          <table:table-cell office:value-type="float" office:value="43.240641" calcext:value-type="float">
            <text:p>43.240641</text:p>
          </table:table-cell>
          <table:table-cell office:value-type="float" office:value="2000" calcext:value-type="float">
            <text:p>2000</text:p>
          </table:table-cell>
          <table:table-cell table:number-columns-repeated="2" office:value-type="float" office:value="0" calcext:value-type="float">
            <text:p>0</text:p>
          </table:table-cell>
          <table:table-cell office:value-type="float" office:value="95" calcext:value-type="float">
            <text:p>95</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3bf91012-2b94-25ee-9a22-2228473e77b3" calcext:value-type="string">
            <text:p>3bf91012-2b94-25ee-9a22-2228473e77b3</text:p>
          </table:table-cell>
          <table:table-cell office:value-type="string" calcext:value-type="string">
            <text:p>Cook Islands</text:p>
          </table:table-cell>
          <table:table-cell office:value-type="string" calcext:value-type="string">
            <text:p>The Cook Islands is an island country in Polynesia, part of Oceania in the South Pacific Ocean. It consists of 15 islands whose total land area is approximately 236.7 square kilometres (91 sq mi). The Cook Islands' Exclusive Economic Zone (EEZ) covers 1,960,027 square kilometres (756,771 sq mi) of ocean.[8] Avarua is its capital. </text:p>
          </table:table-cell>
          <table:table-cell office:value-type="string" calcext:value-type="string">
            <text:p>IS</text:p>
          </table:table-cell>
          <table:table-cell office:value-type="string" calcext:value-type="string">
            <text:p>CK</text:p>
          </table:table-cell>
          <table:table-cell office:value-type="float" office:value="0" calcext:value-type="float">
            <text:p>0</text:p>
          </table:table-cell>
          <table:table-cell/>
          <table:table-cell office:value-type="float" office:value="-21.178346" calcext:value-type="float">
            <text:p>-21.178346</text:p>
          </table:table-cell>
          <table:table-cell office:value-type="float" office:value="-159.778466" calcext:value-type="float">
            <text:p>-159.778466</text:p>
          </table:table-cell>
          <table:table-cell office:value-type="float" office:value="2680" calcext:value-type="float">
            <text:p>2680</text:p>
          </table:table-cell>
          <table:table-cell table:number-columns-repeated="2" office:value-type="float" office:value="0" calcext:value-type="float">
            <text:p>0</text:p>
          </table:table-cell>
          <table:table-cell office:value-type="float" office:value="184.12" calcext:value-type="float">
            <text:p>184.12</text:p>
          </table:table-cell>
          <table:table-cell table:style-name="ce20" office:value-type="float" office:value="120" calcext:value-type="float">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f502583f-d91a-1d93-e6e5-35b09d4b4607" calcext:value-type="string">
            <text:p>f502583f-d91a-1d93-e6e5-35b09d4b4607</text:p>
          </table:table-cell>
          <table:table-cell office:value-type="string" calcext:value-type="string">
            <text:p>Arenal Volcano</text:p>
          </table:table-cell>
          <table:table-cell/>
          <table:table-cell office:value-type="string" calcext:value-type="string">
            <text:p>MO</text:p>
          </table:table-cell>
          <table:table-cell office:value-type="string" calcext:value-type="string">
            <text:p>CR</text:p>
          </table:table-cell>
          <table:table-cell office:value-type="float" office:value="0" calcext:value-type="float">
            <text:p>0</text:p>
          </table:table-cell>
          <table:table-cell/>
          <table:table-cell office:value-type="float" office:value="10.42888" calcext:value-type="float">
            <text:p>10.42888</text:p>
          </table:table-cell>
          <table:table-cell office:value-type="float" office:value="-84.679379" calcext:value-type="float">
            <text:p>-84.679379</text:p>
          </table:table-cell>
          <table:table-cell office:value-type="float" office:value="5500" calcext:value-type="float">
            <text:p>5500</text:p>
          </table:table-cell>
          <table:table-cell table:number-columns-repeated="2" office:value-type="float" office:value="0" calcext:value-type="float">
            <text:p>0</text:p>
          </table:table-cell>
          <table:table-cell office:value-type="float" office:value="325" calcext:value-type="float">
            <text:p>325</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da4243ba-de2b-0657-ff47-6fb9669d4819" calcext:value-type="string">
            <text:p>da4243ba-de2b-0657-ff47-6fb9669d4819</text:p>
          </table:table-cell>
          <table:table-cell office:value-type="string" calcext:value-type="string">
            <text:p>Dubrovnik</text:p>
          </table:table-cell>
          <table:table-cell office:value-type="string" calcext:value-type="string">
            <text:p>Croatia’s star destination, Dubrovnik, is a beautiful place in Croatia that demands attention. Known as the “Pearl of the Adriatic”, this stunning city is defined by its distinctive Old Town, encircled with massive stone walls completed in the 16th century.</text:p>
            <text:p/>
            <text:p>The Old Town, a UNESCO World Heritage site, is packed with aristocratic palazzi and elegant Baroque churches, contained within a sturdy medieval fortification.</text:p>
          </table:table-cell>
          <table:table-cell office:value-type="string" calcext:value-type="string">
            <text:p>CI</text:p>
          </table:table-cell>
          <table:table-cell office:value-type="string" calcext:value-type="string">
            <text:p>HR</text:p>
          </table:table-cell>
          <table:table-cell office:value-type="float" office:value="0" calcext:value-type="float">
            <text:p>0</text:p>
          </table:table-cell>
          <table:table-cell/>
          <table:table-cell office:value-type="float" office:value="42.634744" calcext:value-type="float">
            <text:p>42.634744</text:p>
          </table:table-cell>
          <table:table-cell office:value-type="float" office:value="18.073678" calcext:value-type="float">
            <text:p>18.073678</text:p>
          </table:table-cell>
          <table:table-cell office:value-type="float" office:value="1200" calcext:value-type="float">
            <text:p>1200</text:p>
          </table:table-cell>
          <table:table-cell table:number-columns-repeated="2" office:value-type="float" office:value="0" calcext:value-type="float">
            <text:p>0</text:p>
          </table:table-cell>
          <table:table-cell office:value-type="float" office:value="50" calcext:value-type="float">
            <text:p>50</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e37d6da1-cd07-369e-b096-15f0ef79361a" calcext:value-type="string">
            <text:p>e37d6da1-cd07-369e-b096-15f0ef79361a</text:p>
          </table:table-cell>
          <table:table-cell office:value-type="string" calcext:value-type="string">
            <text:p>Viñales Valley</text:p>
          </table:table-cell>
          <table:table-cell office:value-type="string" calcext:value-type="string">
            <text:p>Viñales Valley is a karstic depression in Cuba. The valley has an area of 132 km2 (51 sq mi) and is located in the Sierra de los Órganos mountains (part of Guaniguanico range), just north of Viñales in the Pinar del Río Province.</text:p>
            <text:p/>
            <text:p>In 1999, the valley was inscribed as a UNESCO World Heritage Site as a natural and cultural landscape because of its use of traditional tobacco-growing techniques.</text:p>
          </table:table-cell>
          <table:table-cell office:value-type="string" calcext:value-type="string">
            <text:p>VA</text:p>
          </table:table-cell>
          <table:table-cell office:value-type="string" calcext:value-type="string">
            <text:p>CU</text:p>
          </table:table-cell>
          <table:table-cell office:value-type="float" office:value="0" calcext:value-type="float">
            <text:p>0</text:p>
          </table:table-cell>
          <table:table-cell/>
          <table:table-cell office:value-type="float" office:value="22.618609" calcext:value-type="float">
            <text:p>22.618609</text:p>
          </table:table-cell>
          <table:table-cell office:value-type="float" office:value="-83.757714" calcext:value-type="float">
            <text:p>-83.757714</text:p>
          </table:table-cell>
          <table:table-cell office:value-type="float" office:value="1480" calcext:value-type="float">
            <text:p>1480</text:p>
          </table:table-cell>
          <table:table-cell table:number-columns-repeated="2" office:value-type="float" office:value="0" calcext:value-type="float">
            <text:p>0</text:p>
          </table:table-cell>
          <table:table-cell office:value-type="float" office:value="59" calcext:value-type="float">
            <text:p>59</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7d7669e8-31a9-d4e2-c8c5-f24116e26abc" calcext:value-type="string">
            <text:p>7d7669e8-31a9-d4e2-c8c5-f24116e26abc</text:p>
          </table:table-cell>
          <table:table-cell office:value-type="string" calcext:value-type="string">
            <text:p>Blue Lagoon Akamas</text:p>
          </table:table-cell>
          <table:table-cell office:value-type="string" calcext:value-type="string">
            <text:p>Cyprus is home to many wonders, and the Blue Lagoon Akamas is undoubtedly one of its shining jewels. This remote lagoon, with its crystal-clear turquoise waters, is a dream come true for every traveler. It’s one of those places to visit in Cyprus that you’ll remember for a lifetime.</text:p>
          </table:table-cell>
          <table:table-cell office:value-type="string" calcext:value-type="string">
            <text:p>IS</text:p>
          </table:table-cell>
          <table:table-cell office:value-type="string" calcext:value-type="string">
            <text:p>CY</text:p>
          </table:table-cell>
          <table:table-cell office:value-type="float" office:value="0" calcext:value-type="float">
            <text:p>0</text:p>
          </table:table-cell>
          <table:table-cell/>
          <table:table-cell office:value-type="float" office:value="35.094944" calcext:value-type="float">
            <text:p>35.094944</text:p>
          </table:table-cell>
          <table:table-cell office:value-type="float" office:value="32.295951" calcext:value-type="float">
            <text:p>32.295951</text:p>
          </table:table-cell>
          <table:table-cell office:value-type="float" office:value="880" calcext:value-type="float">
            <text:p>880</text:p>
          </table:table-cell>
          <table:table-cell table:number-columns-repeated="2" office:value-type="float" office:value="0" calcext:value-type="float">
            <text:p>0</text:p>
          </table:table-cell>
          <table:table-cell office:value-type="float" office:value="148" calcext:value-type="float">
            <text:p>148</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cf84da52-ec7d-8058-bc49-25e4bf9cc6d0" calcext:value-type="string">
            <text:p>cf84da52-ec7d-8058-bc49-25e4bf9cc6d0</text:p>
          </table:table-cell>
          <table:table-cell office:value-type="string" calcext:value-type="string">
            <text:p>Český Krumlov</text:p>
          </table:table-cell>
          <table:table-cell office:value-type="string" calcext:value-type="string">
            <text:p>Nestled in the South Bohemian Region, Český Krumlov is a gem that shines brightly among the most beautiful places to visit in the Czech Republic. With its meandering Vltava River and a skyline dominated by a grand Renaissance castle, this town feels like a page straight out of a fairy tale.</text:p>
          </table:table-cell>
          <table:table-cell office:value-type="string" calcext:value-type="string">
            <text:p>CI</text:p>
          </table:table-cell>
          <table:table-cell office:value-type="string" calcext:value-type="string">
            <text:p>CZ</text:p>
          </table:table-cell>
          <table:table-cell office:value-type="float" office:value="0" calcext:value-type="float">
            <text:p>0</text:p>
          </table:table-cell>
          <table:table-cell/>
          <table:table-cell office:value-type="float" office:value="48.803692" calcext:value-type="float">
            <text:p>48.803692</text:p>
          </table:table-cell>
          <table:table-cell office:value-type="float" office:value="14.303193" calcext:value-type="float">
            <text:p>14.303193</text:p>
          </table:table-cell>
          <table:table-cell office:value-type="float" office:value="2500" calcext:value-type="float">
            <text:p>2500</text:p>
          </table:table-cell>
          <table:table-cell table:number-columns-repeated="2" office:value-type="float" office:value="0" calcext:value-type="float">
            <text:p>0</text:p>
          </table:table-cell>
          <table:table-cell office:value-type="float" office:value="50" calcext:value-type="float">
            <text:p>50</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5f77404b-9bba-3c33-392a-a3421f21e47f" calcext:value-type="string">
            <text:p>5f77404b-9bba-3c33-392a-a3421f21e47f</text:p>
          </table:table-cell>
          <table:table-cell office:value-type="string" calcext:value-type="string">
            <text:p>The Congo River</text:p>
          </table:table-cell>
          <table:table-cell office:value-type="string" calcext:value-type="string">
            <text:p>Embark on an unforgettable adventure as you navigate the waters of the Congo River, one of Africa’s most iconic natural landmarks. This river isn’t just a body of water; it’s the lifeblood of the nation, supporting both human and wildlife communities. From remote villages to dense, untamed forests, the river offers a glimpse into the heart and soul of Congo.</text:p>
          </table:table-cell>
          <table:table-cell office:value-type="string" calcext:value-type="string">
            <text:p>RI</text:p>
          </table:table-cell>
          <table:table-cell office:value-type="string" calcext:value-type="string">
            <text:p>CD</text:p>
          </table:table-cell>
          <table:table-cell office:value-type="float" office:value="0" calcext:value-type="float">
            <text:p>0</text:p>
          </table:table-cell>
          <table:table-cell/>
          <table:table-cell office:value-type="float" office:value="-0.482512" calcext:value-type="float">
            <text:p>-0.482512</text:p>
          </table:table-cell>
          <table:table-cell office:value-type="float" office:value="17.794146" calcext:value-type="float">
            <text:p>17.794146</text:p>
          </table:table-cell>
          <table:table-cell office:value-type="float" office:value="5000" calcext:value-type="float">
            <text:p>5000</text:p>
          </table:table-cell>
          <table:table-cell table:number-columns-repeated="2" office:value-type="float" office:value="0" calcext:value-type="float">
            <text:p>0</text:p>
          </table:table-cell>
          <table:table-cell office:value-type="float" office:value="43" calcext:value-type="float">
            <text:p>43</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f6636284-cfbc-b8e4-8438-bd1dbd7602e1" calcext:value-type="string">
            <text:p>f6636284-cfbc-b8e4-8438-bd1dbd7602e1</text:p>
          </table:table-cell>
          <table:table-cell office:value-type="string" calcext:value-type="string">
            <text:p>Møns Klint</text:p>
          </table:table-cell>
          <table:table-cell office:value-type="string" calcext:value-type="string">
            <text:p>Situated on the island of Møn, Møns Klint is a breathtaking expanse of white chalk cliffs that rise majestically from the turquoise waters of the Baltic Sea. Often hailed as one of the most beautiful places to visit in Denmark, its natural beauty draws visitors from all corners of the globe.</text:p>
          </table:table-cell>
          <table:table-cell office:value-type="string" calcext:value-type="string">
            <text:p>LM</text:p>
          </table:table-cell>
          <table:table-cell office:value-type="string" calcext:value-type="string">
            <text:p>DK</text:p>
          </table:table-cell>
          <table:table-cell office:value-type="float" office:value="0" calcext:value-type="float">
            <text:p>0</text:p>
          </table:table-cell>
          <table:table-cell/>
          <table:table-cell office:value-type="float" office:value="54.961677" calcext:value-type="float">
            <text:p>54.961677</text:p>
          </table:table-cell>
          <table:table-cell office:value-type="float" office:value="12.573675" calcext:value-type="float">
            <text:p>12.573675</text:p>
          </table:table-cell>
          <table:table-cell office:value-type="float" office:value="1750" calcext:value-type="float">
            <text:p>1750</text:p>
          </table:table-cell>
          <table:table-cell table:number-columns-repeated="2" office:value-type="float" office:value="0" calcext:value-type="float">
            <text:p>0</text:p>
          </table:table-cell>
          <table:table-cell office:value-type="float" office:value="281" calcext:value-type="float">
            <text:p>281</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7b5cd91f-32c4-2198-ebd1-d6e4f62fc5da" calcext:value-type="string">
            <text:p>7b5cd91f-32c4-2198-ebd1-d6e4f62fc5da</text:p>
          </table:table-cell>
          <table:table-cell office:value-type="string" calcext:value-type="string">
            <text:p>Lake Assal</text:p>
          </table:table-cell>
          <table:table-cell office:value-type="string" calcext:value-type="string">
            <text:p>“Honey Lake” is a crater lake at the western end of the Gulf of Tadjoura. It’s 155 metres below sea level, making it the second lowest land depression on Earth after the Dead Sea. Lake Assal is the largest salt reserve and the locals consider it to be a national treasure. It’s in the process of becoming a UNESCO World Heritage site and the views around the lake are unbelievable.</text:p>
          </table:table-cell>
          <table:table-cell office:value-type="string" calcext:value-type="string">
            <text:p>LA</text:p>
          </table:table-cell>
          <table:table-cell office:value-type="string" calcext:value-type="string">
            <text:p>DJ</text:p>
          </table:table-cell>
          <table:table-cell office:value-type="float" office:value="0" calcext:value-type="float">
            <text:p>0</text:p>
          </table:table-cell>
          <table:table-cell/>
          <table:table-cell office:value-type="float" office:value="11.651435" calcext:value-type="float">
            <text:p>11.651435</text:p>
          </table:table-cell>
          <table:table-cell office:value-type="float" office:value="42.46993" calcext:value-type="float">
            <text:p>42.46993</text:p>
          </table:table-cell>
          <table:table-cell office:value-type="float" office:value="2450" calcext:value-type="float">
            <text:p>2450</text:p>
          </table:table-cell>
          <table:table-cell table:number-columns-repeated="2" office:value-type="float" office:value="0" calcext:value-type="float">
            <text:p>0</text:p>
          </table:table-cell>
          <table:table-cell office:value-type="float" office:value="272" calcext:value-type="float">
            <text:p>272</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7a411649-39a9-03a8-206b-19349d0dc407" calcext:value-type="string">
            <text:p>7a411649-39a9-03a8-206b-19349d0dc407</text:p>
          </table:table-cell>
          <table:table-cell office:value-type="string" calcext:value-type="string">
            <text:p>Boiling Lake</text:p>
          </table:table-cell>
          <table:table-cell office:value-type="string" calcext:value-type="string">
            <text:p>Dominica’s allure goes beyond its pristine beaches and lush rainforests. Deep within the heart of Morne Trois Pitons National Park lies one of the most beautiful places in Dominica: the Boiling Lake. This steaming wonder, the second-largest hot spring in the world, offers a surreal experience, with its bubbling waters surrounded by a veil of mist.</text:p>
          </table:table-cell>
          <table:table-cell office:value-type="string" calcext:value-type="string">
            <text:p>PA</text:p>
          </table:table-cell>
          <table:table-cell office:value-type="string" calcext:value-type="string">
            <text:p>DM</text:p>
          </table:table-cell>
          <table:table-cell office:value-type="float" office:value="0" calcext:value-type="float">
            <text:p>0</text:p>
          </table:table-cell>
          <table:table-cell/>
          <table:table-cell office:value-type="float" office:value="15.312029" calcext:value-type="float">
            <text:p>15.312029</text:p>
          </table:table-cell>
          <table:table-cell office:value-type="float" office:value="-61.286471" calcext:value-type="float">
            <text:p>-61.286471</text:p>
          </table:table-cell>
          <table:table-cell office:value-type="float" office:value="4000" calcext:value-type="float">
            <text:p>4000</text:p>
          </table:table-cell>
          <table:table-cell table:number-columns-repeated="2" office:value-type="float" office:value="0" calcext:value-type="float">
            <text:p>0</text:p>
          </table:table-cell>
          <table:table-cell office:value-type="float" office:value="309" calcext:value-type="float">
            <text:p>309</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069186ae-8534-14f9-a46b-779f1cc1ef48" calcext:value-type="string">
            <text:p>069186ae-8534-14f9-a46b-779f1cc1ef48</text:p>
          </table:table-cell>
          <table:table-cell office:value-type="string" calcext:value-type="string">
            <text:p>Santo Domingo</text:p>
          </table:table-cell>
          <table:table-cell office:value-type="string" calcext:value-type="string">
            <text:p>The capital of the Dominican Republic, Santo Domingo, is undoubtedly one of the most beautiful cities in the Dominican Republic. Rich in history and culture, it’s one of the Caribbean’s oldest cities, and houses the first cathedral, university, and hospital in the Americas.</text:p>
            <text:p/>
            <text:p>This UNESCO World Heritage Site is home to stunning 16th-century architecture and numerous museums that are a treasure trove of the city’s history.</text:p>
          </table:table-cell>
          <table:table-cell office:value-type="string" calcext:value-type="string">
            <text:p>CI</text:p>
          </table:table-cell>
          <table:table-cell office:value-type="string" calcext:value-type="string">
            <text:p>DO</text:p>
          </table:table-cell>
          <table:table-cell office:value-type="float" office:value="0" calcext:value-type="float">
            <text:p>0</text:p>
          </table:table-cell>
          <table:table-cell/>
          <table:table-cell office:value-type="float" office:value="18.436512" calcext:value-type="float">
            <text:p>18.436512</text:p>
          </table:table-cell>
          <table:table-cell office:value-type="float" office:value="-69.90036" calcext:value-type="float">
            <text:p>-69.90036</text:p>
          </table:table-cell>
          <table:table-cell office:value-type="float" office:value="4000" calcext:value-type="float">
            <text:p>4000</text:p>
          </table:table-cell>
          <table:table-cell table:number-columns-repeated="3" office:value-type="float" office:value="0" calcext:value-type="float">
            <text:p>0</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39b33aba-e38b-1e02-5172-ff3aedb7eee4" calcext:value-type="string">
            <text:p>39b33aba-e38b-1e02-5172-ff3aedb7eee4</text:p>
          </table:table-cell>
          <table:table-cell office:value-type="string" calcext:value-type="string">
            <text:p>Cotopaxi National Park</text:p>
          </table:table-cell>
          <table:table-cell office:value-type="string" calcext:value-type="string">
            <text:p>Amidst the vast landscapes of Ecuador, Cotopaxi National Park stands as a testament to nature’s grandeur. Dominated by the towering Cotopaxi volcano, one of the world’s highest active volcanoes, this park is a haven for adventurers and nature lovers alike. It’s undeniably one of the stunning locations in Ecuador.</text:p>
            <text:p/>
            <text:p>The park’s diverse terrain, ranging from vast plains to rugged mountainous regions, offers a plethora of activities for visitors.</text:p>
          </table:table-cell>
          <table:table-cell office:value-type="string" calcext:value-type="string">
            <text:p>PA</text:p>
          </table:table-cell>
          <table:table-cell office:value-type="string" calcext:value-type="string">
            <text:p>EC</text:p>
          </table:table-cell>
          <table:table-cell office:value-type="float" office:value="0" calcext:value-type="float">
            <text:p>0</text:p>
          </table:table-cell>
          <table:table-cell/>
          <table:table-cell office:value-type="float" office:value="-0.729902" calcext:value-type="float">
            <text:p>-0.729902</text:p>
          </table:table-cell>
          <table:table-cell office:value-type="float" office:value="-78.484855" calcext:value-type="float">
            <text:p>-78.484855</text:p>
          </table:table-cell>
          <table:table-cell office:value-type="float" office:value="20000" calcext:value-type="float">
            <text:p>20000</text:p>
          </table:table-cell>
          <table:table-cell table:number-columns-repeated="2" office:value-type="float" office:value="0" calcext:value-type="float">
            <text:p>0</text:p>
          </table:table-cell>
          <table:table-cell office:value-type="float" office:value="45" calcext:value-type="float">
            <text:p>45</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f32ba773-9138-520b-750e-760abffd3a3e" calcext:value-type="string">
            <text:p>f32ba773-9138-520b-750e-760abffd3a3e</text:p>
          </table:table-cell>
          <table:table-cell office:value-type="string" calcext:value-type="string">
            <text:p>The Great Pyramids of Giza and The Sphinx</text:p>
          </table:table-cell>
          <table:table-cell office:value-type="string" calcext:value-type="string">
            <text:p>If you’re on a quest to uncover the most beautiful places in Egypt, your journey must start where time itself seems to have paused – the Great Pyramids of Giza and the Sphinx. It is crowned as one of the Seven Wonders of the Ancient World. The pyramids stand as a testament to Egypt’s illustrious past and architectural prowess. As you approach these magnificent structures, a sense of awe and wonder washes over you, an experience only to be felt when visiting Egypt.</text:p>
          </table:table-cell>
          <table:table-cell office:value-type="string" calcext:value-type="string">
            <text:p>PO</text:p>
          </table:table-cell>
          <table:table-cell office:value-type="string" calcext:value-type="string">
            <text:p>EG</text:p>
          </table:table-cell>
          <table:table-cell office:value-type="float" office:value="0" calcext:value-type="float">
            <text:p>0</text:p>
          </table:table-cell>
          <table:table-cell/>
          <table:table-cell office:value-type="float" office:value="29.978756" calcext:value-type="float">
            <text:p>29.978756</text:p>
          </table:table-cell>
          <table:table-cell office:value-type="float" office:value="31.140159" calcext:value-type="float">
            <text:p>31.140159</text:p>
          </table:table-cell>
          <table:table-cell office:value-type="float" office:value="500" calcext:value-type="float">
            <text:p>500</text:p>
          </table:table-cell>
          <table:table-cell table:number-columns-repeated="2" office:value-type="float" office:value="0" calcext:value-type="float">
            <text:p>0</text:p>
          </table:table-cell>
          <table:table-cell office:value-type="float" office:value="245" calcext:value-type="float">
            <text:p>245</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ac4a7d61-1ea1-32b5-a63c-2e3b73767c98" calcext:value-type="string">
            <text:p>ac4a7d61-1ea1-32b5-a63c-2e3b73767c98</text:p>
          </table:table-cell>
          <table:table-cell office:value-type="string" calcext:value-type="string">
            <text:p>Santa Ana Volcano</text:p>
          </table:table-cell>
          <table:table-cell office:value-type="string" calcext:value-type="string">
            <text:p>Rising majestically against the skyline, the Santa Ana Volcano is one of the most scenic places in El Salvador. As the highest volcano in the country, it promises adventures that are both exhilarating and richly rewarding. The trail leading to the summit is a spectacle in itself, meandering through diverse terrains from lush forests to rocky landscapes.</text:p>
          </table:table-cell>
          <table:table-cell office:value-type="string" calcext:value-type="string">
            <text:p>MO</text:p>
          </table:table-cell>
          <table:table-cell office:value-type="string" calcext:value-type="string">
            <text:p>SV</text:p>
          </table:table-cell>
          <table:table-cell office:value-type="float" office:value="0" calcext:value-type="float">
            <text:p>0</text:p>
          </table:table-cell>
          <table:table-cell/>
          <table:table-cell office:value-type="float" office:value="13.828796" calcext:value-type="float">
            <text:p>13.828796</text:p>
          </table:table-cell>
          <table:table-cell office:value-type="float" office:value="-89.629444" calcext:value-type="float">
            <text:p>-89.629444</text:p>
          </table:table-cell>
          <table:table-cell office:value-type="float" office:value="8750" calcext:value-type="float">
            <text:p>8750</text:p>
          </table:table-cell>
          <table:table-cell table:number-columns-repeated="2" office:value-type="float" office:value="0" calcext:value-type="float">
            <text:p>0</text:p>
          </table:table-cell>
          <table:table-cell office:value-type="float" office:value="356" calcext:value-type="float">
            <text:p>356</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cae2d834-4f2f-afe5-103f-9c60dc7815a9" calcext:value-type="string">
            <text:p>cae2d834-4f2f-afe5-103f-9c60dc7815a9</text:p>
          </table:table-cell>
          <table:table-cell office:value-type="string" calcext:value-type="string">
            <text:p>Danakil Depression</text:p>
          </table:table-cell>
          <table:table-cell office:value-type="string" calcext:value-type="string">
            <text:p>Step into another world as you venture into the Danakil Depression, one of the hottest and lowest places on Earth. This surreal landscape is a riot of colors, thanks to its lava lakes, sulfur springs, and mineral deposits. It’s a place that defies the norms of natural beauty, offering a stark contrast to Eritrea’s otherwise lush landscapes. For the adventurous soul, this is one of the most beautiful places in Eritrea that you can’t afford to miss.</text:p>
          </table:table-cell>
          <table:table-cell office:value-type="string" calcext:value-type="string">
            <text:p>LM</text:p>
          </table:table-cell>
          <table:table-cell office:value-type="string" calcext:value-type="string">
            <text:p>ER</text:p>
          </table:table-cell>
          <table:table-cell office:value-type="float" office:value="0" calcext:value-type="float">
            <text:p>0</text:p>
          </table:table-cell>
          <table:table-cell/>
          <table:table-cell office:value-type="float" office:value="14.174818" calcext:value-type="float">
            <text:p>14.174818</text:p>
          </table:table-cell>
          <table:table-cell office:value-type="float" office:value="40.290894" calcext:value-type="float">
            <text:p>40.290894</text:p>
          </table:table-cell>
          <table:table-cell office:value-type="float" office:value="14000" calcext:value-type="float">
            <text:p>14000</text:p>
          </table:table-cell>
          <table:table-cell table:number-columns-repeated="2" office:value-type="float" office:value="0" calcext:value-type="float">
            <text:p>0</text:p>
          </table:table-cell>
          <table:table-cell office:value-type="float" office:value="2" calcext:value-type="float">
            <text:p>2</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4a818a51-e096-4fa1-5ae2-6496ebb37eaf" calcext:value-type="string">
            <text:p>4a818a51-e096-4fa1-5ae2-6496ebb37eaf</text:p>
          </table:table-cell>
          <table:table-cell office:value-type="string" calcext:value-type="string">
            <text:p>Parnu</text:p>
          </table:table-cell>
          <table:table-cell office:value-type="string" calcext:value-type="string">
            <text:p>Imagine a place where golden sands meet the gentle waves of the Baltic Sea, where vibrant festivals light up the nights, and where relaxation is the order of the day. Welcome to Parnu, often hailed as one of the prettiest places in Estonia. This coastal city, with its expansive beaches and rejuvenating spas, is a favorite summer retreat for both locals and tourists.</text:p>
          </table:table-cell>
          <table:table-cell office:value-type="string" calcext:value-type="string">
            <text:p>CI</text:p>
          </table:table-cell>
          <table:table-cell office:value-type="string" calcext:value-type="string">
            <text:p>EE</text:p>
          </table:table-cell>
          <table:table-cell office:value-type="float" office:value="0" calcext:value-type="float">
            <text:p>0</text:p>
          </table:table-cell>
          <table:table-cell/>
          <table:table-cell office:value-type="float" office:value="58.38384" calcext:value-type="float">
            <text:p>58.38384</text:p>
          </table:table-cell>
          <table:table-cell office:value-type="float" office:value="24.47539" calcext:value-type="float">
            <text:p>24.47539</text:p>
          </table:table-cell>
          <table:table-cell office:value-type="float" office:value="800" calcext:value-type="float">
            <text:p>800</text:p>
          </table:table-cell>
          <table:table-cell table:number-columns-repeated="2" office:value-type="float" office:value="0" calcext:value-type="float">
            <text:p>0</text:p>
          </table:table-cell>
          <table:table-cell office:value-type="float" office:value="67" calcext:value-type="float">
            <text:p>67</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036877e2-c0bc-202e-5079-0fba146735f5" calcext:value-type="string">
            <text:p>036877e2-c0bc-202e-5079-0fba146735f5</text:p>
          </table:table-cell>
          <table:table-cell office:value-type="string" calcext:value-type="string">
            <text:p>Mbabane</text:p>
          </table:table-cell>
          <table:table-cell office:value-type="string" calcext:value-type="string">
            <text:p>Mbabane is a city in Eswatini (previously called Swaziland), and is one of the two capitals (along with Lobamba), serving as the executive capital. </text:p>
          </table:table-cell>
          <table:table-cell office:value-type="string" calcext:value-type="string">
            <text:p>CI</text:p>
          </table:table-cell>
          <table:table-cell office:value-type="string" calcext:value-type="string">
            <text:p>SZ</text:p>
          </table:table-cell>
          <table:table-cell office:value-type="float" office:value="0" calcext:value-type="float">
            <text:p>0</text:p>
          </table:table-cell>
          <table:table-cell/>
          <table:table-cell office:value-type="float" office:value="-26.318853" calcext:value-type="float">
            <text:p>-26.318853</text:p>
          </table:table-cell>
          <table:table-cell office:value-type="float" office:value="31.143614" calcext:value-type="float">
            <text:p>31.143614</text:p>
          </table:table-cell>
          <table:table-cell office:value-type="float" office:value="5000" calcext:value-type="float">
            <text:p>5000</text:p>
          </table:table-cell>
          <table:table-cell table:number-columns-repeated="2" office:value-type="float" office:value="0" calcext:value-type="float">
            <text:p>0</text:p>
          </table:table-cell>
          <table:table-cell office:value-type="float" office:value="168" calcext:value-type="float">
            <text:p>168</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43681f8f-09cb-64e3-51bf-fa459024f2bf" calcext:value-type="string">
            <text:p>43681f8f-09cb-64e3-51bf-fa459024f2bf</text:p>
          </table:table-cell>
          <table:table-cell office:value-type="string" calcext:value-type="string">
            <text:p>Lalibela</text:p>
          </table:table-cell>
          <table:table-cell office:value-type="string" calcext:value-type="string">
            <text:p>Deep within the Ethiopian highlands lies Lalibela, a destination that stands out among the most beautiful places in Ethiopia. This ancient town, often referred to as the ‘Eighth Wonder of the World’, is home to eleven churches, each carved from solid volcanic rock. These architectural marvels, conceived in the 12th century by King Lalibela, were designed to serve as a ‘New Jerusalem’, offering an alternative pilgrimage site for those unable to journey to the Holy Land.</text:p>
          </table:table-cell>
          <table:table-cell office:value-type="string" calcext:value-type="string">
            <text:p>TO</text:p>
          </table:table-cell>
          <table:table-cell office:value-type="string" calcext:value-type="string">
            <text:p>ET</text:p>
          </table:table-cell>
          <table:table-cell office:value-type="float" office:value="0" calcext:value-type="float">
            <text:p>0</text:p>
          </table:table-cell>
          <table:table-cell/>
          <table:table-cell office:value-type="float" office:value="12.032397" calcext:value-type="float">
            <text:p>12.032397</text:p>
          </table:table-cell>
          <table:table-cell office:value-type="float" office:value="39.023688" calcext:value-type="float">
            <text:p>39.023688</text:p>
          </table:table-cell>
          <table:table-cell office:value-type="float" office:value="10200" calcext:value-type="float">
            <text:p>10200</text:p>
          </table:table-cell>
          <table:table-cell table:number-columns-repeated="2" office:value-type="float" office:value="0" calcext:value-type="float">
            <text:p>0</text:p>
          </table:table-cell>
          <table:table-cell office:value-type="float" office:value="90" calcext:value-type="float">
            <text:p>90</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4560b2ce-5bdc-a0c0-f7a1-43dd2ee32bf5" calcext:value-type="string">
            <text:p>4560b2ce-5bdc-a0c0-f7a1-43dd2ee32bf5</text:p>
          </table:table-cell>
          <table:table-cell office:value-type="string" calcext:value-type="string">
            <text:p>Douala</text:p>
          </table:table-cell>
          <table:table-cell office:value-type="string" calcext:value-type="string">
            <text:p>Douala is the largest city in Cameroon and its economic capital. It is also the capital of Cameroon's Littoral Region. It was home to Central Africa's largest port, now being replaced by Kribi port. It has the country’s major international airport, Douala International Airport (DLA). It is the commercial and economic capital of Cameroon and the entire CEMAC region comprising Gabon, Congo, Chad, Equatorial Guinea, Central African Republic and Cameroon.</text:p>
          </table:table-cell>
          <table:table-cell office:value-type="string" calcext:value-type="string">
            <text:p>CI</text:p>
          </table:table-cell>
          <table:table-cell office:value-type="string" calcext:value-type="string">
            <text:p>GQ</text:p>
          </table:table-cell>
          <table:table-cell office:value-type="float" office:value="0" calcext:value-type="float">
            <text:p>0</text:p>
          </table:table-cell>
          <table:table-cell/>
          <table:table-cell office:value-type="float" office:value="4.056466" calcext:value-type="float">
            <text:p>4.056466</text:p>
          </table:table-cell>
          <table:table-cell office:value-type="float" office:value="9.672134" calcext:value-type="float">
            <text:p>9.672134</text:p>
          </table:table-cell>
          <table:table-cell office:value-type="float" office:value="2000" calcext:value-type="float">
            <text:p>2000</text:p>
          </table:table-cell>
          <table:table-cell table:number-columns-repeated="2" office:value-type="float" office:value="0" calcext:value-type="float">
            <text:p>0</text:p>
          </table:table-cell>
          <table:table-cell office:value-type="float" office:value="98" calcext:value-type="float">
            <text:p>98</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45dc3891-0c28-eb3b-f24e-2a626dd61b32" calcext:value-type="string">
            <text:p>45dc3891-0c28-eb3b-f24e-2a626dd61b32</text:p>
          </table:table-cell>
          <table:table-cell office:value-type="string" calcext:value-type="string">
            <text:p>Palau</text:p>
          </table:table-cell>
          <table:table-cell office:value-type="string" calcext:value-type="string">
            <text:p>If you’re searching for a tropical paradise that’s tucked away, Palau in Micronesia is a destination that you don’t want to miss. This hidden gem in the western Pacific Ocean is one of the most beautiful islands you’ll ever visit. It’s full of surprises!</text:p>
            <text:p/>
            <text:p>One of the unique features of Palau is its jellyfish lake, home to millions of non-stinging jellyfish. These jellyfish have evolved to be stingless due to the lack of predators in the lake, making it a one-of-a-kind snorkeling experience. Imagine floating among the jellies in the middle of a turquoise lagoon – it’s a dream come true!</text:p>
          </table:table-cell>
          <table:table-cell office:value-type="float" office:value="0" calcext:value-type="float">
            <text:p>0</text:p>
          </table:table-cell>
          <table:table-cell office:value-type="string" calcext:value-type="string">
            <text:p>FM</text:p>
          </table:table-cell>
          <table:table-cell office:value-type="float" office:value="0" calcext:value-type="float">
            <text:p>0</text:p>
          </table:table-cell>
          <table:table-cell/>
          <table:table-cell office:value-type="float" office:value="7.625622" calcext:value-type="float">
            <text:p>7.625622</text:p>
          </table:table-cell>
          <table:table-cell office:value-type="float" office:value="134.524455" calcext:value-type="float">
            <text:p>134.524455</text:p>
          </table:table-cell>
          <table:table-cell office:value-type="float" office:value="6000" calcext:value-type="float">
            <text:p>6000</text:p>
          </table:table-cell>
          <table:table-cell table:number-columns-repeated="2" office:value-type="float" office:value="0" calcext:value-type="float">
            <text:p>0</text:p>
          </table:table-cell>
          <table:table-cell office:value-type="float" office:value="148" calcext:value-type="float">
            <text:p>148</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c9f7dd05-4b63-cd23-448f-a6c5c77bd388" calcext:value-type="string">
            <text:p>c9f7dd05-4b63-cd23-448f-a6c5c77bd388</text:p>
          </table:table-cell>
          <table:table-cell office:value-type="string" calcext:value-type="string">
            <text:p>Mount Tomanivi</text:p>
          </table:table-cell>
          <table:table-cell office:value-type="string" calcext:value-type="string">
            <text:p>Lace up your hiking boots and be prepared to break a sweat for a challenging climb up to the summit of Mount Tomanivi. This jungle-strewn peak on the main island is the highest point in Fiji, measuring 1324 meters (4343ft). The return trek takes around four hours but you'll realize it was worth the effort as you take in the epic views of the surrounding emerald interior and the endless blue beyond.</text:p>
          </table:table-cell>
          <table:table-cell office:value-type="string" calcext:value-type="string">
            <text:p>MO</text:p>
          </table:table-cell>
          <table:table-cell office:value-type="string" calcext:value-type="string">
            <text:p>FJ</text:p>
          </table:table-cell>
          <table:table-cell office:value-type="float" office:value="0" calcext:value-type="float">
            <text:p>0</text:p>
          </table:table-cell>
          <table:table-cell/>
          <table:table-cell office:value-type="float" office:value="-17.652689" calcext:value-type="float">
            <text:p>-17.652689</text:p>
          </table:table-cell>
          <table:table-cell office:value-type="float" office:value="178.018644" calcext:value-type="float">
            <text:p>178.018644</text:p>
          </table:table-cell>
          <table:table-cell office:value-type="float" office:value="4800" calcext:value-type="float">
            <text:p>4800</text:p>
          </table:table-cell>
          <table:table-cell table:number-columns-repeated="3" office:value-type="float" office:value="0" calcext:value-type="float">
            <text:p>0</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9976b064-f244-9311-761d-f6d07de2c2be" calcext:value-type="string">
            <text:p>9976b064-f244-9311-761d-f6d07de2c2be</text:p>
          </table:table-cell>
          <table:table-cell office:value-type="string" calcext:value-type="string">
            <text:p>Ivalo</text:p>
          </table:table-cell>
          <table:table-cell office:value-type="string" calcext:value-type="string">
            <text:p>Tucked away in the northern reaches of Finland, Ivalo is a pristine paradise that captures the very essence of Arctic wilderness. It’s one of those beautiful places in Lapland where time seems to stand still, and nature reigns supreme. The vast Lappish landscapes stretch as far as the eye can see. This offers a serene backdrop for a myriad of adventures.</text:p>
          </table:table-cell>
          <table:table-cell office:value-type="string" calcext:value-type="string">
            <text:p>TO</text:p>
          </table:table-cell>
          <table:table-cell office:value-type="string" calcext:value-type="string">
            <text:p>FI</text:p>
          </table:table-cell>
          <table:table-cell office:value-type="float" office:value="0" calcext:value-type="float">
            <text:p>0</text:p>
          </table:table-cell>
          <table:table-cell/>
          <table:table-cell office:value-type="float" office:value="68.647758" calcext:value-type="float">
            <text:p>68.647758</text:p>
          </table:table-cell>
          <table:table-cell office:value-type="float" office:value="27.507377" calcext:value-type="float">
            <text:p>27.507377</text:p>
          </table:table-cell>
          <table:table-cell office:value-type="float" office:value="2000" calcext:value-type="float">
            <text:p>2000</text:p>
          </table:table-cell>
          <table:table-cell table:number-columns-repeated="2" office:value-type="float" office:value="0" calcext:value-type="float">
            <text:p>0</text:p>
          </table:table-cell>
          <table:table-cell office:value-type="float" office:value="47" calcext:value-type="float">
            <text:p>47</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09748b1a-46e6-b071-6b21-584b38713aa9" calcext:value-type="string">
            <text:p>09748b1a-46e6-b071-6b21-584b38713aa9</text:p>
          </table:table-cell>
          <table:table-cell office:value-type="string" calcext:value-type="string">
            <text:p>Jardin des Tuileries</text:p>
          </table:table-cell>
          <table:table-cell office:value-type="string" calcext:value-type="string">
            <text:p>A hot-air balloon was chosen as the Olympic cauldron for this year's Summer Games. The cauldron lifted off from the Tuileries Gardens, paying tribute to the first modern hydrogen gas-filled balloon that took off from the same location in December 1783. The balloon carried two of its French inventors, physicist Jacques Charles and engineer Nicholas-Louis Robert, from the gardens that sit between The Louvre and the Place de Concorde.</text:p>
          </table:table-cell>
          <table:table-cell office:value-type="string" calcext:value-type="string">
            <text:p>LM</text:p>
          </table:table-cell>
          <table:table-cell office:value-type="string" calcext:value-type="string">
            <text:p>FR</text:p>
          </table:table-cell>
          <table:table-cell office:value-type="float" office:value="0" calcext:value-type="float">
            <text:p>0</text:p>
          </table:table-cell>
          <table:table-cell/>
          <table:table-cell office:value-type="float" office:value="48.86005" calcext:value-type="float">
            <text:p>48.86005</text:p>
          </table:table-cell>
          <table:table-cell office:value-type="float" office:value="2.338503" calcext:value-type="float">
            <text:p>2.338503</text:p>
          </table:table-cell>
          <table:table-cell office:value-type="float" office:value="500" calcext:value-type="float">
            <text:p>500</text:p>
          </table:table-cell>
          <table:table-cell table:number-columns-repeated="2" office:value-type="float" office:value="0" calcext:value-type="float">
            <text:p>0</text:p>
          </table:table-cell>
          <table:table-cell office:value-type="float" office:value="296" calcext:value-type="float">
            <text:p>296</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dfdfa5f2-049d-910b-d621-4c3fb35443f6" calcext:value-type="string">
            <text:p>dfdfa5f2-049d-910b-d621-4c3fb35443f6</text:p>
          </table:table-cell>
          <table:table-cell office:value-type="string" calcext:value-type="string">
            <text:p>Akanda National Park</text:p>
          </table:table-cell>
          <table:table-cell office:value-type="string" calcext:value-type="string">
            <text:p>Akanda National Park is a sanctuary for nature lovers and a crown jewel among Gabon’s beautiful places. The park is a haven for diverse ecosystems, from mangrove swamps to lush savannahs. It’s a place where you can truly connect with nature, away from the hustle and bustle of city life.</text:p>
          </table:table-cell>
          <table:table-cell office:value-type="string" calcext:value-type="string">
            <text:p>PA</text:p>
          </table:table-cell>
          <table:table-cell office:value-type="string" calcext:value-type="string">
            <text:p>GA</text:p>
          </table:table-cell>
          <table:table-cell office:value-type="float" office:value="0" calcext:value-type="float">
            <text:p>0</text:p>
          </table:table-cell>
          <table:table-cell/>
          <table:table-cell office:value-type="float" office:value="0.559454" calcext:value-type="float">
            <text:p>0.559454</text:p>
          </table:table-cell>
          <table:table-cell office:value-type="float" office:value="9.500454" calcext:value-type="float">
            <text:p>9.500454</text:p>
          </table:table-cell>
          <table:table-cell office:value-type="float" office:value="1200" calcext:value-type="float">
            <text:p>1200</text:p>
          </table:table-cell>
          <table:table-cell table:number-columns-repeated="3" office:value-type="float" office:value="0" calcext:value-type="float">
            <text:p>0</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1633f73b-cf09-1cf7-2cf2-7d6a89e2507d" calcext:value-type="string">
            <text:p>1633f73b-cf09-1cf7-2cf2-7d6a89e2507d</text:p>
          </table:table-cell>
          <table:table-cell office:value-type="string" calcext:value-type="string">
            <text:p>The Gambia River</text:p>
          </table:table-cell>
          <table:table-cell office:value-type="string" calcext:value-type="string">
            <text:p>Serving as the vital artery that courses through the heart of the nation, the majestic Gambia River is a true gem of Gambia. It offers a wide range of activities and stunning views that never fail to captivate visitors.</text:p>
            <text:p/>
            <text:p>One of the most popular ways to experience the Gambia River is through a boat tour. These tours often include stops at local villages, where you can interact with the community and learn about their way of life. It’s an enriching experience that showcases the human aspect of this must-see in Gambia.</text:p>
          </table:table-cell>
          <table:table-cell office:value-type="string" calcext:value-type="string">
            <text:p>RI</text:p>
          </table:table-cell>
          <table:table-cell office:value-type="string" calcext:value-type="string">
            <text:p>GM</text:p>
          </table:table-cell>
          <table:table-cell office:value-type="float" office:value="0" calcext:value-type="float">
            <text:p>0</text:p>
          </table:table-cell>
          <table:table-cell/>
          <table:table-cell office:value-type="float" office:value="13.274433" calcext:value-type="float">
            <text:p>13.274433</text:p>
          </table:table-cell>
          <table:table-cell office:value-type="float" office:value="-16.47332" calcext:value-type="float">
            <text:p>-16.47332</text:p>
          </table:table-cell>
          <table:table-cell office:value-type="float" office:value="8000" calcext:value-type="float">
            <text:p>8000</text:p>
          </table:table-cell>
          <table:table-cell table:number-columns-repeated="2" office:value-type="float" office:value="0" calcext:value-type="float">
            <text:p>0</text:p>
          </table:table-cell>
          <table:table-cell office:value-type="float" office:value="70" calcext:value-type="float">
            <text:p>70</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350e2263-c310-5bc9-e1af-d4cf8aaac8c1" calcext:value-type="string">
            <text:p>350e2263-c310-5bc9-e1af-d4cf8aaac8c1</text:p>
          </table:table-cell>
          <table:table-cell office:value-type="string" calcext:value-type="string">
            <text:p>Tiflis</text:p>
          </table:table-cell>
          <table:table-cell office:value-type="string" calcext:value-type="string">
            <text:p>Tbilisi in some languages still known by its pre-1936 name Tiflis is the capital and largest city of Georgia, lying on the banks of the Kura River with a population of around 1.2 million people. Tbilisi was founded in the fifth century AD by Vakhtang I of Iberia, and since then has served as the capital of various Georgian kingdoms and republics.</text:p>
          </table:table-cell>
          <table:table-cell office:value-type="string" calcext:value-type="string">
            <text:p>CI</text:p>
          </table:table-cell>
          <table:table-cell office:value-type="string" calcext:value-type="string">
            <text:p>GE</text:p>
          </table:table-cell>
          <table:table-cell office:value-type="float" office:value="0" calcext:value-type="float">
            <text:p>0</text:p>
          </table:table-cell>
          <table:table-cell/>
          <table:table-cell office:value-type="float" office:value="41.69841" calcext:value-type="float">
            <text:p>41.69841</text:p>
          </table:table-cell>
          <table:table-cell office:value-type="float" office:value="44.799452" calcext:value-type="float">
            <text:p>44.799452</text:p>
          </table:table-cell>
          <table:table-cell office:value-type="float" office:value="2300" calcext:value-type="float">
            <text:p>2300</text:p>
          </table:table-cell>
          <table:table-cell table:number-columns-repeated="2" office:value-type="float" office:value="0" calcext:value-type="float">
            <text:p>0</text:p>
          </table:table-cell>
          <table:table-cell office:value-type="float" office:value="338" calcext:value-type="float">
            <text:p>338</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e9660e2f-f593-d5bc-4a7f-eb8967505ad8" calcext:value-type="string">
            <text:p>e9660e2f-f593-d5bc-4a7f-eb8967505ad8</text:p>
          </table:table-cell>
          <table:table-cell office:value-type="string" calcext:value-type="string">
            <text:p>Bastei Bridge</text:p>
          </table:table-cell>
          <table:table-cell office:value-type="string" calcext:value-type="string">
            <text:p>Imagine standing high above the Elbe River on the Bastei Bridge. You’re surrounded by Germany’s most jaw-dropping views. This bridge isn’t just any bridge; it’s your front-row seat to nature’s masterpiece. Picture yourself 200 meters up, with trails weaving into the wild heart of Saxon Switzerland, one of Europe’s most beautiful parks to visit.</text:p>
          </table:table-cell>
          <table:table-cell office:value-type="string" calcext:value-type="string">
            <text:p>PO</text:p>
          </table:table-cell>
          <table:table-cell office:value-type="string" calcext:value-type="string">
            <text:p>DE</text:p>
          </table:table-cell>
          <table:table-cell office:value-type="float" office:value="0" calcext:value-type="float">
            <text:p>0</text:p>
          </table:table-cell>
          <table:table-cell/>
          <table:table-cell office:value-type="float" office:value="50.968421" calcext:value-type="float">
            <text:p>50.968421</text:p>
          </table:table-cell>
          <table:table-cell office:value-type="float" office:value="14.074509" calcext:value-type="float">
            <text:p>14.074509</text:p>
          </table:table-cell>
          <table:table-cell office:value-type="float" office:value="1340" calcext:value-type="float">
            <text:p>1340</text:p>
          </table:table-cell>
          <table:table-cell table:number-columns-repeated="2" office:value-type="float" office:value="0" calcext:value-type="float">
            <text:p>0</text:p>
          </table:table-cell>
          <table:table-cell office:value-type="float" office:value="191" calcext:value-type="float">
            <text:p>191</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7e9bde00-ca04-9e7d-fb04-67148a63af2c" calcext:value-type="string">
            <text:p>7e9bde00-ca04-9e7d-fb04-67148a63af2c</text:p>
          </table:table-cell>
          <table:table-cell office:value-type="string" calcext:value-type="string">
            <text:p>Cape Coast</text:p>
          </table:table-cell>
          <table:table-cell office:value-type="string" calcext:value-type="string">
            <text:p>Cape Coast is a city, fishing port, and the capital of Cape Coast Metropolitan District and Central Region of Ghana. It is one of the country's most historic cities, a World Heritage Site, home to the Cape Coast Castle, with the Gulf of Guinea situated to its south. It was also the first capital of Ghana.</text:p>
          </table:table-cell>
          <table:table-cell office:value-type="string" calcext:value-type="string">
            <text:p>CI</text:p>
          </table:table-cell>
          <table:table-cell office:value-type="string" calcext:value-type="string">
            <text:p>GH</text:p>
          </table:table-cell>
          <table:table-cell office:value-type="float" office:value="0" calcext:value-type="float">
            <text:p>0</text:p>
          </table:table-cell>
          <table:table-cell/>
          <table:table-cell office:value-type="float" office:value="5.09521" calcext:value-type="float">
            <text:p>5.09521</text:p>
          </table:table-cell>
          <table:table-cell office:value-type="float" office:value="-1.232328" calcext:value-type="float">
            <text:p>-1.232328</text:p>
          </table:table-cell>
          <table:table-cell office:value-type="float" office:value="1000" calcext:value-type="float">
            <text:p>1000</text:p>
          </table:table-cell>
          <table:table-cell table:number-columns-repeated="2" office:value-type="float" office:value="0" calcext:value-type="float">
            <text:p>0</text:p>
          </table:table-cell>
          <table:table-cell office:value-type="float" office:value="321" calcext:value-type="float">
            <text:p>321</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8bf969a9-dce2-68f7-b579-6b47f15f383c" calcext:value-type="string">
            <text:p>8bf969a9-dce2-68f7-b579-6b47f15f383c</text:p>
          </table:table-cell>
          <table:table-cell office:value-type="string" calcext:value-type="string">
            <text:p>White Cliffs of Dover</text:p>
          </table:table-cell>
          <table:table-cell office:value-type="string" calcext:value-type="string">
            <text:p>The White Cliffs of Dover are the region of English coastline facing the Strait of Dover and France. The cliff face, which reaches a height of 350 feet (110 m), owes its striking appearance to its composition of chalk accented by streaks of black flint, deposited during the Late Cretaceous. The cliffs, on both sides of the town of Dover in Kent, stretch for eight miles (13 km). The White Cliffs of Dover form part of the North Downs. A section of coastline encompassing the cliffs was purchased by the National Trust in 2016.</text:p>
          </table:table-cell>
          <table:table-cell office:value-type="string" calcext:value-type="string">
            <text:p>PO</text:p>
          </table:table-cell>
          <table:table-cell office:value-type="string" calcext:value-type="string">
            <text:p>GB</text:p>
          </table:table-cell>
          <table:table-cell office:value-type="float" office:value="0" calcext:value-type="float">
            <text:p>0</text:p>
          </table:table-cell>
          <table:table-cell/>
          <table:table-cell office:value-type="float" office:value="51.123926" calcext:value-type="float">
            <text:p>51.123926</text:p>
          </table:table-cell>
          <table:table-cell office:value-type="float" office:value="1.341273" calcext:value-type="float">
            <text:p>1.341273</text:p>
          </table:table-cell>
          <table:table-cell office:value-type="float" office:value="800" calcext:value-type="float">
            <text:p>800</text:p>
          </table:table-cell>
          <table:table-cell table:number-columns-repeated="2" office:value-type="float" office:value="0" calcext:value-type="float">
            <text:p>0</text:p>
          </table:table-cell>
          <table:table-cell office:value-type="float" office:value="71" calcext:value-type="float">
            <text:p>71</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f8302bb1-ae1a-1bbd-25a3-8edc229fb76e" calcext:value-type="string">
            <text:p>f8302bb1-ae1a-1bbd-25a3-8edc229fb76e</text:p>
          </table:table-cell>
          <table:table-cell office:value-type="string" calcext:value-type="string">
            <text:p>Athens</text:p>
          </table:table-cell>
          <table:table-cell office:value-type="string" calcext:value-type="string">
            <text:p>The 1896 Summer Olympics, officially known as the Games of the I Olympiad and commonly known as Athens 1896, were the first international Olympic Games held in modern history. Organised by the International Olympic Committee (IOC), which had been created by French aristocrat Pierre de Coubertin, the event was held in Athens, Greece, from 6 to 15 April 1896.</text:p>
          </table:table-cell>
          <table:table-cell office:value-type="string" calcext:value-type="string">
            <text:p>CI</text:p>
          </table:table-cell>
          <table:table-cell office:value-type="string" calcext:value-type="string">
            <text:p>GR</text:p>
          </table:table-cell>
          <table:table-cell office:value-type="float" office:value="0" calcext:value-type="float">
            <text:p>0</text:p>
          </table:table-cell>
          <table:table-cell/>
          <table:table-cell office:value-type="float" office:value="37.980943" calcext:value-type="float">
            <text:p>37.980943</text:p>
          </table:table-cell>
          <table:table-cell office:value-type="float" office:value="23.726344" calcext:value-type="float">
            <text:p>23.726344</text:p>
          </table:table-cell>
          <table:table-cell office:value-type="float" office:value="1000" calcext:value-type="float">
            <text:p>1000</text:p>
          </table:table-cell>
          <table:table-cell table:number-columns-repeated="2" office:value-type="float" office:value="0" calcext:value-type="float">
            <text:p>0</text:p>
          </table:table-cell>
          <table:table-cell office:value-type="float" office:value="179" calcext:value-type="float">
            <text:p>179</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c4ccba0f-b80a-75de-0fa3-f476b10bc2af" calcext:value-type="string">
            <text:p>c4ccba0f-b80a-75de-0fa3-f476b10bc2af</text:p>
          </table:table-cell>
          <table:table-cell office:value-type="string" calcext:value-type="string">
            <text:p>Grenada</text:p>
          </table:table-cell>
          <table:table-cell office:value-type="string" calcext:value-type="string">
            <text:p>Grenada is an island country of the West Indies in the eastern Caribbean Sea. The southernmost of the Windward Islands, Grenada is directly south of Saint Vincent and the Grenadines and about 100 miles (160 km) north of Trinidad and the South American mainland. </text:p>
          </table:table-cell>
          <table:table-cell office:value-type="string" calcext:value-type="string">
            <text:p>IS</text:p>
          </table:table-cell>
          <table:table-cell office:value-type="string" calcext:value-type="string">
            <text:p>GD</text:p>
          </table:table-cell>
          <table:table-cell office:value-type="float" office:value="0" calcext:value-type="float">
            <text:p>0</text:p>
          </table:table-cell>
          <table:table-cell/>
          <table:table-cell office:value-type="float" office:value="12.037387" calcext:value-type="float">
            <text:p>12.037387</text:p>
          </table:table-cell>
          <table:table-cell office:value-type="float" office:value="-61.764844" calcext:value-type="float">
            <text:p>-61.764844</text:p>
          </table:table-cell>
          <table:table-cell office:value-type="float" office:value="720" calcext:value-type="float">
            <text:p>720</text:p>
          </table:table-cell>
          <table:table-cell table:number-columns-repeated="2" office:value-type="float" office:value="0" calcext:value-type="float">
            <text:p>0</text:p>
          </table:table-cell>
          <table:table-cell office:value-type="float" office:value="57" calcext:value-type="float">
            <text:p>57</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f816d2b4-5dba-fede-b62c-de0213b4e09b" calcext:value-type="string">
            <text:p>f816d2b4-5dba-fede-b62c-de0213b4e09b</text:p>
          </table:table-cell>
          <table:table-cell office:value-type="string" calcext:value-type="string">
            <text:p>Guam</text:p>
          </table:table-cell>
          <table:table-cell office:value-type="string" calcext:value-type="string">
            <text:p>Guam is an organized, unincorporated territory of the United States in the Micronesia subregion of the western Pacific Ocean. Guam's capital is Hagåtña, and the most populous village is Dededo. It is the westernmost point and territory of the United States, reckoned from the geographic center of the U.S. In Oceania, Guam is the largest and southernmost of the Mariana Islands and the largest island in Micronesia.</text:p>
          </table:table-cell>
          <table:table-cell office:value-type="string" calcext:value-type="string">
            <text:p>IS</text:p>
          </table:table-cell>
          <table:table-cell office:value-type="string" calcext:value-type="string">
            <text:p>GU</text:p>
          </table:table-cell>
          <table:table-cell office:value-type="float" office:value="0" calcext:value-type="float">
            <text:p>0</text:p>
          </table:table-cell>
          <table:table-cell/>
          <table:table-cell office:value-type="float" office:value="13.491082" calcext:value-type="float">
            <text:p>13.491082</text:p>
          </table:table-cell>
          <table:table-cell office:value-type="float" office:value="144.748532" calcext:value-type="float">
            <text:p>144.748532</text:p>
          </table:table-cell>
          <table:table-cell office:value-type="float" office:value="5000" calcext:value-type="float">
            <text:p>5000</text:p>
          </table:table-cell>
          <table:table-cell table:number-columns-repeated="2" office:value-type="float" office:value="0" calcext:value-type="float">
            <text:p>0</text:p>
          </table:table-cell>
          <table:table-cell office:value-type="float" office:value="85" calcext:value-type="float">
            <text:p>85</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c3f05d24-48d0-5456-8a3e-49657d08242a" calcext:value-type="string">
            <text:p>c3f05d24-48d0-5456-8a3e-49657d08242a</text:p>
          </table:table-cell>
          <table:table-cell office:value-type="string" calcext:value-type="string">
            <text:p>Acatenango Volcano</text:p>
          </table:table-cell>
          <table:table-cell office:value-type="string" calcext:value-type="string">
            <text:p>Acatenango is a stratovolcano in Guatemala, close to the city of Antigua. It is part of the mountain range of the Sierra Madre. The volcano has two peaks, Pico Mayor (Highest Peak) and Yepocapa (3,880 m) which is also known as Tres Hermanas (Three Sisters). Acatenango is joined with Volcán de Fuego and collectively the volcano complex is known as La Horqueta.</text:p>
          </table:table-cell>
          <table:table-cell office:value-type="string" calcext:value-type="string">
            <text:p>MO</text:p>
          </table:table-cell>
          <table:table-cell office:value-type="string" calcext:value-type="string">
            <text:p>GT</text:p>
          </table:table-cell>
          <table:table-cell office:value-type="float" office:value="0" calcext:value-type="float">
            <text:p>0</text:p>
          </table:table-cell>
          <table:table-cell/>
          <table:table-cell office:value-type="float" office:value="14.493116" calcext:value-type="float">
            <text:p>14.493116</text:p>
          </table:table-cell>
          <table:table-cell office:value-type="float" office:value="-90.784301" calcext:value-type="float">
            <text:p>-90.784301</text:p>
          </table:table-cell>
          <table:table-cell office:value-type="float" office:value="12000" calcext:value-type="float">
            <text:p>12000</text:p>
          </table:table-cell>
          <table:table-cell table:number-columns-repeated="2" office:value-type="float" office:value="0" calcext:value-type="float">
            <text:p>0</text:p>
          </table:table-cell>
          <table:table-cell office:value-type="float" office:value="280" calcext:value-type="float">
            <text:p>280</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406fb7c0-cad6-a412-70c2-1ea4d5b4fcfa" calcext:value-type="string">
            <text:p>406fb7c0-cad6-a412-70c2-1ea4d5b4fcfa</text:p>
          </table:table-cell>
          <table:table-cell office:value-type="string" calcext:value-type="string">
            <text:p>Conakry</text:p>
          </table:table-cell>
          <table:table-cell office:value-type="string" calcext:value-type="string">
            <text:p>Conakry is the capital and largest city of Guinea. A port city, it serves as the economic, financial and cultural centre of Guinea. Conakry was originally settled on the small Tombo Island and later spread to the neighboring Kaloum Peninsula.</text:p>
          </table:table-cell>
          <table:table-cell office:value-type="string" calcext:value-type="string">
            <text:p>CI</text:p>
          </table:table-cell>
          <table:table-cell office:value-type="string" calcext:value-type="string">
            <text:p>GN</text:p>
          </table:table-cell>
          <table:table-cell office:value-type="float" office:value="0" calcext:value-type="float">
            <text:p>0</text:p>
          </table:table-cell>
          <table:table-cell/>
          <table:table-cell office:value-type="float" office:value="9.498091" calcext:value-type="float">
            <text:p>9.498091</text:p>
          </table:table-cell>
          <table:table-cell office:value-type="float" office:value="-13.726697" calcext:value-type="float">
            <text:p>-13.726697</text:p>
          </table:table-cell>
          <table:table-cell office:value-type="float" office:value="1800" calcext:value-type="float">
            <text:p>1800</text:p>
          </table:table-cell>
          <table:table-cell table:number-columns-repeated="2" office:value-type="float" office:value="0" calcext:value-type="float">
            <text:p>0</text:p>
          </table:table-cell>
          <table:table-cell office:value-type="float" office:value="53" calcext:value-type="float">
            <text:p>53</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876228de-51f7-a847-acca-15fcd8b15d15" calcext:value-type="string">
            <text:p>876228de-51f7-a847-acca-15fcd8b15d15</text:p>
          </table:table-cell>
          <table:table-cell office:value-type="string" calcext:value-type="string">
            <text:p>Bissau</text:p>
          </table:table-cell>
          <table:table-cell office:value-type="string" calcext:value-type="string">
            <text:p>Bissau is the capital and largest city of Guinea-Bissau. As of 2015, it had a population of 492,004..Bissau is located on the Geba River estuary, off the Atlantic Ocean, and is Guinea-Bissau's largest city, major port, its administrative and military center. </text:p>
          </table:table-cell>
          <table:table-cell office:value-type="string" calcext:value-type="string">
            <text:p>CI</text:p>
          </table:table-cell>
          <table:table-cell office:value-type="string" calcext:value-type="string">
            <text:p>GW</text:p>
          </table:table-cell>
          <table:table-cell office:value-type="float" office:value="0" calcext:value-type="float">
            <text:p>0</text:p>
          </table:table-cell>
          <table:table-cell/>
          <table:table-cell office:value-type="float" office:value="11.900049" calcext:value-type="float">
            <text:p>11.900049</text:p>
          </table:table-cell>
          <table:table-cell office:value-type="float" office:value="-15.633285" calcext:value-type="float">
            <text:p>-15.633285</text:p>
          </table:table-cell>
          <table:table-cell office:value-type="float" office:value="2300" calcext:value-type="float">
            <text:p>2300</text:p>
          </table:table-cell>
          <table:table-cell table:number-columns-repeated="2" office:value-type="float" office:value="0" calcext:value-type="float">
            <text:p>0</text:p>
          </table:table-cell>
          <table:table-cell office:value-type="float" office:value="140" calcext:value-type="float">
            <text:p>140</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311747f6-da5e-1771-0af4-502cc3a146b8" calcext:value-type="string">
            <text:p>311747f6-da5e-1771-0af4-502cc3a146b8</text:p>
          </table:table-cell>
          <table:table-cell office:value-type="string" calcext:value-type="string">
            <text:p>Georgetown</text:p>
          </table:table-cell>
          <table:table-cell office:value-type="string" calcext:value-type="string">
            <text:p>Guyana’s vibrant capital city, Georgetown, is a monument to the diverse array of cultures and historical periods that make up the nation. Georgetown is a harmonious blend of colonial charm and modern dynamism. This makes it undeniably one of the most beautiful places in Guyana. As you wander its streets, the colorful wooden facades of historic buildings captivate the eye, while the bustling markets immerse you in a symphony of lively interactions.</text:p>
          </table:table-cell>
          <table:table-cell office:value-type="string" calcext:value-type="string">
            <text:p>CI</text:p>
          </table:table-cell>
          <table:table-cell office:value-type="string" calcext:value-type="string">
            <text:p>GY</text:p>
          </table:table-cell>
          <table:table-cell office:value-type="float" office:value="0" calcext:value-type="float">
            <text:p>0</text:p>
          </table:table-cell>
          <table:table-cell/>
          <table:table-cell office:value-type="float" office:value="6.825729" calcext:value-type="float">
            <text:p>6.825729</text:p>
          </table:table-cell>
          <table:table-cell office:value-type="float" office:value="-58.172724" calcext:value-type="float">
            <text:p>-58.172724</text:p>
          </table:table-cell>
          <table:table-cell office:value-type="float" office:value="1200" calcext:value-type="float">
            <text:p>1200</text:p>
          </table:table-cell>
          <table:table-cell table:number-columns-repeated="2" office:value-type="float" office:value="0" calcext:value-type="float">
            <text:p>0</text:p>
          </table:table-cell>
          <table:table-cell office:value-type="float" office:value="133" calcext:value-type="float">
            <text:p>133</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4ee9c8b6-dc4c-2d6e-149a-52faf79b0985" calcext:value-type="string">
            <text:p>4ee9c8b6-dc4c-2d6e-149a-52faf79b0985</text:p>
          </table:table-cell>
          <table:table-cell office:value-type="string" calcext:value-type="string">
            <text:p>Port-au-Prince</text:p>
          </table:table-cell>
          <table:table-cell office:value-type="string" calcext:value-type="string">
            <text:p>The city of Port-au-Prince is on the Gulf of Gonâve: the bay on which the city lies, which acts as a natural harbor, has sustained economic activity since the civilizations of the Taíno. The city's layout is similar to that of an amphitheater; commercial districts are near the water, while residential neighborhoods are located on the hills above.</text:p>
          </table:table-cell>
          <table:table-cell office:value-type="string" calcext:value-type="string">
            <text:p>CI</text:p>
          </table:table-cell>
          <table:table-cell office:value-type="string" calcext:value-type="string">
            <text:p>HT</text:p>
          </table:table-cell>
          <table:table-cell office:value-type="float" office:value="0" calcext:value-type="float">
            <text:p>0</text:p>
          </table:table-cell>
          <table:table-cell/>
          <table:table-cell office:value-type="float" office:value="18.559647" calcext:value-type="float">
            <text:p>18.559647</text:p>
          </table:table-cell>
          <table:table-cell office:value-type="float" office:value="-72.39133" calcext:value-type="float">
            <text:p>-72.39133</text:p>
          </table:table-cell>
          <table:table-cell office:value-type="float" office:value="4000" calcext:value-type="float">
            <text:p>4000</text:p>
          </table:table-cell>
          <table:table-cell table:number-columns-repeated="2" office:value-type="float" office:value="0" calcext:value-type="float">
            <text:p>0</text:p>
          </table:table-cell>
          <table:table-cell office:value-type="float" office:value="92" calcext:value-type="float">
            <text:p>92</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247ee51f-fa52-291d-dc07-e8a82ccde461" calcext:value-type="string">
            <text:p>247ee51f-fa52-291d-dc07-e8a82ccde461</text:p>
          </table:table-cell>
          <table:table-cell office:value-type="string" calcext:value-type="string">
            <text:p>Hong Kong</text:p>
          </table:table-cell>
          <table:table-cell office:value-type="string" calcext:value-type="string">
            <text:p>Ah, the iconic Hong Kong Skyline—a visual spectacle that captures the essence of this bustling metropolis. Towering skyscrapers, neon lights, and the shimmering waters of Victoria Harbour come together to create one of the most beautiful places in Hong Kong. It’s a sight that never fails to leave visitors in awe.</text:p>
            <text:p/>
          </table:table-cell>
          <table:table-cell office:value-type="string" calcext:value-type="string">
            <text:p>CI</text:p>
          </table:table-cell>
          <table:table-cell office:value-type="string" calcext:value-type="string">
            <text:p>HK</text:p>
          </table:table-cell>
          <table:table-cell office:value-type="float" office:value="0" calcext:value-type="float">
            <text:p>0</text:p>
          </table:table-cell>
          <table:table-cell/>
          <table:table-cell office:value-type="float" office:value="22.312385" calcext:value-type="float">
            <text:p>22.312385</text:p>
          </table:table-cell>
          <table:table-cell office:value-type="float" office:value="114.178315" calcext:value-type="float">
            <text:p>114.178315</text:p>
          </table:table-cell>
          <table:table-cell office:value-type="float" office:value="1355" calcext:value-type="float">
            <text:p>1355</text:p>
          </table:table-cell>
          <table:table-cell table:number-columns-repeated="2" office:value-type="float" office:value="0" calcext:value-type="float">
            <text:p>0</text:p>
          </table:table-cell>
          <table:table-cell office:value-type="float" office:value="168" calcext:value-type="float">
            <text:p>168</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aa96ff9e-01f5-23e4-d3f9-92d4778cbf8f" calcext:value-type="string">
            <text:p>aa96ff9e-01f5-23e4-d3f9-92d4778cbf8f</text:p>
          </table:table-cell>
          <table:table-cell office:value-type="string" calcext:value-type="string">
            <text:p>Parque Nacional Jeanette Kawas</text:p>
          </table:table-cell>
          <table:table-cell office:value-type="string" calcext:value-type="string">
            <text:p>Venture to the northern coast of Honduras, and you’ll find a gem that encapsulates the country’s wild heart: Parque Nacional Jeanette Kawas. This sprawling national park is a mosaic of diverse habitats, from mangroves and wetlands to tropical forests and sandy beaches. It’s one of those Honduras destinations that promises an adventure at every turn.</text:p>
          </table:table-cell>
          <table:table-cell office:value-type="string" calcext:value-type="string">
            <text:p>PA</text:p>
          </table:table-cell>
          <table:table-cell office:value-type="string" calcext:value-type="string">
            <text:p>HN</text:p>
          </table:table-cell>
          <table:table-cell office:value-type="float" office:value="0" calcext:value-type="float">
            <text:p>0</text:p>
          </table:table-cell>
          <table:table-cell/>
          <table:table-cell office:value-type="float" office:value="15.940262" calcext:value-type="float">
            <text:p>15.940262</text:p>
          </table:table-cell>
          <table:table-cell office:value-type="float" office:value="-87.607501" calcext:value-type="float">
            <text:p>-87.607501</text:p>
          </table:table-cell>
          <table:table-cell office:value-type="float" office:value="1861.55" calcext:value-type="float">
            <text:p>1861.55</text:p>
          </table:table-cell>
          <table:table-cell table:number-columns-repeated="2" office:value-type="float" office:value="0" calcext:value-type="float">
            <text:p>0</text:p>
          </table:table-cell>
          <table:table-cell office:value-type="float" office:value="190.52" calcext:value-type="float">
            <text:p>190.52</text:p>
          </table:table-cell>
          <table:table-cell table:style-name="ce20" office:value-type="float" office:value="120" calcext:value-type="float">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4e704e06-a4a9-dbb5-6f7e-800b2816dc2e" calcext:value-type="string">
            <text:p>4e704e06-a4a9-dbb5-6f7e-800b2816dc2e</text:p>
          </table:table-cell>
          <table:table-cell office:value-type="string" calcext:value-type="string">
            <text:p>Eger</text:p>
          </table:table-cell>
          <table:table-cell office:value-type="string" calcext:value-type="string">
            <text:p>Eger, with its baroque architecture and charming cobblestone streets, is a gem in the northern part of Hungary. This city weaves together tales of history, renowned wines, and rejuvenating thermal baths. From the imposing walls of its ancient castle to the lively ambiance of its town square, Eger promises a journey through time and culture.</text:p>
          </table:table-cell>
          <table:table-cell office:value-type="string" calcext:value-type="string">
            <text:p>CI</text:p>
          </table:table-cell>
          <table:table-cell office:value-type="string" calcext:value-type="string">
            <text:p>HU</text:p>
          </table:table-cell>
          <table:table-cell office:value-type="float" office:value="0" calcext:value-type="float">
            <text:p>0</text:p>
          </table:table-cell>
          <table:table-cell/>
          <table:table-cell office:value-type="float" office:value="47.901234" calcext:value-type="float">
            <text:p>47.901234</text:p>
          </table:table-cell>
          <table:table-cell office:value-type="float" office:value="20.375949" calcext:value-type="float">
            <text:p>20.375949</text:p>
          </table:table-cell>
          <table:table-cell office:value-type="float" office:value="1100" calcext:value-type="float">
            <text:p>1100</text:p>
          </table:table-cell>
          <table:table-cell table:number-columns-repeated="2" office:value-type="float" office:value="0" calcext:value-type="float">
            <text:p>0</text:p>
          </table:table-cell>
          <table:table-cell office:value-type="float" office:value="342" calcext:value-type="float">
            <text:p>342</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e928880d-2954-acc0-3eb0-70c0b4705b7e" calcext:value-type="string">
            <text:p>e928880d-2954-acc0-3eb0-70c0b4705b7e</text:p>
          </table:table-cell>
          <table:table-cell office:value-type="string" calcext:value-type="string">
            <text:p>Rauðasandur Beach</text:p>
          </table:table-cell>
          <table:table-cell office:value-type="string" calcext:value-type="string">
            <text:p>Have you ever stumbled upon a place so unique that it feels like your own little secret? That’s Rauðasandur Beach for you. Nestled away from Iceland’s usual icy imagery, this beach is a marvel with its red and golden sands. It’s like stepping into a different world, one that’s calm, vast, and incredibly inviting.</text:p>
            <text:p/>
          </table:table-cell>
          <table:table-cell office:value-type="string" calcext:value-type="string">
            <text:p>BE</text:p>
          </table:table-cell>
          <table:table-cell office:value-type="string" calcext:value-type="string">
            <text:p>IS</text:p>
          </table:table-cell>
          <table:table-cell office:value-type="float" office:value="0" calcext:value-type="float">
            <text:p>0</text:p>
          </table:table-cell>
          <table:table-cell/>
          <table:table-cell office:value-type="float" office:value="65.427362" calcext:value-type="float">
            <text:p>65.427362</text:p>
          </table:table-cell>
          <table:table-cell office:value-type="float" office:value="-23.962653" calcext:value-type="float">
            <text:p>-23.962653</text:p>
          </table:table-cell>
          <table:table-cell office:value-type="float" office:value="2000" calcext:value-type="float">
            <text:p>2000</text:p>
          </table:table-cell>
          <table:table-cell table:number-columns-repeated="2" office:value-type="float" office:value="0" calcext:value-type="float">
            <text:p>0</text:p>
          </table:table-cell>
          <table:table-cell office:value-type="float" office:value="355" calcext:value-type="float">
            <text:p>355</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68a04432-4711-f4b7-4066-dc2109d8b8ac" calcext:value-type="string">
            <text:p>68a04432-4711-f4b7-4066-dc2109d8b8ac</text:p>
          </table:table-cell>
          <table:table-cell office:value-type="string" calcext:value-type="string">
            <text:p>Darjeeling</text:p>
          </table:table-cell>
          <table:table-cell office:value-type="string" calcext:value-type="string">
            <text:p>Fanned by the cool breezes of the eastern Himalayas, surrounded by manicured tea estates and basking in front of epic Himalayan views, Darjeeling is easy to fall for.</text:p>
            <text:p/>
            <text:p>For a perfect day, watch the dawn break over 8586m (20,169ft) Kangchenjunga, learn the difference between first-flush and white teas on a plantation tour, linger over an afternoon cuppa at the Windamere Hotel, then learn about the Tibetan experience at the Tibetan Refugee Self-Help Centre.</text:p>
          </table:table-cell>
          <table:table-cell office:value-type="string" calcext:value-type="string">
            <text:p>CI</text:p>
          </table:table-cell>
          <table:table-cell office:value-type="string" calcext:value-type="string">
            <text:p>IN</text:p>
          </table:table-cell>
          <table:table-cell office:value-type="float" office:value="0" calcext:value-type="float">
            <text:p>0</text:p>
          </table:table-cell>
          <table:table-cell/>
          <table:table-cell office:value-type="float" office:value="27.057751" calcext:value-type="float">
            <text:p>27.057751</text:p>
          </table:table-cell>
          <table:table-cell office:value-type="float" office:value="88.254585" calcext:value-type="float">
            <text:p>88.254585</text:p>
          </table:table-cell>
          <table:table-cell office:value-type="float" office:value="7700" calcext:value-type="float">
            <text:p>7700</text:p>
          </table:table-cell>
          <table:table-cell table:number-columns-repeated="2" office:value-type="float" office:value="0" calcext:value-type="float">
            <text:p>0</text:p>
          </table:table-cell>
          <table:table-cell office:value-type="float" office:value="150" calcext:value-type="float">
            <text:p>150</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30c52717-400a-d6f9-19f0-275cf99285ba" calcext:value-type="string">
            <text:p>30c52717-400a-d6f9-19f0-275cf99285ba</text:p>
          </table:table-cell>
          <table:table-cell office:value-type="string" calcext:value-type="string">
            <text:p>Borobudur Temple</text:p>
          </table:table-cell>
          <table:table-cell office:value-type="string" calcext:value-type="string">
            <text:p>Borobudur Temple, located in Central Java, stands as a beacon of Indonesia’s rich Buddhist heritage. As one of the most beautiful places to visit in Indonesia, it’s a monument that transcends time, telling tales of spirituality, artistry, and human endeavor.</text:p>
            <text:p/>
          </table:table-cell>
          <table:table-cell office:value-type="string" calcext:value-type="string">
            <text:p>PO</text:p>
          </table:table-cell>
          <table:table-cell office:value-type="string" calcext:value-type="string">
            <text:p>ID</text:p>
          </table:table-cell>
          <table:table-cell office:value-type="float" office:value="0" calcext:value-type="float">
            <text:p>0</text:p>
          </table:table-cell>
          <table:table-cell/>
          <table:table-cell office:value-type="float" office:value="-7.6119" calcext:value-type="float">
            <text:p>-7.6119</text:p>
          </table:table-cell>
          <table:table-cell office:value-type="float" office:value="110.203919" calcext:value-type="float">
            <text:p>110.203919</text:p>
          </table:table-cell>
          <table:table-cell office:value-type="float" office:value="1200" calcext:value-type="float">
            <text:p>1200</text:p>
          </table:table-cell>
          <table:table-cell table:number-columns-repeated="3" office:value-type="float" office:value="0" calcext:value-type="float">
            <text:p>0</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66afd927-5425-5eb8-577b-2ce06e12c66d" calcext:value-type="string">
            <text:p>66afd927-5425-5eb8-577b-2ce06e12c66d</text:p>
          </table:table-cell>
          <table:table-cell office:value-type="string" calcext:value-type="string">
            <text:p>Badab-e Surt</text:p>
          </table:table-cell>
          <table:table-cell office:value-type="string" calcext:value-type="string">
            <text:p>Venture off the beaten path to Badab-e Surt, one of the most unique places in Iran that showcase the country’s unparalleled natural beauty. Located in the northern part of Iran, Badab-e Surt is a geological wonder that looks straight out of a fantasy novel. These terraced travertine formations, created over thousands of years, are a result of mineral-rich water flowing from two distinct mineral springs.</text:p>
          </table:table-cell>
          <table:table-cell office:value-type="string" calcext:value-type="string">
            <text:p>LM</text:p>
          </table:table-cell>
          <table:table-cell office:value-type="string" calcext:value-type="string">
            <text:p>IR</text:p>
          </table:table-cell>
          <table:table-cell office:value-type="float" office:value="0" calcext:value-type="float">
            <text:p>0</text:p>
          </table:table-cell>
          <table:table-cell/>
          <table:table-cell office:value-type="float" office:value="36.360105" calcext:value-type="float">
            <text:p>36.360105</text:p>
          </table:table-cell>
          <table:table-cell office:value-type="float" office:value="53.854481" calcext:value-type="float">
            <text:p>53.854481</text:p>
          </table:table-cell>
          <table:table-cell office:value-type="float" office:value="6600" calcext:value-type="float">
            <text:p>6600</text:p>
          </table:table-cell>
          <table:table-cell table:number-columns-repeated="2" office:value-type="float" office:value="0" calcext:value-type="float">
            <text:p>0</text:p>
          </table:table-cell>
          <table:table-cell office:value-type="float" office:value="163" calcext:value-type="float">
            <text:p>163</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1e10ddd8-cfb7-1f86-5fbe-bcef0413868c" calcext:value-type="string">
            <text:p>1e10ddd8-cfb7-1f86-5fbe-bcef0413868c</text:p>
          </table:table-cell>
          <table:table-cell office:value-type="string" calcext:value-type="string">
            <text:p>The Fairytale Panorama</text:p>
          </table:table-cell>
          <table:table-cell office:value-type="string" calcext:value-type="string">
            <text:p>High up in the northern reaches of Iraq, where the rugged mountains meet the sky, lies a place often dubbed “The Fairytale Panorama” – the majestic landscapes of Kurdistan. This region, one of the pretty places in Iraq, offers vistas that seem straight out of a dream, with its cascading waterfalls, verdant valleys, and snow-capped peaks.</text:p>
            <text:p/>
          </table:table-cell>
          <table:table-cell office:value-type="string" calcext:value-type="string">
            <text:p>MO</text:p>
          </table:table-cell>
          <table:table-cell office:value-type="string" calcext:value-type="string">
            <text:p>IQ</text:p>
          </table:table-cell>
          <table:table-cell office:value-type="float" office:value="0" calcext:value-type="float">
            <text:p>0</text:p>
          </table:table-cell>
          <table:table-cell/>
          <table:table-cell office:value-type="float" office:value="36.786834" calcext:value-type="float">
            <text:p>36.786834</text:p>
          </table:table-cell>
          <table:table-cell office:value-type="float" office:value="43.691989" calcext:value-type="float">
            <text:p>43.691989</text:p>
          </table:table-cell>
          <table:table-cell office:value-type="float" office:value="9200" calcext:value-type="float">
            <text:p>9200</text:p>
          </table:table-cell>
          <table:table-cell table:number-columns-repeated="2" office:value-type="float" office:value="0" calcext:value-type="float">
            <text:p>0</text:p>
          </table:table-cell>
          <table:table-cell office:value-type="float" office:value="90" calcext:value-type="float">
            <text:p>90</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dc8f2eb7-6476-139e-3f37-9b04cd3b44a3" calcext:value-type="string">
            <text:p>dc8f2eb7-6476-139e-3f37-9b04cd3b44a3</text:p>
          </table:table-cell>
          <table:table-cell office:value-type="string" calcext:value-type="string">
            <text:p>Cliffs of Moher</text:p>
          </table:table-cell>
          <table:table-cell office:value-type="string" calcext:value-type="string">
            <text:p>Standing tall and proud along the wild Atlantic coast, the Cliffs of Moher are undoubtedly one of the most beautiful places in Ireland. These iconic cliffs stretch for eight mesmerizing miles, reaching heights of over 700 feet. As you gaze out over the vast expanse of the ocean, it’s easy to feel the weight of history and the power of nature converging in one breathtaking moment.</text:p>
          </table:table-cell>
          <table:table-cell office:value-type="string" calcext:value-type="string">
            <text:p>LM</text:p>
          </table:table-cell>
          <table:table-cell office:value-type="string" calcext:value-type="string">
            <text:p>IE</text:p>
          </table:table-cell>
          <table:table-cell office:value-type="float" office:value="0" calcext:value-type="float">
            <text:p>0</text:p>
          </table:table-cell>
          <table:table-cell/>
          <table:table-cell office:value-type="float" office:value="52.94798" calcext:value-type="float">
            <text:p>52.94798</text:p>
          </table:table-cell>
          <table:table-cell office:value-type="float" office:value="-9.468199" calcext:value-type="float">
            <text:p>-9.468199</text:p>
          </table:table-cell>
          <table:table-cell office:value-type="float" office:value="1000" calcext:value-type="float">
            <text:p>1000</text:p>
          </table:table-cell>
          <table:table-cell table:number-columns-repeated="2" office:value-type="float" office:value="0" calcext:value-type="float">
            <text:p>0</text:p>
          </table:table-cell>
          <table:table-cell office:value-type="float" office:value="47" calcext:value-type="float">
            <text:p>47</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151d1639-d179-e491-8d88-fa4b349ca5ef" calcext:value-type="string">
            <text:p>151d1639-d179-e491-8d88-fa4b349ca5ef</text:p>
          </table:table-cell>
          <table:table-cell office:value-type="string" calcext:value-type="string">
            <text:p>Haifa</text:p>
          </table:table-cell>
          <table:table-cell office:value-type="string" calcext:value-type="string">
            <text:p>Haifa, perched on the slopes of Mount Carmel, is a city of contrasts and beauty. As one of the beautiful places in Israel, it seamlessly blends the urban and the natural, offering visitors a diverse range of experiences. Overlooking the Mediterranean Sea, Haifa’s terraced landscapes and bustling port make it a visual treat.</text:p>
          </table:table-cell>
          <table:table-cell office:value-type="string" calcext:value-type="string">
            <text:p>CI</text:p>
          </table:table-cell>
          <table:table-cell office:value-type="string" calcext:value-type="string">
            <text:p>IL</text:p>
          </table:table-cell>
          <table:table-cell office:value-type="float" office:value="0" calcext:value-type="float">
            <text:p>0</text:p>
          </table:table-cell>
          <table:table-cell/>
          <table:table-cell office:value-type="float" office:value="32.841276" calcext:value-type="float">
            <text:p>32.841276</text:p>
          </table:table-cell>
          <table:table-cell office:value-type="float" office:value="34.971481" calcext:value-type="float">
            <text:p>34.971481</text:p>
          </table:table-cell>
          <table:table-cell office:value-type="float" office:value="1500" calcext:value-type="float">
            <text:p>1500</text:p>
          </table:table-cell>
          <table:table-cell table:number-columns-repeated="2" office:value-type="float" office:value="0" calcext:value-type="float">
            <text:p>0</text:p>
          </table:table-cell>
          <table:table-cell office:value-type="float" office:value="166" calcext:value-type="float">
            <text:p>166</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3b8acb27-60b1-f3ba-ad61-cbe15d4c8e25" calcext:value-type="string">
            <text:p>3b8acb27-60b1-f3ba-ad61-cbe15d4c8e25</text:p>
          </table:table-cell>
          <table:table-cell office:value-type="string" calcext:value-type="string">
            <text:p>Amalfi Coast</text:p>
          </table:table-cell>
          <table:table-cell office:value-type="string" calcext:value-type="string">
            <text:p>Coined by many as the most beautiful place to visit in Italy, The Amalfi Coast, a 50-kilometer stretch of coastline along the southern edge of Italy’s Sorrentine Peninsula, is a destination that dazzles with its extraordinary charm. Here, cliffs adorned with colorful villages plunge into the sparkling blue sea, creating a landscape that’s nothing short of breathtaking.</text:p>
          </table:table-cell>
          <table:table-cell office:value-type="string" calcext:value-type="string">
            <text:p>LM</text:p>
          </table:table-cell>
          <table:table-cell office:value-type="string" calcext:value-type="string">
            <text:p>IT</text:p>
          </table:table-cell>
          <table:table-cell office:value-type="float" office:value="0" calcext:value-type="float">
            <text:p>0</text:p>
          </table:table-cell>
          <table:table-cell/>
          <table:table-cell office:value-type="float" office:value="40.576801" calcext:value-type="float">
            <text:p>40.576801</text:p>
          </table:table-cell>
          <table:table-cell office:value-type="float" office:value="14.511991" calcext:value-type="float">
            <text:p>14.511991</text:p>
          </table:table-cell>
          <table:table-cell office:value-type="float" office:value="2300" calcext:value-type="float">
            <text:p>2300</text:p>
          </table:table-cell>
          <table:table-cell table:number-columns-repeated="2" office:value-type="float" office:value="0" calcext:value-type="float">
            <text:p>0</text:p>
          </table:table-cell>
          <table:table-cell office:value-type="float" office:value="48" calcext:value-type="float">
            <text:p>48</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c5991866-bbbc-0339-63c5-d316e8f516ce" calcext:value-type="string">
            <text:p>c5991866-bbbc-0339-63c5-d316e8f516ce</text:p>
          </table:table-cell>
          <table:table-cell office:value-type="string" calcext:value-type="string">
            <text:p>Jacqueville</text:p>
          </table:table-cell>
          <table:table-cell office:value-type="string" calcext:value-type="string">
            <text:p>Jacqueville is a coastal town is a hidden gem, often overlooked by tourists but cherished by those who discover it. It’s one of those places to visit in Côte d’Ivoire that offers a tranquil escape from the hustle and bustle of city life. Located just a short drive from Abidjan, Jacqueville is the perfect weekend getaway.</text:p>
          </table:table-cell>
          <table:table-cell table:number-columns-repeated="2" office:value-type="string" calcext:value-type="string">
            <text:p>CI</text:p>
          </table:table-cell>
          <table:table-cell office:value-type="float" office:value="0" calcext:value-type="float">
            <text:p>0</text:p>
          </table:table-cell>
          <table:table-cell/>
          <table:table-cell office:value-type="float" office:value="5.198811" calcext:value-type="float">
            <text:p>5.198811</text:p>
          </table:table-cell>
          <table:table-cell office:value-type="float" office:value="-4.422237" calcext:value-type="float">
            <text:p>-4.422237</text:p>
          </table:table-cell>
          <table:table-cell office:value-type="float" office:value="500" calcext:value-type="float">
            <text:p>500</text:p>
          </table:table-cell>
          <table:table-cell table:number-columns-repeated="2" office:value-type="float" office:value="0" calcext:value-type="float">
            <text:p>0</text:p>
          </table:table-cell>
          <table:table-cell office:value-type="float" office:value="60" calcext:value-type="float">
            <text:p>60</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9698b78d-3fa1-d952-8175-364636123036" calcext:value-type="string">
            <text:p>9698b78d-3fa1-d952-8175-364636123036</text:p>
          </table:table-cell>
          <table:table-cell office:value-type="string" calcext:value-type="string">
            <text:p>Blue Mountain Peak</text:p>
          </table:table-cell>
          <table:table-cell office:value-type="string" calcext:value-type="string">
            <text:p>Blue Mountain Peak is the highest mountain in Jamaica and one of the highest peaks in the Caribbean at 2,256 metres (7,402 ft), and the highest one outside of Hispaniola. It is the home of Blue Mountain coffee. It is located on the border of the Portland and Saint Thomas parishes of Jamaica.</text:p>
          </table:table-cell>
          <table:table-cell office:value-type="string" calcext:value-type="string">
            <text:p>MO</text:p>
          </table:table-cell>
          <table:table-cell office:value-type="string" calcext:value-type="string">
            <text:p>JM</text:p>
          </table:table-cell>
          <table:table-cell office:value-type="float" office:value="0" calcext:value-type="float">
            <text:p>0</text:p>
          </table:table-cell>
          <table:table-cell/>
          <table:table-cell office:value-type="float" office:value="18.014857" calcext:value-type="float">
            <text:p>18.014857</text:p>
          </table:table-cell>
          <table:table-cell office:value-type="float" office:value="-76.564476" calcext:value-type="float">
            <text:p>-76.564476</text:p>
          </table:table-cell>
          <table:table-cell office:value-type="float" office:value="7850" calcext:value-type="float">
            <text:p>7850</text:p>
          </table:table-cell>
          <table:table-cell table:number-columns-repeated="2" office:value-type="float" office:value="0" calcext:value-type="float">
            <text:p>0</text:p>
          </table:table-cell>
          <table:table-cell office:value-type="float" office:value="337" calcext:value-type="float">
            <text:p>337</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4deefc55-2bc3-f511-510c-c1fa7a4db281" calcext:value-type="string">
            <text:p>4deefc55-2bc3-f511-510c-c1fa7a4db281</text:p>
          </table:table-cell>
          <table:table-cell office:value-type="string" calcext:value-type="string">
            <text:p>Kyoto</text:p>
          </table:table-cell>
          <table:table-cell office:value-type="string" calcext:value-type="string">
            <text:p>The historic city of Kyoto, with its ancient temples and serene gardens, is undoubtedly one of the best places to visit in Japan for those interested in the country’s rich cultural heritage. As the former imperial capital of Japan for over a thousand years, Kyoto is home to an impressive array of historical sites. It’s a city that encapsulates the country’s rich history and traditional culture. Making it a must-visit destination for anyone visiting Japan.</text:p>
          </table:table-cell>
          <table:table-cell office:value-type="string" calcext:value-type="string">
            <text:p>CI</text:p>
          </table:table-cell>
          <table:table-cell office:value-type="string" calcext:value-type="string">
            <text:p>JP</text:p>
          </table:table-cell>
          <table:table-cell office:value-type="float" office:value="0" calcext:value-type="float">
            <text:p>0</text:p>
          </table:table-cell>
          <table:table-cell/>
          <table:table-cell office:value-type="float" office:value="35.041078" calcext:value-type="float">
            <text:p>35.041078</text:p>
          </table:table-cell>
          <table:table-cell office:value-type="float" office:value="135.762719" calcext:value-type="float">
            <text:p>135.762719</text:p>
          </table:table-cell>
          <table:table-cell office:value-type="float" office:value="3000" calcext:value-type="float">
            <text:p>3000</text:p>
          </table:table-cell>
          <table:table-cell table:number-columns-repeated="2" office:value-type="float" office:value="0" calcext:value-type="float">
            <text:p>0</text:p>
          </table:table-cell>
          <table:table-cell office:value-type="float" office:value="180" calcext:value-type="float">
            <text:p>180</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1e7a996b-538e-f34e-8dea-cd9b7dee1629" calcext:value-type="string">
            <text:p>1e7a996b-538e-f34e-8dea-cd9b7dee1629</text:p>
          </table:table-cell>
          <table:table-cell office:value-type="string" calcext:value-type="string">
            <text:p>Petra</text:p>
          </table:table-cell>
          <table:table-cell office:value-type="string" calcext:value-type="string">
            <text:p>Stepping into Petra feels like entering a world straight out of an epic tale. This ancient city, carved directly into vibrant rose-red cliffs, is one of the most beautiful places in Jordan. As you wander through the Siq, a narrow gorge leading to Petra, the anticipation builds until you catch your first glimpse of Al-Khazneh (The Treasury). This iconic facade, with its intricate carvings and towering columns, is a sight to behold.</text:p>
          </table:table-cell>
          <table:table-cell office:value-type="string" calcext:value-type="string">
            <text:p>HI</text:p>
          </table:table-cell>
          <table:table-cell office:value-type="string" calcext:value-type="string">
            <text:p>JO</text:p>
          </table:table-cell>
          <table:table-cell office:value-type="float" office:value="0" calcext:value-type="float">
            <text:p>0</text:p>
          </table:table-cell>
          <table:table-cell/>
          <table:table-cell office:value-type="float" office:value="30.346371" calcext:value-type="float">
            <text:p>30.346371</text:p>
          </table:table-cell>
          <table:table-cell office:value-type="float" office:value="35.464403" calcext:value-type="float">
            <text:p>35.464403</text:p>
          </table:table-cell>
          <table:table-cell office:value-type="float" office:value="4000" calcext:value-type="float">
            <text:p>4000</text:p>
          </table:table-cell>
          <table:table-cell table:number-columns-repeated="2" office:value-type="float" office:value="0" calcext:value-type="float">
            <text:p>0</text:p>
          </table:table-cell>
          <table:table-cell office:value-type="float" office:value="249" calcext:value-type="float">
            <text:p>249</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2e2ca42b-210a-daaf-4d96-8811caa1d83a" calcext:value-type="string">
            <text:p>2e2ca42b-210a-daaf-4d96-8811caa1d83a</text:p>
          </table:table-cell>
          <table:table-cell office:value-type="string" calcext:value-type="string">
            <text:p>Aktau mountains</text:p>
          </table:table-cell>
          <table:table-cell office:value-type="string" calcext:value-type="string">
            <text:p>Spanning a vast area of over 4,600 square kilometers, Altyn-Emel National Park is a showcase of Kazakhstan’s diverse landscapes. From its iconic Singing Dunes to its multi-colored Aktau Mountains, this park is one of the pretty places in Kazakhstan that offers a visual feast for nature lovers.</text:p>
          </table:table-cell>
          <table:table-cell office:value-type="string" calcext:value-type="string">
            <text:p>MO</text:p>
          </table:table-cell>
          <table:table-cell office:value-type="string" calcext:value-type="string">
            <text:p>KZ</text:p>
          </table:table-cell>
          <table:table-cell office:value-type="float" office:value="0" calcext:value-type="float">
            <text:p>0</text:p>
          </table:table-cell>
          <table:table-cell/>
          <table:table-cell office:value-type="float" office:value="43.989325" calcext:value-type="float">
            <text:p>43.989325</text:p>
          </table:table-cell>
          <table:table-cell office:value-type="float" office:value="79.230611" calcext:value-type="float">
            <text:p>79.230611</text:p>
          </table:table-cell>
          <table:table-cell office:value-type="float" office:value="3000" calcext:value-type="float">
            <text:p>3000</text:p>
          </table:table-cell>
          <table:table-cell table:number-columns-repeated="3" office:value-type="float" office:value="0" calcext:value-type="float">
            <text:p>0</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c2dd241e-4051-f6bf-711a-4a6e86628dfd" calcext:value-type="string">
            <text:p>c2dd241e-4051-f6bf-711a-4a6e86628dfd</text:p>
          </table:table-cell>
          <table:table-cell office:value-type="string" calcext:value-type="string">
            <text:p>Amboseli National Reserve</text:p>
          </table:table-cell>
          <table:table-cell office:value-type="string" calcext:value-type="string">
            <text:p>Amboseli National Reserve is a gem among the most scenic places in Kenya. Located at the foot of Africa’s highest mountain, Mt. Kilimanjaro, the reserve boasts vast open plains dotted with acacias and marshes. These landscapes create a picturesque backdrop, especially when herds of elephants traverse the horizon.</text:p>
          </table:table-cell>
          <table:table-cell office:value-type="string" calcext:value-type="string">
            <text:p>PA</text:p>
          </table:table-cell>
          <table:table-cell office:value-type="string" calcext:value-type="string">
            <text:p>KE</text:p>
          </table:table-cell>
          <table:table-cell office:value-type="float" office:value="0" calcext:value-type="float">
            <text:p>0</text:p>
          </table:table-cell>
          <table:table-cell/>
          <table:table-cell office:value-type="float" office:value="-2.64404" calcext:value-type="float">
            <text:p>-2.64404</text:p>
          </table:table-cell>
          <table:table-cell office:value-type="float" office:value="37.259252" calcext:value-type="float">
            <text:p>37.259252</text:p>
          </table:table-cell>
          <table:table-cell office:value-type="float" office:value="7000" calcext:value-type="float">
            <text:p>7000</text:p>
          </table:table-cell>
          <table:table-cell table:number-columns-repeated="2" office:value-type="float" office:value="0" calcext:value-type="float">
            <text:p>0</text:p>
          </table:table-cell>
          <table:table-cell office:value-type="float" office:value="170" calcext:value-type="float">
            <text:p>170</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ef6f195e-c501-9cf4-3ceb-b974baf3dd5a" calcext:value-type="string">
            <text:p>ef6f195e-c501-9cf4-3ceb-b974baf3dd5a</text:p>
          </table:table-cell>
          <table:table-cell office:value-type="string" calcext:value-type="string">
            <text:p>Kiribati</text:p>
          </table:table-cell>
          <table:table-cell office:value-type="string" calcext:value-type="string">
            <text:p>Kiribati, officially the Republic of Kiribati, is an island country in the Micronesia subregion of Oceania in the central Pacific Ocean. The state comprises 32 atolls and one remote raised coral island, Banaba.</text:p>
            <text:p/>
            <text:p>The islands' spread straddles the equator and the 180th meridian, making Kiribati the only country in the world located simultaneously in all four hemispheres: the Northern, Southern, Western, and Eastern hemispheres.</text:p>
          </table:table-cell>
          <table:table-cell office:value-type="string" calcext:value-type="string">
            <text:p>IS</text:p>
          </table:table-cell>
          <table:table-cell office:value-type="string" calcext:value-type="string">
            <text:p>KI</text:p>
          </table:table-cell>
          <table:table-cell office:value-type="float" office:value="0" calcext:value-type="float">
            <text:p>0</text:p>
          </table:table-cell>
          <table:table-cell/>
          <table:table-cell office:value-type="float" office:value="1.690503" calcext:value-type="float">
            <text:p>1.690503</text:p>
          </table:table-cell>
          <table:table-cell office:value-type="float" office:value="-157.142168" calcext:value-type="float">
            <text:p>-157.142168</text:p>
          </table:table-cell>
          <table:table-cell office:value-type="float" office:value="4750" calcext:value-type="float">
            <text:p>4750</text:p>
          </table:table-cell>
          <table:table-cell table:number-columns-repeated="2" office:value-type="float" office:value="0" calcext:value-type="float">
            <text:p>0</text:p>
          </table:table-cell>
          <table:table-cell office:value-type="float" office:value="301" calcext:value-type="float">
            <text:p>301</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9bb87b5a-1f0c-2d47-9d70-4f914e61517d" calcext:value-type="string">
            <text:p>9bb87b5a-1f0c-2d47-9d70-4f914e61517d</text:p>
          </table:table-cell>
          <table:table-cell office:value-type="string" calcext:value-type="string">
            <text:p>Bjeshket E Nemuna National Park</text:p>
          </table:table-cell>
          <table:table-cell office:value-type="string" calcext:value-type="string">
            <text:p>Bjeshket E Nemuna National Park is one of the most beautiful places to visit in Kosovo. It offers a pristine landscape that captivates the soul. Spanning a vast expanse, this national park is a treasure trove of biodiversity. It is home to a myriad of flora and fauna. As you traverse its trails, you’re greeted by dense forests, shimmering lakes, and the melodious chirping of birds.</text:p>
          </table:table-cell>
          <table:table-cell office:value-type="string" calcext:value-type="string">
            <text:p>PA</text:p>
          </table:table-cell>
          <table:table-cell office:value-type="string" calcext:value-type="string">
            <text:p>RS-KM</text:p>
          </table:table-cell>
          <table:table-cell office:value-type="float" office:value="0" calcext:value-type="float">
            <text:p>0</text:p>
          </table:table-cell>
          <table:table-cell/>
          <table:table-cell office:value-type="float" office:value="42.618651" calcext:value-type="float">
            <text:p>42.618651</text:p>
          </table:table-cell>
          <table:table-cell office:value-type="float" office:value="20.195741" calcext:value-type="float">
            <text:p>20.195741</text:p>
          </table:table-cell>
          <table:table-cell office:value-type="float" office:value="7800" calcext:value-type="float">
            <text:p>7800</text:p>
          </table:table-cell>
          <table:table-cell table:number-columns-repeated="2" office:value-type="float" office:value="0" calcext:value-type="float">
            <text:p>0</text:p>
          </table:table-cell>
          <table:table-cell office:value-type="float" office:value="340" calcext:value-type="float">
            <text:p>340</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2d841b80-bcf4-fca6-4dc4-e7ae054e6b4f" calcext:value-type="string">
            <text:p>2d841b80-bcf4-fca6-4dc4-e7ae054e6b4f</text:p>
          </table:table-cell>
          <table:table-cell office:value-type="string" calcext:value-type="string">
            <text:p>Kuwait</text:p>
          </table:table-cell>
          <table:table-cell office:value-type="string" calcext:value-type="string">
            <text:p>Kuwait City is the capital and largest city of Kuwait. Located at the heart of the country on the south shore of Kuwait Bay on the Persian Gulf, it is the political, cultural and economic centre of the emirate, containing Kuwait's Seif Palace, government offices, and the headquarters of most Kuwaiti corporations and banks. It is one of the hottest cities in summer on earth, with average summer high temperatures over 45 °C (113 °F) for three months of the year. </text:p>
          </table:table-cell>
          <table:table-cell office:value-type="string" calcext:value-type="string">
            <text:p>CI</text:p>
          </table:table-cell>
          <table:table-cell office:value-type="string" calcext:value-type="string">
            <text:p>KW</text:p>
          </table:table-cell>
          <table:table-cell office:value-type="float" office:value="0" calcext:value-type="float">
            <text:p>0</text:p>
          </table:table-cell>
          <table:table-cell/>
          <table:table-cell office:value-type="float" office:value="29.404542" calcext:value-type="float">
            <text:p>29.404542</text:p>
          </table:table-cell>
          <table:table-cell office:value-type="float" office:value="48.002196" calcext:value-type="float">
            <text:p>48.002196</text:p>
          </table:table-cell>
          <table:table-cell office:value-type="float" office:value="2500" calcext:value-type="float">
            <text:p>2500</text:p>
          </table:table-cell>
          <table:table-cell table:number-columns-repeated="2" office:value-type="float" office:value="0" calcext:value-type="float">
            <text:p>0</text:p>
          </table:table-cell>
          <table:table-cell office:value-type="float" office:value="196" calcext:value-type="float">
            <text:p>196</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494a4d84-b07b-f75d-ed61-125b5d9bb781" calcext:value-type="string">
            <text:p>494a4d84-b07b-f75d-ed61-125b5d9bb781</text:p>
          </table:table-cell>
          <table:table-cell office:value-type="string" calcext:value-type="string">
            <text:p>Fairytale canyon "Skazka"</text:p>
          </table:table-cell>
          <table:table-cell office:value-type="string" calcext:value-type="string">
            <text:p>Imagine a landscape carved by nature’s hand, where rock formations tell tales of ancient legends. Welcome to Fairy Tale Canyon, one of the pretty places in Kyrgyzstan that seems straight out of a dream. Located on the southern shore of Issyk Kul Lake, this natural wonder is a labyrinth of sandstone cliffs, towers, and ridges, each with its unique shape and hue.</text:p>
          </table:table-cell>
          <table:table-cell office:value-type="string" calcext:value-type="string">
            <text:p>MO</text:p>
          </table:table-cell>
          <table:table-cell office:value-type="string" calcext:value-type="string">
            <text:p>KG</text:p>
          </table:table-cell>
          <table:table-cell office:value-type="float" office:value="0" calcext:value-type="float">
            <text:p>0</text:p>
          </table:table-cell>
          <table:table-cell/>
          <table:table-cell office:value-type="float" office:value="42.158197" calcext:value-type="float">
            <text:p>42.158197</text:p>
          </table:table-cell>
          <table:table-cell office:value-type="float" office:value="77.351195" calcext:value-type="float">
            <text:p>77.351195</text:p>
          </table:table-cell>
          <table:table-cell office:value-type="float" office:value="6400" calcext:value-type="float">
            <text:p>6400</text:p>
          </table:table-cell>
          <table:table-cell table:number-columns-repeated="2" office:value-type="float" office:value="0" calcext:value-type="float">
            <text:p>0</text:p>
          </table:table-cell>
          <table:table-cell office:value-type="float" office:value="109" calcext:value-type="float">
            <text:p>109</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9fda8c79-6eff-6302-be0a-0976614bce75" calcext:value-type="string">
            <text:p>9fda8c79-6eff-6302-be0a-0976614bce75</text:p>
          </table:table-cell>
          <table:table-cell office:value-type="string" calcext:value-type="string">
            <text:p>Nong Khiaw</text:p>
          </table:table-cell>
          <table:table-cell office:value-type="string" calcext:value-type="string">
            <text:p>Amidst the rugged landscapes of northern Laos, Nong Khiaw, also known as Nong Kiau, emerges as a serene riverside town. With limestone cliffs rising majestically on either side of the Nam Ou River, the town offers vistas that are nothing short of breathtaking. It’s one of those stunning locations in Laos where nature’s grandeur is evident at every turn.</text:p>
          </table:table-cell>
          <table:table-cell office:value-type="string" calcext:value-type="string">
            <text:p>TO</text:p>
          </table:table-cell>
          <table:table-cell office:value-type="string" calcext:value-type="string">
            <text:p>LA</text:p>
          </table:table-cell>
          <table:table-cell office:value-type="float" office:value="0" calcext:value-type="float">
            <text:p>0</text:p>
          </table:table-cell>
          <table:table-cell/>
          <table:table-cell office:value-type="float" office:value="20.578164" calcext:value-type="float">
            <text:p>20.578164</text:p>
          </table:table-cell>
          <table:table-cell office:value-type="float" office:value="102.624691" calcext:value-type="float">
            <text:p>102.624691</text:p>
          </table:table-cell>
          <table:table-cell office:value-type="float" office:value="2300" calcext:value-type="float">
            <text:p>2300</text:p>
          </table:table-cell>
          <table:table-cell table:number-columns-repeated="2" office:value-type="float" office:value="0" calcext:value-type="float">
            <text:p>0</text:p>
          </table:table-cell>
          <table:table-cell office:value-type="float" office:value="232" calcext:value-type="float">
            <text:p>232</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d9898b52-1113-0e8f-656d-e1670783cff4" calcext:value-type="string">
            <text:p>d9898b52-1113-0e8f-656d-e1670783cff4</text:p>
          </table:table-cell>
          <table:table-cell office:value-type="string" calcext:value-type="string">
            <text:p>Riga</text:p>
          </table:table-cell>
          <table:table-cell office:value-type="string" calcext:value-type="string">
            <text:p>Riga is a city where old-world charm meets modern energy. As the largest city in the Baltic States, Riga offers a stunning array of architecture and is one of the best places to visit in Latvia.</text:p>
            <text:p/>
            <text:p>First on your itinerary should be the Old Town, a UNESCO World Heritage site. Cobblestone streets and medieval buildings set the scene for a walk you won’t forget. In this part of the city, every corner whispers tales of history, a feature that defines Latvia’s beauty.</text:p>
          </table:table-cell>
          <table:table-cell office:value-type="string" calcext:value-type="string">
            <text:p>CI</text:p>
          </table:table-cell>
          <table:table-cell office:value-type="string" calcext:value-type="string">
            <text:p>LV</text:p>
          </table:table-cell>
          <table:table-cell office:value-type="float" office:value="0" calcext:value-type="float">
            <text:p>0</text:p>
          </table:table-cell>
          <table:table-cell/>
          <table:table-cell office:value-type="float" office:value="56.980441" calcext:value-type="float">
            <text:p>56.980441</text:p>
          </table:table-cell>
          <table:table-cell office:value-type="float" office:value="24.108121" calcext:value-type="float">
            <text:p>24.108121</text:p>
          </table:table-cell>
          <table:table-cell office:value-type="float" office:value="3200" calcext:value-type="float">
            <text:p>3200</text:p>
          </table:table-cell>
          <table:table-cell table:number-columns-repeated="2" office:value-type="float" office:value="0" calcext:value-type="float">
            <text:p>0</text:p>
          </table:table-cell>
          <table:table-cell office:value-type="float" office:value="172" calcext:value-type="float">
            <text:p>172</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ab1216c5-9b00-1a95-16c7-07812d74d7bc" calcext:value-type="string">
            <text:p>ab1216c5-9b00-1a95-16c7-07812d74d7bc</text:p>
          </table:table-cell>
          <table:table-cell office:value-type="string" calcext:value-type="string">
            <text:p>Beirut</text:p>
          </table:table-cell>
          <table:table-cell office:value-type="string" calcext:value-type="string">
            <text:p>Beirut, the capital city, is often the first introduction for many to the wonders of Lebanon. A vibrant metropolis that seamlessly blends the ancient with the modern, it’s a city that never sleeps. With its rich history, eclectic architecture, and bustling nightlife, Beirut is undoubtedly one of the most beautiful cities in Lebanon.</text:p>
          </table:table-cell>
          <table:table-cell office:value-type="string" calcext:value-type="string">
            <text:p>CI</text:p>
          </table:table-cell>
          <table:table-cell office:value-type="string" calcext:value-type="string">
            <text:p>LB</text:p>
          </table:table-cell>
          <table:table-cell office:value-type="float" office:value="0" calcext:value-type="float">
            <text:p>0</text:p>
          </table:table-cell>
          <table:table-cell/>
          <table:table-cell office:value-type="float" office:value="33.907054" calcext:value-type="float">
            <text:p>33.907054</text:p>
          </table:table-cell>
          <table:table-cell office:value-type="float" office:value="35.464044" calcext:value-type="float">
            <text:p>35.464044</text:p>
          </table:table-cell>
          <table:table-cell office:value-type="float" office:value="1500" calcext:value-type="float">
            <text:p>1500</text:p>
          </table:table-cell>
          <table:table-cell table:number-columns-repeated="2" office:value-type="float" office:value="0" calcext:value-type="float">
            <text:p>0</text:p>
          </table:table-cell>
          <table:table-cell office:value-type="float" office:value="135" calcext:value-type="float">
            <text:p>135</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2868d38f-c04c-b54a-e565-4cb907425baa" calcext:value-type="string">
            <text:p>2868d38f-c04c-b54a-e565-4cb907425baa</text:p>
          </table:table-cell>
          <table:table-cell office:value-type="string" calcext:value-type="string">
            <text:p>Maluti Mountains</text:p>
          </table:table-cell>
          <table:table-cell office:value-type="string" calcext:value-type="string">
            <text:p>The Maluti Mountains are a sight to behold. Towering over the landscape, these peaks form one of the prettiest places in Lesotho. They are part of the larger Drakensberg range and offer some of the most challenging and rewarding hiking experiences in Southern Africa.</text:p>
          </table:table-cell>
          <table:table-cell office:value-type="string" calcext:value-type="string">
            <text:p>MO</text:p>
          </table:table-cell>
          <table:table-cell office:value-type="string" calcext:value-type="string">
            <text:p>LS</text:p>
          </table:table-cell>
          <table:table-cell office:value-type="float" office:value="0" calcext:value-type="float">
            <text:p>0</text:p>
          </table:table-cell>
          <table:table-cell/>
          <table:table-cell office:value-type="float" office:value="-29.077408" calcext:value-type="float">
            <text:p>-29.077408</text:p>
          </table:table-cell>
          <table:table-cell office:value-type="float" office:value="28.284941" calcext:value-type="float">
            <text:p>28.284941</text:p>
          </table:table-cell>
          <table:table-cell office:value-type="float" office:value="11500" calcext:value-type="float">
            <text:p>11500</text:p>
          </table:table-cell>
          <table:table-cell table:number-columns-repeated="2" office:value-type="float" office:value="0" calcext:value-type="float">
            <text:p>0</text:p>
          </table:table-cell>
          <table:table-cell office:value-type="float" office:value="122" calcext:value-type="float">
            <text:p>122</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f4dce03b-e648-4750-34d8-0723660536a4" calcext:value-type="string">
            <text:p>f4dce03b-e648-4750-34d8-0723660536a4</text:p>
          </table:table-cell>
          <table:table-cell office:value-type="string" calcext:value-type="string">
            <text:p>Monrovia</text:p>
          </table:table-cell>
          <table:table-cell office:value-type="string" calcext:value-type="string">
            <text:p>Monrovia, Liberia’s bustling capital, stands as a vibrant testament to the country’s resilience and spirit. As one of the most beautiful cities in Liberia, it offers a blend of urban sophistication and cultural richness. The city’s skyline, dotted with modern buildings, is complemented by historic sites that echo tales of its storied past.</text:p>
          </table:table-cell>
          <table:table-cell office:value-type="string" calcext:value-type="string">
            <text:p>CI</text:p>
          </table:table-cell>
          <table:table-cell office:value-type="string" calcext:value-type="string">
            <text:p>LR</text:p>
          </table:table-cell>
          <table:table-cell office:value-type="float" office:value="0" calcext:value-type="float">
            <text:p>0</text:p>
          </table:table-cell>
          <table:table-cell/>
          <table:table-cell office:value-type="float" office:value="6.31625" calcext:value-type="float">
            <text:p>6.31625</text:p>
          </table:table-cell>
          <table:table-cell office:value-type="float" office:value="-10.808821" calcext:value-type="float">
            <text:p>-10.808821</text:p>
          </table:table-cell>
          <table:table-cell office:value-type="float" office:value="1800" calcext:value-type="float">
            <text:p>1800</text:p>
          </table:table-cell>
          <table:table-cell table:number-columns-repeated="2" office:value-type="float" office:value="0" calcext:value-type="float">
            <text:p>0</text:p>
          </table:table-cell>
          <table:table-cell office:value-type="float" office:value="42" calcext:value-type="float">
            <text:p>42</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babebdc4-6976-f4f9-c686-56b9306a4f8c" calcext:value-type="string">
            <text:p>babebdc4-6976-f4f9-c686-56b9306a4f8c</text:p>
          </table:table-cell>
          <table:table-cell office:value-type="string" calcext:value-type="string">
            <text:p>Akakus Desert</text:p>
          </table:table-cell>
          <table:table-cell office:value-type="string" calcext:value-type="string">
            <text:p>Imagine stepping into a world where time seems to stand still, and the horizon stretches infinitely before you. Welcome to the Akakus Desert, a surreal landscape that’s among the most scenic places in Libya. Here, the golden dunes rise like waves, and ancient rock art whispers tales from millennia past. It’s a place where every grain of sand holds a story, and the silence is so profound, it’s almost deafening.</text:p>
          </table:table-cell>
          <table:table-cell office:value-type="string" calcext:value-type="string">
            <text:p>DE</text:p>
          </table:table-cell>
          <table:table-cell office:value-type="string" calcext:value-type="string">
            <text:p>LY</text:p>
          </table:table-cell>
          <table:table-cell office:value-type="float" office:value="0" calcext:value-type="float">
            <text:p>0</text:p>
          </table:table-cell>
          <table:table-cell/>
          <table:table-cell office:value-type="float" office:value="24.835579" calcext:value-type="float">
            <text:p>24.835579</text:p>
          </table:table-cell>
          <table:table-cell office:value-type="float" office:value="10.347342" calcext:value-type="float">
            <text:p>10.347342</text:p>
          </table:table-cell>
          <table:table-cell office:value-type="float" office:value="4500" calcext:value-type="float">
            <text:p>4500</text:p>
          </table:table-cell>
          <table:table-cell table:number-columns-repeated="2" office:value-type="float" office:value="0" calcext:value-type="float">
            <text:p>0</text:p>
          </table:table-cell>
          <table:table-cell office:value-type="float" office:value="217" calcext:value-type="float">
            <text:p>217</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c5978a15-224b-8bed-5a16-b6c899e60359" calcext:value-type="string">
            <text:p>c5978a15-224b-8bed-5a16-b6c899e60359</text:p>
          </table:table-cell>
          <table:table-cell office:value-type="string" calcext:value-type="string">
            <text:p>Malbun</text:p>
          </table:table-cell>
          <table:table-cell office:value-type="string" calcext:value-type="string">
            <text:p>Malbun is the only resort for skiing in Liechtenstein. It is located at 1,600 metres (5,249 feet) above sea level in the Alps, on a road to Steg and Vaduz, and less than two kilometers from the Austrian border. In 1968, five Swiss artillery shells accidentally hit it, damaging a few chairs that were sitting outdoors.</text:p>
          </table:table-cell>
          <table:table-cell office:value-type="string" calcext:value-type="string">
            <text:p>TO</text:p>
          </table:table-cell>
          <table:table-cell office:value-type="string" calcext:value-type="string">
            <text:p>LI</text:p>
          </table:table-cell>
          <table:table-cell office:value-type="float" office:value="0" calcext:value-type="float">
            <text:p>0</text:p>
          </table:table-cell>
          <table:table-cell/>
          <table:table-cell office:value-type="float" office:value="47.111627" calcext:value-type="float">
            <text:p>47.111627</text:p>
          </table:table-cell>
          <table:table-cell office:value-type="float" office:value="9.596978" calcext:value-type="float">
            <text:p>9.596978</text:p>
          </table:table-cell>
          <table:table-cell office:value-type="float" office:value="6000" calcext:value-type="float">
            <text:p>6000</text:p>
          </table:table-cell>
          <table:table-cell table:number-columns-repeated="2" office:value-type="float" office:value="0" calcext:value-type="float">
            <text:p>0</text:p>
          </table:table-cell>
          <table:table-cell office:value-type="float" office:value="142" calcext:value-type="float">
            <text:p>142</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c6e7a564-028d-3dfd-7e1b-fe0ff1adacf6" calcext:value-type="string">
            <text:p>c6e7a564-028d-3dfd-7e1b-fe0ff1adacf6</text:p>
          </table:table-cell>
          <table:table-cell office:value-type="string" calcext:value-type="string">
            <text:p>Vilnius</text:p>
          </table:table-cell>
          <table:table-cell office:value-type="string" calcext:value-type="string">
            <text:p>Winding alleys, baroque churches, and pastel-colored buildings create the enchanting landscape of Vilnius Old Town. As you wander through its streets, every corner unfolds a chapter of Lithuania’s storied past. Recognized as a UNESCO World Heritage site, this area stands out as one of the most beautiful cities in Lithuania, offering an unparalleled blend of history, architecture, and culture.</text:p>
          </table:table-cell>
          <table:table-cell office:value-type="string" calcext:value-type="string">
            <text:p>CI</text:p>
          </table:table-cell>
          <table:table-cell office:value-type="string" calcext:value-type="string">
            <text:p>LT</text:p>
          </table:table-cell>
          <table:table-cell office:value-type="float" office:value="0" calcext:value-type="float">
            <text:p>0</text:p>
          </table:table-cell>
          <table:table-cell/>
          <table:table-cell office:value-type="float" office:value="54.696401" calcext:value-type="float">
            <text:p>54.696401</text:p>
          </table:table-cell>
          <table:table-cell office:value-type="float" office:value="25.285454" calcext:value-type="float">
            <text:p>25.285454</text:p>
          </table:table-cell>
          <table:table-cell office:value-type="float" office:value="1600" calcext:value-type="float">
            <text:p>1600</text:p>
          </table:table-cell>
          <table:table-cell table:number-columns-repeated="2" office:value-type="float" office:value="0" calcext:value-type="float">
            <text:p>0</text:p>
          </table:table-cell>
          <table:table-cell office:value-type="float" office:value="183" calcext:value-type="float">
            <text:p>183</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92594c0e-5a85-37f6-8f80-c0320466de03" calcext:value-type="string">
            <text:p>92594c0e-5a85-37f6-8f80-c0320466de03</text:p>
          </table:table-cell>
          <table:table-cell office:value-type="string" calcext:value-type="string">
            <text:p>Luxembourg</text:p>
          </table:table-cell>
          <table:table-cell office:value-type="string" calcext:value-type="string">
            <text:p>Journey to the south-central region of Madagascar, and you’ll discover the breathtaking Isalo National Park. Often likened to a natural sculpture garden, this park is a testament to the diverse scenic places in Madagascar. Isalo’s vast sandstone formations, deep canyons, and lush oases create a dramatic and serene landscape.</text:p>
          </table:table-cell>
          <table:table-cell office:value-type="string" calcext:value-type="string">
            <text:p>CI</text:p>
          </table:table-cell>
          <table:table-cell office:value-type="string" calcext:value-type="string">
            <text:p>LU</text:p>
          </table:table-cell>
          <table:table-cell office:value-type="float" office:value="0" calcext:value-type="float">
            <text:p>0</text:p>
          </table:table-cell>
          <table:table-cell/>
          <table:table-cell office:value-type="float" office:value="-22.465604" calcext:value-type="float">
            <text:p>-22.465604</text:p>
          </table:table-cell>
          <table:table-cell office:value-type="float" office:value="45.261728" calcext:value-type="float">
            <text:p>45.261728</text:p>
          </table:table-cell>
          <table:table-cell office:value-type="float" office:value="5000" calcext:value-type="float">
            <text:p>5000</text:p>
          </table:table-cell>
          <table:table-cell table:number-columns-repeated="2" office:value-type="float" office:value="0" calcext:value-type="float">
            <text:p>0</text:p>
          </table:table-cell>
          <table:table-cell office:value-type="float" office:value="100" calcext:value-type="float">
            <text:p>100</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559ca9a0-fca4-6f44-6751-98f692a000ff" calcext:value-type="string">
            <text:p>559ca9a0-fca4-6f44-6751-98f692a000ff</text:p>
          </table:table-cell>
          <table:table-cell office:value-type="string" calcext:value-type="string">
            <text:p>Isalo National Park</text:p>
          </table:table-cell>
          <table:table-cell/>
          <table:table-cell office:value-type="string" calcext:value-type="string">
            <text:p>PA</text:p>
          </table:table-cell>
          <table:table-cell office:value-type="string" calcext:value-type="string">
            <text:p>MG</text:p>
          </table:table-cell>
          <table:table-cell office:value-type="float" office:value="0" calcext:value-type="float">
            <text:p>0</text:p>
          </table:table-cell>
          <table:table-cell/>
          <table:table-cell office:value-type="float" office:value="-22.465604" calcext:value-type="float">
            <text:p>-22.465604</text:p>
          </table:table-cell>
          <table:table-cell office:value-type="float" office:value="45.261728" calcext:value-type="float">
            <text:p>45.261728</text:p>
          </table:table-cell>
          <table:table-cell office:value-type="float" office:value="5000" calcext:value-type="float">
            <text:p>5000</text:p>
          </table:table-cell>
          <table:table-cell table:number-columns-repeated="2" office:value-type="float" office:value="0" calcext:value-type="float">
            <text:p>0</text:p>
          </table:table-cell>
          <table:table-cell office:value-type="float" office:value="99.5" calcext:value-type="float">
            <text:p>99.5</text:p>
          </table:table-cell>
          <table:table-cell table:style-name="ce20" office:value-type="float" office:value="120" calcext:value-type="float">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030f1311-25c6-2077-6132-9babbfe1779e" calcext:value-type="string">
            <text:p>030f1311-25c6-2077-6132-9babbfe1779e</text:p>
          </table:table-cell>
          <table:table-cell office:value-type="string" calcext:value-type="string">
            <text:p>Mount Mulanje</text:p>
          </table:table-cell>
          <table:table-cell office:value-type="string" calcext:value-type="string">
            <text:p>Ascend to the majestic peaks of Mount Mulanje, a towering giant that dominates the landscapes of southern Malawi. This mountain range is one of the most beautiful places of Malawi, where the rugged cliffs and verdant slopes create a dramatic tableau against the sky. The cool mountain air and the panoramic vistas invite trekkers to scale the heights and discover the ethereal beauty of Malawi from above.</text:p>
          </table:table-cell>
          <table:table-cell office:value-type="string" calcext:value-type="string">
            <text:p>MO</text:p>
          </table:table-cell>
          <table:table-cell office:value-type="string" calcext:value-type="string">
            <text:p>MW</text:p>
          </table:table-cell>
          <table:table-cell office:value-type="float" office:value="0" calcext:value-type="float">
            <text:p>0</text:p>
          </table:table-cell>
          <table:table-cell/>
          <table:table-cell office:value-type="float" office:value="-15.922917" calcext:value-type="float">
            <text:p>-15.922917</text:p>
          </table:table-cell>
          <table:table-cell office:value-type="float" office:value="35.643737" calcext:value-type="float">
            <text:p>35.643737</text:p>
          </table:table-cell>
          <table:table-cell office:value-type="float" office:value="9000" calcext:value-type="float">
            <text:p>9000</text:p>
          </table:table-cell>
          <table:table-cell table:number-columns-repeated="2" office:value-type="float" office:value="0" calcext:value-type="float">
            <text:p>0</text:p>
          </table:table-cell>
          <table:table-cell office:value-type="float" office:value="50" calcext:value-type="float">
            <text:p>50</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0b915440-4e1e-8801-ebcc-ddf238e234af" calcext:value-type="string">
            <text:p>0b915440-4e1e-8801-ebcc-ddf238e234af</text:p>
          </table:table-cell>
          <table:table-cell office:value-type="string" calcext:value-type="string">
            <text:p>Kuala Lumpur</text:p>
          </table:table-cell>
          <table:table-cell office:value-type="string" calcext:value-type="string">
            <text:p>As the capital city, Kuala Lumpur is the pulsating heart of Malaysia, renowned for its cosmopolitan charm, cultural diversity, and towering skyscrapers. It’s one of the most beautiful cities in Malaysia, merging the old and new in a vibrant blend of tradition and modernity.</text:p>
            <text:p/>
            <text:p>Dominating the city’s skyline is the iconic Petronas Twin Towers, once the tallest buildings in the world. The panoramic view from the skybridge and the observation deck is a sight to behold, especially when the city lights up at night.</text:p>
          </table:table-cell>
          <table:table-cell office:value-type="string" calcext:value-type="string">
            <text:p>CI</text:p>
          </table:table-cell>
          <table:table-cell office:value-type="string" calcext:value-type="string">
            <text:p>MY</text:p>
          </table:table-cell>
          <table:table-cell office:value-type="float" office:value="0" calcext:value-type="float">
            <text:p>0</text:p>
          </table:table-cell>
          <table:table-cell/>
          <table:table-cell office:value-type="float" office:value="3.141836" calcext:value-type="float">
            <text:p>3.141836</text:p>
          </table:table-cell>
          <table:table-cell office:value-type="float" office:value="101.724075" calcext:value-type="float">
            <text:p>101.724075</text:p>
          </table:table-cell>
          <table:table-cell office:value-type="float" office:value="1625" calcext:value-type="float">
            <text:p>1625</text:p>
          </table:table-cell>
          <table:table-cell table:number-columns-repeated="2" office:value-type="float" office:value="0" calcext:value-type="float">
            <text:p>0</text:p>
          </table:table-cell>
          <table:table-cell office:value-type="float" office:value="322" calcext:value-type="float">
            <text:p>322</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844a6ec1-3320-eeee-cf15-98b6d1e4279a" calcext:value-type="string">
            <text:p>844a6ec1-3320-eeee-cf15-98b6d1e4279a</text:p>
          </table:table-cell>
          <table:table-cell office:value-type="string" calcext:value-type="string">
            <text:p>Malé</text:p>
          </table:table-cell>
          <table:table-cell office:value-type="string" calcext:value-type="string">
            <text:p>Malé, the heartbeat of the Maldives, often gets overshadowed by the allure of its pristine beaches. Yet, this bustling capital teems with energy and showcases a different side of the Maldives beauty.</text:p>
            <text:p/>
            <text:p>Dive into its streets and you’re immediately immersed in a whirl of colors and sounds. Markets burst with life, as vendors showcase a vibrant array of local produce and crafts. The historic 17th-century Hukuru Miskiy mosque stands as an ode to the nation’s deep-rooted traditions, drawing admirers from near and far.</text:p>
          </table:table-cell>
          <table:table-cell office:value-type="string" calcext:value-type="string">
            <text:p>IS</text:p>
          </table:table-cell>
          <table:table-cell office:value-type="string" calcext:value-type="string">
            <text:p>MV</text:p>
          </table:table-cell>
          <table:table-cell office:value-type="float" office:value="0" calcext:value-type="float">
            <text:p>0</text:p>
          </table:table-cell>
          <table:table-cell/>
          <table:table-cell office:value-type="float" office:value="4.227752" calcext:value-type="float">
            <text:p>4.227752</text:p>
          </table:table-cell>
          <table:table-cell office:value-type="float" office:value="73.546304" calcext:value-type="float">
            <text:p>73.546304</text:p>
          </table:table-cell>
          <table:table-cell office:value-type="float" office:value="1700" calcext:value-type="float">
            <text:p>1700</text:p>
          </table:table-cell>
          <table:table-cell table:number-columns-repeated="2" office:value-type="float" office:value="0" calcext:value-type="float">
            <text:p>0</text:p>
          </table:table-cell>
          <table:table-cell office:value-type="float" office:value="202" calcext:value-type="float">
            <text:p>202</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aed17534-1162-3c6d-512c-3322207c7e2b" calcext:value-type="string">
            <text:p>aed17534-1162-3c6d-512c-3322207c7e2b</text:p>
          </table:table-cell>
          <table:table-cell office:value-type="string" calcext:value-type="string">
            <text:p>La Dune Rose</text:p>
          </table:table-cell>
          <table:table-cell office:value-type="string" calcext:value-type="string">
            <text:p>Discover a slice of paradise where the desert meets the water at Le Dune Rose, a stunning oasis located near the Niger River. This unique destination offers a blend of golden sand dunes and refreshing waterways, creating a landscape that’s as diverse as it is beautiful. It’s a spot that easily earns its place among the prettiest places in Mali.</text:p>
          </table:table-cell>
          <table:table-cell office:value-type="string" calcext:value-type="string">
            <text:p>LM</text:p>
          </table:table-cell>
          <table:table-cell office:value-type="string" calcext:value-type="string">
            <text:p>ML</text:p>
          </table:table-cell>
          <table:table-cell office:value-type="float" office:value="0" calcext:value-type="float">
            <text:p>0</text:p>
          </table:table-cell>
          <table:table-cell/>
          <table:table-cell office:value-type="float" office:value="16.327352" calcext:value-type="float">
            <text:p>16.327352</text:p>
          </table:table-cell>
          <table:table-cell office:value-type="float" office:value="-0.068776" calcext:value-type="float">
            <text:p>-0.068776</text:p>
          </table:table-cell>
          <table:table-cell office:value-type="float" office:value="1200" calcext:value-type="float">
            <text:p>1200</text:p>
          </table:table-cell>
          <table:table-cell table:number-columns-repeated="3" office:value-type="float" office:value="0" calcext:value-type="float">
            <text:p>0</text:p>
          </table:table-cell>
          <table:table-cell table:style-name="ce20" office:value-type="float" office:value="120" calcext:value-type="float">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942f9ace-120d-6bd9-aad9-dc6b76c84d0d" calcext:value-type="string">
            <text:p>942f9ace-120d-6bd9-aad9-dc6b76c84d0d</text:p>
          </table:table-cell>
          <table:table-cell office:value-type="string" calcext:value-type="string">
            <text:p>Golden Bay</text:p>
          </table:table-cell>
          <table:table-cell office:value-type="string" calcext:value-type="string">
            <text:p>Golden Bay, with its golden sands and shimmering waters, is undeniably one of the prettiest places in Malta. Located on the northwest coast, this beach is a favorite for both locals and tourists, offering a perfect blend of relaxation and recreation.</text:p>
            <text:p/>
          </table:table-cell>
          <table:table-cell office:value-type="string" calcext:value-type="string">
            <text:p>LM</text:p>
          </table:table-cell>
          <table:table-cell office:value-type="string" calcext:value-type="string">
            <text:p>MT</text:p>
          </table:table-cell>
          <table:table-cell office:value-type="float" office:value="0" calcext:value-type="float">
            <text:p>0</text:p>
          </table:table-cell>
          <table:table-cell/>
          <table:table-cell office:value-type="float" office:value="35.923776" calcext:value-type="float">
            <text:p>35.923776</text:p>
          </table:table-cell>
          <table:table-cell office:value-type="float" office:value="14.330242" calcext:value-type="float">
            <text:p>14.330242</text:p>
          </table:table-cell>
          <table:table-cell office:value-type="float" office:value="1500" calcext:value-type="float">
            <text:p>1500</text:p>
          </table:table-cell>
          <table:table-cell table:number-columns-repeated="2" office:value-type="float" office:value="0" calcext:value-type="float">
            <text:p>0</text:p>
          </table:table-cell>
          <table:table-cell office:value-type="float" office:value="48" calcext:value-type="float">
            <text:p>48</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92fe4703-9baf-3759-4702-e31eaf0894ec" calcext:value-type="string">
            <text:p>92fe4703-9baf-3759-4702-e31eaf0894ec</text:p>
          </table:table-cell>
          <table:table-cell office:value-type="string" calcext:value-type="string">
            <text:p>Majuro</text:p>
          </table:table-cell>
          <table:table-cell office:value-type="string" calcext:value-type="string">
            <text:p>Majuro is the capital and largest city of the Marshall Islands. It is also a large coral atoll of 64 islands in the Pacific Ocean. It forms a legislative district of the Ratak (Sunrise) Chain of the Marshall Islands.</text:p>
            <text:p/>
            <text:p>As with other atolls in the Marshall Islands, Majuro consists of narrow land masses. It has a tropical trade wind climate, with an average temperature of 27 °C (81 °F). </text:p>
          </table:table-cell>
          <table:table-cell office:value-type="string" calcext:value-type="string">
            <text:p>IS</text:p>
          </table:table-cell>
          <table:table-cell office:value-type="string" calcext:value-type="string">
            <text:p>MH</text:p>
          </table:table-cell>
          <table:table-cell office:value-type="float" office:value="0" calcext:value-type="float">
            <text:p>0</text:p>
          </table:table-cell>
          <table:table-cell/>
          <table:table-cell office:value-type="float" office:value="7.166244" calcext:value-type="float">
            <text:p>7.166244</text:p>
          </table:table-cell>
          <table:table-cell office:value-type="float" office:value="171.022498" calcext:value-type="float">
            <text:p>171.022498</text:p>
          </table:table-cell>
          <table:table-cell office:value-type="float" office:value="2000" calcext:value-type="float">
            <text:p>2000</text:p>
          </table:table-cell>
          <table:table-cell table:number-columns-repeated="2" office:value-type="float" office:value="0" calcext:value-type="float">
            <text:p>0</text:p>
          </table:table-cell>
          <table:table-cell office:value-type="float" office:value="147" calcext:value-type="float">
            <text:p>147</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5e97d468-07f5-ac1d-e8f0-55d796211384" calcext:value-type="string">
            <text:p>5e97d468-07f5-ac1d-e8f0-55d796211384</text:p>
          </table:table-cell>
          <table:table-cell office:value-type="string" calcext:value-type="string">
            <text:p>Black River Gorges National Park</text:p>
          </table:table-cell>
          <table:table-cell office:value-type="string" calcext:value-type="string">
            <text:p>Step into the lush expanse of Black River Gorges National Park, and you’ll instantly feel a connection with nature. This sprawling reserve is a haven for biodiversity, home to endemic species of flora and fauna that you won’t find anywhere else. From the towering ebony trees to the elusive pink pigeon, every corner of this park whispers the secrets of Mauritius’ natural heritage.</text:p>
          </table:table-cell>
          <table:table-cell office:value-type="string" calcext:value-type="string">
            <text:p>PA</text:p>
          </table:table-cell>
          <table:table-cell office:value-type="string" calcext:value-type="string">
            <text:p>MU</text:p>
          </table:table-cell>
          <table:table-cell office:value-type="float" office:value="0" calcext:value-type="float">
            <text:p>0</text:p>
          </table:table-cell>
          <table:table-cell/>
          <table:table-cell office:value-type="float" office:value="-20.426392" calcext:value-type="float">
            <text:p>-20.426392</text:p>
          </table:table-cell>
          <table:table-cell office:value-type="float" office:value="57.450944" calcext:value-type="float">
            <text:p>57.450944</text:p>
          </table:table-cell>
          <table:table-cell office:value-type="float" office:value="4500" calcext:value-type="float">
            <text:p>4500</text:p>
          </table:table-cell>
          <table:table-cell table:number-columns-repeated="3" office:value-type="float" office:value="0" calcext:value-type="float">
            <text:p>0</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e344e2e4-ebcb-0008-921a-78fd1877cc15" calcext:value-type="string">
            <text:p>e344e2e4-ebcb-0008-921a-78fd1877cc15</text:p>
          </table:table-cell>
          <table:table-cell office:value-type="string" calcext:value-type="string">
            <text:p>Chinguetti</text:p>
          </table:table-cell>
          <table:table-cell office:value-type="string" calcext:value-type="string">
            <text:p>A sentinel of history and culture in the vast Sahara, Chinguetti, a UNESCO World Heritage Site, is among the most beautiful cities in Mauritania. As you wander through Chinguetti’s narrow alleys, you’ll be transported back in time. The city captivates every visitor with its ancient manuscripts, Islamic architecture, and an atmosphere of spiritual tranquility.</text:p>
          </table:table-cell>
          <table:table-cell office:value-type="string" calcext:value-type="string">
            <text:p>CI</text:p>
          </table:table-cell>
          <table:table-cell office:value-type="string" calcext:value-type="string">
            <text:p>MR</text:p>
          </table:table-cell>
          <table:table-cell office:value-type="float" office:value="0" calcext:value-type="float">
            <text:p>0</text:p>
          </table:table-cell>
          <table:table-cell/>
          <table:table-cell office:value-type="float" office:value="20.438821" calcext:value-type="float">
            <text:p>20.438821</text:p>
          </table:table-cell>
          <table:table-cell office:value-type="float" office:value="-12.365375" calcext:value-type="float">
            <text:p>-12.365375</text:p>
          </table:table-cell>
          <table:table-cell office:value-type="float" office:value="2500" calcext:value-type="float">
            <text:p>2500</text:p>
          </table:table-cell>
          <table:table-cell table:number-columns-repeated="2" office:value-type="float" office:value="0" calcext:value-type="float">
            <text:p>0</text:p>
          </table:table-cell>
          <table:table-cell office:value-type="float" office:value="3" calcext:value-type="float">
            <text:p>3</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d482e063-645d-d1fb-f79b-dfc125307a40" calcext:value-type="string">
            <text:p>d482e063-645d-d1fb-f79b-dfc125307a40</text:p>
          </table:table-cell>
          <table:table-cell office:value-type="string" calcext:value-type="string">
            <text:p>Copper Canyon</text:p>
          </table:table-cell>
          <table:table-cell office:value-type="string" calcext:value-type="string">
            <text:p>Far larger and deeper than the famous Grand Canyon, the Copper Canyon (Barrancas del Cobre) in the Sierra Madre Occidental mountains is one of the most scenic places in Mexico. This series of six distinct canyons, named for their copper-green hue, offers breathtaking views and thrilling adventures for intrepid explorers.</text:p>
          </table:table-cell>
          <table:table-cell office:value-type="string" calcext:value-type="string">
            <text:p>CA</text:p>
          </table:table-cell>
          <table:table-cell office:value-type="string" calcext:value-type="string">
            <text:p>MX</text:p>
          </table:table-cell>
          <table:table-cell office:value-type="float" office:value="0" calcext:value-type="float">
            <text:p>0</text:p>
          </table:table-cell>
          <table:table-cell/>
          <table:table-cell office:value-type="float" office:value="27.509151" calcext:value-type="float">
            <text:p>27.509151</text:p>
          </table:table-cell>
          <table:table-cell office:value-type="float" office:value="-107.774901" calcext:value-type="float">
            <text:p>-107.774901</text:p>
          </table:table-cell>
          <table:table-cell office:value-type="float" office:value="6500" calcext:value-type="float">
            <text:p>6500</text:p>
          </table:table-cell>
          <table:table-cell table:number-columns-repeated="2" office:value-type="float" office:value="0" calcext:value-type="float">
            <text:p>0</text:p>
          </table:table-cell>
          <table:table-cell office:value-type="float" office:value="37" calcext:value-type="float">
            <text:p>37</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99afb13e-5e0a-ee8d-cb6a-fc3fe340cf4b" calcext:value-type="string">
            <text:p>99afb13e-5e0a-ee8d-cb6a-fc3fe340cf4b</text:p>
          </table:table-cell>
          <table:table-cell office:value-type="string" calcext:value-type="string">
            <text:p>Chisinau</text:p>
          </table:table-cell>
          <table:table-cell office:value-type="string" calcext:value-type="string">
            <text:p>Dive into the vibrant energy of Chisinau, the capital city and undoubtedly one of the most beautiful places in Moldova. With its bustling streets, historical landmarks, and modern amenities, Chisinau is a blend of the old and the new. The city’s architecture tells tales of its rich past, while contemporary art galleries and cafes showcase its forward-thinking spirit.</text:p>
          </table:table-cell>
          <table:table-cell office:value-type="string" calcext:value-type="string">
            <text:p>CI</text:p>
          </table:table-cell>
          <table:table-cell office:value-type="string" calcext:value-type="string">
            <text:p>MD</text:p>
          </table:table-cell>
          <table:table-cell office:value-type="float" office:value="0" calcext:value-type="float">
            <text:p>0</text:p>
          </table:table-cell>
          <table:table-cell/>
          <table:table-cell office:value-type="float" office:value="47.011514" calcext:value-type="float">
            <text:p>47.011514</text:p>
          </table:table-cell>
          <table:table-cell office:value-type="float" office:value="28.803875" calcext:value-type="float">
            <text:p>28.803875</text:p>
          </table:table-cell>
          <table:table-cell office:value-type="float" office:value="1000" calcext:value-type="float">
            <text:p>1000</text:p>
          </table:table-cell>
          <table:table-cell table:number-columns-repeated="2" office:value-type="float" office:value="0" calcext:value-type="float">
            <text:p>0</text:p>
          </table:table-cell>
          <table:table-cell office:value-type="float" office:value="43" calcext:value-type="float">
            <text:p>43</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cb9f69cd-f3e5-dad3-2688-f60df36f58b5" calcext:value-type="string">
            <text:p>cb9f69cd-f3e5-dad3-2688-f60df36f58b5</text:p>
          </table:table-cell>
          <table:table-cell office:value-type="string" calcext:value-type="string">
            <text:p>Monaco</text:p>
          </table:table-cell>
          <table:table-cell office:value-type="string" calcext:value-type="string">
            <text:p>Monaco’s glamour doesn’t fade, even in February’s moderate 13°C (55°F) weather. The yacht-filled marina and luxury boutiques are still there, but with a laid-back vibe. You can stroll through the streets, soaking in the opulence without the usual crowds.</text:p>
            <text:p/>
            <text:p>The Casino de Monte-Carlo? It’s not just a casino; it’s an architectural wonder. Even if you’re not up for gambling, the place is worth a visit just for the ‘gram. And the views from Le Rocher? Absolutely killer. You can see the whole principality, the yachts bobbing in the harbor, and the Mediterranean stretching out beyond.</text:p>
          </table:table-cell>
          <table:table-cell office:value-type="string" calcext:value-type="string">
            <text:p>CI</text:p>
          </table:table-cell>
          <table:table-cell office:value-type="string" calcext:value-type="string">
            <text:p>MC</text:p>
          </table:table-cell>
          <table:table-cell office:value-type="float" office:value="0" calcext:value-type="float">
            <text:p>0</text:p>
          </table:table-cell>
          <table:table-cell/>
          <table:table-cell office:value-type="float" office:value="43.714278" calcext:value-type="float">
            <text:p>43.714278</text:p>
          </table:table-cell>
          <table:table-cell office:value-type="float" office:value="7.423744" calcext:value-type="float">
            <text:p>7.423744</text:p>
          </table:table-cell>
          <table:table-cell office:value-type="float" office:value="1345" calcext:value-type="float">
            <text:p>1345</text:p>
          </table:table-cell>
          <table:table-cell table:number-columns-repeated="2" office:value-type="float" office:value="0" calcext:value-type="float">
            <text:p>0</text:p>
          </table:table-cell>
          <table:table-cell office:value-type="float" office:value="352" calcext:value-type="float">
            <text:p>352</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9489bfd1-d903-5630-b31e-00824b140f05" calcext:value-type="string">
            <text:p>9489bfd1-d903-5630-b31e-00824b140f05</text:p>
          </table:table-cell>
          <table:table-cell office:value-type="string" calcext:value-type="string">
            <text:p>Altai Mountains</text:p>
          </table:table-cell>
          <table:table-cell office:value-type="string" calcext:value-type="string">
            <text:p>The Altai Mountains, undeniably the best part of Mongolia, rise majestically, offering a panorama of nature’s artistry. These peaks, draped in hues of emerald and pristine white, beckon travelers from all corners of the globe. As you embark on your journey through this region, every step immerses you in a world where nature’s melodies, from the chirping of birds to the rustling of leaves, create a harmonious backdrop.</text:p>
          </table:table-cell>
          <table:table-cell office:value-type="string" calcext:value-type="string">
            <text:p>MO</text:p>
          </table:table-cell>
          <table:table-cell office:value-type="string" calcext:value-type="string">
            <text:p>MN</text:p>
          </table:table-cell>
          <table:table-cell office:value-type="float" office:value="0" calcext:value-type="float">
            <text:p>0</text:p>
          </table:table-cell>
          <table:table-cell/>
          <table:table-cell office:value-type="float" office:value="49.03255" calcext:value-type="float">
            <text:p>49.03255</text:p>
          </table:table-cell>
          <table:table-cell office:value-type="float" office:value="88.959963" calcext:value-type="float">
            <text:p>88.959963</text:p>
          </table:table-cell>
          <table:table-cell office:value-type="float" office:value="7000" calcext:value-type="float">
            <text:p>7000</text:p>
          </table:table-cell>
          <table:table-cell table:number-columns-repeated="2" office:value-type="float" office:value="0" calcext:value-type="float">
            <text:p>0</text:p>
          </table:table-cell>
          <table:table-cell office:value-type="float" office:value="95" calcext:value-type="float">
            <text:p>95</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746120f8-17bc-efe8-d1ce-5634968958b4" calcext:value-type="string">
            <text:p>746120f8-17bc-efe8-d1ce-5634968958b4</text:p>
          </table:table-cell>
          <table:table-cell office:value-type="string" calcext:value-type="string">
            <text:p>Black Lake</text:p>
          </table:table-cell>
          <table:table-cell office:value-type="string" calcext:value-type="string">
            <text:p>In the heart of Durmitor National Park lies Black Lake (Crno Jezero), a pristine body of water that mirrors the sky and the surrounding pine forests. This glacial lake, split into two by a narrow strip of land, is one of the most beautiful places to visit in Montenegro. The lake’s crystal-clear waters, set against the backdrop of the towering Durmitor Mountain, offer a visual treat that’s hard to match.</text:p>
          </table:table-cell>
          <table:table-cell office:value-type="string" calcext:value-type="string">
            <text:p>LA</text:p>
          </table:table-cell>
          <table:table-cell office:value-type="string" calcext:value-type="string">
            <text:p>ME</text:p>
          </table:table-cell>
          <table:table-cell office:value-type="float" office:value="0" calcext:value-type="float">
            <text:p>0</text:p>
          </table:table-cell>
          <table:table-cell/>
          <table:table-cell office:value-type="float" office:value="43.139349" calcext:value-type="float">
            <text:p>43.139349</text:p>
          </table:table-cell>
          <table:table-cell office:value-type="float" office:value="19.07978" calcext:value-type="float">
            <text:p>19.07978</text:p>
          </table:table-cell>
          <table:table-cell office:value-type="float" office:value="5800" calcext:value-type="float">
            <text:p>5800</text:p>
          </table:table-cell>
          <table:table-cell table:number-columns-repeated="2" office:value-type="float" office:value="0" calcext:value-type="float">
            <text:p>0</text:p>
          </table:table-cell>
          <table:table-cell office:value-type="float" office:value="50" calcext:value-type="float">
            <text:p>50</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4b3fdeba-e109-39da-c456-ac1d208618eb" calcext:value-type="string">
            <text:p>4b3fdeba-e109-39da-c456-ac1d208618eb</text:p>
          </table:table-cell>
          <table:table-cell office:value-type="string" calcext:value-type="string">
            <text:p>High Atlas</text:p>
          </table:table-cell>
          <table:table-cell office:value-type="string" calcext:value-type="string">
            <text:p>The High Atlas Mountains, stretching across central Morocco, are a haven for adventurers and nature lovers alike. Towering peaks, verdant valleys, and traditional Berber villages dot this mesmerizing landscape. This makes it one of the most beautiful places to visit in Morocco.</text:p>
          </table:table-cell>
          <table:table-cell office:value-type="string" calcext:value-type="string">
            <text:p>MO</text:p>
          </table:table-cell>
          <table:table-cell office:value-type="string" calcext:value-type="string">
            <text:p>MA</text:p>
          </table:table-cell>
          <table:table-cell office:value-type="float" office:value="0" calcext:value-type="float">
            <text:p>0</text:p>
          </table:table-cell>
          <table:table-cell/>
          <table:table-cell office:value-type="float" office:value="31.459759" calcext:value-type="float">
            <text:p>31.459759</text:p>
          </table:table-cell>
          <table:table-cell office:value-type="float" office:value="-6.974621" calcext:value-type="float">
            <text:p>-6.974621</text:p>
          </table:table-cell>
          <table:table-cell office:value-type="float" office:value="9100" calcext:value-type="float">
            <text:p>9100</text:p>
          </table:table-cell>
          <table:table-cell table:number-columns-repeated="2" office:value-type="float" office:value="0" calcext:value-type="float">
            <text:p>0</text:p>
          </table:table-cell>
          <table:table-cell office:value-type="float" office:value="167" calcext:value-type="float">
            <text:p>167</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3c10a24f-1b05-a976-9fbf-1cb61d26de7b" calcext:value-type="string">
            <text:p>3c10a24f-1b05-a976-9fbf-1cb61d26de7b</text:p>
          </table:table-cell>
          <table:table-cell office:value-type="string" calcext:value-type="string">
            <text:p>Macaneta Beach</text:p>
          </table:table-cell>
          <table:table-cell office:value-type="string" calcext:value-type="string">
            <text:p>Just a stone’s throw away from Maputo, Macaneta Beach offers a quick yet fulfilling escape from the hustle and bustle of city life. With its golden sands and turquoise waters, this beach is a favorite among locals and tourists alike. Whether you’re looking to surf the waves or simply relax with a good book, Macaneta has something for everyone.</text:p>
          </table:table-cell>
          <table:table-cell office:value-type="string" calcext:value-type="string">
            <text:p>BE</text:p>
          </table:table-cell>
          <table:table-cell office:value-type="string" calcext:value-type="string">
            <text:p>MZ</text:p>
          </table:table-cell>
          <table:table-cell office:value-type="float" office:value="0" calcext:value-type="float">
            <text:p>0</text:p>
          </table:table-cell>
          <table:table-cell/>
          <table:table-cell office:value-type="float" office:value="-25.806324" calcext:value-type="float">
            <text:p>-25.806324</text:p>
          </table:table-cell>
          <table:table-cell office:value-type="float" office:value="32.732941" calcext:value-type="float">
            <text:p>32.732941</text:p>
          </table:table-cell>
          <table:table-cell office:value-type="float" office:value="400" calcext:value-type="float">
            <text:p>400</text:p>
          </table:table-cell>
          <table:table-cell table:number-columns-repeated="2" office:value-type="float" office:value="0" calcext:value-type="float">
            <text:p>0</text:p>
          </table:table-cell>
          <table:table-cell office:value-type="float" office:value="8" calcext:value-type="float">
            <text:p>8</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116719e4-89a2-cd5d-75db-95dd10923906" calcext:value-type="string">
            <text:p>116719e4-89a2-cd5d-75db-95dd10923906</text:p>
          </table:table-cell>
          <table:table-cell office:value-type="string" calcext:value-type="string">
            <text:p>Gubyaukgyi Temple</text:p>
          </table:table-cell>
          <table:table-cell office:value-type="string" calcext:value-type="string">
            <text:p>The Gubyaukgyi temple, located just south of Bagan, Myanmar, in Myinkaba Village, is a Buddhist temple built in 1113 AD by Prince Yazakumar, shortly after the death of his father, King Kyansittha of the Pagan Dynasty. The temple is notable for two reasons. First, it contains a large array of well-preserved frescoes on its interior walls, the oldest original paintings to be found in Bagan. All of the frescoes are accompanied by ink captions written in Old Mon, providing one of the earliest examples of the language's use in Myanmar. Second, the temple is located just to the west of the Myazedi Pagoda, at which was found two stone pillars with inscriptions written in four, ancient Southeast Asian languages: Pali, Old Mon, Old Burmese, and Pyu. The inscription on the pillar displayed by the Myazedi Pagoda has been called the Burmese Rosetta Stone, given its significance both historically and linguistically, as a key to cracking the Pyu language.</text:p>
          </table:table-cell>
          <table:table-cell office:value-type="string" calcext:value-type="string">
            <text:p>PO</text:p>
          </table:table-cell>
          <table:table-cell office:value-type="string" calcext:value-type="string">
            <text:p>MM</text:p>
          </table:table-cell>
          <table:table-cell office:value-type="float" office:value="0" calcext:value-type="float">
            <text:p>0</text:p>
          </table:table-cell>
          <table:table-cell/>
          <table:table-cell office:value-type="float" office:value="21.157981" calcext:value-type="float">
            <text:p>21.157981</text:p>
          </table:table-cell>
          <table:table-cell office:value-type="float" office:value="94.853291" calcext:value-type="float">
            <text:p>94.853291</text:p>
          </table:table-cell>
          <table:table-cell office:value-type="float" office:value="550" calcext:value-type="float">
            <text:p>550</text:p>
          </table:table-cell>
          <table:table-cell table:number-columns-repeated="2" office:value-type="float" office:value="0" calcext:value-type="float">
            <text:p>0</text:p>
          </table:table-cell>
          <table:table-cell office:value-type="float" office:value="52" calcext:value-type="float">
            <text:p>52</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a36e86b6-027e-0b77-c3ba-5a190ceadff3" calcext:value-type="string">
            <text:p>a36e86b6-027e-0b77-c3ba-5a190ceadff3</text:p>
          </table:table-cell>
          <table:table-cell office:value-type="string" calcext:value-type="string">
            <text:p>Nauru</text:p>
          </table:table-cell>
          <table:table-cell office:value-type="string" calcext:value-type="string">
            <text:p>Nauru, officially the Republic of Nauru and formerly known as Pleasant Island, is an island country and microstate in Micronesia, part of Oceania in the Central Pacific. Its nearest neighbour is Banaba of Kiribati, about 300 km (190 mi) to the east.</text:p>
          </table:table-cell>
          <table:table-cell office:value-type="string" calcext:value-type="string">
            <text:p>IS</text:p>
          </table:table-cell>
          <table:table-cell office:value-type="string" calcext:value-type="string">
            <text:p>NR</text:p>
          </table:table-cell>
          <table:table-cell office:value-type="float" office:value="0" calcext:value-type="float">
            <text:p>0</text:p>
          </table:table-cell>
          <table:table-cell/>
          <table:table-cell office:value-type="float" office:value="-0.574052" calcext:value-type="float">
            <text:p>-0.574052</text:p>
          </table:table-cell>
          <table:table-cell office:value-type="float" office:value="166.935324" calcext:value-type="float">
            <text:p>166.935324</text:p>
          </table:table-cell>
          <table:table-cell office:value-type="float" office:value="2750" calcext:value-type="float">
            <text:p>2750</text:p>
          </table:table-cell>
          <table:table-cell table:number-columns-repeated="2" office:value-type="float" office:value="0" calcext:value-type="float">
            <text:p>0</text:p>
          </table:table-cell>
          <table:table-cell office:value-type="float" office:value="356" calcext:value-type="float">
            <text:p>356</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6e11653c-2d0b-531d-7ba0-e18beae1dcaa" calcext:value-type="string">
            <text:p>6e11653c-2d0b-531d-7ba0-e18beae1dcaa</text:p>
          </table:table-cell>
          <table:table-cell office:value-type="string" calcext:value-type="string">
            <text:p>Fish River Canyon</text:p>
          </table:table-cell>
          <table:table-cell office:value-type="string" calcext:value-type="string">
            <text:p>Gazing down into the depths of Fish River Canyon, you’re met with a breathtaking panorama that showcases the raw power of nature’s artistry. As one of the most beautiful places in Namibia, this majestic canyon is the second-largest of its kind in the world, carved out over millions of years by the meandering Fish River.</text:p>
          </table:table-cell>
          <table:table-cell office:value-type="string" calcext:value-type="string">
            <text:p>CA</text:p>
          </table:table-cell>
          <table:table-cell office:value-type="string" calcext:value-type="string">
            <text:p>NA</text:p>
          </table:table-cell>
          <table:table-cell office:value-type="float" office:value="0" calcext:value-type="float">
            <text:p>0</text:p>
          </table:table-cell>
          <table:table-cell/>
          <table:table-cell office:value-type="float" office:value="-27.784796" calcext:value-type="float">
            <text:p>-27.784796</text:p>
          </table:table-cell>
          <table:table-cell office:value-type="float" office:value="17.616407" calcext:value-type="float">
            <text:p>17.616407</text:p>
          </table:table-cell>
          <table:table-cell office:value-type="float" office:value="2800" calcext:value-type="float">
            <text:p>2800</text:p>
          </table:table-cell>
          <table:table-cell table:number-columns-repeated="2" office:value-type="float" office:value="0" calcext:value-type="float">
            <text:p>0</text:p>
          </table:table-cell>
          <table:table-cell office:value-type="float" office:value="253" calcext:value-type="float">
            <text:p>253</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85c58326-d604-4468-c03a-6551bc721b7d" calcext:value-type="string">
            <text:p>85c58326-d604-4468-c03a-6551bc721b7d</text:p>
          </table:table-cell>
          <table:table-cell office:value-type="string" calcext:value-type="string">
            <text:p>Mustang</text:p>
          </table:table-cell>
          <table:table-cell office:value-type="string" calcext:value-type="string">
            <text:p>Mustang, often referred to as Nepal’s “Forbidden Kingdom,” is a destination that beckons the curious traveler with its enigmatic allure. This remote region, nestled amidst the Himalayas, is not just one of the most beautiful places of Nepal; it’s a journey through time and culture that leaves an indelible mark.</text:p>
          </table:table-cell>
          <table:table-cell office:value-type="string" calcext:value-type="string">
            <text:p>MO</text:p>
          </table:table-cell>
          <table:table-cell office:value-type="string" calcext:value-type="string">
            <text:p>NP</text:p>
          </table:table-cell>
          <table:table-cell office:value-type="float" office:value="0" calcext:value-type="float">
            <text:p>0</text:p>
          </table:table-cell>
          <table:table-cell/>
          <table:table-cell office:value-type="float" office:value="28.915313" calcext:value-type="float">
            <text:p>28.915313</text:p>
          </table:table-cell>
          <table:table-cell office:value-type="float" office:value="83.799433" calcext:value-type="float">
            <text:p>83.799433</text:p>
          </table:table-cell>
          <table:table-cell office:value-type="float" office:value="22000" calcext:value-type="float">
            <text:p>22000</text:p>
          </table:table-cell>
          <table:table-cell table:number-columns-repeated="2" office:value-type="float" office:value="0" calcext:value-type="float">
            <text:p>0</text:p>
          </table:table-cell>
          <table:table-cell office:value-type="float" office:value="33" calcext:value-type="float">
            <text:p>33</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cd8f0e39-29ea-204f-c937-b4cb94c06f51" calcext:value-type="string">
            <text:p>cd8f0e39-29ea-204f-c937-b4cb94c06f51</text:p>
          </table:table-cell>
          <table:table-cell office:value-type="string" calcext:value-type="string">
            <text:p>Maastricht</text:p>
          </table:table-cell>
          <table:table-cell office:value-type="string" calcext:value-type="string">
            <text:p>Nestled along the banks of the River Maas, Maastricht is a gem in the southern tip of the Netherlands. As one of the most beautiful places in the Netherlands, this city boasts a rich history, stunning architecture, and a vibrant cultural scene. Its cobbled streets, historic churches, and lively squares exude a charm that’s hard to resist.</text:p>
          </table:table-cell>
          <table:table-cell office:value-type="string" calcext:value-type="string">
            <text:p>CI</text:p>
          </table:table-cell>
          <table:table-cell office:value-type="string" calcext:value-type="string">
            <text:p>NL</text:p>
          </table:table-cell>
          <table:table-cell office:value-type="float" office:value="0" calcext:value-type="float">
            <text:p>0</text:p>
          </table:table-cell>
          <table:table-cell/>
          <table:table-cell office:value-type="float" office:value="50.861449" calcext:value-type="float">
            <text:p>50.861449</text:p>
          </table:table-cell>
          <table:table-cell office:value-type="float" office:value="5.707708" calcext:value-type="float">
            <text:p>5.707708</text:p>
          </table:table-cell>
          <table:table-cell office:value-type="float" office:value="800" calcext:value-type="float">
            <text:p>800</text:p>
          </table:table-cell>
          <table:table-cell table:number-columns-repeated="2" office:value-type="float" office:value="0" calcext:value-type="float">
            <text:p>0</text:p>
          </table:table-cell>
          <table:table-cell office:value-type="float" office:value="217" calcext:value-type="float">
            <text:p>217</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f1d91b02-04cf-a36d-1639-6b31001dd02a" calcext:value-type="string">
            <text:p>f1d91b02-04cf-a36d-1639-6b31001dd02a</text:p>
          </table:table-cell>
          <table:table-cell office:value-type="string" calcext:value-type="string">
            <text:p>Queenstown</text:p>
          </table:table-cell>
          <table:table-cell office:value-type="string" calcext:value-type="string">
            <text:p>Regarded as the adventure capital of the world, Queenstown is a vibrant, energetic city. This place is nestled among the peaks of New Zealand’s South Island. Framed by the towering Remarkables Mountain Range and set on the banks of the crystal-clear Lake Wakatipu, Queenstown is, without a doubt, one of the most beautiful places in New Zealand.</text:p>
          </table:table-cell>
          <table:table-cell office:value-type="string" calcext:value-type="string">
            <text:p>CI</text:p>
          </table:table-cell>
          <table:table-cell office:value-type="string" calcext:value-type="string">
            <text:p>NZ</text:p>
          </table:table-cell>
          <table:table-cell office:value-type="float" office:value="0" calcext:value-type="float">
            <text:p>0</text:p>
          </table:table-cell>
          <table:table-cell/>
          <table:table-cell office:value-type="float" office:value="-45.062464" calcext:value-type="float">
            <text:p>-45.062464</text:p>
          </table:table-cell>
          <table:table-cell office:value-type="float" office:value="168.66169" calcext:value-type="float">
            <text:p>168.66169</text:p>
          </table:table-cell>
          <table:table-cell office:value-type="float" office:value="3200" calcext:value-type="float">
            <text:p>3200</text:p>
          </table:table-cell>
          <table:table-cell table:number-columns-repeated="3" office:value-type="float" office:value="0" calcext:value-type="float">
            <text:p>0</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b9a6b15c-78e1-8f7d-b949-4d87e6ae8daa" calcext:value-type="string">
            <text:p>b9a6b15c-78e1-8f7d-b949-4d87e6ae8daa</text:p>
          </table:table-cell>
          <table:table-cell office:value-type="string" calcext:value-type="string">
            <text:p>Cerro Negro</text:p>
          </table:table-cell>
          <table:table-cell office:value-type="string" calcext:value-type="string">
            <text:p>Have you ever dreamt of sliding down the slopes of an active volcano? If the answer is yes, then Cerro Negro is your dream come true. This young and unique volcano is one of the best places to visit in Nicaragua for adrenaline junkies. Its dark, ashen slopes contrast brilliantly with the blue skies, offering a surreal experience.</text:p>
          </table:table-cell>
          <table:table-cell office:value-type="string" calcext:value-type="string">
            <text:p>MO</text:p>
          </table:table-cell>
          <table:table-cell office:value-type="string" calcext:value-type="string">
            <text:p>NI</text:p>
          </table:table-cell>
          <table:table-cell office:value-type="float" office:value="0" calcext:value-type="float">
            <text:p>0</text:p>
          </table:table-cell>
          <table:table-cell/>
          <table:table-cell office:value-type="float" office:value="12.518456" calcext:value-type="float">
            <text:p>12.518456</text:p>
          </table:table-cell>
          <table:table-cell office:value-type="float" office:value="-86.695995" calcext:value-type="float">
            <text:p>-86.695995</text:p>
          </table:table-cell>
          <table:table-cell office:value-type="float" office:value="2800" calcext:value-type="float">
            <text:p>2800</text:p>
          </table:table-cell>
          <table:table-cell table:number-columns-repeated="2" office:value-type="float" office:value="0" calcext:value-type="float">
            <text:p>0</text:p>
          </table:table-cell>
          <table:table-cell office:value-type="float" office:value="212" calcext:value-type="float">
            <text:p>212</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de140b92-9855-4e58-5523-2cd7d9e9f78b" calcext:value-type="string">
            <text:p>de140b92-9855-4e58-5523-2cd7d9e9f78b</text:p>
          </table:table-cell>
          <table:table-cell office:value-type="string" calcext:value-type="string">
            <text:p>Lagos</text:p>
          </table:table-cell>
          <table:table-cell office:value-type="string" calcext:value-type="string">
            <text:p>Lagos, a vibrant metropolis on Nigeria’s southwestern coast, pulsates with energy and dynamism. Often hailed as the heartbeat of the nation, this city is a kaleidoscope of cultures, traditions, and modernity. As one of the beautiful places in Nigeria, Lagos boasts a rich tapestry of history, art, and commerce.</text:p>
          </table:table-cell>
          <table:table-cell office:value-type="string" calcext:value-type="string">
            <text:p>CI</text:p>
          </table:table-cell>
          <table:table-cell office:value-type="string" calcext:value-type="string">
            <text:p>NG</text:p>
          </table:table-cell>
          <table:table-cell office:value-type="float" office:value="0" calcext:value-type="float">
            <text:p>0</text:p>
          </table:table-cell>
          <table:table-cell/>
          <table:table-cell office:value-type="float" office:value="6.453055" calcext:value-type="float">
            <text:p>6.453055</text:p>
          </table:table-cell>
          <table:table-cell office:value-type="float" office:value="3.381585" calcext:value-type="float">
            <text:p>3.381585</text:p>
          </table:table-cell>
          <table:table-cell office:value-type="float" office:value="1200" calcext:value-type="float">
            <text:p>1200</text:p>
          </table:table-cell>
          <table:table-cell table:number-columns-repeated="2" office:value-type="float" office:value="0" calcext:value-type="float">
            <text:p>0</text:p>
          </table:table-cell>
          <table:table-cell office:value-type="float" office:value="326" calcext:value-type="float">
            <text:p>326</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c4719564-2942-f255-5311-02abb9828d14" calcext:value-type="string">
            <text:p>c4719564-2942-f255-5311-02abb9828d14</text:p>
          </table:table-cell>
          <table:table-cell office:value-type="string" calcext:value-type="string">
            <text:p>Niamey</text:p>
          </table:table-cell>
          <table:table-cell office:value-type="string" calcext:value-type="string">
            <text:p>Niamey, the capital of Niger, presents a diverse array of attractions for explorers. Situated primarily on the east side of the impressive Niger River, Africa’s third-longest river, the city offers scenic vistas and boat tour opportunities. </text:p>
          </table:table-cell>
          <table:table-cell office:value-type="string" calcext:value-type="string">
            <text:p>CI</text:p>
          </table:table-cell>
          <table:table-cell office:value-type="string" calcext:value-type="string">
            <text:p>NE</text:p>
          </table:table-cell>
          <table:table-cell office:value-type="float" office:value="0" calcext:value-type="float">
            <text:p>0</text:p>
          </table:table-cell>
          <table:table-cell/>
          <table:table-cell office:value-type="float" office:value="13.47816" calcext:value-type="float">
            <text:p>13.47816</text:p>
          </table:table-cell>
          <table:table-cell office:value-type="float" office:value="2.114374" calcext:value-type="float">
            <text:p>2.114374</text:p>
          </table:table-cell>
          <table:table-cell office:value-type="float" office:value="2000" calcext:value-type="float">
            <text:p>2000</text:p>
          </table:table-cell>
          <table:table-cell table:number-columns-repeated="2" office:value-type="float" office:value="0" calcext:value-type="float">
            <text:p>0</text:p>
          </table:table-cell>
          <table:table-cell office:value-type="float" office:value="14" calcext:value-type="float">
            <text:p>14</text:p>
          </table:table-cell>
          <table:table-cell table:style-name="ce20" office:value-type="float" office:value="120" calcext:value-type="float">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cfc27909-26f5-c23e-3f7c-31161b8c534f" calcext:value-type="string">
            <text:p>cfc27909-26f5-c23e-3f7c-31161b8c534f</text:p>
          </table:table-cell>
          <table:table-cell office:value-type="string" calcext:value-type="string">
            <text:p>Paektu Mountain</text:p>
          </table:table-cell>
          <table:table-cell office:value-type="string" calcext:value-type="string">
            <text:p>Paektu Mountain or Baekdu Mountain is an active stratovolcano on the Chinese–North Korean border. In China, it is known as Changbai Mountain. At 2,744 m (9,003 ft), it is the tallest mountain in North Korea and Northeast China and the tallest mountain of the Baekdu-daegan and Changbai mountain ranges.</text:p>
          </table:table-cell>
          <table:table-cell office:value-type="string" calcext:value-type="string">
            <text:p>MO</text:p>
          </table:table-cell>
          <table:table-cell office:value-type="string" calcext:value-type="string">
            <text:p>KP</text:p>
          </table:table-cell>
          <table:table-cell office:value-type="float" office:value="0" calcext:value-type="float">
            <text:p>0</text:p>
          </table:table-cell>
          <table:table-cell/>
          <table:table-cell office:value-type="float" office:value="41.945344" calcext:value-type="float">
            <text:p>41.945344</text:p>
          </table:table-cell>
          <table:table-cell office:value-type="float" office:value="128.055021" calcext:value-type="float">
            <text:p>128.055021</text:p>
          </table:table-cell>
          <table:table-cell office:value-type="float" office:value="11000" calcext:value-type="float">
            <text:p>11000</text:p>
          </table:table-cell>
          <table:table-cell table:number-columns-repeated="2" office:value-type="float" office:value="0" calcext:value-type="float">
            <text:p>0</text:p>
          </table:table-cell>
          <table:table-cell office:value-type="float" office:value="3" calcext:value-type="float">
            <text:p>3</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cee1c6b7-e3af-a9f9-7fed-0c9515933a77" calcext:value-type="string">
            <text:p>cee1c6b7-e3af-a9f9-7fed-0c9515933a77</text:p>
          </table:table-cell>
          <table:table-cell office:value-type="string" calcext:value-type="string">
            <text:p>Skopje</text:p>
          </table:table-cell>
          <table:table-cell office:value-type="string" calcext:value-type="string">
            <text:p>Ah, Skopje – a city where the ancient meets the contemporary in a mesmerizing dance. With every step through its bustling streets, you’ll quickly realize why it stands as one of the most beautiful places in Macedonia. It’s a tapestry of cultures, each thread telling its own unique story.</text:p>
            <text:p/>
            <text:p>The iconic Stone Bridge connects the city both literally and symbolically. On one side, the Old Bazaar echoes with whispers of the Ottoman era, while on the other, Macedonia Square gleams with modern sculptures and fountains, each more grand than the last. And then there’s the towering Kale Fortress, offering panoramic views of the city, a perfect blend of past and present.</text:p>
          </table:table-cell>
          <table:table-cell office:value-type="string" calcext:value-type="string">
            <text:p>CI</text:p>
          </table:table-cell>
          <table:table-cell office:value-type="string" calcext:value-type="string">
            <text:p>MK</text:p>
          </table:table-cell>
          <table:table-cell office:value-type="float" office:value="0" calcext:value-type="float">
            <text:p>0</text:p>
          </table:table-cell>
          <table:table-cell/>
          <table:table-cell office:value-type="float" office:value="42.004762" calcext:value-type="float">
            <text:p>42.004762</text:p>
          </table:table-cell>
          <table:table-cell office:value-type="float" office:value="21.462728" calcext:value-type="float">
            <text:p>21.462728</text:p>
          </table:table-cell>
          <table:table-cell office:value-type="float" office:value="2500" calcext:value-type="float">
            <text:p>2500</text:p>
          </table:table-cell>
          <table:table-cell table:number-columns-repeated="2" office:value-type="float" office:value="0" calcext:value-type="float">
            <text:p>0</text:p>
          </table:table-cell>
          <table:table-cell office:value-type="float" office:value="170" calcext:value-type="float">
            <text:p>170</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97496b04-e2ab-663b-f926-28cb23c0752e" calcext:value-type="string">
            <text:p>97496b04-e2ab-663b-f926-28cb23c0752e</text:p>
          </table:table-cell>
          <table:table-cell office:value-type="string" calcext:value-type="string">
            <text:p>Geirangerfjord</text:p>
          </table:table-cell>
          <table:table-cell office:value-type="string" calcext:value-type="string">
            <text:p>Tucked away in Norway’s vast fjord country, Geirangerfjord is nothing short of a natural masterpiece. Glide through deep blue waters, with towering cliffs and cascading waterfalls like something out of a fantasy novel. It’s so stunning, UNESCO had to give it a nod. This beautiful place in Geiranger isn’t just about the views, though—they’re epic, but there’s so much more to it.</text:p>
          </table:table-cell>
          <table:table-cell office:value-type="string" calcext:value-type="string">
            <text:p>CA</text:p>
          </table:table-cell>
          <table:table-cell office:value-type="string" calcext:value-type="string">
            <text:p>NO</text:p>
          </table:table-cell>
          <table:table-cell office:value-type="float" office:value="0" calcext:value-type="float">
            <text:p>0</text:p>
          </table:table-cell>
          <table:table-cell/>
          <table:table-cell office:value-type="float" office:value="62.114758" calcext:value-type="float">
            <text:p>62.114758</text:p>
          </table:table-cell>
          <table:table-cell office:value-type="float" office:value="6.949085" calcext:value-type="float">
            <text:p>6.949085</text:p>
          </table:table-cell>
          <table:table-cell office:value-type="float" office:value="2900" calcext:value-type="float">
            <text:p>2900</text:p>
          </table:table-cell>
          <table:table-cell table:number-columns-repeated="2" office:value-type="float" office:value="0" calcext:value-type="float">
            <text:p>0</text:p>
          </table:table-cell>
          <table:table-cell office:value-type="float" office:value="123" calcext:value-type="float">
            <text:p>123</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81019bb8-d405-729b-182a-2665ee43d84a" calcext:value-type="string">
            <text:p>81019bb8-d405-729b-182a-2665ee43d84a</text:p>
          </table:table-cell>
          <table:table-cell office:value-type="string" calcext:value-type="string">
            <text:p>Muscat</text:p>
          </table:table-cell>
          <table:table-cell office:value-type="string" calcext:value-type="string">
            <text:p>In Muscat, stone forts with watchtowers and mansions with latticed balconies stand alongside low-rise buildings and contemporary architectural masterpieces, and it all fits together effortlessly. The capital of Oman has much to see, including charming museums in restored old houses, courtyard restaurants and swanky shopping malls. The Sultan Qaboos Grand Mosque, with its arched walkways, colorful mosaic tiles, ornate dome and Swarovski-crystal-studded chandelier, is an impressive example of modern Islamic architecture. </text:p>
          </table:table-cell>
          <table:table-cell office:value-type="string" calcext:value-type="string">
            <text:p>CI</text:p>
          </table:table-cell>
          <table:table-cell office:value-type="string" calcext:value-type="string">
            <text:p>OM</text:p>
          </table:table-cell>
          <table:table-cell office:value-type="float" office:value="0" calcext:value-type="float">
            <text:p>0</text:p>
          </table:table-cell>
          <table:table-cell/>
          <table:table-cell office:value-type="float" office:value="23.614379" calcext:value-type="float">
            <text:p>23.614379</text:p>
          </table:table-cell>
          <table:table-cell office:value-type="float" office:value="58.467107" calcext:value-type="float">
            <text:p>58.467107</text:p>
          </table:table-cell>
          <table:table-cell office:value-type="float" office:value="2800" calcext:value-type="float">
            <text:p>2800</text:p>
          </table:table-cell>
          <table:table-cell table:number-columns-repeated="2" office:value-type="float" office:value="0" calcext:value-type="float">
            <text:p>0</text:p>
          </table:table-cell>
          <table:table-cell office:value-type="float" office:value="234" calcext:value-type="float">
            <text:p>234</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b0682b81-7bd6-49de-aa96-50982eb3fa2f" calcext:value-type="string">
            <text:p>b0682b81-7bd6-49de-aa96-50982eb3fa2f</text:p>
          </table:table-cell>
          <table:table-cell office:value-type="string" calcext:value-type="string">
            <text:p>Chitral</text:p>
          </table:table-cell>
          <table:table-cell office:value-type="string" calcext:value-type="string">
            <text:p>Ah, Chitral! A place where nature’s artistry seems to have gone wild. The first thing you’ll notice is the dramatic landscape. Towering peaks, lush valleys, and the ever-present murmur of the Chitral River create an atmosphere that’s nothing short of magical. It’s one of the most beautiful places in Northern Pakistan, and it’s easy to see why.</text:p>
            <text:p/>
            <text:p>The local culture is another highlight. The Kalash Valley, home to the indigenous Kalash people, offers a unique blend of ancient traditions and vibrant festivals. You’ll find yourself immersed in a world that feels both timeless and otherworldly. It’s a must-see in Northern Pakistan for anyone interested in cultural exploration.</text:p>
          </table:table-cell>
          <table:table-cell office:value-type="string" calcext:value-type="string">
            <text:p>VA</text:p>
          </table:table-cell>
          <table:table-cell office:value-type="string" calcext:value-type="string">
            <text:p>PK</text:p>
          </table:table-cell>
          <table:table-cell office:value-type="float" office:value="0" calcext:value-type="float">
            <text:p>0</text:p>
          </table:table-cell>
          <table:table-cell/>
          <table:table-cell office:value-type="float" office:value="35.701334" calcext:value-type="float">
            <text:p>35.701334</text:p>
          </table:table-cell>
          <table:table-cell office:value-type="float" office:value="71.764545" calcext:value-type="float">
            <text:p>71.764545</text:p>
          </table:table-cell>
          <table:table-cell office:value-type="float" office:value="5000" calcext:value-type="float">
            <text:p>5000</text:p>
          </table:table-cell>
          <table:table-cell table:number-columns-repeated="2" office:value-type="float" office:value="0" calcext:value-type="float">
            <text:p>0</text:p>
          </table:table-cell>
          <table:table-cell office:value-type="float" office:value="8" calcext:value-type="float">
            <text:p>8</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d8c587ca-a8c6-eb9a-7edc-97fbc612efd7" calcext:value-type="string">
            <text:p>d8c587ca-a8c6-eb9a-7edc-97fbc612efd7</text:p>
          </table:table-cell>
          <table:table-cell office:value-type="string" calcext:value-type="string">
            <text:p>Palau</text:p>
          </table:table-cell>
          <table:table-cell office:value-type="string" calcext:value-type="string">
            <text:p>Palau, officially the Republic of Palau, is an island country in the Micronesia subregion of Oceania in the western Pacific. The republic consists of approximately 340 islands and connects the western chain of the Caroline Islands with parts of the Federated States of Micronesia. It has a total area of 466 square kilometers (180 sq mi), making it the fourth smallest country in the world. The most populous island is Koror, home to the country's most populous city of the same name. The capital Ngerulmud is located on the largest island of Babeldaob, in Melekeok State.</text:p>
          </table:table-cell>
          <table:table-cell office:value-type="string" calcext:value-type="string">
            <text:p>IS</text:p>
          </table:table-cell>
          <table:table-cell office:value-type="string" calcext:value-type="string">
            <text:p>PW</text:p>
          </table:table-cell>
          <table:table-cell office:value-type="float" office:value="0" calcext:value-type="float">
            <text:p>0</text:p>
          </table:table-cell>
          <table:table-cell/>
          <table:table-cell office:value-type="float" office:value="7.294032" calcext:value-type="float">
            <text:p>7.294032</text:p>
          </table:table-cell>
          <table:table-cell office:value-type="float" office:value="134.431655" calcext:value-type="float">
            <text:p>134.431655</text:p>
          </table:table-cell>
          <table:table-cell office:value-type="float" office:value="3200" calcext:value-type="float">
            <text:p>3200</text:p>
          </table:table-cell>
          <table:table-cell table:number-columns-repeated="2" office:value-type="float" office:value="0" calcext:value-type="float">
            <text:p>0</text:p>
          </table:table-cell>
          <table:table-cell office:value-type="float" office:value="40" calcext:value-type="float">
            <text:p>40</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2f3e51ba-b5c3-5a6e-cfe0-7381ea028ffd" calcext:value-type="string">
            <text:p>2f3e51ba-b5c3-5a6e-cfe0-7381ea028ffd</text:p>
          </table:table-cell>
          <table:table-cell office:value-type="string" calcext:value-type="string">
            <text:p>Ramallah</text:p>
          </table:table-cell>
          <table:table-cell office:value-type="string" calcext:value-type="string">
            <text:p>Ramallah is a Palestinian city in the central West Bank, that serves as the de facto administrative capital of the State of Palestine. It is situated on the Judaean Mountains, 10 km (6 miles) north of Jerusalem, at an average elevation of 872 meters (2,861 ft) above sea level, adjacent to al-Bireh.</text:p>
            <text:p/>
            <text:p>Ramallah has buildings containing masonry from the period of Herod the Great, but no complete building predates the Crusades of the 11th century. The modern city was founded during the 16th century by the Hadadeens, an Arab Christian clan descended from Ghassanids. </text:p>
          </table:table-cell>
          <table:table-cell office:value-type="string" calcext:value-type="string">
            <text:p>CI</text:p>
          </table:table-cell>
          <table:table-cell office:value-type="string" calcext:value-type="string">
            <text:p>PS</text:p>
          </table:table-cell>
          <table:table-cell office:value-type="float" office:value="0" calcext:value-type="float">
            <text:p>0</text:p>
          </table:table-cell>
          <table:table-cell/>
          <table:table-cell office:value-type="float" office:value="31.889846" calcext:value-type="float">
            <text:p>31.889846</text:p>
          </table:table-cell>
          <table:table-cell office:value-type="float" office:value="35.220348" calcext:value-type="float">
            <text:p>35.220348</text:p>
          </table:table-cell>
          <table:table-cell office:value-type="float" office:value="4100" calcext:value-type="float">
            <text:p>4100</text:p>
          </table:table-cell>
          <table:table-cell table:number-columns-repeated="2" office:value-type="float" office:value="0" calcext:value-type="float">
            <text:p>0</text:p>
          </table:table-cell>
          <table:table-cell office:value-type="float" office:value="315" calcext:value-type="float">
            <text:p>315</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d4138491-6fec-5d4b-20be-6cdab50073ae" calcext:value-type="string">
            <text:p>d4138491-6fec-5d4b-20be-6cdab50073ae</text:p>
          </table:table-cell>
          <table:table-cell office:value-type="string" calcext:value-type="string">
            <text:p>Volcán Barú National Park</text:p>
          </table:table-cell>
          <table:table-cell office:value-type="string" calcext:value-type="string">
            <text:p>In Volcán, be sure to explore the Volcán Barú National Park, home to Panama’s highest peak. The challenging hike to the summit offers rewarding panoramic views of both the Pacific Ocean and the Caribbean Sea on a clear day.</text:p>
            <text:p/>
            <text:p>Neighboring Cerro Punta is renowned as the “vegetable garden” of Panama. Its verdant fields and farms produce a large portion of the country’s fruits and vegetables. Visit the Finca Dracula, an orchid nursery housing one of the largest collections of orchid species in the world. This includes the rare Dracula Orchid, one of the most beautiful places in Panama.</text:p>
          </table:table-cell>
          <table:table-cell table:number-columns-repeated="2" office:value-type="string" calcext:value-type="string">
            <text:p>PA</text:p>
          </table:table-cell>
          <table:table-cell office:value-type="float" office:value="0" calcext:value-type="float">
            <text:p>0</text:p>
          </table:table-cell>
          <table:table-cell/>
          <table:table-cell office:value-type="float" office:value="8.805946" calcext:value-type="float">
            <text:p>8.805946</text:p>
          </table:table-cell>
          <table:table-cell office:value-type="float" office:value="-82.503109" calcext:value-type="float">
            <text:p>-82.503109</text:p>
          </table:table-cell>
          <table:table-cell office:value-type="float" office:value="11500" calcext:value-type="float">
            <text:p>11500</text:p>
          </table:table-cell>
          <table:table-cell table:number-columns-repeated="2" office:value-type="float" office:value="0" calcext:value-type="float">
            <text:p>0</text:p>
          </table:table-cell>
          <table:table-cell office:value-type="float" office:value="272" calcext:value-type="float">
            <text:p>272</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f2b53843-3b61-ce10-bc26-90508b1dcd6d" calcext:value-type="string">
            <text:p>f2b53843-3b61-ce10-bc26-90508b1dcd6d</text:p>
          </table:table-cell>
          <table:table-cell office:value-type="string" calcext:value-type="string">
            <text:p>Port Moresby</text:p>
          </table:table-cell>
          <table:table-cell office:value-type="string" calcext:value-type="string">
            <text:p>Port Moresby, also referred to as Pom City or simply Moresby, is the capital and largest city of Papua New Guinea. It is one of the largest cities in the southwestern Pacific (along with Jayapura) outside of Australia and New Zealand. It is located on the shores of the Gulf of Papua, on the south-western coast of the Papuan Peninsula of the island of New Guinea. The city emerged as a trade centre in the second half of the 19th century.</text:p>
          </table:table-cell>
          <table:table-cell office:value-type="string" calcext:value-type="string">
            <text:p>CI</text:p>
          </table:table-cell>
          <table:table-cell office:value-type="string" calcext:value-type="string">
            <text:p>PG</text:p>
          </table:table-cell>
          <table:table-cell office:value-type="float" office:value="0" calcext:value-type="float">
            <text:p>0</text:p>
          </table:table-cell>
          <table:table-cell/>
          <table:table-cell office:value-type="float" office:value="-9.48737" calcext:value-type="float">
            <text:p>-9.48737</text:p>
          </table:table-cell>
          <table:table-cell office:value-type="float" office:value="147.140497" calcext:value-type="float">
            <text:p>147.140497</text:p>
          </table:table-cell>
          <table:table-cell office:value-type="float" office:value="1000" calcext:value-type="float">
            <text:p>1000</text:p>
          </table:table-cell>
          <table:table-cell table:number-columns-repeated="2" office:value-type="float" office:value="0" calcext:value-type="float">
            <text:p>0</text:p>
          </table:table-cell>
          <table:table-cell office:value-type="float" office:value="52" calcext:value-type="float">
            <text:p>52</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d9835558-649e-05e6-d85f-bc04b51ec69d" calcext:value-type="string">
            <text:p>d9835558-649e-05e6-d85f-bc04b51ec69d</text:p>
          </table:table-cell>
          <table:table-cell office:value-type="string" calcext:value-type="string">
            <text:p>The Dam Of Itaipú</text:p>
          </table:table-cell>
          <table:table-cell office:value-type="string" calcext:value-type="string">
            <text:p>In the realm of human engineering marvels, The Dam Of Itaipú stands tall, both literally and figuratively. Situated on the Paraná River, this hydroelectric dam is a testament to human ingenuity and collaboration, as it’s a joint venture between Paraguay and Brazil. Recognized as one of the largest operational hydroelectric energy producers in the world, it’s a sight that leaves visitors in awe.</text:p>
          </table:table-cell>
          <table:table-cell office:value-type="string" calcext:value-type="string">
            <text:p>DA</text:p>
          </table:table-cell>
          <table:table-cell office:value-type="string" calcext:value-type="string">
            <text:p>PY</text:p>
          </table:table-cell>
          <table:table-cell office:value-type="float" office:value="0" calcext:value-type="float">
            <text:p>0</text:p>
          </table:table-cell>
          <table:table-cell/>
          <table:table-cell office:value-type="float" office:value="-25.418496" calcext:value-type="float">
            <text:p>-25.418496</text:p>
          </table:table-cell>
          <table:table-cell office:value-type="float" office:value="-54.573035" calcext:value-type="float">
            <text:p>-54.573035</text:p>
          </table:table-cell>
          <table:table-cell office:value-type="float" office:value="1800" calcext:value-type="float">
            <text:p>1800</text:p>
          </table:table-cell>
          <table:table-cell table:number-columns-repeated="2" office:value-type="float" office:value="0" calcext:value-type="float">
            <text:p>0</text:p>
          </table:table-cell>
          <table:table-cell office:value-type="float" office:value="310" calcext:value-type="float">
            <text:p>310</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ebc61894-bb25-71ea-63ba-bf993bcd7fd0" calcext:value-type="string">
            <text:p>ebc61894-bb25-71ea-63ba-bf993bcd7fd0</text:p>
          </table:table-cell>
          <table:table-cell office:value-type="string" calcext:value-type="string">
            <text:p>Rainbow Mountain</text:p>
          </table:table-cell>
          <table:table-cell office:value-type="string" calcext:value-type="string">
            <text:p>High in the Peruvian Andes lies a natural wonder that seems almost otherworldly: Rainbow Mountain. Officially known as Vinicunca, this geological marvel is a visual feast of vibrant hues, from deep reds and purples to brilliant yellows and greens. It’s as if Mother Nature herself took up a paintbrush and created a masterpiece on the canvas of the earth.</text:p>
          </table:table-cell>
          <table:table-cell office:value-type="string" calcext:value-type="string">
            <text:p>MO</text:p>
          </table:table-cell>
          <table:table-cell office:value-type="string" calcext:value-type="string">
            <text:p>PE</text:p>
          </table:table-cell>
          <table:table-cell office:value-type="float" office:value="0" calcext:value-type="float">
            <text:p>0</text:p>
          </table:table-cell>
          <table:table-cell/>
          <table:table-cell office:value-type="float" office:value="-13.864088" calcext:value-type="float">
            <text:p>-13.864088</text:p>
          </table:table-cell>
          <table:table-cell office:value-type="float" office:value="-71.298754" calcext:value-type="float">
            <text:p>-71.298754</text:p>
          </table:table-cell>
          <table:table-cell office:value-type="float" office:value="17200" calcext:value-type="float">
            <text:p>17200</text:p>
          </table:table-cell>
          <table:table-cell table:number-columns-repeated="2" office:value-type="float" office:value="0" calcext:value-type="float">
            <text:p>0</text:p>
          </table:table-cell>
          <table:table-cell office:value-type="float" office:value="234" calcext:value-type="float">
            <text:p>234</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819b13c6-171e-5c5a-24a0-9711dfbc6bb8" calcext:value-type="string">
            <text:p>819b13c6-171e-5c5a-24a0-9711dfbc6bb8</text:p>
          </table:table-cell>
          <table:table-cell office:value-type="string" calcext:value-type="string">
            <text:p>Coron, Palawan</text:p>
          </table:table-cell>
          <table:table-cell office:value-type="string" calcext:value-type="string">
            <text:p>Coron is where your island dreams come to life. Tucked away in Palawan, it’s a diver’s paradise with a twist of history. Picture this: you’re diving into the deep blue, weaving through sunken World War II ships. It’s eerie yet thrilling, with colorful fish darting around these underwater relics.</text:p>
            <text:p/>
            <text:p>But hey, there’s more to Coron than just its incredible dive sites. Above the waves, you’ll find landscapes that’ll make your Instagram followers green with envy. We’re talking about hidden beaches with the softest white sand you’ve ever set foot on. And let’s not forget Kayangan Lake – it’s so clear and peaceful, you’ll feel like you’ve stepped into another world.</text:p>
          </table:table-cell>
          <table:table-cell office:value-type="string" calcext:value-type="string">
            <text:p>IS</text:p>
          </table:table-cell>
          <table:table-cell office:value-type="string" calcext:value-type="string">
            <text:p>PH</text:p>
          </table:table-cell>
          <table:table-cell office:value-type="float" office:value="0" calcext:value-type="float">
            <text:p>0</text:p>
          </table:table-cell>
          <table:table-cell/>
          <table:table-cell office:value-type="float" office:value="11.985915" calcext:value-type="float">
            <text:p>11.985915</text:p>
          </table:table-cell>
          <table:table-cell office:value-type="float" office:value="120.213391" calcext:value-type="float">
            <text:p>120.213391</text:p>
          </table:table-cell>
          <table:table-cell office:value-type="float" office:value="850" calcext:value-type="float">
            <text:p>850</text:p>
          </table:table-cell>
          <table:table-cell table:number-columns-repeated="2" office:value-type="float" office:value="0" calcext:value-type="float">
            <text:p>0</text:p>
          </table:table-cell>
          <table:table-cell office:value-type="float" office:value="350" calcext:value-type="float">
            <text:p>350</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668dfd13-8d5a-3c28-91cd-1706c7b61c9a" calcext:value-type="string">
            <text:p>668dfd13-8d5a-3c28-91cd-1706c7b61c9a</text:p>
          </table:table-cell>
          <table:table-cell office:value-type="string" calcext:value-type="string">
            <text:p>Gdańsk</text:p>
          </table:table-cell>
          <table:table-cell office:value-type="string" calcext:value-type="string">
            <text:p>For a best place in Poland to visit, don’t miss the allure of Gdańsk! This coastal gem is undoubtedly one of the prettiest places in Poland. With its rich maritime history, Gdańsk is a city where the past meets the present at every corner. The Motława River, with its iconic Crane, reflects the city’s trading legacy, while the Royal Way boasts of architectural marvels that take you back in time.</text:p>
          </table:table-cell>
          <table:table-cell office:value-type="string" calcext:value-type="string">
            <text:p>CI</text:p>
          </table:table-cell>
          <table:table-cell office:value-type="string" calcext:value-type="string">
            <text:p>PL</text:p>
          </table:table-cell>
          <table:table-cell office:value-type="float" office:value="0" calcext:value-type="float">
            <text:p>0</text:p>
          </table:table-cell>
          <table:table-cell/>
          <table:table-cell office:value-type="float" office:value="54.390181" calcext:value-type="float">
            <text:p>54.390181</text:p>
          </table:table-cell>
          <table:table-cell office:value-type="float" office:value="18.67026" calcext:value-type="float">
            <text:p>18.67026</text:p>
          </table:table-cell>
          <table:table-cell office:value-type="float" office:value="1600" calcext:value-type="float">
            <text:p>1600</text:p>
          </table:table-cell>
          <table:table-cell table:number-columns-repeated="2" office:value-type="float" office:value="0" calcext:value-type="float">
            <text:p>0</text:p>
          </table:table-cell>
          <table:table-cell office:value-type="float" office:value="218" calcext:value-type="float">
            <text:p>218</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179b02c6-3435-f0c0-48aa-94f92847b202" calcext:value-type="string">
            <text:p>179b02c6-3435-f0c0-48aa-94f92847b202</text:p>
          </table:table-cell>
          <table:table-cell office:value-type="string" calcext:value-type="string">
            <text:p>Porto</text:p>
          </table:table-cell>
          <table:table-cell office:value-type="string" calcext:value-type="string">
            <text:p>Curious about Portugal’s most beautiful places? Known for its rich history, stunning architecture, and, of course, its world-famous Port wine, Porto is a city that captivates at every turn. Its historic center, a UNESCO World Heritage site, is a maze of narrow cobbled streets, ancient churches, and colorful houses, all overlooking the Douro River.</text:p>
            <text:p/>
            <text:p>One of the city’s most iconic landmarks is the Dom Luís I Bridge. This double-deck iron bridge offers stunning views of the city and the river. Another must-see is the Livraria Lello. This is one of the world’s most beautiful bookstores, known for its ornate interior and its stunning red staircase.</text:p>
          </table:table-cell>
          <table:table-cell office:value-type="string" calcext:value-type="string">
            <text:p>CI</text:p>
          </table:table-cell>
          <table:table-cell office:value-type="string" calcext:value-type="string">
            <text:p>PT</text:p>
          </table:table-cell>
          <table:table-cell office:value-type="float" office:value="0" calcext:value-type="float">
            <text:p>0</text:p>
          </table:table-cell>
          <table:table-cell/>
          <table:table-cell office:value-type="float" office:value="41.137049" calcext:value-type="float">
            <text:p>41.137049</text:p>
          </table:table-cell>
          <table:table-cell office:value-type="float" office:value="-8.684634" calcext:value-type="float">
            <text:p>-8.684634</text:p>
          </table:table-cell>
          <table:table-cell office:value-type="float" office:value="1500" calcext:value-type="float">
            <text:p>1500</text:p>
          </table:table-cell>
          <table:table-cell table:number-columns-repeated="2" office:value-type="float" office:value="0" calcext:value-type="float">
            <text:p>0</text:p>
          </table:table-cell>
          <table:table-cell office:value-type="float" office:value="71" calcext:value-type="float">
            <text:p>71</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d06c209a-0e8c-0703-59d1-baa24212f7fd" calcext:value-type="string">
            <text:p>d06c209a-0e8c-0703-59d1-baa24212f7fd</text:p>
          </table:table-cell>
          <table:table-cell office:value-type="string" calcext:value-type="string">
            <text:p>San Juan</text:p>
          </table:table-cell>
          <table:table-cell office:value-type="string" calcext:value-type="string">
            <text:p>San Juan (Spanish for "Saint John") is the capital city and most populous municipality in the Commonwealth of Puerto Rico, an unincorporated territory of the United States. As of the 2020 census, it is the 57th-largest city under the jurisdiction of the United States, with a population of 342,259. San Juan was founded by Spanish colonists in 1521, who called it Ciudad de Puerto Rico ("City of Puerto Rico", Spanish for rich port city). </text:p>
          </table:table-cell>
          <table:table-cell office:value-type="string" calcext:value-type="string">
            <text:p>CI</text:p>
          </table:table-cell>
          <table:table-cell office:value-type="string" calcext:value-type="string">
            <text:p>PR</text:p>
          </table:table-cell>
          <table:table-cell office:value-type="float" office:value="0" calcext:value-type="float">
            <text:p>0</text:p>
          </table:table-cell>
          <table:table-cell/>
          <table:table-cell office:value-type="float" office:value="18.488807" calcext:value-type="float">
            <text:p>18.488807</text:p>
          </table:table-cell>
          <table:table-cell office:value-type="float" office:value="-66.132667" calcext:value-type="float">
            <text:p>-66.132667</text:p>
          </table:table-cell>
          <table:table-cell office:value-type="float" office:value="3200" calcext:value-type="float">
            <text:p>3200</text:p>
          </table:table-cell>
          <table:table-cell table:number-columns-repeated="2" office:value-type="float" office:value="0" calcext:value-type="float">
            <text:p>0</text:p>
          </table:table-cell>
          <table:table-cell office:value-type="float" office:value="168" calcext:value-type="float">
            <text:p>168</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1f9650b2-8872-cf3a-b320-27f7afd9a371" calcext:value-type="string">
            <text:p>1f9650b2-8872-cf3a-b320-27f7afd9a371</text:p>
          </table:table-cell>
          <table:table-cell office:value-type="string" calcext:value-type="string">
            <text:p>Khor al Adaid</text:p>
          </table:table-cell>
          <table:table-cell office:value-type="string" calcext:value-type="string">
            <text:p>Often referred to as the ‘Inland Sea’, Khor al Adaid is a natural wonder that leaves visitors in awe. This unique seascape, surrounded by rolling dunes, is one of the few places in the world where the sea cut deep into the heart of the desert. Recognized as a UNESCO World Heritage site, it stands as one of the most beautiful places in Qatar.</text:p>
          </table:table-cell>
          <table:table-cell office:value-type="string" calcext:value-type="string">
            <text:p>LA</text:p>
          </table:table-cell>
          <table:table-cell office:value-type="string" calcext:value-type="string">
            <text:p>QA</text:p>
          </table:table-cell>
          <table:table-cell office:value-type="float" office:value="0" calcext:value-type="float">
            <text:p>0</text:p>
          </table:table-cell>
          <table:table-cell/>
          <table:table-cell office:value-type="float" office:value="24.591111" calcext:value-type="float">
            <text:p>24.591111</text:p>
          </table:table-cell>
          <table:table-cell office:value-type="float" office:value="51.394532" calcext:value-type="float">
            <text:p>51.394532</text:p>
          </table:table-cell>
          <table:table-cell office:value-type="float" office:value="4200" calcext:value-type="float">
            <text:p>4200</text:p>
          </table:table-cell>
          <table:table-cell table:number-columns-repeated="2" office:value-type="float" office:value="0" calcext:value-type="float">
            <text:p>0</text:p>
          </table:table-cell>
          <table:table-cell office:value-type="float" office:value="290" calcext:value-type="float">
            <text:p>290</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d4fd8c21-d33f-058f-6d0f-795ea4887b79" calcext:value-type="string">
            <text:p>d4fd8c21-d33f-058f-6d0f-795ea4887b79</text:p>
          </table:table-cell>
          <table:table-cell office:value-type="string" calcext:value-type="string">
            <text:p>Pointe-Noire</text:p>
          </table:table-cell>
          <table:table-cell office:value-type="string" calcext:value-type="string">
            <text:p>Pointe-Noire is the second largest city in the Republic of the Congo, following the capital of Brazzaville, and an autonomous department and a commune since the 2002 Constitution. Before this date it was the capital of the Kouilou region (now a separate department). It is situated on a headland between Pointe-Noire Bay and the Atlantic Ocean. Pointe-Noire is the main commercial centre of the country.</text:p>
          </table:table-cell>
          <table:table-cell office:value-type="string" calcext:value-type="string">
            <text:p>CI</text:p>
          </table:table-cell>
          <table:table-cell office:value-type="string" calcext:value-type="string">
            <text:p>CG</text:p>
          </table:table-cell>
          <table:table-cell office:value-type="float" office:value="0" calcext:value-type="float">
            <text:p>0</text:p>
          </table:table-cell>
          <table:table-cell/>
          <table:table-cell office:value-type="float" office:value="-4.775136" calcext:value-type="float">
            <text:p>-4.775136</text:p>
          </table:table-cell>
          <table:table-cell office:value-type="float" office:value="11.84443" calcext:value-type="float">
            <text:p>11.84443</text:p>
          </table:table-cell>
          <table:table-cell office:value-type="float" office:value="1000" calcext:value-type="float">
            <text:p>1000</text:p>
          </table:table-cell>
          <table:table-cell table:number-columns-repeated="2" office:value-type="float" office:value="0" calcext:value-type="float">
            <text:p>0</text:p>
          </table:table-cell>
          <table:table-cell office:value-type="float" office:value="67" calcext:value-type="float">
            <text:p>67</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67f811ce-e478-0d46-dbe0-a9a71029aa7d" calcext:value-type="string">
            <text:p>67f811ce-e478-0d46-dbe0-a9a71029aa7d</text:p>
          </table:table-cell>
          <table:table-cell office:value-type="string" calcext:value-type="string">
            <text:p>The Transfăgărășan Highway</text:p>
          </table:table-cell>
          <table:table-cell office:value-type="string" calcext:value-type="string">
            <text:p>Winding its way through the majestic Carpathian Mountains, the Transfăgărășan Highway is more than just a road; it’s a journey through some of the most beautiful places to visit in Romania. Often referred to as the “Road to the Sky”, this highway offers unparalleled views that will leave you spellbound at every twist and turn.</text:p>
          </table:table-cell>
          <table:table-cell office:value-type="string" calcext:value-type="string">
            <text:p>MO</text:p>
          </table:table-cell>
          <table:table-cell office:value-type="string" calcext:value-type="string">
            <text:p>RO</text:p>
          </table:table-cell>
          <table:table-cell office:value-type="float" office:value="0" calcext:value-type="float">
            <text:p>0</text:p>
          </table:table-cell>
          <table:table-cell/>
          <table:table-cell office:value-type="float" office:value="45.574044" calcext:value-type="float">
            <text:p>45.574044</text:p>
          </table:table-cell>
          <table:table-cell office:value-type="float" office:value="24.633491" calcext:value-type="float">
            <text:p>24.633491</text:p>
          </table:table-cell>
          <table:table-cell office:value-type="float" office:value="7800" calcext:value-type="float">
            <text:p>7800</text:p>
          </table:table-cell>
          <table:table-cell table:number-columns-repeated="2" office:value-type="float" office:value="0" calcext:value-type="float">
            <text:p>0</text:p>
          </table:table-cell>
          <table:table-cell office:value-type="float" office:value="345.35" calcext:value-type="float">
            <text:p>345.35</text:p>
          </table:table-cell>
          <table:table-cell table:style-name="ce20" office:value-type="float" office:value="120" calcext:value-type="float">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5d3f08d6-761c-e4d4-402e-37e4917d16e6" calcext:value-type="string">
            <text:p>5d3f08d6-761c-e4d4-402e-37e4917d16e6</text:p>
          </table:table-cell>
          <table:table-cell office:value-type="string" calcext:value-type="string">
            <text:p>Kigali City</text:p>
          </table:table-cell>
          <table:table-cell office:value-type="string" calcext:value-type="string">
            <text:p>Kigali City is the beating heart of Rwanda, a bustling metropolis that’s as vibrant as it is welcoming. Often overlooked in favor of natural attractions, Kigali is actually one of the most beautiful cities in Rwanda. With its clean streets, modern architecture, and panoramic views from its many hills, the city offers a different kind of beauty.</text:p>
          </table:table-cell>
          <table:table-cell office:value-type="string" calcext:value-type="string">
            <text:p>CI</text:p>
          </table:table-cell>
          <table:table-cell office:value-type="string" calcext:value-type="string">
            <text:p>RW</text:p>
          </table:table-cell>
          <table:table-cell office:value-type="float" office:value="0" calcext:value-type="float">
            <text:p>0</text:p>
          </table:table-cell>
          <table:table-cell/>
          <table:table-cell office:value-type="float" office:value="-1.956163" calcext:value-type="float">
            <text:p>-1.956163</text:p>
          </table:table-cell>
          <table:table-cell office:value-type="float" office:value="30.038925" calcext:value-type="float">
            <text:p>30.038925</text:p>
          </table:table-cell>
          <table:table-cell office:value-type="float" office:value="5750" calcext:value-type="float">
            <text:p>5750</text:p>
          </table:table-cell>
          <table:table-cell table:number-columns-repeated="2" office:value-type="float" office:value="0" calcext:value-type="float">
            <text:p>0</text:p>
          </table:table-cell>
          <table:table-cell office:value-type="float" office:value="75" calcext:value-type="float">
            <text:p>75</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bd6f6e94-6d36-aad3-2407-c28d25d41c66" calcext:value-type="string">
            <text:p>bd6f6e94-6d36-aad3-2407-c28d25d41c66</text:p>
          </table:table-cell>
          <table:table-cell office:value-type="string" calcext:value-type="string">
            <text:p>Saint Kitts and Nevis</text:p>
          </table:table-cell>
          <table:table-cell office:value-type="string" calcext:value-type="string">
            <text:p>Saint Kitts and Nevis, officially the Federation of Saint Kitts and Nevis is an island country consisting of the two islands of Saint Kitts and Nevis, both located in the West Indies, in the Leeward Islands chain of the Lesser Antilles. With 261 square kilometres (101 sq mi) of territory, and roughly 48,000 inhabitants, it is the smallest sovereign state in the Western Hemisphere, in both area and population, as well as the world's smallest sovereign federation.</text:p>
          </table:table-cell>
          <table:table-cell office:value-type="string" calcext:value-type="string">
            <text:p>IS</text:p>
          </table:table-cell>
          <table:table-cell office:value-type="string" calcext:value-type="string">
            <text:p>KN</text:p>
          </table:table-cell>
          <table:table-cell office:value-type="float" office:value="0" calcext:value-type="float">
            <text:p>0</text:p>
          </table:table-cell>
          <table:table-cell/>
          <table:table-cell office:value-type="float" office:value="17.281326" calcext:value-type="float">
            <text:p>17.281326</text:p>
          </table:table-cell>
          <table:table-cell office:value-type="float" office:value="-62.707534" calcext:value-type="float">
            <text:p>-62.707534</text:p>
          </table:table-cell>
          <table:table-cell office:value-type="float" office:value="800" calcext:value-type="float">
            <text:p>800</text:p>
          </table:table-cell>
          <table:table-cell table:number-columns-repeated="2" office:value-type="float" office:value="0" calcext:value-type="float">
            <text:p>0</text:p>
          </table:table-cell>
          <table:table-cell office:value-type="float" office:value="330" calcext:value-type="float">
            <text:p>330</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381220c0-8c42-f94b-ef8f-7b18d55e7c66" calcext:value-type="string">
            <text:p>381220c0-8c42-f94b-ef8f-7b18d55e7c66</text:p>
          </table:table-cell>
          <table:table-cell office:value-type="string" calcext:value-type="string">
            <text:p>Saint Lucia</text:p>
          </table:table-cell>
          <table:table-cell office:value-type="string" calcext:value-type="string">
            <text:p>Saint Lucia is an island country of the West Indies in the eastern Caribbean. The island was previously called Iouanalao and later Hewanorra, names given by the native Arawaks and Caribs (respectively), two Amerindian peoples. Part of the Windward Islands of the Lesser Antilles, it is located north/northeast of the island of Saint Vincent, northwest of Barbados and south of Martinique. The nation's capital and largest city is Castries.</text:p>
          </table:table-cell>
          <table:table-cell office:value-type="string" calcext:value-type="string">
            <text:p>IS</text:p>
          </table:table-cell>
          <table:table-cell office:value-type="string" calcext:value-type="string">
            <text:p>LC</text:p>
          </table:table-cell>
          <table:table-cell office:value-type="float" office:value="0" calcext:value-type="float">
            <text:p>0</text:p>
          </table:table-cell>
          <table:table-cell/>
          <table:table-cell office:value-type="float" office:value="13.825365" calcext:value-type="float">
            <text:p>13.825365</text:p>
          </table:table-cell>
          <table:table-cell office:value-type="float" office:value="-61.079752" calcext:value-type="float">
            <text:p>-61.079752</text:p>
          </table:table-cell>
          <table:table-cell office:value-type="float" office:value="2200" calcext:value-type="float">
            <text:p>2200</text:p>
          </table:table-cell>
          <table:table-cell table:number-columns-repeated="2" office:value-type="float" office:value="0" calcext:value-type="float">
            <text:p>0</text:p>
          </table:table-cell>
          <table:table-cell office:value-type="float" office:value="38" calcext:value-type="float">
            <text:p>38</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9446543b-4e50-4081-43e3-e78c8b233930" calcext:value-type="string">
            <text:p>9446543b-4e50-4081-43e3-e78c8b233930</text:p>
          </table:table-cell>
          <table:table-cell office:value-type="string" calcext:value-type="string">
            <text:p>Saint Vincent and the Grenadines</text:p>
          </table:table-cell>
          <table:table-cell office:value-type="string" calcext:value-type="string">
            <text:p>Saint Vincent and the Grenadines is an island country in the eastern Caribbean. It is located in the southeast Windward Islands of the Lesser Antilles, which lie in the West Indies, at the southern end of the eastern border of the Caribbean Sea, where the latter meets the Atlantic Ocean. </text:p>
          </table:table-cell>
          <table:table-cell office:value-type="string" calcext:value-type="string">
            <text:p>IS</text:p>
          </table:table-cell>
          <table:table-cell office:value-type="string" calcext:value-type="string">
            <text:p>VC</text:p>
          </table:table-cell>
          <table:table-cell office:value-type="float" office:value="0" calcext:value-type="float">
            <text:p>0</text:p>
          </table:table-cell>
          <table:table-cell/>
          <table:table-cell office:value-type="float" office:value="13.120781" calcext:value-type="float">
            <text:p>13.120781</text:p>
          </table:table-cell>
          <table:table-cell office:value-type="float" office:value="-61.166219" calcext:value-type="float">
            <text:p>-61.166219</text:p>
          </table:table-cell>
          <table:table-cell office:value-type="float" office:value="1000" calcext:value-type="float">
            <text:p>1000</text:p>
          </table:table-cell>
          <table:table-cell table:number-columns-repeated="2" office:value-type="float" office:value="0" calcext:value-type="float">
            <text:p>0</text:p>
          </table:table-cell>
          <table:table-cell office:value-type="float" office:value="1" calcext:value-type="float">
            <text:p>1</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0194a758-5aae-774e-8428-fed096f88d1c" calcext:value-type="string">
            <text:p>0194a758-5aae-774e-8428-fed096f88d1c</text:p>
          </table:table-cell>
          <table:table-cell office:value-type="string" calcext:value-type="string">
            <text:p>Samoa</text:p>
          </table:table-cell>
          <table:table-cell office:value-type="string" calcext:value-type="string">
            <text:p>Samoa, officially the Independent State of Samoa and until 1997 known as Western Samoa (Samoan: Sāmoa i Sisifo), is a Polynesian island country consisting of two main islands (Savai'i and Upolu); two smaller, inhabited islands (Manono and Apolima); and several smaller, uninhabited islands, including the Aleipata Islands (Nu'utele, Nu'ulua, Fanuatapu and Namua). The capital and largest city is Apia. The Lapita people discovered and settled the Samoan Islands around 3,500 years ago. They developed a Samoan language and Samoan cultural identity. </text:p>
          </table:table-cell>
          <table:table-cell office:value-type="string" calcext:value-type="string">
            <text:p>IS</text:p>
          </table:table-cell>
          <table:table-cell office:value-type="string" calcext:value-type="string">
            <text:p>WS</text:p>
          </table:table-cell>
          <table:table-cell office:value-type="float" office:value="0" calcext:value-type="float">
            <text:p>0</text:p>
          </table:table-cell>
          <table:table-cell/>
          <table:table-cell office:value-type="float" office:value="-13.762842" calcext:value-type="float">
            <text:p>-13.762842</text:p>
          </table:table-cell>
          <table:table-cell office:value-type="float" office:value="-171.851089" calcext:value-type="float">
            <text:p>-171.851089</text:p>
          </table:table-cell>
          <table:table-cell office:value-type="float" office:value="3000" calcext:value-type="float">
            <text:p>3000</text:p>
          </table:table-cell>
          <table:table-cell table:number-columns-repeated="2" office:value-type="float" office:value="0" calcext:value-type="float">
            <text:p>0</text:p>
          </table:table-cell>
          <table:table-cell office:value-type="float" office:value="142" calcext:value-type="float">
            <text:p>142</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e9b9019c-ab65-2cc4-6b4a-0660d27b3b68" calcext:value-type="string">
            <text:p>e9b9019c-ab65-2cc4-6b4a-0660d27b3b68</text:p>
          </table:table-cell>
          <table:table-cell office:value-type="string" calcext:value-type="string">
            <text:p>Fortress of Guaita</text:p>
          </table:table-cell>
          <table:table-cell office:value-type="string" calcext:value-type="string">
            <text:p>The Guaita, also known as the Rocca (Italian: "La Rocca") is one of three towered peaks overlooking the city of San Marino, the capital of San Marino. The other two are Cesta and Montale. </text:p>
            <text:p/>
            <text:p>San Marino, officially the Republic of San Marino and also known as the Most Serene Republic of San Marino, is a European microstate and enclave within Italy. Located on the northeastern side of the Apennine Mountains, it is the fifth-smallest country in the world.</text:p>
            <text:p/>
          </table:table-cell>
          <table:table-cell office:value-type="string" calcext:value-type="string">
            <text:p>PO</text:p>
          </table:table-cell>
          <table:table-cell office:value-type="string" calcext:value-type="string">
            <text:p>SM</text:p>
          </table:table-cell>
          <table:table-cell office:value-type="float" office:value="0" calcext:value-type="float">
            <text:p>0</text:p>
          </table:table-cell>
          <table:table-cell/>
          <table:table-cell office:value-type="float" office:value="43.946498" calcext:value-type="float">
            <text:p>43.946498</text:p>
          </table:table-cell>
          <table:table-cell office:value-type="float" office:value="12.452746" calcext:value-type="float">
            <text:p>12.452746</text:p>
          </table:table-cell>
          <table:table-cell office:value-type="float" office:value="2500" calcext:value-type="float">
            <text:p>2500</text:p>
          </table:table-cell>
          <table:table-cell table:number-columns-repeated="2" office:value-type="float" office:value="0" calcext:value-type="float">
            <text:p>0</text:p>
          </table:table-cell>
          <table:table-cell office:value-type="float" office:value="190" calcext:value-type="float">
            <text:p>190</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8ddc9b0f-1b7e-2716-e17a-e7144f1e284a" calcext:value-type="string">
            <text:p>8ddc9b0f-1b7e-2716-e17a-e7144f1e284a</text:p>
          </table:table-cell>
          <table:table-cell office:value-type="string" calcext:value-type="string">
            <text:p>Sao Tome and Principe</text:p>
          </table:table-cell>
          <table:table-cell office:value-type="string" calcext:value-type="string">
            <text:p>São Tomé and Príncipe, officially the Democratic Republic of São Tomé and Príncipe, is an island country in the Gulf of Guinea, the western equatorial coast of Central Africa. It consists of two archipelagos around the two main islands of São Tomé and Príncipe, about 150 km (93.21 mi) apart and about 250 and 225 km (155 and 140 mi) off the northwestern coast of Gabon.</text:p>
          </table:table-cell>
          <table:table-cell office:value-type="string" calcext:value-type="string">
            <text:p>IS</text:p>
          </table:table-cell>
          <table:table-cell office:value-type="string" calcext:value-type="string">
            <text:p>ST</text:p>
          </table:table-cell>
          <table:table-cell office:value-type="float" office:value="0" calcext:value-type="float">
            <text:p>0</text:p>
          </table:table-cell>
          <table:table-cell/>
          <table:table-cell office:value-type="float" office:value="-0.005274" calcext:value-type="float">
            <text:p>-0.005274</text:p>
          </table:table-cell>
          <table:table-cell office:value-type="float" office:value="6.551329" calcext:value-type="float">
            <text:p>6.551329</text:p>
          </table:table-cell>
          <table:table-cell office:value-type="float" office:value="5000" calcext:value-type="float">
            <text:p>5000</text:p>
          </table:table-cell>
          <table:table-cell table:number-columns-repeated="3" office:value-type="float" office:value="0" calcext:value-type="float">
            <text:p>0</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1b6bfb1a-1c58-0169-e4fe-3bdbce3c03aa" calcext:value-type="string">
            <text:p>1b6bfb1a-1c58-0169-e4fe-3bdbce3c03aa</text:p>
          </table:table-cell>
          <table:table-cell office:value-type="string" calcext:value-type="string">
            <text:p>The Edge of the World</text:p>
          </table:table-cell>
          <table:table-cell office:value-type="string" calcext:value-type="string">
            <text:p>Venture just outside of Riyadh, and you’ll find yourself standing at what feels like the end of the earth: The Edge of the World. This dramatic escarpment offers panoramic views of the vast desert below, making it one of the must-see places in Saudi Arabia. The sheer cliffs and rugged terrain create a landscape that’s both awe-inspiring and humbling.</text:p>
          </table:table-cell>
          <table:table-cell office:value-type="string" calcext:value-type="string">
            <text:p>MO</text:p>
          </table:table-cell>
          <table:table-cell office:value-type="string" calcext:value-type="string">
            <text:p>SA</text:p>
          </table:table-cell>
          <table:table-cell office:value-type="float" office:value="0" calcext:value-type="float">
            <text:p>0</text:p>
          </table:table-cell>
          <table:table-cell/>
          <table:table-cell office:value-type="float" office:value="25.002735" calcext:value-type="float">
            <text:p>25.002735</text:p>
          </table:table-cell>
          <table:table-cell office:value-type="float" office:value="46.194158" calcext:value-type="float">
            <text:p>46.194158</text:p>
          </table:table-cell>
          <table:table-cell office:value-type="float" office:value="3600" calcext:value-type="float">
            <text:p>3600</text:p>
          </table:table-cell>
          <table:table-cell table:number-columns-repeated="2" office:value-type="float" office:value="0" calcext:value-type="float">
            <text:p>0</text:p>
          </table:table-cell>
          <table:table-cell office:value-type="float" office:value="21" calcext:value-type="float">
            <text:p>21</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c178fb52-ee3f-b144-039a-0974ce49914b" calcext:value-type="string">
            <text:p>c178fb52-ee3f-b144-039a-0974ce49914b</text:p>
          </table:table-cell>
          <table:table-cell office:value-type="string" calcext:value-type="string">
            <text:p>Dakar</text:p>
          </table:table-cell>
          <table:table-cell office:value-type="string" calcext:value-type="string">
            <text:p>Dakar is the capital and largest city of Senegal. The department of Dakar has a population of 1,278,469, and the population of the Dakar metropolitan area is estimated at 3.9 million in 2023.</text:p>
            <text:p/>
            <text:p>Dakar is situated on the Cap-Vert peninsula, the western-most point of mainland Africa. In 1960, it became the capital of the independent Republic of Senegal.</text:p>
            <text:p/>
            <text:p>Dakar will host the 2026 Summer Youth Olympics. </text:p>
          </table:table-cell>
          <table:table-cell office:value-type="string" calcext:value-type="string">
            <text:p>CI</text:p>
          </table:table-cell>
          <table:table-cell office:value-type="string" calcext:value-type="string">
            <text:p>SN</text:p>
          </table:table-cell>
          <table:table-cell office:value-type="float" office:value="0" calcext:value-type="float">
            <text:p>0</text:p>
          </table:table-cell>
          <table:table-cell/>
          <table:table-cell office:value-type="float" office:value="14.772765" calcext:value-type="float">
            <text:p>14.772765</text:p>
          </table:table-cell>
          <table:table-cell office:value-type="float" office:value="-17.552237" calcext:value-type="float">
            <text:p>-17.552237</text:p>
          </table:table-cell>
          <table:table-cell office:value-type="float" office:value="9300" calcext:value-type="float">
            <text:p>9300</text:p>
          </table:table-cell>
          <table:table-cell table:number-columns-repeated="2" office:value-type="float" office:value="0" calcext:value-type="float">
            <text:p>0</text:p>
          </table:table-cell>
          <table:table-cell office:value-type="float" office:value="114" calcext:value-type="float">
            <text:p>114</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086083ba-eb9a-c7b1-fbcb-2a3c2d98c08a" calcext:value-type="string">
            <text:p>086083ba-eb9a-c7b1-fbcb-2a3c2d98c08a</text:p>
          </table:table-cell>
          <table:table-cell office:value-type="string" calcext:value-type="string">
            <text:p>Ivanjica</text:p>
          </table:table-cell>
          <table:table-cell office:value-type="string" calcext:value-type="string">
            <text:p>In the heart of Serbia lies the picturesque town of Ivanjica, cradled by the majestic Mount Golija. The existence of this UNESCO-protected biosphere reserve demonstrates the dedication of Serbia in protecting its natural beauties. With its dense forests, meandering streams, and diverse flora and fauna, Mount Golija stands as one of the most beautiful places in Serbia.</text:p>
          </table:table-cell>
          <table:table-cell office:value-type="string" calcext:value-type="string">
            <text:p>TO</text:p>
          </table:table-cell>
          <table:table-cell office:value-type="string" calcext:value-type="string">
            <text:p>RS</text:p>
          </table:table-cell>
          <table:table-cell office:value-type="float" office:value="0" calcext:value-type="float">
            <text:p>0</text:p>
          </table:table-cell>
          <table:table-cell/>
          <table:table-cell office:value-type="float" office:value="43.594179" calcext:value-type="float">
            <text:p>43.594179</text:p>
          </table:table-cell>
          <table:table-cell office:value-type="float" office:value="20.224563" calcext:value-type="float">
            <text:p>20.224563</text:p>
          </table:table-cell>
          <table:table-cell office:value-type="float" office:value="2700" calcext:value-type="float">
            <text:p>2700</text:p>
          </table:table-cell>
          <table:table-cell table:number-columns-repeated="2" office:value-type="float" office:value="0" calcext:value-type="float">
            <text:p>0</text:p>
          </table:table-cell>
          <table:table-cell office:value-type="float" office:value="162" calcext:value-type="float">
            <text:p>162</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88e15a11-4695-104d-ef34-9eec901e5d31" calcext:value-type="string">
            <text:p>88e15a11-4695-104d-ef34-9eec901e5d31</text:p>
          </table:table-cell>
          <table:table-cell office:value-type="string" calcext:value-type="string">
            <text:p>Victoria</text:p>
          </table:table-cell>
          <table:table-cell office:value-type="string" calcext:value-type="string">
            <text:p>Seychelles, officially the Republic of Seychelles is an island country and archipelagic state consisting of 115 islands (as per the Constitution) in the Indian Ocean.</text:p>
            <text:p/>
            <text:p>Victoria is the capital and largest city of the Republic of Seychelles, situated on the north-eastern side of Mahé island, the archipelago's main island. The city was first established as the seat of the British colonial government. The port is known as Port Victoria.</text:p>
          </table:table-cell>
          <table:table-cell office:value-type="string" calcext:value-type="string">
            <text:p>CI</text:p>
          </table:table-cell>
          <table:table-cell office:value-type="string" calcext:value-type="string">
            <text:p>SC</text:p>
          </table:table-cell>
          <table:table-cell office:value-type="float" office:value="0" calcext:value-type="float">
            <text:p>0</text:p>
          </table:table-cell>
          <table:table-cell/>
          <table:table-cell office:value-type="float" office:value="-4.613252" calcext:value-type="float">
            <text:p>-4.613252</text:p>
          </table:table-cell>
          <table:table-cell office:value-type="float" office:value="55.472481" calcext:value-type="float">
            <text:p>55.472481</text:p>
          </table:table-cell>
          <table:table-cell office:value-type="float" office:value="1300" calcext:value-type="float">
            <text:p>1300</text:p>
          </table:table-cell>
          <table:table-cell table:number-columns-repeated="2" office:value-type="float" office:value="0" calcext:value-type="float">
            <text:p>0</text:p>
          </table:table-cell>
          <table:table-cell office:value-type="float" office:value="224" calcext:value-type="float">
            <text:p>224</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b4da12b1-b2bb-4d8f-64a6-db343606334c" calcext:value-type="string">
            <text:p>b4da12b1-b2bb-4d8f-64a6-db343606334c</text:p>
          </table:table-cell>
          <table:table-cell office:value-type="string" calcext:value-type="string">
            <text:p>Bintumani Mountain</text:p>
          </table:table-cell>
          <table:table-cell office:value-type="string" calcext:value-type="string">
            <text:p>Scaling the heights of Bintumani Mountain is a dream for many adventure seekers. As the highest peak in Sierra Leone, it offers unparalleled views of the surrounding landscapes. The trek to the summit is a challenging yet rewarding experience, with each step revealing a new vista of natural beauty.</text:p>
          </table:table-cell>
          <table:table-cell office:value-type="string" calcext:value-type="string">
            <text:p>MO</text:p>
          </table:table-cell>
          <table:table-cell office:value-type="string" calcext:value-type="string">
            <text:p>SL</text:p>
          </table:table-cell>
          <table:table-cell office:value-type="float" office:value="0" calcext:value-type="float">
            <text:p>0</text:p>
          </table:table-cell>
          <table:table-cell/>
          <table:table-cell office:value-type="float" office:value="9.220535" calcext:value-type="float">
            <text:p>9.220535</text:p>
          </table:table-cell>
          <table:table-cell office:value-type="float" office:value="-11.100772" calcext:value-type="float">
            <text:p>-11.100772</text:p>
          </table:table-cell>
          <table:table-cell office:value-type="float" office:value="7000" calcext:value-type="float">
            <text:p>7000</text:p>
          </table:table-cell>
          <table:table-cell table:number-columns-repeated="2" office:value-type="float" office:value="0" calcext:value-type="float">
            <text:p>0</text:p>
          </table:table-cell>
          <table:table-cell office:value-type="float" office:value="295" calcext:value-type="float">
            <text:p>295</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723285c5-bdc9-a9f2-b58b-2057b29e6269" calcext:value-type="string">
            <text:p>723285c5-bdc9-a9f2-b58b-2057b29e6269</text:p>
          </table:table-cell>
          <table:table-cell office:value-type="string" calcext:value-type="string">
            <text:p>Marina Bay Sands Skypark</text:p>
          </table:table-cell>
          <table:table-cell office:value-type="string" calcext:value-type="string">
            <text:p>Elevate your Singapore experience—literally! Hovering 57 floors above the ground, the Marina Bay Sands Skypark offers jaw-dropping panoramas that will etch into your memories forever. As you step out onto the observation deck, the Singapore scenery unfurls beneath you in an amazing mosaic of urban sophistication and natural beauty. This architectural marvel is undeniably one of the stunning locations in Singapore.</text:p>
          </table:table-cell>
          <table:table-cell office:value-type="string" calcext:value-type="string">
            <text:p>PO</text:p>
          </table:table-cell>
          <table:table-cell office:value-type="string" calcext:value-type="string">
            <text:p>SG</text:p>
          </table:table-cell>
          <table:table-cell office:value-type="float" office:value="0" calcext:value-type="float">
            <text:p>0</text:p>
          </table:table-cell>
          <table:table-cell/>
          <table:table-cell office:value-type="float" office:value="1.272521" calcext:value-type="float">
            <text:p>1.272521</text:p>
          </table:table-cell>
          <table:table-cell office:value-type="float" office:value="103.865947" calcext:value-type="float">
            <text:p>103.865947</text:p>
          </table:table-cell>
          <table:table-cell office:value-type="float" office:value="875" calcext:value-type="float">
            <text:p>875</text:p>
          </table:table-cell>
          <table:table-cell table:number-columns-repeated="2" office:value-type="float" office:value="0" calcext:value-type="float">
            <text:p>0</text:p>
          </table:table-cell>
          <table:table-cell office:value-type="float" office:value="345" calcext:value-type="float">
            <text:p>345</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5eaa2806-b6a4-46ca-0cce-5216faa2b6eb" calcext:value-type="string">
            <text:p>5eaa2806-b6a4-46ca-0cce-5216faa2b6eb</text:p>
          </table:table-cell>
          <table:table-cell office:value-type="string" calcext:value-type="string">
            <text:p>High Tatras</text:p>
          </table:table-cell>
          <table:table-cell office:value-type="string" calcext:value-type="string">
            <text:p>The majesty of the High Tatras, Slovakia’s prized mountain range, unfolds like a grand tale from ancient lore. As one of the best places to visit in Slovakia, these mountains showcase the very essence of Slovakia’s rugged beauty.</text:p>
            <text:p/>
            <text:p>Their towering peaks and pristine glacial lakes are a magnet for those seeking both tranquility and adventure. Meandering trails lure trekkers into the heart of the landscape, each path revealing unique wonders, from cascading waterfalls to hidden meadows.</text:p>
          </table:table-cell>
          <table:table-cell office:value-type="string" calcext:value-type="string">
            <text:p>MO</text:p>
          </table:table-cell>
          <table:table-cell office:value-type="string" calcext:value-type="string">
            <text:p>SK</text:p>
          </table:table-cell>
          <table:table-cell office:value-type="float" office:value="0" calcext:value-type="float">
            <text:p>0</text:p>
          </table:table-cell>
          <table:table-cell/>
          <table:table-cell office:value-type="float" office:value="49.135273" calcext:value-type="float">
            <text:p>49.135273</text:p>
          </table:table-cell>
          <table:table-cell office:value-type="float" office:value="20.145713" calcext:value-type="float">
            <text:p>20.145713</text:p>
          </table:table-cell>
          <table:table-cell office:value-type="float" office:value="9600" calcext:value-type="float">
            <text:p>9600</text:p>
          </table:table-cell>
          <table:table-cell table:number-columns-repeated="2" office:value-type="float" office:value="0" calcext:value-type="float">
            <text:p>0</text:p>
          </table:table-cell>
          <table:table-cell office:value-type="float" office:value="340" calcext:value-type="float">
            <text:p>340</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e6c24e52-4918-ecaf-f720-7d5117faf41d" calcext:value-type="string">
            <text:p>e6c24e52-4918-ecaf-f720-7d5117faf41d</text:p>
          </table:table-cell>
          <table:table-cell office:value-type="string" calcext:value-type="string">
            <text:p>Kamnik-Savinja Alps</text:p>
          </table:table-cell>
          <table:table-cell office:value-type="string" calcext:value-type="string">
            <text:p>The Kamnik–Savinja Alps are a mountain range of the Southern Limestone Alps. They lie in northern Slovenia, except for the northernmost part, which lies in Austria.</text:p>
            <text:p/>
            <text:p>The western part of the range was named the Kamnik Alps in 1778 by the scientists Belsazar Hacquet and Franz Xaver von Wulfen, after the town of Kamnik in the valley of the Kamnik Bistrica River. Its eastern part was named the Savinja Alps or Solčava Alps by the mountaineer Johannes von Frischauf in 1875, after the settlement of Solčava and the main river, the upper Savinja.</text:p>
          </table:table-cell>
          <table:table-cell office:value-type="string" calcext:value-type="string">
            <text:p>MO</text:p>
          </table:table-cell>
          <table:table-cell office:value-type="string" calcext:value-type="string">
            <text:p>SI</text:p>
          </table:table-cell>
          <table:table-cell office:value-type="float" office:value="0" calcext:value-type="float">
            <text:p>0</text:p>
          </table:table-cell>
          <table:table-cell/>
          <table:table-cell office:value-type="float" office:value="46.391309" calcext:value-type="float">
            <text:p>46.391309</text:p>
          </table:table-cell>
          <table:table-cell office:value-type="float" office:value="14.532356" calcext:value-type="float">
            <text:p>14.532356</text:p>
          </table:table-cell>
          <table:table-cell office:value-type="float" office:value="8800" calcext:value-type="float">
            <text:p>8800</text:p>
          </table:table-cell>
          <table:table-cell table:number-columns-repeated="2" office:value-type="float" office:value="0" calcext:value-type="float">
            <text:p>0</text:p>
          </table:table-cell>
          <table:table-cell office:value-type="float" office:value="139" calcext:value-type="float">
            <text:p>139</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2d34fc14-da37-d297-4d4d-c6a808cc0695" calcext:value-type="string">
            <text:p>2d34fc14-da37-d297-4d4d-c6a808cc0695</text:p>
          </table:table-cell>
          <table:table-cell office:value-type="string" calcext:value-type="string">
            <text:p>Honiara</text:p>
          </table:table-cell>
          <table:table-cell office:value-type="string" calcext:value-type="string">
            <text:p>Solomon Islands, also known simply as the Solomons, is a country consisting of 21 major islands and over 900 smaller islands in Melanesia, part of Oceania, to the northeast of Australia. Its capital and largest city, Honiara, is located on the largest island, Guadalcanal. The country takes its name from the wider area of the Solomon Islands archipelago, which is a collection of Melanesian islands that also includes the Autonomous Region of Bougainville (currently a part of Papua New Guinea), but excludes the Santa Cruz Islands.</text:p>
          </table:table-cell>
          <table:table-cell office:value-type="string" calcext:value-type="string">
            <text:p>CI</text:p>
          </table:table-cell>
          <table:table-cell office:value-type="string" calcext:value-type="string">
            <text:p>SB</text:p>
          </table:table-cell>
          <table:table-cell office:value-type="float" office:value="0" calcext:value-type="float">
            <text:p>0</text:p>
          </table:table-cell>
          <table:table-cell/>
          <table:table-cell office:value-type="float" office:value="-9.400702" calcext:value-type="float">
            <text:p>-9.400702</text:p>
          </table:table-cell>
          <table:table-cell office:value-type="float" office:value="159.938331" calcext:value-type="float">
            <text:p>159.938331</text:p>
          </table:table-cell>
          <table:table-cell office:value-type="float" office:value="3600" calcext:value-type="float">
            <text:p>3600</text:p>
          </table:table-cell>
          <table:table-cell table:number-columns-repeated="2" office:value-type="float" office:value="0" calcext:value-type="float">
            <text:p>0</text:p>
          </table:table-cell>
          <table:table-cell office:value-type="float" office:value="148" calcext:value-type="float">
            <text:p>148</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350a524b-405c-fa3f-0e30-dd8b127fc07b" calcext:value-type="string">
            <text:p>350a524b-405c-fa3f-0e30-dd8b127fc07b</text:p>
          </table:table-cell>
          <table:table-cell office:value-type="string" calcext:value-type="string">
            <text:p>Mogadishu</text:p>
          </table:table-cell>
          <table:table-cell office:value-type="string" calcext:value-type="string">
            <text:p>Mogadishu, locally known as Xamar or Hamar, is the capital and most populous city of Somalia. The city has served as an important port connecting traders across the Indian Ocean for millennia.</text:p>
            <text:p/>
            <text:p>Mogadishu is located in the coastal Banaadir region on the Indian Ocean, which, unlike other Somali regions, is considered a municipality rather than a maamul goboleed (federal state).[</text:p>
          </table:table-cell>
          <table:table-cell office:value-type="string" calcext:value-type="string">
            <text:p>CI</text:p>
          </table:table-cell>
          <table:table-cell office:value-type="string" calcext:value-type="string">
            <text:p>SO</text:p>
          </table:table-cell>
          <table:table-cell office:value-type="float" office:value="0" calcext:value-type="float">
            <text:p>0</text:p>
          </table:table-cell>
          <table:table-cell/>
          <table:table-cell office:value-type="float" office:value="2.008391" calcext:value-type="float">
            <text:p>2.008391</text:p>
          </table:table-cell>
          <table:table-cell office:value-type="float" office:value="45.350209" calcext:value-type="float">
            <text:p>45.350209</text:p>
          </table:table-cell>
          <table:table-cell office:value-type="float" office:value="3600" calcext:value-type="float">
            <text:p>3600</text:p>
          </table:table-cell>
          <table:table-cell table:number-columns-repeated="2" office:value-type="float" office:value="0" calcext:value-type="float">
            <text:p>0</text:p>
          </table:table-cell>
          <table:table-cell office:value-type="float" office:value="350" calcext:value-type="float">
            <text:p>350</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66d3d866-c10a-cb29-c888-a9c9b096fe31" calcext:value-type="string">
            <text:p>66d3d866-c10a-cb29-c888-a9c9b096fe31</text:p>
          </table:table-cell>
          <table:table-cell office:value-type="string" calcext:value-type="string">
            <text:p>Blyde River Canyon</text:p>
          </table:table-cell>
          <table:table-cell office:value-type="string" calcext:value-type="string">
            <text:p>Venture into the heart of Mpumalanga, and you’ll find Blyde River Canyon, one of the most scenic places in South Africa. This verdant wonder is not only the third-largest canyon in the world but also one of the greenest. Its sheer cliffs, lush vegetation, and cascading waterfalls create a landscape that seems straight out of a fairy tale.</text:p>
          </table:table-cell>
          <table:table-cell office:value-type="string" calcext:value-type="string">
            <text:p>CA</text:p>
          </table:table-cell>
          <table:table-cell office:value-type="string" calcext:value-type="string">
            <text:p>ZA</text:p>
          </table:table-cell>
          <table:table-cell office:value-type="float" office:value="0" calcext:value-type="float">
            <text:p>0</text:p>
          </table:table-cell>
          <table:table-cell/>
          <table:table-cell office:value-type="float" office:value="-24.596304" calcext:value-type="float">
            <text:p>-24.596304</text:p>
          </table:table-cell>
          <table:table-cell office:value-type="float" office:value="30.793307" calcext:value-type="float">
            <text:p>30.793307</text:p>
          </table:table-cell>
          <table:table-cell office:value-type="float" office:value="4370" calcext:value-type="float">
            <text:p>4370</text:p>
          </table:table-cell>
          <table:table-cell table:number-columns-repeated="2" office:value-type="float" office:value="0" calcext:value-type="float">
            <text:p>0</text:p>
          </table:table-cell>
          <table:table-cell office:value-type="float" office:value="25" calcext:value-type="float">
            <text:p>25</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e34161b9-8eb7-1770-e25a-67e44f61c629" calcext:value-type="string">
            <text:p>e34161b9-8eb7-1770-e25a-67e44f61c629</text:p>
          </table:table-cell>
          <table:table-cell office:value-type="string" calcext:value-type="string">
            <text:p>Busan</text:p>
          </table:table-cell>
          <table:table-cell office:value-type="string" calcext:value-type="string">
            <text:p>Busan, South Korea’s second-largest city, is a mesmerizing blend of the old and new. Nestled between rugged mountains and the vast sea, its landscape is as diverse as its culture. This coastal metropolis, with its skyscrapers juxtaposed against ancient temples, is undeniably one of the prettiest places in South Korea.</text:p>
          </table:table-cell>
          <table:table-cell office:value-type="string" calcext:value-type="string">
            <text:p>CI</text:p>
          </table:table-cell>
          <table:table-cell office:value-type="string" calcext:value-type="string">
            <text:p>KR</text:p>
          </table:table-cell>
          <table:table-cell office:value-type="float" office:value="0" calcext:value-type="float">
            <text:p>0</text:p>
          </table:table-cell>
          <table:table-cell/>
          <table:table-cell office:value-type="float" office:value="35.141081" calcext:value-type="float">
            <text:p>35.141081</text:p>
          </table:table-cell>
          <table:table-cell office:value-type="float" office:value="129.141415" calcext:value-type="float">
            <text:p>129.141415</text:p>
          </table:table-cell>
          <table:table-cell office:value-type="float" office:value="1850" calcext:value-type="float">
            <text:p>1850</text:p>
          </table:table-cell>
          <table:table-cell table:number-columns-repeated="2" office:value-type="float" office:value="0" calcext:value-type="float">
            <text:p>0</text:p>
          </table:table-cell>
          <table:table-cell office:value-type="float" office:value="350" calcext:value-type="float">
            <text:p>350</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86352204-1ea0-0813-58d7-ef9e4f13997e" calcext:value-type="string">
            <text:p>86352204-1ea0-0813-58d7-ef9e4f13997e</text:p>
          </table:table-cell>
          <table:table-cell office:value-type="string" calcext:value-type="string">
            <text:p>Juba</text:p>
          </table:table-cell>
          <table:table-cell office:value-type="string" calcext:value-type="string">
            <text:p>Juba is the capital and largest city of South Sudan. The city is situated on the White Nile and also serves as the capital of the Central Equatoria State. It is the most recently declared national capital.</text:p>
          </table:table-cell>
          <table:table-cell office:value-type="string" calcext:value-type="string">
            <text:p>CI</text:p>
          </table:table-cell>
          <table:table-cell office:value-type="string" calcext:value-type="string">
            <text:p>SS</text:p>
          </table:table-cell>
          <table:table-cell office:value-type="float" office:value="0" calcext:value-type="float">
            <text:p>0</text:p>
          </table:table-cell>
          <table:table-cell/>
          <table:table-cell office:value-type="float" office:value="4.83717" calcext:value-type="float">
            <text:p>4.83717</text:p>
          </table:table-cell>
          <table:table-cell office:value-type="float" office:value="31.635267" calcext:value-type="float">
            <text:p>31.635267</text:p>
          </table:table-cell>
          <table:table-cell office:value-type="float" office:value="4500" calcext:value-type="float">
            <text:p>4500</text:p>
          </table:table-cell>
          <table:table-cell table:number-columns-repeated="2" office:value-type="float" office:value="0" calcext:value-type="float">
            <text:p>0</text:p>
          </table:table-cell>
          <table:table-cell office:value-type="float" office:value="280" calcext:value-type="float">
            <text:p>280</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fbfaafd7-2f0f-b4cc-3878-799c15dc3029" calcext:value-type="string">
            <text:p>fbfaafd7-2f0f-b4cc-3878-799c15dc3029</text:p>
          </table:table-cell>
          <table:table-cell office:value-type="string" calcext:value-type="string">
            <text:p>Puente Nuevo in Ronda</text:p>
          </table:table-cell>
          <table:table-cell office:value-type="string" calcext:value-type="string">
            <text:p>Perched on the edge of a stunning escarpment in the heart of Málaga province, Ronda entices visitors with its harmonious fusion of natural splendor and storied past. As you draw near to this captivating town, the Puente Nuevo bridge’s iconic outline comes into view, gracefully spanning the depths of El Tajo Gorge, offering a spectacle that’s truly awe-inspiring.</text:p>
          </table:table-cell>
          <table:table-cell office:value-type="string" calcext:value-type="string">
            <text:p>PO</text:p>
          </table:table-cell>
          <table:table-cell office:value-type="string" calcext:value-type="string">
            <text:p>ES</text:p>
          </table:table-cell>
          <table:table-cell office:value-type="float" office:value="0" calcext:value-type="float">
            <text:p>0</text:p>
          </table:table-cell>
          <table:table-cell/>
          <table:table-cell office:value-type="float" office:value="36.737715" calcext:value-type="float">
            <text:p>36.737715</text:p>
          </table:table-cell>
          <table:table-cell office:value-type="float" office:value="-5.171502" calcext:value-type="float">
            <text:p>-5.171502</text:p>
          </table:table-cell>
          <table:table-cell office:value-type="float" office:value="2660" calcext:value-type="float">
            <text:p>2660</text:p>
          </table:table-cell>
          <table:table-cell table:number-columns-repeated="2" office:value-type="float" office:value="0" calcext:value-type="float">
            <text:p>0</text:p>
          </table:table-cell>
          <table:table-cell office:value-type="float" office:value="56" calcext:value-type="float">
            <text:p>56</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5b93607a-1f94-6ab1-0458-a65ae9f0bf13" calcext:value-type="string">
            <text:p>5b93607a-1f94-6ab1-0458-a65ae9f0bf13</text:p>
          </table:table-cell>
          <table:table-cell office:value-type="string" calcext:value-type="string">
            <text:p>Adams Peak</text:p>
          </table:table-cell>
          <table:table-cell office:value-type="string" calcext:value-type="string">
            <text:p>Rising majestically against the skyline, Adams Peak, or Sri Pada as it’s locally known, is one of the most scenic places in Sri Lanka. This conical mountain, standing at over 2,200 meters, is not just a natural marvel. It’s also a significant spiritual site for many. Pilgrims from various religions trek to its summit, drawn by faith and the promise of breathtaking views.</text:p>
          </table:table-cell>
          <table:table-cell office:value-type="string" calcext:value-type="string">
            <text:p>MO</text:p>
          </table:table-cell>
          <table:table-cell office:value-type="string" calcext:value-type="string">
            <text:p>LK</text:p>
          </table:table-cell>
          <table:table-cell office:value-type="float" office:value="0" calcext:value-type="float">
            <text:p>0</text:p>
          </table:table-cell>
          <table:table-cell/>
          <table:table-cell office:value-type="float" office:value="6.799895" calcext:value-type="float">
            <text:p>6.799895</text:p>
          </table:table-cell>
          <table:table-cell office:value-type="float" office:value="80.509894" calcext:value-type="float">
            <text:p>80.509894</text:p>
          </table:table-cell>
          <table:table-cell office:value-type="float" office:value="7200" calcext:value-type="float">
            <text:p>7200</text:p>
          </table:table-cell>
          <table:table-cell table:number-columns-repeated="2" office:value-type="float" office:value="0" calcext:value-type="float">
            <text:p>0</text:p>
          </table:table-cell>
          <table:table-cell office:value-type="float" office:value="313" calcext:value-type="float">
            <text:p>313</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d646f20a-d3a7-1fd6-09fa-903c42a8fe61" calcext:value-type="string">
            <text:p>d646f20a-d3a7-1fd6-09fa-903c42a8fe61</text:p>
          </table:table-cell>
          <table:table-cell office:value-type="string" calcext:value-type="string">
            <text:p>Khartum</text:p>
          </table:table-cell>
          <table:table-cell office:value-type="string" calcext:value-type="string">
            <text:p>Khartoum or Khartum is the capital of Sudan. With a population of 6,344,348, Khartoum's metropolitan area is the largest in Sudan.</text:p>
            <text:p/>
            <text:p>Khartoum is located at the confluence of the White Nile – flowing north from Lake Victoria – and the Blue Nile, flowing west from Lake Tana in Ethiopia. Divided by these two parts of the Nile, the Khartoum metropolitan area is a tripartite metropolis consisting of Khartoum proper and linked by bridges to Khartoum North and Omdurman to the west. The place where the two Niles meet is known as al-Mogran or al-Muqran ("The Confluence"). </text:p>
          </table:table-cell>
          <table:table-cell office:value-type="string" calcext:value-type="string">
            <text:p>CI</text:p>
          </table:table-cell>
          <table:table-cell office:value-type="string" calcext:value-type="string">
            <text:p>SD</text:p>
          </table:table-cell>
          <table:table-cell office:value-type="float" office:value="0" calcext:value-type="float">
            <text:p>0</text:p>
          </table:table-cell>
          <table:table-cell/>
          <table:table-cell office:value-type="float" office:value="15.442371" calcext:value-type="float">
            <text:p>15.442371</text:p>
          </table:table-cell>
          <table:table-cell office:value-type="float" office:value="32.461858" calcext:value-type="float">
            <text:p>32.461858</text:p>
          </table:table-cell>
          <table:table-cell office:value-type="float" office:value="1600" calcext:value-type="float">
            <text:p>1600</text:p>
          </table:table-cell>
          <table:table-cell table:number-columns-repeated="2" office:value-type="float" office:value="0" calcext:value-type="float">
            <text:p>0</text:p>
          </table:table-cell>
          <table:table-cell office:value-type="float" office:value="30" calcext:value-type="float">
            <text:p>30</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2dc5fefe-673f-704a-4e96-6b391e09e220" calcext:value-type="string">
            <text:p>2dc5fefe-673f-704a-4e96-6b391e09e220</text:p>
          </table:table-cell>
          <table:table-cell office:value-type="string" calcext:value-type="string">
            <text:p>Tafelberg Nature Reserve</text:p>
          </table:table-cell>
          <table:table-cell office:value-type="string" calcext:value-type="string">
            <text:p>Elevate your Suriname adventure—literally. Tafelberg Nature Reserve is home to one of the country’s most iconic plateaus, rising majestically above the surrounding rainforest. The reserve is a hotspot for biodiversity, teeming with unique flora and fauna. It’s one of the pretty places in Suriname that offers a blend of awe-inspiring landscapes and biological richness.</text:p>
          </table:table-cell>
          <table:table-cell office:value-type="string" calcext:value-type="string">
            <text:p>PA</text:p>
          </table:table-cell>
          <table:table-cell office:value-type="string" calcext:value-type="string">
            <text:p>SR</text:p>
          </table:table-cell>
          <table:table-cell office:value-type="float" office:value="0" calcext:value-type="float">
            <text:p>0</text:p>
          </table:table-cell>
          <table:table-cell/>
          <table:table-cell office:value-type="float" office:value="3.779887" calcext:value-type="float">
            <text:p>3.779887</text:p>
          </table:table-cell>
          <table:table-cell office:value-type="float" office:value="-56.149939" calcext:value-type="float">
            <text:p>-56.149939</text:p>
          </table:table-cell>
          <table:table-cell office:value-type="float" office:value="2450" calcext:value-type="float">
            <text:p>2450</text:p>
          </table:table-cell>
          <table:table-cell table:number-columns-repeated="3" office:value-type="float" office:value="0" calcext:value-type="float">
            <text:p>0</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e53ec755-8a81-5e5f-a811-f27f1a361c7a" calcext:value-type="string">
            <text:p>e53ec755-8a81-5e5f-a811-f27f1a361c7a</text:p>
          </table:table-cell>
          <table:table-cell office:value-type="string" calcext:value-type="string">
            <text:p>Abisko National Park</text:p>
          </table:table-cell>
          <table:table-cell office:value-type="string" calcext:value-type="string">
            <text:p>For those seeking the tranquility of nature and the thrill of adventure, Abisko National Park is your answer. Nestled in the wilderness of Swedish Lapland, this beautiful place in Sweden is an unspoiled paradise that features high mountains, deep valleys, and the pristine Lake Torneträsk.</text:p>
            <text:p/>
            <text:p>Abisko is renowned as one of the best places in Sweden to experience the Northern Lights. The clear skies and minimal light pollution make for perfect viewing conditions. But it’s not just about the Aurora Borealis; the park also offers numerous outdoor activities, such as hiking, skiing, and dog sledding, to get your adrenaline pumping.</text:p>
          </table:table-cell>
          <table:table-cell office:value-type="string" calcext:value-type="string">
            <text:p>PA</text:p>
          </table:table-cell>
          <table:table-cell office:value-type="string" calcext:value-type="string">
            <text:p>SE</text:p>
          </table:table-cell>
          <table:table-cell office:value-type="float" office:value="0" calcext:value-type="float">
            <text:p>0</text:p>
          </table:table-cell>
          <table:table-cell/>
          <table:table-cell office:value-type="float" office:value="68.2829" calcext:value-type="float">
            <text:p>68.2829</text:p>
          </table:table-cell>
          <table:table-cell office:value-type="float" office:value="18.572695" calcext:value-type="float">
            <text:p>18.572695</text:p>
          </table:table-cell>
          <table:table-cell office:value-type="float" office:value="3000" calcext:value-type="float">
            <text:p>3000</text:p>
          </table:table-cell>
          <table:table-cell table:number-columns-repeated="2" office:value-type="float" office:value="0" calcext:value-type="float">
            <text:p>0</text:p>
          </table:table-cell>
          <table:table-cell office:value-type="float" office:value="50" calcext:value-type="float">
            <text:p>50</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7d25db4f-d55a-6b0d-7bec-63969e9d8700" calcext:value-type="string">
            <text:p>7d25db4f-d55a-6b0d-7bec-63969e9d8700</text:p>
          </table:table-cell>
          <table:table-cell office:value-type="string" calcext:value-type="string">
            <text:p>St. Moritz</text:p>
          </table:table-cell>
          <table:table-cell office:value-type="string" calcext:value-type="string">
            <text:p>St. Moritz is a high Alpine resort town in the Engadine in Switzerland, at an elevation of about 1,800 metres (5,910 ft) above sea level. It is Upper Engadine's major town and a municipality in the administrative region of Maloja in the Swiss canton of the Grisons.</text:p>
            <text:p/>
            <text:p>St. Moritz lies on the southern slopes of the Albula Alps below the Piz Nair (3,056 m or 10,026 ft) overlooking the flat and wide glaciated valley of the Upper Engadine and eponymous lake: Lake St. Moritz. It hosted the Winter Olympics in 1928 and 1948. </text:p>
          </table:table-cell>
          <table:table-cell office:value-type="string" calcext:value-type="string">
            <text:p>CI</text:p>
          </table:table-cell>
          <table:table-cell office:value-type="string" calcext:value-type="string">
            <text:p>CH</text:p>
          </table:table-cell>
          <table:table-cell office:value-type="float" office:value="0" calcext:value-type="float">
            <text:p>0</text:p>
          </table:table-cell>
          <table:table-cell/>
          <table:table-cell office:value-type="float" office:value="46.495583" calcext:value-type="float">
            <text:p>46.495583</text:p>
          </table:table-cell>
          <table:table-cell office:value-type="float" office:value="9.854852" calcext:value-type="float">
            <text:p>9.854852</text:p>
          </table:table-cell>
          <table:table-cell office:value-type="float" office:value="6000" calcext:value-type="float">
            <text:p>6000</text:p>
          </table:table-cell>
          <table:table-cell table:number-columns-repeated="2" office:value-type="float" office:value="0" calcext:value-type="float">
            <text:p>0</text:p>
          </table:table-cell>
          <table:table-cell office:value-type="float" office:value="258" calcext:value-type="float">
            <text:p>258</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902bfbcc-38e2-f1bb-5934-e0bd0fa93eaf" calcext:value-type="string">
            <text:p>902bfbcc-38e2-f1bb-5934-e0bd0fa93eaf</text:p>
          </table:table-cell>
          <table:table-cell office:value-type="string" calcext:value-type="string">
            <text:p>Palmyra</text:p>
          </table:table-cell>
          <table:table-cell office:value-type="string" calcext:value-type="string">
            <text:p>Ah, Palmyra! This ancient city is a jewel in the Syrian desert, a must-see in Syria for anyone interested in antiquity. Once a thriving metropolis, its ruins now stand as silent witnesses to its former glory.</text:p>
            <text:p/>
            <text:p>The Temple of Bel is a highlight. Though partially destroyed, its remaining columns and archways are awe-inspiring. It’s one of the most beautiful places to visit in Syria, where each stone tells a story of empires long gone. </text:p>
          </table:table-cell>
          <table:table-cell office:value-type="string" calcext:value-type="string">
            <text:p>HI</text:p>
          </table:table-cell>
          <table:table-cell office:value-type="string" calcext:value-type="string">
            <text:p>SY</text:p>
          </table:table-cell>
          <table:table-cell office:value-type="float" office:value="0" calcext:value-type="float">
            <text:p>0</text:p>
          </table:table-cell>
          <table:table-cell/>
          <table:table-cell office:value-type="float" office:value="34.550794" calcext:value-type="float">
            <text:p>34.550794</text:p>
          </table:table-cell>
          <table:table-cell office:value-type="float" office:value="38.266092" calcext:value-type="float">
            <text:p>38.266092</text:p>
          </table:table-cell>
          <table:table-cell office:value-type="float" office:value="2200" calcext:value-type="float">
            <text:p>2200</text:p>
          </table:table-cell>
          <table:table-cell table:number-columns-repeated="2" office:value-type="float" office:value="0" calcext:value-type="float">
            <text:p>0</text:p>
          </table:table-cell>
          <table:table-cell office:value-type="float" office:value="55" calcext:value-type="float">
            <text:p>55</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84fbd8aa-cef8-6fbb-51ce-3b64b6aa4b4c" calcext:value-type="string">
            <text:p>84fbd8aa-cef8-6fbb-51ce-3b64b6aa4b4c</text:p>
          </table:table-cell>
          <table:table-cell office:value-type="string" calcext:value-type="string">
            <text:p>Taipei</text:p>
          </table:table-cell>
          <table:table-cell office:value-type="string" calcext:value-type="string">
            <text:p>Taipei, officially Taipei City, is the capital and a special municipality of Taiwan. Located in Northern Taiwan, Taipei City is an enclave of the municipality of New Taipei City that sits about 25 km (16 mi) southwest of the northern port city of Keelung. Most of the city rests on the Taipei Basin, an ancient lakebed. The basin is bounded by the relatively narrow valleys of the Keelung and Xindian rivers, which join to form the Tamsui River along the city's western border.</text:p>
          </table:table-cell>
          <table:table-cell office:value-type="string" calcext:value-type="string">
            <text:p>CI</text:p>
          </table:table-cell>
          <table:table-cell office:value-type="string" calcext:value-type="string">
            <text:p>TW</text:p>
          </table:table-cell>
          <table:table-cell office:value-type="float" office:value="0" calcext:value-type="float">
            <text:p>0</text:p>
          </table:table-cell>
          <table:table-cell/>
          <table:table-cell office:value-type="float" office:value="25.144173" calcext:value-type="float">
            <text:p>25.144173</text:p>
          </table:table-cell>
          <table:table-cell office:value-type="float" office:value="121.448193" calcext:value-type="float">
            <text:p>121.448193</text:p>
          </table:table-cell>
          <table:table-cell office:value-type="float" office:value="6200" calcext:value-type="float">
            <text:p>6200</text:p>
          </table:table-cell>
          <table:table-cell table:number-columns-repeated="2" office:value-type="float" office:value="0" calcext:value-type="float">
            <text:p>0</text:p>
          </table:table-cell>
          <table:table-cell office:value-type="float" office:value="160" calcext:value-type="float">
            <text:p>160</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0c407247-25bc-c048-3ca5-a45c97bf2b7c" calcext:value-type="string">
            <text:p>0c407247-25bc-c048-3ca5-a45c97bf2b7c</text:p>
          </table:table-cell>
          <table:table-cell office:value-type="string" calcext:value-type="string">
            <text:p>Bartang River</text:p>
          </table:table-cell>
          <table:table-cell office:value-type="string" calcext:value-type="string">
            <text:p>The Bartang River! This meandering waterway is one of the most beautiful places in Tajikistan, offering a tranquil escape from the hustle and bustle of city life. Picture yourself kayaking through crystal-clear waters, surrounded by towering cliffs and lush greenery. The river is a paradise for water sports enthusiasts, providing ample opportunities for rafting, fishing, and even cliff diving.</text:p>
          </table:table-cell>
          <table:table-cell office:value-type="string" calcext:value-type="string">
            <text:p>RI</text:p>
          </table:table-cell>
          <table:table-cell office:value-type="string" calcext:value-type="string">
            <text:p>TJ</text:p>
          </table:table-cell>
          <table:table-cell office:value-type="float" office:value="0" calcext:value-type="float">
            <text:p>0</text:p>
          </table:table-cell>
          <table:table-cell/>
          <table:table-cell office:value-type="float" office:value="38.221898" calcext:value-type="float">
            <text:p>38.221898</text:p>
          </table:table-cell>
          <table:table-cell office:value-type="float" office:value="72.265783" calcext:value-type="float">
            <text:p>72.265783</text:p>
          </table:table-cell>
          <table:table-cell office:value-type="float" office:value="11500" calcext:value-type="float">
            <text:p>11500</text:p>
          </table:table-cell>
          <table:table-cell table:number-columns-repeated="2" office:value-type="float" office:value="0" calcext:value-type="float">
            <text:p>0</text:p>
          </table:table-cell>
          <table:table-cell office:value-type="float" office:value="204" calcext:value-type="float">
            <text:p>204</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e7b09f59-e91a-a85e-5bc6-8714bf717e2d" calcext:value-type="string">
            <text:p>e7b09f59-e91a-a85e-5bc6-8714bf717e2d</text:p>
          </table:table-cell>
          <table:table-cell office:value-type="string" calcext:value-type="string">
            <text:p>Mahale Mountains National Park</text:p>
          </table:table-cell>
          <table:table-cell office:value-type="string" calcext:value-type="string">
            <text:p>Set against the backdrop of Lake Tanganyika, Mahale Mountains National Park is a treasure trove of natural wonders. It’s one of those places to visit in Tanzania that offers an unparalleled blend of scenic beauty and diverse wildlife, making it a must-visit for nature enthusiasts.</text:p>
          </table:table-cell>
          <table:table-cell office:value-type="string" calcext:value-type="string">
            <text:p>PA</text:p>
          </table:table-cell>
          <table:table-cell office:value-type="string" calcext:value-type="string">
            <text:p>TZ</text:p>
          </table:table-cell>
          <table:table-cell office:value-type="float" office:value="0" calcext:value-type="float">
            <text:p>0</text:p>
          </table:table-cell>
          <table:table-cell/>
          <table:table-cell office:value-type="float" office:value="-6.211709" calcext:value-type="float">
            <text:p>-6.211709</text:p>
          </table:table-cell>
          <table:table-cell office:value-type="float" office:value="29.955623" calcext:value-type="float">
            <text:p>29.955623</text:p>
          </table:table-cell>
          <table:table-cell office:value-type="float" office:value="6380" calcext:value-type="float">
            <text:p>6380</text:p>
          </table:table-cell>
          <table:table-cell table:number-columns-repeated="2" office:value-type="float" office:value="0" calcext:value-type="float">
            <text:p>0</text:p>
          </table:table-cell>
          <table:table-cell office:value-type="float" office:value="322" calcext:value-type="float">
            <text:p>322</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3bac23fb-22d3-a6bd-0f9e-1ffcfac612cd" calcext:value-type="string">
            <text:p>3bac23fb-22d3-a6bd-0f9e-1ffcfac612cd</text:p>
          </table:table-cell>
          <table:table-cell office:value-type="string" calcext:value-type="string">
            <text:p>Bangkok</text:p>
          </table:table-cell>
          <table:table-cell office:value-type="string" calcext:value-type="string">
            <text:p>Bangkok, Thailand’s bustling capital, is a must-see in Thailand. The city effortlessly combines the old and new, blending historic temples with modern skyscrapers. Among the most striking is the Grand Palace, a stunning complex that was home to the Kings of Siam and later Thailand since 1782. It’s regarded as one of the most beautiful places in Bangkok, with its intricate designs, shimmering gold spires, and statues that are testament to the country’s rich heritage.</text:p>
          </table:table-cell>
          <table:table-cell office:value-type="string" calcext:value-type="string">
            <text:p>CI</text:p>
          </table:table-cell>
          <table:table-cell office:value-type="string" calcext:value-type="string">
            <text:p>TH</text:p>
          </table:table-cell>
          <table:table-cell office:value-type="float" office:value="0" calcext:value-type="float">
            <text:p>0</text:p>
          </table:table-cell>
          <table:table-cell/>
          <table:table-cell office:value-type="float" office:value="13.751773" calcext:value-type="float">
            <text:p>13.751773</text:p>
          </table:table-cell>
          <table:table-cell office:value-type="float" office:value="100.476687" calcext:value-type="float">
            <text:p>100.476687</text:p>
          </table:table-cell>
          <table:table-cell office:value-type="float" office:value="1400" calcext:value-type="float">
            <text:p>1400</text:p>
          </table:table-cell>
          <table:table-cell table:number-columns-repeated="2" office:value-type="float" office:value="0" calcext:value-type="float">
            <text:p>0</text:p>
          </table:table-cell>
          <table:table-cell office:value-type="float" office:value="90" calcext:value-type="float">
            <text:p>90</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a1efdb4e-d3d9-1224-556b-0ae2b21efe2c" calcext:value-type="string">
            <text:p>a1efdb4e-d3d9-1224-556b-0ae2b21efe2c</text:p>
          </table:table-cell>
          <table:table-cell office:value-type="string" calcext:value-type="string">
            <text:p>Tatamailau</text:p>
          </table:table-cell>
          <table:table-cell office:value-type="string" calcext:value-type="string">
            <text:p>Tatamailau or Tata Mailau, sometimes referred as Mount Ramelau, is the highest mountain in East Timor and also of Timor island at 2,986 m (9,797 ft). The mountain is located approximately 70 km (43 mi) south of the capital Dili in the district of Ainaro. The name "Tatamailau" is Mambai-origin, the local language and means "Grandfather of all". </text:p>
          </table:table-cell>
          <table:table-cell office:value-type="string" calcext:value-type="string">
            <text:p>MO</text:p>
          </table:table-cell>
          <table:table-cell office:value-type="string" calcext:value-type="string">
            <text:p>TL</text:p>
          </table:table-cell>
          <table:table-cell office:value-type="float" office:value="0" calcext:value-type="float">
            <text:p>0</text:p>
          </table:table-cell>
          <table:table-cell/>
          <table:table-cell office:value-type="float" office:value="-8.879246" calcext:value-type="float">
            <text:p>-8.879246</text:p>
          </table:table-cell>
          <table:table-cell office:value-type="float" office:value="125.462833" calcext:value-type="float">
            <text:p>125.462833</text:p>
          </table:table-cell>
          <table:table-cell office:value-type="float" office:value="8800" calcext:value-type="float">
            <text:p>8800</text:p>
          </table:table-cell>
          <table:table-cell table:number-columns-repeated="2" office:value-type="float" office:value="0" calcext:value-type="float">
            <text:p>0</text:p>
          </table:table-cell>
          <table:table-cell office:value-type="float" office:value="130" calcext:value-type="float">
            <text:p>130</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d60e0987-002c-06a3-1810-631ea6a33258" calcext:value-type="string">
            <text:p>d60e0987-002c-06a3-1810-631ea6a33258</text:p>
          </table:table-cell>
          <table:table-cell office:value-type="string" calcext:value-type="string">
            <text:p>Lomé</text:p>
          </table:table-cell>
          <table:table-cell office:value-type="string" calcext:value-type="string">
            <text:p>Lomé is the capital and largest city of Togo. Located on the Gulf of Guinea at the southwest corner of the country, with its entire western border along the easternmost edge of Ghana's Volta Region, Lomé is the country's administrative and industrial center, which includes an oil refinery. It is also the country's chief port, from where it exports coffee, cocoa, copra, and oil palm kernels. </text:p>
          </table:table-cell>
          <table:table-cell office:value-type="string" calcext:value-type="string">
            <text:p>CI</text:p>
          </table:table-cell>
          <table:table-cell office:value-type="string" calcext:value-type="string">
            <text:p>TG</text:p>
          </table:table-cell>
          <table:table-cell office:value-type="float" office:value="0" calcext:value-type="float">
            <text:p>0</text:p>
          </table:table-cell>
          <table:table-cell/>
          <table:table-cell office:value-type="float" office:value="6.112394" calcext:value-type="float">
            <text:p>6.112394</text:p>
          </table:table-cell>
          <table:table-cell office:value-type="float" office:value="1.217231" calcext:value-type="float">
            <text:p>1.217231</text:p>
          </table:table-cell>
          <table:table-cell office:value-type="float" office:value="1100" calcext:value-type="float">
            <text:p>1100</text:p>
          </table:table-cell>
          <table:table-cell table:number-columns-repeated="2" office:value-type="float" office:value="0" calcext:value-type="float">
            <text:p>0</text:p>
          </table:table-cell>
          <table:table-cell office:value-type="float" office:value="22" calcext:value-type="float">
            <text:p>22</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84ad61eb-b007-652a-2aac-dcb79264a114" calcext:value-type="string">
            <text:p>84ad61eb-b007-652a-2aac-dcb79264a114</text:p>
          </table:table-cell>
          <table:table-cell office:value-type="string" calcext:value-type="string">
            <text:p>Tonga</text:p>
          </table:table-cell>
          <table:table-cell office:value-type="string" calcext:value-type="string">
            <text:p>Tonga, officially the Kingdom of Tonga, is an island country in Polynesia, part of Oceania. The country has 171 islands – of which 45 are inhabited. Its total surface area is about 750 km2 (290 sq mi), scattered over 700,000 km2 (270,000 sq mi) in the southern Pacific Ocean. It is surrounded by Fiji and Wallis and Futuna (France) to the northwest, Samoa to the northeast, New Caledonia (France) and Vanuatu to the west, Niue (the nearest foreign territory) to the east, and Kermadec (New Zealand) to the southwest.</text:p>
          </table:table-cell>
          <table:table-cell office:value-type="string" calcext:value-type="string">
            <text:p>IS</text:p>
          </table:table-cell>
          <table:table-cell office:value-type="string" calcext:value-type="string">
            <text:p>TO</text:p>
          </table:table-cell>
          <table:table-cell office:value-type="float" office:value="0" calcext:value-type="float">
            <text:p>0</text:p>
          </table:table-cell>
          <table:table-cell/>
          <table:table-cell office:value-type="float" office:value="-21.042969" calcext:value-type="float">
            <text:p>-21.042969</text:p>
          </table:table-cell>
          <table:table-cell office:value-type="float" office:value="-175.105032" calcext:value-type="float">
            <text:p>-175.105032</text:p>
          </table:table-cell>
          <table:table-cell office:value-type="float" office:value="7400" calcext:value-type="float">
            <text:p>7400</text:p>
          </table:table-cell>
          <table:table-cell table:number-columns-repeated="2" office:value-type="float" office:value="0" calcext:value-type="float">
            <text:p>0</text:p>
          </table:table-cell>
          <table:table-cell office:value-type="float" office:value="202" calcext:value-type="float">
            <text:p>202</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61834e64-609a-f63b-5400-7f018b5f91d5" calcext:value-type="string">
            <text:p>61834e64-609a-f63b-5400-7f018b5f91d5</text:p>
          </table:table-cell>
          <table:table-cell office:value-type="string" calcext:value-type="string">
            <text:p>Port of Spain</text:p>
          </table:table-cell>
          <table:table-cell office:value-type="string" calcext:value-type="string">
            <text:p>Place yourself within a whirlwind of vibrant colors, pulsating rhythms, and infectious energy. The Trinidad Carnival welcomes you, ranking among the most eagerly awaited events in the Caribbean calendar. Taking place annually in Trinidad and Tobago, this festival creates a kaleidoscope of culture, music, and dance.</text:p>
          </table:table-cell>
          <table:table-cell office:value-type="string" calcext:value-type="string">
            <text:p>CI</text:p>
          </table:table-cell>
          <table:table-cell office:value-type="string" calcext:value-type="string">
            <text:p>TT</text:p>
          </table:table-cell>
          <table:table-cell office:value-type="float" office:value="0" calcext:value-type="float">
            <text:p>0</text:p>
          </table:table-cell>
          <table:table-cell/>
          <table:table-cell office:value-type="float" office:value="10.652382" calcext:value-type="float">
            <text:p>10.652382</text:p>
          </table:table-cell>
          <table:table-cell office:value-type="float" office:value="-61.542686" calcext:value-type="float">
            <text:p>-61.542686</text:p>
          </table:table-cell>
          <table:table-cell office:value-type="float" office:value="1800" calcext:value-type="float">
            <text:p>1800</text:p>
          </table:table-cell>
          <table:table-cell table:number-columns-repeated="2" office:value-type="float" office:value="0" calcext:value-type="float">
            <text:p>0</text:p>
          </table:table-cell>
          <table:table-cell office:value-type="float" office:value="52" calcext:value-type="float">
            <text:p>52</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50215ae0-cfa8-44e6-e35d-9ff7ed1ff083" calcext:value-type="string">
            <text:p>50215ae0-cfa8-44e6-e35d-9ff7ed1ff083</text:p>
          </table:table-cell>
          <table:table-cell office:value-type="string" calcext:value-type="string">
            <text:p><text:s/>Ichkeul National Park</text:p>
          </table:table-cell>
          <table:table-cell office:value-type="string" calcext:value-type="string">
            <text:p>For those looking for a break from Tunisia’s history-soaked cities, the Ichkeul National Park offers a refreshing change. Located in the north of Tunisia, this UNESCO World Heritage Site is one of the most beautiful places in Tunisia for nature enthusiasts and bird watchers.</text:p>
            <text:p/>
            <text:p>The park is centered around Lake Ichkeul, the last remaining lake in a chain that once extended across North Africa. This unique ecosystem is a crucial stopover for hundreds of thousands of migratory birds. This includes flamingos, storks, and ducks, who come to feed and nest. The sight of these birds against the backdrop of Mount Ichkeul is a nature lover’s paradise.</text:p>
          </table:table-cell>
          <table:table-cell office:value-type="string" calcext:value-type="string">
            <text:p>PA</text:p>
          </table:table-cell>
          <table:table-cell office:value-type="string" calcext:value-type="string">
            <text:p>TN</text:p>
          </table:table-cell>
          <table:table-cell office:value-type="float" office:value="0" calcext:value-type="float">
            <text:p>0</text:p>
          </table:table-cell>
          <table:table-cell/>
          <table:table-cell office:value-type="float" office:value="37.144903" calcext:value-type="float">
            <text:p>37.144903</text:p>
          </table:table-cell>
          <table:table-cell office:value-type="float" office:value="9.6782" calcext:value-type="float">
            <text:p>9.6782</text:p>
          </table:table-cell>
          <table:table-cell office:value-type="float" office:value="800" calcext:value-type="float">
            <text:p>800</text:p>
          </table:table-cell>
          <table:table-cell table:number-columns-repeated="2" office:value-type="float" office:value="0" calcext:value-type="float">
            <text:p>0</text:p>
          </table:table-cell>
          <table:table-cell office:value-type="float" office:value="229" calcext:value-type="float">
            <text:p>229</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24d6229d-e2ac-caea-9454-6e3cc447f30d" calcext:value-type="string">
            <text:p>24d6229d-e2ac-caea-9454-6e3cc447f30d</text:p>
          </table:table-cell>
          <table:table-cell office:value-type="string" calcext:value-type="string">
            <text:p>Cappadocia</text:p>
          </table:table-cell>
          <table:table-cell office:value-type="string" calcext:value-type="string">
            <text:p>Few places on Earth can match the sheer beauty and allure of Cappadocia. Renowned for its otherworldly landscapes filled with towering rock formations and honeycombed hills, it is undoubtedly one of the most beautiful places in Turkey.</text:p>
            <text:p/>
            <text:p>The enchanting fairy chimneys, so-called for their peculiar, tall, cone-shaped formations, are a sight to behold, particularly at sunrise and sunset when the light bathes them in a mystical glow. Venturing into this scenic wonderland, you’ll discover a network of ancient cave churches at the Göreme Open Air Museum, one of the must-see sites in Cappadocia.</text:p>
          </table:table-cell>
          <table:table-cell office:value-type="string" calcext:value-type="string">
            <text:p>MO</text:p>
          </table:table-cell>
          <table:table-cell office:value-type="string" calcext:value-type="string">
            <text:p>TR</text:p>
          </table:table-cell>
          <table:table-cell office:value-type="float" office:value="0" calcext:value-type="float">
            <text:p>0</text:p>
          </table:table-cell>
          <table:table-cell/>
          <table:table-cell office:value-type="float" office:value="38.637514" calcext:value-type="float">
            <text:p>38.637514</text:p>
          </table:table-cell>
          <table:table-cell office:value-type="float" office:value="34.819795" calcext:value-type="float">
            <text:p>34.819795</text:p>
          </table:table-cell>
          <table:table-cell office:value-type="float" office:value="4000" calcext:value-type="float">
            <text:p>4000</text:p>
          </table:table-cell>
          <table:table-cell table:number-columns-repeated="2" office:value-type="float" office:value="0" calcext:value-type="float">
            <text:p>0</text:p>
          </table:table-cell>
          <table:table-cell office:value-type="float" office:value="52" calcext:value-type="float">
            <text:p>52</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1a8cdd87-3772-bbe4-314c-ed1d5b564898" calcext:value-type="string">
            <text:p>1a8cdd87-3772-bbe4-314c-ed1d5b564898</text:p>
          </table:table-cell>
          <table:table-cell office:value-type="string" calcext:value-type="string">
            <text:p>Aşgabat</text:p>
          </table:table-cell>
          <table:table-cell office:value-type="string" calcext:value-type="string">
            <text:p>Ashgabat is the capital and the largest city of Turkmenistan. It lies between the Karakum Desert and the Kopetdag mountain range in Central Asia, approximately 50 km (30 mi) away from the Iran-Turkmenistan border.</text:p>
            <text:p/>
            <text:p>The city was founded in 1881 on the basis of an Ahal Teke tribal village, and made the capital of the Turkmen Soviet Socialist Republic in 1924 when it was known as Poltoratsk.</text:p>
          </table:table-cell>
          <table:table-cell office:value-type="string" calcext:value-type="string">
            <text:p>MO</text:p>
          </table:table-cell>
          <table:table-cell office:value-type="string" calcext:value-type="string">
            <text:p>TM</text:p>
          </table:table-cell>
          <table:table-cell office:value-type="float" office:value="0" calcext:value-type="float">
            <text:p>0</text:p>
          </table:table-cell>
          <table:table-cell/>
          <table:table-cell office:value-type="float" office:value="37.901248" calcext:value-type="float">
            <text:p>37.901248</text:p>
          </table:table-cell>
          <table:table-cell office:value-type="float" office:value="58.4523" calcext:value-type="float">
            <text:p>58.4523</text:p>
          </table:table-cell>
          <table:table-cell office:value-type="float" office:value="4000" calcext:value-type="float">
            <text:p>4000</text:p>
          </table:table-cell>
          <table:table-cell table:number-columns-repeated="2" office:value-type="float" office:value="0" calcext:value-type="float">
            <text:p>0</text:p>
          </table:table-cell>
          <table:table-cell office:value-type="float" office:value="310" calcext:value-type="float">
            <text:p>310</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203eb3c2-cfa7-895f-0a8a-64a97ef55dca" calcext:value-type="string">
            <text:p>203eb3c2-cfa7-895f-0a8a-64a97ef55dca</text:p>
          </table:table-cell>
          <table:table-cell office:value-type="string" calcext:value-type="string">
            <text:p>Tuvalu</text:p>
          </table:table-cell>
          <table:table-cell office:value-type="string" calcext:value-type="string">
            <text:p>Tuvalu, formerly known as the Ellice Islands, is an island country in the Polynesian subregion of Oceania in the Pacific Ocean, about midway between Hawaii and Australia. It lies east-northeast of the Santa Cruz Islands (which belong to the Solomon Islands), northeast of Vanuatu, southeast of Nauru, south of Kiribati, west of Tokelau, northwest of Samoa and Wallis and Futuna, and north of Fiji.</text:p>
            <text:p/>
            <text:p>The 2017 census determined that Tuvalu had a population of 10,645, making it the second-least populous country in the world, behind Vatican City, and the least populous country where English is an official language. Its total land area is 26 square kilometres (10 sq mi).</text:p>
          </table:table-cell>
          <table:table-cell office:value-type="string" calcext:value-type="string">
            <text:p>IS</text:p>
          </table:table-cell>
          <table:table-cell office:value-type="string" calcext:value-type="string">
            <text:p>TV</text:p>
          </table:table-cell>
          <table:table-cell office:value-type="float" office:value="0" calcext:value-type="float">
            <text:p>0</text:p>
          </table:table-cell>
          <table:table-cell/>
          <table:table-cell office:value-type="float" office:value="-8.682089" calcext:value-type="float">
            <text:p>-8.682089</text:p>
          </table:table-cell>
          <table:table-cell office:value-type="float" office:value="179.075856" calcext:value-type="float">
            <text:p>179.075856</text:p>
          </table:table-cell>
          <table:table-cell office:value-type="float" office:value="9800" calcext:value-type="float">
            <text:p>9800</text:p>
          </table:table-cell>
          <table:table-cell table:number-columns-repeated="2" office:value-type="float" office:value="0" calcext:value-type="float">
            <text:p>0</text:p>
          </table:table-cell>
          <table:table-cell office:value-type="float" office:value="10" calcext:value-type="float">
            <text:p>10</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b3fc88da-26e2-8657-976f-2f89509d6e96" calcext:value-type="string">
            <text:p>b3fc88da-26e2-8657-976f-2f89509d6e96</text:p>
          </table:table-cell>
          <table:table-cell office:value-type="string" calcext:value-type="string">
            <text:p>Jinja</text:p>
          </table:table-cell>
          <table:table-cell office:value-type="string" calcext:value-type="string">
            <text:p>Jinja Town, often hailed as the adventure capital of East Africa, sits gracefully on the shores of Lake Victoria. Its strategic location at the source of the Nile River has made it a hub for thrill-seekers and history enthusiasts alike. Stunning locations in Uganda are aplenty, and Jinja is undoubtedly one of the crowning jewels.</text:p>
          </table:table-cell>
          <table:table-cell office:value-type="string" calcext:value-type="string">
            <text:p>CI</text:p>
          </table:table-cell>
          <table:table-cell office:value-type="string" calcext:value-type="string">
            <text:p>UG</text:p>
          </table:table-cell>
          <table:table-cell office:value-type="float" office:value="0" calcext:value-type="float">
            <text:p>0</text:p>
          </table:table-cell>
          <table:table-cell/>
          <table:table-cell office:value-type="float" office:value="0.427714" calcext:value-type="float">
            <text:p>0.427714</text:p>
          </table:table-cell>
          <table:table-cell office:value-type="float" office:value="33.194717" calcext:value-type="float">
            <text:p>33.194717</text:p>
          </table:table-cell>
          <table:table-cell office:value-type="float" office:value="4600" calcext:value-type="float">
            <text:p>4600</text:p>
          </table:table-cell>
          <table:table-cell table:number-columns-repeated="2" office:value-type="float" office:value="0" calcext:value-type="float">
            <text:p>0</text:p>
          </table:table-cell>
          <table:table-cell office:value-type="float" office:value="334" calcext:value-type="float">
            <text:p>334</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7a491b36-b2ab-ae24-b3b9-d7e9f510469c" calcext:value-type="string">
            <text:p>7a491b36-b2ab-ae24-b3b9-d7e9f510469c</text:p>
          </table:table-cell>
          <table:table-cell office:value-type="string" calcext:value-type="string">
            <text:p>Lviv</text:p>
          </table:table-cell>
          <table:table-cell office:value-type="string" calcext:value-type="string">
            <text:p>Often dubbed the “Paris of the East,” this city is undoubtedly one of the most beautiful places in Ukraine. As you wander through its cobbled streets, you’re instantly transported to a bygone era. The city’s historic center, a UNESCO World Heritage site, is a living museum of stunning Renaissance, Baroque, and Gothic architecture. Every corner, every square tells a story.</text:p>
          </table:table-cell>
          <table:table-cell office:value-type="string" calcext:value-type="string">
            <text:p>CI</text:p>
          </table:table-cell>
          <table:table-cell office:value-type="string" calcext:value-type="string">
            <text:p>UA</text:p>
          </table:table-cell>
          <table:table-cell office:value-type="float" office:value="0" calcext:value-type="float">
            <text:p>0</text:p>
          </table:table-cell>
          <table:table-cell/>
          <table:table-cell office:value-type="float" office:value="49.808236" calcext:value-type="float">
            <text:p>49.808236</text:p>
          </table:table-cell>
          <table:table-cell office:value-type="float" office:value="23.981591" calcext:value-type="float">
            <text:p>23.981591</text:p>
          </table:table-cell>
          <table:table-cell office:value-type="float" office:value="2000" calcext:value-type="float">
            <text:p>2000</text:p>
          </table:table-cell>
          <table:table-cell table:number-columns-repeated="2" office:value-type="float" office:value="0" calcext:value-type="float">
            <text:p>0</text:p>
          </table:table-cell>
          <table:table-cell office:value-type="float" office:value="23" calcext:value-type="float">
            <text:p>23</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2451b9c1-d0be-5aca-f1c6-2f71d2e86d8b" calcext:value-type="string">
            <text:p>2451b9c1-d0be-5aca-f1c6-2f71d2e86d8b</text:p>
          </table:table-cell>
          <table:table-cell office:value-type="string" calcext:value-type="string">
            <text:p>Burj Khalifa</text:p>
          </table:table-cell>
          <table:table-cell office:value-type="string" calcext:value-type="string">
            <text:p>Step into the elevator, press the button and feel your stomach drop as you ascend at a dizzying speed. Before you know it, you’re standing on the observation deck of the Burj Khalifa, the tallest building in the world. The view from here is nothing short of spectacular, offering a panoramic vista of Dubai’s skyline, the desert, and even the ocean on a clear day.</text:p>
          </table:table-cell>
          <table:table-cell office:value-type="string" calcext:value-type="string">
            <text:p>PO</text:p>
          </table:table-cell>
          <table:table-cell office:value-type="string" calcext:value-type="string">
            <text:p>AE</text:p>
          </table:table-cell>
          <table:table-cell office:value-type="float" office:value="0" calcext:value-type="float">
            <text:p>0</text:p>
          </table:table-cell>
          <table:table-cell/>
          <table:table-cell office:value-type="float" office:value="25.185222" calcext:value-type="float">
            <text:p>25.185222</text:p>
          </table:table-cell>
          <table:table-cell office:value-type="float" office:value="55.275164" calcext:value-type="float">
            <text:p>55.275164</text:p>
          </table:table-cell>
          <table:table-cell office:value-type="float" office:value="2145" calcext:value-type="float">
            <text:p>2145</text:p>
          </table:table-cell>
          <table:table-cell table:number-columns-repeated="2" office:value-type="float" office:value="0" calcext:value-type="float">
            <text:p>0</text:p>
          </table:table-cell>
          <table:table-cell office:value-type="float" office:value="356" calcext:value-type="float">
            <text:p>356</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e3e344dc-e360-53fc-622e-99380f7e35e6" calcext:value-type="string">
            <text:p>e3e344dc-e360-53fc-622e-99380f7e35e6</text:p>
          </table:table-cell>
          <table:table-cell office:value-type="string" calcext:value-type="string">
            <text:p>Golden Gate Bridge</text:p>
          </table:table-cell>
          <table:table-cell office:value-type="string" calcext:value-type="string">
            <text:p>The Golden Gate Bridge is a suspension bridge spanning the Golden Gate, the one-mile-wide (1.6 km) strait connecting San Francisco Bay and the Pacific Ocean. The structure links the U.S. city of San Francisco, California—the northern tip of the San Francisco Peninsula—to Marin County, carrying both U.S. Route 101 and California State Route 1 across the strait. It also carries pedestrian and bicycle traffic, and is designated as part of U.S. Bicycle Route 95. Recognized by the American Society of Civil Engineers as one of the Wonders of the Modern World, the bridge is one of the most internationally recognized symbols of San Francisco and California.</text:p>
          </table:table-cell>
          <table:table-cell office:value-type="string" calcext:value-type="string">
            <text:p>BR</text:p>
          </table:table-cell>
          <table:table-cell office:value-type="string" calcext:value-type="string">
            <text:p>US</text:p>
          </table:table-cell>
          <table:table-cell office:value-type="float" office:value="0" calcext:value-type="float">
            <text:p>0</text:p>
          </table:table-cell>
          <table:table-cell/>
          <table:table-cell office:value-type="float" office:value="37.810397" calcext:value-type="float">
            <text:p>37.810397</text:p>
          </table:table-cell>
          <table:table-cell office:value-type="float" office:value="-122.509854" calcext:value-type="float">
            <text:p>-122.509854</text:p>
          </table:table-cell>
          <table:table-cell office:value-type="float" office:value="1200" calcext:value-type="float">
            <text:p>1200</text:p>
          </table:table-cell>
          <table:table-cell table:number-columns-repeated="2" office:value-type="float" office:value="0" calcext:value-type="float">
            <text:p>0</text:p>
          </table:table-cell>
          <table:table-cell office:value-type="float" office:value="75" calcext:value-type="float">
            <text:p>75</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124875b0-1fad-0fed-4519-ff72b02e6609" calcext:value-type="string">
            <text:p>124875b0-1fad-0fed-4519-ff72b02e6609</text:p>
          </table:table-cell>
          <table:table-cell office:value-type="string" calcext:value-type="string">
            <text:p>Montevideo</text:p>
          </table:table-cell>
          <table:table-cell office:value-type="string" calcext:value-type="string">
            <text:p>Montevideo, the vibrant capital of Uruguay, is a delightful blend of history, culture, and modernity. As the heart and soul of the nation, it’s often the first stop for travelers wondering where to go in Uruguay.</text:p>
          </table:table-cell>
          <table:table-cell office:value-type="string" calcext:value-type="string">
            <text:p>CI</text:p>
          </table:table-cell>
          <table:table-cell office:value-type="string" calcext:value-type="string">
            <text:p>UY</text:p>
          </table:table-cell>
          <table:table-cell office:value-type="float" office:value="0" calcext:value-type="float">
            <text:p>0</text:p>
          </table:table-cell>
          <table:table-cell/>
          <table:table-cell office:value-type="float" office:value="-34.898367" calcext:value-type="float">
            <text:p>-34.898367</text:p>
          </table:table-cell>
          <table:table-cell office:value-type="float" office:value="-56.245345" calcext:value-type="float">
            <text:p>-56.245345</text:p>
          </table:table-cell>
          <table:table-cell office:value-type="float" office:value="3500" calcext:value-type="float">
            <text:p>3500</text:p>
          </table:table-cell>
          <table:table-cell table:number-columns-repeated="2" office:value-type="float" office:value="0" calcext:value-type="float">
            <text:p>0</text:p>
          </table:table-cell>
          <table:table-cell office:value-type="float" office:value="65" calcext:value-type="float">
            <text:p>65</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b055f572-c837-f1bb-09c4-e2ef12864bee" calcext:value-type="string">
            <text:p>b055f572-c837-f1bb-09c4-e2ef12864bee</text:p>
          </table:table-cell>
          <table:table-cell office:value-type="string" calcext:value-type="string">
            <text:p>Samarkand</text:p>
          </table:table-cell>
          <table:table-cell office:value-type="string" calcext:value-type="string">
            <text:p>Often hailed as the crowning jewel of Central Asia, Samarkand stands tall among the most beautiful places to visit in the continent. With a history stretching back millennia, this city is a treasure trove for both the keen historian and the casual traveler alike.</text:p>
            <text:p/>
            <text:p>At the heart of Samarkand lies the Registan Square, a mesmerizing ensemble of three madrasahs. Their shimmering blue domes and meticulous mosaics are reminiscent of tales from the Silk Road, drawing visitors into a world of architectural splendor. Just a stone’s throw away, the mausoleum of Amir Timur stands as a sentinel to the past, a beacon of the city’s rich tapestry of tales and legends.</text:p>
          </table:table-cell>
          <table:table-cell office:value-type="string" calcext:value-type="string">
            <text:p>CI</text:p>
          </table:table-cell>
          <table:table-cell office:value-type="string" calcext:value-type="string">
            <text:p>UZ</text:p>
          </table:table-cell>
          <table:table-cell office:value-type="float" office:value="0" calcext:value-type="float">
            <text:p>0</text:p>
          </table:table-cell>
          <table:table-cell/>
          <table:table-cell office:value-type="float" office:value="39.673315" calcext:value-type="float">
            <text:p>39.673315</text:p>
          </table:table-cell>
          <table:table-cell office:value-type="float" office:value="67.008401" calcext:value-type="float">
            <text:p>67.008401</text:p>
          </table:table-cell>
          <table:table-cell office:value-type="float" office:value="3500" calcext:value-type="float">
            <text:p>3500</text:p>
          </table:table-cell>
          <table:table-cell table:number-columns-repeated="2" office:value-type="float" office:value="0" calcext:value-type="float">
            <text:p>0</text:p>
          </table:table-cell>
          <table:table-cell office:value-type="float" office:value="268" calcext:value-type="float">
            <text:p>268</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office:value-type="string" calcext:value-type="string">
            <text:p>235fce38-d0f8-81ae-58f1-d4633c1011c6</text:p>
          </table:table-cell>
          <table:table-cell office:value-type="string" calcext:value-type="string">
            <text:p>Vanuatu</text:p>
          </table:table-cell>
          <table:table-cell office:value-type="string" calcext:value-type="string">
            <text:p>Vanuatu, officially the Republic of Vanuatu, is an island country in Melanesia, located in the South Pacific Ocean. The archipelago, which is of volcanic origin, is 1,750 km (1,090 mi) east of northern Australia, 540 km (340 mi) northeast of New Caledonia, east of New Guinea, southeast of Solomon Islands, and west of Fiji.</text:p>
            <text:p/>
            <text:p>Vanuatu was first inhabited by Melanesian people. The first Europeans to visit the islands were a Spanish expedition led by Portuguese navigator Fernandes de Queirós, who arrived on the largest island, Espíritu Santo, in 1606.</text:p>
          </table:table-cell>
          <table:table-cell office:value-type="string" calcext:value-type="string">
            <text:p>IS</text:p>
          </table:table-cell>
          <table:table-cell office:value-type="string" calcext:value-type="string">
            <text:p>VU</text:p>
          </table:table-cell>
          <table:table-cell office:value-type="float" office:value="0" calcext:value-type="float">
            <text:p>0</text:p>
          </table:table-cell>
          <table:table-cell/>
          <table:table-cell office:value-type="float" office:value="-15.156781" calcext:value-type="float">
            <text:p>-15.156781</text:p>
          </table:table-cell>
          <table:table-cell office:value-type="float" office:value="166.86548" calcext:value-type="float">
            <text:p>166.86548</text:p>
          </table:table-cell>
          <table:table-cell office:value-type="float" office:value="2000" calcext:value-type="float">
            <text:p>2000</text:p>
          </table:table-cell>
          <table:table-cell table:number-columns-repeated="2" office:value-type="float" office:value="0" calcext:value-type="float">
            <text:p>0</text:p>
          </table:table-cell>
          <table:table-cell office:value-type="float" office:value="190" calcext:value-type="float">
            <text:p>190</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9d3de9b5-e351-490e-2cda-442629b6a2cc" calcext:value-type="string">
            <text:p>9d3de9b5-e351-490e-2cda-442629b6a2cc</text:p>
          </table:table-cell>
          <table:table-cell office:value-type="string" calcext:value-type="string">
            <text:p>Mérida</text:p>
          </table:table-cell>
          <table:table-cell office:value-type="string" calcext:value-type="string">
            <text:p>Tucked away in the shadows of the Andes, Mérida pulses with a vibrant mix of colonial charm and modern zest. Recognized as one of the most beautiful cities in Venezuela, its streets echo with stories of the past while embracing the promise of tomorrow.</text:p>
            <text:p/>
            <text:p>Start your day with a ride on the Mérida cable car, the world’s longest and highest. As you ascend, the beautiful landscapes unfold below, showing some of the most scenic places in Venezuela. Peaks, valleys, and the distant shimmer of lakes paint a amazing tableau.</text:p>
          </table:table-cell>
          <table:table-cell office:value-type="string" calcext:value-type="string">
            <text:p>CI</text:p>
          </table:table-cell>
          <table:table-cell office:value-type="string" calcext:value-type="string">
            <text:p>VE</text:p>
          </table:table-cell>
          <table:table-cell office:value-type="float" office:value="0" calcext:value-type="float">
            <text:p>0</text:p>
          </table:table-cell>
          <table:table-cell/>
          <table:table-cell office:value-type="float" office:value="8.547172" calcext:value-type="float">
            <text:p>8.547172</text:p>
          </table:table-cell>
          <table:table-cell office:value-type="float" office:value="-71.213922" calcext:value-type="float">
            <text:p>-71.213922</text:p>
          </table:table-cell>
          <table:table-cell office:value-type="float" office:value="6340" calcext:value-type="float">
            <text:p>6340</text:p>
          </table:table-cell>
          <table:table-cell table:number-columns-repeated="2" office:value-type="float" office:value="0" calcext:value-type="float">
            <text:p>0</text:p>
          </table:table-cell>
          <table:table-cell office:value-type="float" office:value="55" calcext:value-type="float">
            <text:p>55</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88208ddc-191d-d45c-50ec-4a1d4b5d4b85" calcext:value-type="string">
            <text:p>88208ddc-191d-d45c-50ec-4a1d4b5d4b85</text:p>
          </table:table-cell>
          <table:table-cell office:value-type="string" calcext:value-type="string">
            <text:p>Halong Bay</text:p>
          </table:table-cell>
          <table:table-cell office:value-type="string" calcext:value-type="string">
            <text:p>Renowned as one of the most beautiful places in Vietnam, Halong Bay is a paradise for nature enthusiasts. Shrouded in an ethereal beauty, this UNESCO World Heritage site is an enchanting seascape sculpted by nature itself.</text:p>
            <text:p/>
            <text:p>The grandeur of Halong Bay lies in its vast expanse dotted with nearly 2,000 limestone islets and islands, their sheer cliffs rising dramatically from the emerald-green water. As you sail through the bay on a traditional junk boat, the surroundings evoke a sense of tranquility that resonates with the soul.</text:p>
          </table:table-cell>
          <table:table-cell office:value-type="string" calcext:value-type="string">
            <text:p>SE</text:p>
          </table:table-cell>
          <table:table-cell office:value-type="string" calcext:value-type="string">
            <text:p>VN</text:p>
          </table:table-cell>
          <table:table-cell office:value-type="float" office:value="0" calcext:value-type="float">
            <text:p>0</text:p>
          </table:table-cell>
          <table:table-cell/>
          <table:table-cell office:value-type="float" office:value="20.835028" calcext:value-type="float">
            <text:p>20.835028</text:p>
          </table:table-cell>
          <table:table-cell office:value-type="float" office:value="106.975104" calcext:value-type="float">
            <text:p>106.975104</text:p>
          </table:table-cell>
          <table:table-cell office:value-type="float" office:value="5200" calcext:value-type="float">
            <text:p>5200</text:p>
          </table:table-cell>
          <table:table-cell table:number-columns-repeated="2" office:value-type="float" office:value="0" calcext:value-type="float">
            <text:p>0</text:p>
          </table:table-cell>
          <table:table-cell office:value-type="float" office:value="29" calcext:value-type="float">
            <text:p>29</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37406894-3ed3-f2ce-f604-c919d837287e" calcext:value-type="string">
            <text:p>37406894-3ed3-f2ce-f604-c919d837287e</text:p>
          </table:table-cell>
          <table:table-cell office:value-type="string" calcext:value-type="string">
            <text:p>Road Town</text:p>
          </table:table-cell>
          <table:table-cell office:value-type="string" calcext:value-type="string">
            <text:p>Road Town, located on Tortola, is the capital and largest town of the British Virgin Islands. It is situated on the horseshoe-shaped Road Harbour in the centre of the island's south coast.</text:p>
            <text:p/>
            <text:p>The name is derived from the nautical term "the roads", a place less sheltered than a harbour but which ships can easily get to.</text:p>
          </table:table-cell>
          <table:table-cell office:value-type="string" calcext:value-type="string">
            <text:p>IS</text:p>
          </table:table-cell>
          <table:table-cell office:value-type="string" calcext:value-type="string">
            <text:p>VG</text:p>
          </table:table-cell>
          <table:table-cell office:value-type="float" office:value="0" calcext:value-type="float">
            <text:p>0</text:p>
          </table:table-cell>
          <table:table-cell/>
          <table:table-cell office:value-type="float" office:value="18.411628" calcext:value-type="float">
            <text:p>18.411628</text:p>
          </table:table-cell>
          <table:table-cell office:value-type="float" office:value="-64.612363" calcext:value-type="float">
            <text:p>-64.612363</text:p>
          </table:table-cell>
          <table:table-cell office:value-type="float" office:value="1600" calcext:value-type="float">
            <text:p>1600</text:p>
          </table:table-cell>
          <table:table-cell table:number-columns-repeated="3" office:value-type="float" office:value="0" calcext:value-type="float">
            <text:p>0</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e21813a8-9a91-279e-3cf3-6fdda95c1d4f" calcext:value-type="string">
            <text:p>e21813a8-9a91-279e-3cf3-6fdda95c1d4f</text:p>
          </table:table-cell>
          <table:table-cell office:value-type="string" calcext:value-type="string">
            <text:p>Cruz Bay</text:p>
          </table:table-cell>
          <table:table-cell office:value-type="string" calcext:value-type="string">
            <text:p>Cruz Bay, located on the west coast of Saint John, is the island's largest commercial center and the location of the main port on Saint John. The primary access to Saint John is through Cruz Bay Harbor. Frequent barge and ferry, including car ferry, service connects Saint John to the neighboring more-developed island of Saint Thomas. Ferries also run regularly between Cruz Bay and Tortola, Virgin Gorda, and Jost Van Dyke in the British Virgin Islands.</text:p>
          </table:table-cell>
          <table:table-cell office:value-type="string" calcext:value-type="string">
            <text:p>IS</text:p>
          </table:table-cell>
          <table:table-cell office:value-type="string" calcext:value-type="string">
            <text:p>VI</text:p>
          </table:table-cell>
          <table:table-cell office:value-type="float" office:value="0" calcext:value-type="float">
            <text:p>0</text:p>
          </table:table-cell>
          <table:table-cell/>
          <table:table-cell office:value-type="float" office:value="18.334121" calcext:value-type="float">
            <text:p>18.334121</text:p>
          </table:table-cell>
          <table:table-cell office:value-type="float" office:value="-64.81417" calcext:value-type="float">
            <text:p>-64.81417</text:p>
          </table:table-cell>
          <table:table-cell office:value-type="float" office:value="3000" calcext:value-type="float">
            <text:p>3000</text:p>
          </table:table-cell>
          <table:table-cell table:number-columns-repeated="2" office:value-type="float" office:value="0" calcext:value-type="float">
            <text:p>0</text:p>
          </table:table-cell>
          <table:table-cell office:value-type="float" office:value="92" calcext:value-type="float">
            <text:p>92</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dacd6631-0a55-a601-4364-3ff62e96dbdc" calcext:value-type="string">
            <text:p>dacd6631-0a55-a601-4364-3ff62e96dbdc</text:p>
          </table:table-cell>
          <table:table-cell office:value-type="string" calcext:value-type="string">
            <text:p>Al Saleh Mosque</text:p>
          </table:table-cell>
          <table:table-cell office:value-type="string" calcext:value-type="string">
            <text:p>The Al Saleh Mosque stands as an architectural marvel, drawing visitors from all corners of the globe. With its intricate designs and grandeur, this mosque is one of the most beautiful places in Yemen. Its towering minarets and expansive courtyards reflect the rich history and cultural heritage of the Yemeni people.</text:p>
            <text:p/>
            <text:p>The mosque offers an ambiance, with sunlight through its stained-glass windows, casting a kaleidoscope of colors on the marble floors. It’s a place of reflection, where one can feel the pulse of Yemen’s spiritual heart. Every corner of the mosque tells a story, from its ornate archways to the detailed calligraphy that adorns its walls.</text:p>
          </table:table-cell>
          <table:table-cell office:value-type="string" calcext:value-type="string">
            <text:p>BU</text:p>
          </table:table-cell>
          <table:table-cell office:value-type="string" calcext:value-type="string">
            <text:p>YE</text:p>
          </table:table-cell>
          <table:table-cell office:value-type="float" office:value="0" calcext:value-type="float">
            <text:p>0</text:p>
          </table:table-cell>
          <table:table-cell/>
          <table:table-cell office:value-type="float" office:value="15.345302" calcext:value-type="float">
            <text:p>15.345302</text:p>
          </table:table-cell>
          <table:table-cell office:value-type="float" office:value="44.195572" calcext:value-type="float">
            <text:p>44.195572</text:p>
          </table:table-cell>
          <table:table-cell office:value-type="float" office:value="8900" calcext:value-type="float">
            <text:p>8900</text:p>
          </table:table-cell>
          <table:table-cell table:number-columns-repeated="2" office:value-type="float" office:value="0" calcext:value-type="float">
            <text:p>0</text:p>
          </table:table-cell>
          <table:table-cell office:value-type="float" office:value="148" calcext:value-type="float">
            <text:p>148</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e7c0db85-1c2c-597e-644a-df224038bc2e" calcext:value-type="string">
            <text:p>e7c0db85-1c2c-597e-644a-df224038bc2e</text:p>
          </table:table-cell>
          <table:table-cell office:value-type="string" calcext:value-type="string">
            <text:p>Bangweulu Wetlands</text:p>
          </table:table-cell>
          <table:table-cell office:value-type="string" calcext:value-type="string">
            <text:p>Step into the Bangweulu Wetlands and you’ll instantly realize why it’s one of the most beautiful places in Zambia. A mosaic of rivers, swamps, and lakes, this wetland is a haven for birdwatchers and wildlife enthusiasts alike. Picture yourself gliding through the water in a canoe, surrounded by the echoing calls of African fish eagles and the distant roars of hippos.</text:p>
          </table:table-cell>
          <table:table-cell office:value-type="string" calcext:value-type="string">
            <text:p>PA</text:p>
          </table:table-cell>
          <table:table-cell office:value-type="string" calcext:value-type="string">
            <text:p>ZM</text:p>
          </table:table-cell>
          <table:table-cell office:value-type="float" office:value="0" calcext:value-type="float">
            <text:p>0</text:p>
          </table:table-cell>
          <table:table-cell/>
          <table:table-cell office:value-type="float" office:value="-11.973418" calcext:value-type="float">
            <text:p>-11.973418</text:p>
          </table:table-cell>
          <table:table-cell office:value-type="float" office:value="30.35148" calcext:value-type="float">
            <text:p>30.35148</text:p>
          </table:table-cell>
          <table:table-cell office:value-type="float" office:value="5300" calcext:value-type="float">
            <text:p>5300</text:p>
          </table:table-cell>
          <table:table-cell table:number-columns-repeated="2" office:value-type="float" office:value="0" calcext:value-type="float">
            <text:p>0</text:p>
          </table:table-cell>
          <table:table-cell office:value-type="float" office:value="320" calcext:value-type="float">
            <text:p>320</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07dad851-3ded-646a-d376-d51f330f8913" calcext:value-type="string">
            <text:p>07dad851-3ded-646a-d376-d51f330f8913</text:p>
          </table:table-cell>
          <table:table-cell office:value-type="string" calcext:value-type="string">
            <text:p>Lake Kariba</text:p>
          </table:table-cell>
          <table:table-cell office:value-type="string" calcext:value-type="string">
            <text:p>Glistening under the African sun, Lake Kariba stands as one of the continent’s most impressive feats of engineering. This vast expanse of water, often touted as one of the most scenic places in Zimbabwe. It offers a serene escape from the hustle and bustle of daily life. With its tranquil waters reflecting the azure sky and the distant calls of wildlife echoing from its shores, Lake Kariba is a slice of paradise.</text:p>
          </table:table-cell>
          <table:table-cell office:value-type="string" calcext:value-type="string">
            <text:p>LA</text:p>
          </table:table-cell>
          <table:table-cell office:value-type="string" calcext:value-type="string">
            <text:p>ZW</text:p>
          </table:table-cell>
          <table:table-cell office:value-type="float" office:value="0" calcext:value-type="float">
            <text:p>0</text:p>
          </table:table-cell>
          <table:table-cell/>
          <table:table-cell office:value-type="float" office:value="-16.526262" calcext:value-type="float">
            <text:p>-16.526262</text:p>
          </table:table-cell>
          <table:table-cell office:value-type="float" office:value="28.845702" calcext:value-type="float">
            <text:p>28.845702</text:p>
          </table:table-cell>
          <table:table-cell office:value-type="float" office:value="2800" calcext:value-type="float">
            <text:p>2800</text:p>
          </table:table-cell>
          <table:table-cell table:number-columns-repeated="2" office:value-type="float" office:value="0" calcext:value-type="float">
            <text:p>0</text:p>
          </table:table-cell>
          <table:table-cell office:value-type="float" office:value="260" calcext:value-type="float">
            <text:p>260</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e53774fa-ec17-b233-bb52-5e8e5273f52d" calcext:value-type="string">
            <text:p>e53774fa-ec17-b233-bb52-5e8e5273f52d</text:p>
          </table:table-cell>
          <table:table-cell office:value-type="string" calcext:value-type="string">
            <text:p>Ghardaia</text:p>
          </table:table-cell>
          <table:table-cell office:value-type="string" calcext:value-type="string">
            <text:p>In the heart of the M’zab Valley lies Ghardaia, a fortified town that stands as a beacon of unique architectural wonders and cultural richness. With its distinctive white and red houses, this town is a visual delight, making it one of the most scenic places in Algeria.</text:p>
          </table:table-cell>
          <table:table-cell office:value-type="string" calcext:value-type="string">
            <text:p>CI</text:p>
          </table:table-cell>
          <table:table-cell office:value-type="string" calcext:value-type="string">
            <text:p>DZ</text:p>
          </table:table-cell>
          <table:table-cell office:value-type="float" office:value="0" calcext:value-type="float">
            <text:p>0</text:p>
          </table:table-cell>
          <table:table-cell/>
          <table:table-cell office:value-type="float" office:value="32.495673" calcext:value-type="float">
            <text:p>32.495673</text:p>
          </table:table-cell>
          <table:table-cell office:value-type="float" office:value="3.617237" calcext:value-type="float">
            <text:p>3.617237</text:p>
          </table:table-cell>
          <table:table-cell office:value-type="float" office:value="2800" calcext:value-type="float">
            <text:p>2800</text:p>
          </table:table-cell>
          <table:table-cell table:number-columns-repeated="2" office:value-type="float" office:value="0" calcext:value-type="float">
            <text:p>0</text:p>
          </table:table-cell>
          <table:table-cell office:value-type="float" office:value="94" calcext:value-type="float">
            <text:p>94</text:p>
          </table:table-cell>
          <table:table-cell table:style-name="ce20" office:value-type="string" calcext:value-type="string">
            <text:p>120</text:p>
          </table:table-cell>
          <table:table-cell table:style-name="ce11" office:value-type="string" calcext:value-type="string">
            <text:p>false</text:p>
          </table:table-cell>
          <table:table-cell office:value-type="string" calcext:value-type="string">
            <text:p>KEEP</text:p>
          </table:table-cell>
          <table:table-cell table:style-name="Default"/>
          <table:table-cell table:number-columns-repeated="16367"/>
        </table:table-row>
        <table:table-row table:style-name="ro1" table:number-rows-repeated="3">
          <table:table-cell table:number-columns-repeated="16384"/>
        </table:table-row>
        <table:table-row table:style-name="ro1">
          <table:table-cell table:style-name="ce8" office:value-type="string" calcext:value-type="string">
            <text:p>UUID Generator</text:p>
          </table:table-cell>
          <table:table-cell table:number-columns-repeated="16383"/>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5898b5ff-c82b-c966-be2b-92166fbafa52" calcext:value-type="string">
            <text:p>5898b5ff-c82b-c966-be2b-92166fbafa52</text:p>
          </table:table-cell>
          <table:table-cell table:number-columns-repeated="16383"/>
        </table:table-row>
        <table:table-row table:style-name="ro1" table:number-rows-repeated="1048256">
          <table:table-cell table:number-columns-repeated="16384"/>
        </table:table-row>
        <table:table-row table:style-name="ro2" table:number-rows-repeated="2">
          <table:table-cell table:number-columns-repeated="16384"/>
        </table:table-row>
        <table:table-row table:style-name="ro2">
          <table:table-cell table:number-columns-repeated="16384"/>
        </table:table-row>
      </table:table>
      <table:table table:name="Categories" table:style-name="ta1">
        <table:table-column table:style-name="co4" table:number-columns-repeated="2" table:default-cell-style-name="ce11"/>
        <table:table-column table:style-name="co3" table:number-columns-repeated="16382" table:default-cell-style-name="ce11"/>
        <table:table-row table:style-name="ro3">
          <table:table-cell office:value-type="string" calcext:value-type="string">
            <text:p>Symbolic ID</text:p>
          </table:table-cell>
          <table:table-cell office:value-type="string" calcext:value-type="string">
            <text:p>Name</text:p>
          </table:table-cell>
          <table:table-cell table:number-columns-repeated="16382"/>
        </table:table-row>
        <table:table-row table:style-name="ro3">
          <table:table-cell table:style-name="ce18" office:value-type="string" calcext:value-type="string">
            <text:p>00</text:p>
          </table:table-cell>
          <table:table-cell office:value-type="string" calcext:value-type="string">
            <text:p>No category</text:p>
          </table:table-cell>
          <table:table-cell table:number-columns-repeated="16382"/>
        </table:table-row>
        <table:table-row table:style-name="ro3">
          <table:table-cell office:value-type="string" calcext:value-type="string">
            <text:p>AP</text:p>
          </table:table-cell>
          <table:table-cell office:value-type="string" calcext:value-type="string">
            <text:p>Airport</text:p>
          </table:table-cell>
          <table:table-cell table:number-columns-repeated="16382"/>
        </table:table-row>
        <table:table-row table:style-name="ro3">
          <table:table-cell office:value-type="string" calcext:value-type="string">
            <text:p>AS</text:p>
          </table:table-cell>
          <table:table-cell office:value-type="string" calcext:value-type="string">
            <text:p>Airstrip</text:p>
          </table:table-cell>
          <table:table-cell table:number-columns-repeated="16382"/>
        </table:table-row>
        <table:table-row table:style-name="ro3">
          <table:table-cell office:value-type="string" calcext:value-type="string">
            <text:p>BR</text:p>
          </table:table-cell>
          <table:table-cell office:value-type="string" calcext:value-type="string">
            <text:p>Bridge</text:p>
          </table:table-cell>
          <table:table-cell table:number-columns-repeated="16382"/>
        </table:table-row>
        <table:table-row table:style-name="ro3">
          <table:table-cell office:value-type="string" calcext:value-type="string">
            <text:p>BU</text:p>
          </table:table-cell>
          <table:table-cell office:value-type="string" calcext:value-type="string">
            <text:p>Building</text:p>
          </table:table-cell>
          <table:table-cell table:number-columns-repeated="16382"/>
        </table:table-row>
        <table:table-row table:style-name="ro3">
          <table:table-cell office:value-type="string" calcext:value-type="string">
            <text:p>CA</text:p>
          </table:table-cell>
          <table:table-cell office:value-type="string" calcext:value-type="string">
            <text:p>Canyon</text:p>
          </table:table-cell>
          <table:table-cell table:number-columns-repeated="16382"/>
        </table:table-row>
        <table:table-row table:style-name="ro3">
          <table:table-cell office:value-type="string" calcext:value-type="string">
            <text:p>CI</text:p>
          </table:table-cell>
          <table:table-cell office:value-type="string" calcext:value-type="string">
            <text:p>City</text:p>
          </table:table-cell>
          <table:table-cell table:number-columns-repeated="16382"/>
        </table:table-row>
        <table:table-row table:style-name="ro3">
          <table:table-cell office:value-type="string" calcext:value-type="string">
            <text:p>DA</text:p>
          </table:table-cell>
          <table:table-cell office:value-type="string" calcext:value-type="string">
            <text:p>Dam</text:p>
          </table:table-cell>
          <table:table-cell table:number-columns-repeated="16382"/>
        </table:table-row>
        <table:table-row table:style-name="ro3">
          <table:table-cell office:value-type="string" calcext:value-type="string">
            <text:p>DE</text:p>
          </table:table-cell>
          <table:table-cell office:value-type="string" calcext:value-type="string">
            <text:p>Desert</text:p>
          </table:table-cell>
          <table:table-cell table:number-columns-repeated="16382"/>
        </table:table-row>
        <table:table-row table:style-name="ro3">
          <table:table-cell office:value-type="string" calcext:value-type="string">
            <text:p>GL</text:p>
          </table:table-cell>
          <table:table-cell office:value-type="string" calcext:value-type="string">
            <text:p>Glacier</text:p>
          </table:table-cell>
          <table:table-cell table:number-columns-repeated="16382"/>
        </table:table-row>
        <table:table-row table:style-name="ro3">
          <table:table-cell office:value-type="string" calcext:value-type="string">
            <text:p>HP</text:p>
          </table:table-cell>
          <table:table-cell office:value-type="string" calcext:value-type="string">
            <text:p>Helipad</text:p>
          </table:table-cell>
          <table:table-cell table:number-columns-repeated="16382"/>
        </table:table-row>
        <table:table-row table:style-name="ro3">
          <table:table-cell office:value-type="string" calcext:value-type="string">
            <text:p>IS</text:p>
          </table:table-cell>
          <table:table-cell office:value-type="string" calcext:value-type="string">
            <text:p>Island</text:p>
          </table:table-cell>
          <table:table-cell table:number-columns-repeated="16382"/>
        </table:table-row>
        <table:table-row table:style-name="ro3">
          <table:table-cell office:value-type="string" calcext:value-type="string">
            <text:p>LA</text:p>
          </table:table-cell>
          <table:table-cell office:value-type="string" calcext:value-type="string">
            <text:p>Lake</text:p>
          </table:table-cell>
          <table:table-cell table:number-columns-repeated="16382"/>
        </table:table-row>
        <table:table-row table:style-name="ro3">
          <table:table-cell office:value-type="string" calcext:value-type="string">
            <text:p>LM</text:p>
          </table:table-cell>
          <table:table-cell office:value-type="string" calcext:value-type="string">
            <text:p>Landmark</text:p>
          </table:table-cell>
          <table:table-cell table:number-columns-repeated="16382"/>
        </table:table-row>
        <table:table-row table:style-name="ro3">
          <table:table-cell office:value-type="string" calcext:value-type="string">
            <text:p>LH</text:p>
          </table:table-cell>
          <table:table-cell office:value-type="string" calcext:value-type="string">
            <text:p>Lighthouse</text:p>
          </table:table-cell>
          <table:table-cell table:number-columns-repeated="16382"/>
        </table:table-row>
        <table:table-row table:style-name="ro3">
          <table:table-cell office:value-type="string" calcext:value-type="string">
            <text:p>MO</text:p>
          </table:table-cell>
          <table:table-cell office:value-type="string" calcext:value-type="string">
            <text:p>Mountain</text:p>
          </table:table-cell>
          <table:table-cell table:number-columns-repeated="16382"/>
        </table:table-row>
        <table:table-row table:style-name="ro3">
          <table:table-cell office:value-type="string" calcext:value-type="string">
            <text:p>OT</text:p>
          </table:table-cell>
          <table:table-cell office:value-type="string" calcext:value-type="string">
            <text:p>Other</text:p>
          </table:table-cell>
          <table:table-cell table:number-columns-repeated="16382"/>
        </table:table-row>
        <table:table-row table:style-name="ro3">
          <table:table-cell office:value-type="string" calcext:value-type="string">
            <text:p>PA</text:p>
          </table:table-cell>
          <table:table-cell office:value-type="string" calcext:value-type="string">
            <text:p>Park</text:p>
          </table:table-cell>
          <table:table-cell table:number-columns-repeated="16382"/>
        </table:table-row>
        <table:table-row table:style-name="ro3">
          <table:table-cell office:value-type="string" calcext:value-type="string">
            <text:p>PO</text:p>
          </table:table-cell>
          <table:table-cell office:value-type="string" calcext:value-type="string">
            <text:p>POI</text:p>
          </table:table-cell>
          <table:table-cell table:number-columns-repeated="16382"/>
        </table:table-row>
        <table:table-row table:style-name="ro3">
          <table:table-cell office:value-type="string" calcext:value-type="string">
            <text:p>SE</text:p>
          </table:table-cell>
          <table:table-cell office:value-type="string" calcext:value-type="string">
            <text:p>Sea</text:p>
          </table:table-cell>
          <table:table-cell table:number-columns-repeated="16382"/>
        </table:table-row>
        <table:table-row table:style-name="ro3">
          <table:table-cell office:value-type="string" calcext:value-type="string">
            <text:p>SP</text:p>
          </table:table-cell>
          <table:table-cell office:value-type="string" calcext:value-type="string">
            <text:p>Seaport</text:p>
          </table:table-cell>
          <table:table-cell table:number-columns-repeated="16382"/>
        </table:table-row>
        <table:table-row table:style-name="ro3">
          <table:table-cell office:value-type="string" calcext:value-type="string">
            <text:p>TO</text:p>
          </table:table-cell>
          <table:table-cell office:value-type="string" calcext:value-type="string">
            <text:p>Town</text:p>
          </table:table-cell>
          <table:table-cell table:number-columns-repeated="16382"/>
        </table:table-row>
        <table:table-row table:style-name="ro3">
          <table:table-cell office:value-type="string" calcext:value-type="string">
            <text:p>RI</text:p>
          </table:table-cell>
          <table:table-cell office:value-type="string" calcext:value-type="string">
            <text:p>River</text:p>
          </table:table-cell>
          <table:table-cell table:number-columns-repeated="16382"/>
        </table:table-row>
        <table:table-row table:style-name="ro3">
          <table:table-cell office:value-type="string" calcext:value-type="string">
            <text:p>VA</text:p>
          </table:table-cell>
          <table:table-cell office:value-type="string" calcext:value-type="string">
            <text:p>Valley</text:p>
          </table:table-cell>
          <table:table-cell table:number-columns-repeated="16382"/>
        </table:table-row>
        <table:table-row table:style-name="ro3">
          <table:table-cell office:value-type="string" calcext:value-type="string">
            <text:p>WA</text:p>
          </table:table-cell>
          <table:table-cell office:value-type="string" calcext:value-type="string">
            <text:p>Waterfall</text:p>
          </table:table-cell>
          <table:table-cell table:number-columns-repeated="16382"/>
        </table:table-row>
        <table:table-row table:style-name="ro3">
          <table:table-cell office:value-type="string" calcext:value-type="string">
            <text:p>WR</text:p>
          </table:table-cell>
          <table:table-cell office:value-type="string" calcext:value-type="string">
            <text:p>Water Runway</text:p>
          </table:table-cell>
          <table:table-cell table:number-columns-repeated="16382"/>
        </table:table-row>
        <table:table-row table:style-name="ro3" table:number-rows-repeated="1048548">
          <table:table-cell table:number-columns-repeated="16384"/>
        </table:table-row>
        <table:table-row table:style-name="ro3">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Mono" svg:font-family="'Liberation Mono'"/>
    <style:font-face style:name="Liberation Sans" svg:font-family="'Liberation Sans'" style:font-family-generic="swiss" style:font-pitch="variable"/>
    <style:font-face style:name="Liberation Sans1" svg:font-family="'Liberation Sans1'"/>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de" fo:country="CH"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de" fo:country="CH"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1" fo:font-family="'Liberation Sans1'" fo:font-size="10pt" style:font-name-asian="Liberation Sans1" style:font-family-asian="'Liberation Sans1'" style:font-size-asian="10pt" style:font-name-complex="Liberation Sans1" style:font-family-complex="'Liberation Sans1'" style:font-size-complex="10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1'" fo:font-size="10pt" style:font-name-asian="Liberation Sans1" style:font-family-asian="'Liberation Sans1'" style:font-size-asian="10pt" style:font-name-complex="Liberation Sans1" style:font-family-complex="'Liberation Sans1'"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Linienspitzen_20_1" draw:display-name="Linienspitz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1.001cm" fo:page-height="29.7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7-29">00.00.0000</text:date>, <text:time>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Seite <text:page-number>1</text:page-number></text:p>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3.2$Windows_X86_64 LibreOffice_project/433d9c2ded56988e8a90e6b2e771ee4e6a5ab2ba</meta:generator>
    <dc:title>Locations</dc:title>
    <dc:subject>Sky Dolly system locations</dc:subject>
    <meta:keyword>Sky Dolly</meta:keyword>
    <meta:keyword>locations</meta:keyword>
    <meta:keyword>MSFS</meta:keyword>
    <meta:creation-date>2022-07-27T09:48:18Z</meta:creation-date>
    <dc:date>2024-07-29T00:40:26.645000000</dc:date>
    <meta:editing-cycles>110</meta:editing-cycles>
    <meta:editing-duration>PT3H58M39S</meta:editing-duration>
    <meta:document-statistic meta:table-count="2" meta:cell-count="4742" meta:object-count="0"/>
    <meta:user-defined meta:name="MSIP_Label_20f65899-8149-4c8e-a31b-e6b2020bd898_ActionId">60e86f80-2ccf-495b-b33d-1b334372c8b0</meta:user-defined>
    <meta:user-defined meta:name="MSIP_Label_20f65899-8149-4c8e-a31b-e6b2020bd898_ContentBits">0</meta:user-defined>
    <meta:user-defined meta:name="MSIP_Label_20f65899-8149-4c8e-a31b-e6b2020bd898_Enabled">true</meta:user-defined>
    <meta:user-defined meta:name="MSIP_Label_20f65899-8149-4c8e-a31b-e6b2020bd898_Method">Standard</meta:user-defined>
    <meta:user-defined meta:name="MSIP_Label_20f65899-8149-4c8e-a31b-e6b2020bd898_Name" meta:value-type="string">Label - Internal use - General</meta:user-defined>
    <meta:user-defined meta:name="MSIP_Label_20f65899-8149-4c8e-a31b-e6b2020bd898_SetDate" meta:value-type="string">2022-11-30T09:35:40Z</meta:user-defined>
    <meta:user-defined meta:name="MSIP_Label_20f65899-8149-4c8e-a31b-e6b2020bd898_SiteId" meta:value-type="string">2ba8a4bf-3d7a-478b-b8d1-85cae49436ef</meta:user-defined>
    <meta:user-defined meta:name="date" meta:value-type="string">YYYY-11-DDT19:38:49.579</meta:user-defined>
    <meta:user-defined meta:name="qrichtext" meta:value-type="string">1</meta:user-defined>
  </office:meta>
</office:document-meta>
</file>